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2.251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3.413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886cm"/>
    </style:style>
    <style:style style:name="co8" style:family="table-column">
      <style:table-column-properties fo:break-before="auto" style:column-width="2.247cm"/>
    </style:style>
    <style:style style:name="co9" style:family="table-column">
      <style:table-column-properties fo:break-before="auto" style:column-width="4.249cm"/>
    </style:style>
    <style:style style:name="co10" style:family="table-column">
      <style:table-column-properties fo:break-before="auto" style:column-width="4.001cm"/>
    </style:style>
    <style:style style:name="co11" style:family="table-column">
      <style:table-column-properties fo:break-before="auto" style:column-width="2.72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5cm"/>
    </style:style>
    <style:style style:name="co14" style:family="table-column">
      <style:table-column-properties fo:break-before="auto" style:column-width="1.692cm"/>
    </style:style>
    <style:style style:name="co15" style:family="table-column">
      <style:table-column-properties fo:break-before="auto" style:column-width="3cm"/>
    </style:style>
    <style:style style:name="co16" style:family="table-column">
      <style:table-column-properties fo:break-before="auto" style:column-width="2.886cm"/>
    </style:style>
    <style:style style:name="co17" style:family="table-column">
      <style:table-column-properties fo:break-before="auto" style:column-width="3.634cm"/>
    </style:style>
    <style:style style:name="co18" style:family="table-column">
      <style:table-column-properties fo:break-before="auto" style:column-width="2.27cm"/>
    </style:style>
    <style:style style:name="co19" style:family="table-column">
      <style:table-column-properties fo:break-before="auto" style:column-width="1.663cm"/>
    </style:style>
    <style:style style:name="co20" style:family="table-column">
      <style:table-column-properties fo:break-before="auto" style:column-width="1.831cm"/>
    </style:style>
    <style:style style:name="co21" style:family="table-column">
      <style:table-column-properties fo:break-before="auto" style:column-width="4.3cm"/>
    </style:style>
    <style:style style:name="ro1" style:family="table-row">
      <style:table-row-properties style:row-height="0.54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66cc" fo:font-weight="bold" style:font-weight-asian="bold" style:font-weight-complex="bold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 style:data-style-name="N0">
      <style:table-cell-properties fo:background-color="#ffffff" fo:border="0.002cm solid #000000"/>
    </style:style>
    <style:style style:name="ce12" style:family="table-cell" style:parent-style-name="Excel_20_Built-in_20_Normal">
      <style:table-cell-properties style:diagonal-bl-tr="none" style:diagonal-tl-br="none" fo:background-color="transparent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order-bottom="0.002cm solid #000000" fo:background-color="#ffffff" fo:border-left="0.002cm solid #000000" fo:border-right="0.002cm solid #000000" fo:border-top="none"/>
    </style:style>
    <style:style style:name="ce17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1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cell-content()=&quot;W&quot;" style:apply-style-name="ConditionalStyle_5f_739" style:base-cell-address="Datenbank.A1"/>
    </style:style>
    <style:style style:name="ce20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cell-content()=&quot;W&quot;" style:apply-style-name="ConditionalStyle_5f_739" style:base-cell-address="Datenbank.A1"/>
    </style:style>
    <style:style style:name="ce21" style:family="table-cell" style:parent-style-name="Excel_20_Built-in_20_Normal">
      <style:table-cell-properties fo:background-color="#ffc7ce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W&quot;" style:apply-style-name="ConditionalStyle_5f_738" style:base-cell-address="Datenbank.A1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map style:condition="cell-content()=&quot;W&quot;" style:apply-style-name="ConditionalStyle_5f_495" style:base-cell-address="Datenbank.A1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map style:condition="cell-content()=&quot;W&quot;" style:apply-style-name="ConditionalStyle_5f_493" style:base-cell-address="Datenbank.A1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map style:condition="cell-content()=&quot;W&quot;" style:apply-style-name="ConditionalStyle_5f_492" style:base-cell-address="Datenbank.A1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map style:condition="cell-content()=&quot;W&quot;" style:apply-style-name="ConditionalStyle_5f_491" style:base-cell-address="Datenbank.A1"/>
      <style:map style:condition="cell-content()=&quot;W&quot;" style:apply-style-name="ConditionalStyle_5f_490" style:base-cell-address="Datenbank.A1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map style:condition="cell-content()=&quot;W&quot;" style:apply-style-name="ConditionalStyle_5f_489" style:base-cell-address="Datenbank.A1"/>
      <style:map style:condition="cell-content()=&quot;W&quot;" style:apply-style-name="ConditionalStyle_5f_484" style:base-cell-address="Datenbank.A1"/>
      <style:map style:condition="cell-content()=&quot;W&quot;" style:apply-style-name="ConditionalStyle_5f_480" style:base-cell-address="Datenbank.A1"/>
      <style:map style:condition="cell-content()=&quot;W&quot;" style:apply-style-name="ConditionalStyle_5f_477" style:base-cell-address="Datenbank.A1"/>
      <style:map style:condition="cell-content()=&quot;W&quot;" style:apply-style-name="ConditionalStyle_5f_475" style:base-cell-address="Datenbank.A1"/>
      <style:map style:condition="cell-content()=&quot;W&quot;" style:apply-style-name="ConditionalStyle_5f_474" style:base-cell-address="Datenbank.A1"/>
      <style:map style:condition="cell-content()=&quot;W&quot;" style:apply-style-name="ConditionalStyle_5f_467" style:base-cell-address="Datenbank.A1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border="0.002cm solid #000000" style:rotation-align="none"/>
      <style:paragraph-properties fo:text-align="center" fo:margin-left="0cm"/>
      <style:map style:condition="cell-content()=&quot;W&quot;" style:apply-style-name="ConditionalStyle_5f_489" style:base-cell-address="Datenbank.A1"/>
      <style:map style:condition="cell-content()=&quot;W&quot;" style:apply-style-name="ConditionalStyle_5f_488" style:base-cell-address="Datenbank.A1"/>
      <style:map style:condition="cell-content()=&quot;W&quot;" style:apply-style-name="ConditionalStyle_5f_487" style:base-cell-address="Datenbank.A1"/>
      <style:map style:condition="cell-content()=&quot;W&quot;" style:apply-style-name="ConditionalStyle_5f_486" style:base-cell-address="Datenbank.A1"/>
      <style:map style:condition="cell-content()=&quot;W&quot;" style:apply-style-name="ConditionalStyle_5f_485" style:base-cell-address="Datenbank.A1"/>
      <style:map style:condition="cell-content()=&quot;W&quot;" style:apply-style-name="ConditionalStyle_5f_483" style:base-cell-address="Datenbank.A1"/>
      <style:map style:condition="cell-content()=&quot;W&quot;" style:apply-style-name="ConditionalStyle_5f_482" style:base-cell-address="Datenbank.A1"/>
      <style:map style:condition="cell-content()=&quot;W&quot;" style:apply-style-name="ConditionalStyle_5f_481" style:base-cell-address="Datenbank.A1"/>
      <style:map style:condition="cell-content()=&quot;W&quot;" style:apply-style-name="ConditionalStyle_5f_479" style:base-cell-address="Datenbank.A1"/>
      <style:map style:condition="cell-content()=&quot;W&quot;" style:apply-style-name="ConditionalStyle_5f_478" style:base-cell-address="Datenbank.A1"/>
      <style:map style:condition="cell-content()=&quot;W&quot;" style:apply-style-name="ConditionalStyle_5f_476" style:base-cell-address="Datenbank.A1"/>
      <style:map style:condition="cell-content()=&quot;W&quot;" style:apply-style-name="ConditionalStyle_5f_473" style:base-cell-address="Datenbank.A1"/>
      <style:map style:condition="cell-content()=&quot;W&quot;" style:apply-style-name="ConditionalStyle_5f_472" style:base-cell-address="Datenbank.A1"/>
      <style:map style:condition="cell-content()=&quot;W&quot;" style:apply-style-name="ConditionalStyle_5f_471" style:base-cell-address="Datenbank.A1"/>
      <style:map style:condition="cell-content()=&quot;W&quot;" style:apply-style-name="ConditionalStyle_5f_470" style:base-cell-address="Datenbank.A1"/>
      <style:map style:condition="cell-content()=&quot;W&quot;" style:apply-style-name="ConditionalStyle_5f_469" style:base-cell-address="Datenbank.A1"/>
      <style:map style:condition="cell-content()=&quot;W&quot;" style:apply-style-name="ConditionalStyle_5f_468" style:base-cell-address="Datenbank.A1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border="none" style:rotation-align="none"/>
      <style:paragraph-properties fo:text-align="start" fo:margin-left="0cm"/>
      <style:map style:condition="cell-content()=&quot;W&quot;" style:apply-style-name="ConditionalStyle_5f_489" style:base-cell-address="Datenbank.A1"/>
      <style:map style:condition="cell-content()=&quot;W&quot;" style:apply-style-name="ConditionalStyle_5f_488" style:base-cell-address="Datenbank.A1"/>
      <style:map style:condition="cell-content()=&quot;W&quot;" style:apply-style-name="ConditionalStyle_5f_487" style:base-cell-address="Datenbank.A1"/>
      <style:map style:condition="cell-content()=&quot;W&quot;" style:apply-style-name="ConditionalStyle_5f_486" style:base-cell-address="Datenbank.A1"/>
      <style:map style:condition="cell-content()=&quot;W&quot;" style:apply-style-name="ConditionalStyle_5f_485" style:base-cell-address="Datenbank.A1"/>
      <style:map style:condition="cell-content()=&quot;W&quot;" style:apply-style-name="ConditionalStyle_5f_483" style:base-cell-address="Datenbank.A1"/>
      <style:map style:condition="cell-content()=&quot;W&quot;" style:apply-style-name="ConditionalStyle_5f_482" style:base-cell-address="Datenbank.A1"/>
      <style:map style:condition="cell-content()=&quot;W&quot;" style:apply-style-name="ConditionalStyle_5f_481" style:base-cell-address="Datenbank.A1"/>
      <style:map style:condition="cell-content()=&quot;W&quot;" style:apply-style-name="ConditionalStyle_5f_479" style:base-cell-address="Datenbank.A1"/>
      <style:map style:condition="cell-content()=&quot;W&quot;" style:apply-style-name="ConditionalStyle_5f_478" style:base-cell-address="Datenbank.A1"/>
      <style:map style:condition="cell-content()=&quot;W&quot;" style:apply-style-name="ConditionalStyle_5f_476" style:base-cell-address="Datenbank.A1"/>
      <style:map style:condition="cell-content()=&quot;W&quot;" style:apply-style-name="ConditionalStyle_5f_473" style:base-cell-address="Datenbank.A1"/>
      <style:map style:condition="cell-content()=&quot;W&quot;" style:apply-style-name="ConditionalStyle_5f_472" style:base-cell-address="Datenbank.A1"/>
      <style:map style:condition="cell-content()=&quot;W&quot;" style:apply-style-name="ConditionalStyle_5f_471" style:base-cell-address="Datenbank.A1"/>
      <style:map style:condition="cell-content()=&quot;W&quot;" style:apply-style-name="ConditionalStyle_5f_470" style:base-cell-address="Datenbank.A1"/>
      <style:map style:condition="cell-content()=&quot;W&quot;" style:apply-style-name="ConditionalStyle_5f_469" style:base-cell-address="Datenbank.A1"/>
      <style:map style:condition="cell-content()=&quot;W&quot;" style:apply-style-name="ConditionalStyle_5f_468" style:base-cell-address="Datenbank.A1"/>
    </style:style>
    <style:style style:name="ce29" style:family="table-cell" style:parent-style-name="Excel_20_Built-in_20_Normal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4586"/>
      <style:map style:condition="cell-content()=&quot;W&quot;" style:apply-style-name="ConditionalStyle_5f_739" style:base-cell-address="Datenbank.A1"/>
    </style:style>
    <style:style style:name="ce30" style:family="table-cell" style:parent-style-name="Excel_20_Built-in_20_Normal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4586"/>
      <style:map style:condition="cell-content()=&quot;W&quot;" style:apply-style-name="ConditionalStyle_5f_739" style:base-cell-address="Datenbank.A1"/>
    </style:style>
    <style:style style:name="ce31" style:family="table-cell" style:parent-style-name="Excel_20_Built-in_20_Normal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4586"/>
      <style:map style:condition="cell-content()=&quot;W&quot;" style:apply-style-name="ConditionalStyle_5f_739" style:base-cell-address="Datenbank.A1"/>
    </style:style>
    <style:style style:name="ce32" style:family="table-cell" style:parent-style-name="Excel_20_Built-in_20_Normal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4586"/>
      <style:map style:condition="cell-content()=&quot;W&quot;" style:apply-style-name="ConditionalStyle_5f_739" style:base-cell-address="Datenbank.A1"/>
      <style:map style:condition="cell-content()=&quot;W&quot;" style:apply-style-name="ConditionalStyle_5f_598" style:base-cell-address="Datenbank.A1"/>
    </style:style>
    <style:style style:name="ce33" style:family="table-cell" style:parent-style-name="Excel_20_Built-in_20_Normal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4586"/>
      <style:map style:condition="cell-content()=&quot;W&quot;" style:apply-style-name="ConditionalStyle_5f_739" style:base-cell-address="Datenbank.A1"/>
      <style:map style:condition="cell-content()=&quot;W&quot;" style:apply-style-name="ConditionalStyle_5f_599" style:base-cell-address="Datenbank.A1"/>
    </style:style>
    <style:style style:name="ce34" style:family="table-cell" style:parent-style-name="Excel_20_Built-in_20_Normal">
      <style:table-cell-properties fo:background-color="#cfe7f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4586"/>
      <style:map style:condition="cell-content()=&quot;W&quot;" style:apply-style-name="ConditionalStyle_5f_596" style:base-cell-address="Datenbank.A1"/>
    </style:style>
    <style:style style:name="ce35" style:family="table-cell" style:parent-style-name="Excel_20_Built-in_20_Normal">
      <style:table-cell-properties fo:background-color="#cfe7f5"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004586"/>
      <style:map style:condition="cell-content()=&quot;W&quot;" style:apply-style-name="ConditionalStyle_5f_496" style:base-cell-address="Datenbank.A1"/>
    </style:style>
    <style:style style:name="ce36" style:family="table-cell" style:parent-style-name="Excel_20_Built-in_20_Normal">
      <style:table-cell-properties fo:background-color="#cfe7f5"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004586"/>
      <style:map style:condition="cell-content()=&quot;W&quot;" style:apply-style-name="ConditionalStyle_5f_494" style:base-cell-address="Datenbank.A1"/>
    </style:style>
    <style:style style:name="ce37" style:family="table-cell" style:parent-style-name="Excel_20_Built-in_20_Normal">
      <style:table-cell-properties fo:background-color="#cfe7f5"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004586"/>
      <style:map style:condition="cell-content()=&quot;W&quot;" style:apply-style-name="ConditionalStyle_5f_461" style:base-cell-address="Datenbank.A1"/>
      <style:map style:condition="cell-content()=&quot;W&quot;" style:apply-style-name="ConditionalStyle_5f_459" style:base-cell-address="Datenbank.A1"/>
      <style:map style:condition="cell-content()=&quot;W&quot;" style:apply-style-name="ConditionalStyle_5f_457" style:base-cell-address="Datenbank.A1"/>
      <style:map style:condition="cell-content()=&quot;W&quot;" style:apply-style-name="ConditionalStyle_5f_455" style:base-cell-address="Datenbank.A1"/>
      <style:map style:condition="cell-content()=&quot;W&quot;" style:apply-style-name="ConditionalStyle_5f_453" style:base-cell-address="Datenbank.A1"/>
      <style:map style:condition="cell-content()=&quot;W&quot;" style:apply-style-name="ConditionalStyle_5f_452" style:base-cell-address="Datenbank.A1"/>
      <style:map style:condition="cell-content()=&quot;W&quot;" style:apply-style-name="ConditionalStyle_5f_451" style:base-cell-address="Datenbank.A1"/>
      <style:map style:condition="cell-content()=&quot;W&quot;" style:apply-style-name="ConditionalStyle_5f_445" style:base-cell-address="Datenbank.A1"/>
      <style:map style:condition="cell-content()=&quot;W&quot;" style:apply-style-name="ConditionalStyle_5f_443" style:base-cell-address="Datenbank.A1"/>
      <style:map style:condition="cell-content()=&quot;W&quot;" style:apply-style-name="ConditionalStyle_5f_441" style:base-cell-address="Datenbank.A1"/>
      <style:map style:condition="cell-content()=&quot;W&quot;" style:apply-style-name="ConditionalStyle_5f_440" style:base-cell-address="Datenbank.A1"/>
      <style:map style:condition="cell-content()=&quot;W&quot;" style:apply-style-name="ConditionalStyle_5f_435" style:base-cell-address="Datenbank.A1"/>
      <style:map style:condition="cell-content()=&quot;W&quot;" style:apply-style-name="ConditionalStyle_5f_434" style:base-cell-address="Datenbank.A1"/>
      <style:map style:condition="cell-content()=&quot;W&quot;" style:apply-style-name="ConditionalStyle_5f_429" style:base-cell-address="Datenbank.A1"/>
      <style:map style:condition="cell-content()=&quot;W&quot;" style:apply-style-name="ConditionalStyle_5f_427" style:base-cell-address="Datenbank.A1"/>
      <style:map style:condition="cell-content()=&quot;W&quot;" style:apply-style-name="ConditionalStyle_5f_425" style:base-cell-address="Datenbank.A1"/>
      <style:map style:condition="cell-content()=&quot;W&quot;" style:apply-style-name="ConditionalStyle_5f_424" style:base-cell-address="Datenbank.A1"/>
      <style:map style:condition="cell-content()=&quot;W&quot;" style:apply-style-name="ConditionalStyle_5f_421" style:base-cell-address="Datenbank.A1"/>
      <style:map style:condition="cell-content()=&quot;W&quot;" style:apply-style-name="ConditionalStyle_5f_419" style:base-cell-address="Datenbank.A1"/>
      <style:map style:condition="cell-content()=&quot;W&quot;" style:apply-style-name="ConditionalStyle_5f_418" style:base-cell-address="Datenbank.A1"/>
      <style:map style:condition="cell-content()=&quot;W&quot;" style:apply-style-name="ConditionalStyle_5f_415" style:base-cell-address="Datenbank.A1"/>
      <style:map style:condition="cell-content()=&quot;W&quot;" style:apply-style-name="ConditionalStyle_5f_414" style:base-cell-address="Datenbank.A1"/>
      <style:map style:condition="cell-content()=&quot;W&quot;" style:apply-style-name="ConditionalStyle_5f_411" style:base-cell-address="Datenbank.A1"/>
      <style:map style:condition="cell-content()=&quot;W&quot;" style:apply-style-name="ConditionalStyle_5f_409" style:base-cell-address="Datenbank.A1"/>
      <style:map style:condition="cell-content()=&quot;W&quot;" style:apply-style-name="ConditionalStyle_5f_407" style:base-cell-address="Datenbank.A1"/>
      <style:map style:condition="cell-content()=&quot;W&quot;" style:apply-style-name="ConditionalStyle_5f_406" style:base-cell-address="Datenbank.A1"/>
      <style:map style:condition="cell-content()=&quot;W&quot;" style:apply-style-name="ConditionalStyle_5f_403" style:base-cell-address="Datenbank.A1"/>
      <style:map style:condition="cell-content()=&quot;W&quot;" style:apply-style-name="ConditionalStyle_5f_401" style:base-cell-address="Datenbank.A1"/>
      <style:map style:condition="cell-content()=&quot;W&quot;" style:apply-style-name="ConditionalStyle_5f_399" style:base-cell-address="Datenbank.A1"/>
      <style:map style:condition="cell-content()=&quot;W&quot;" style:apply-style-name="ConditionalStyle_5f_397" style:base-cell-address="Datenbank.A1"/>
      <style:map style:condition="cell-content()=&quot;W&quot;" style:apply-style-name="ConditionalStyle_5f_396" style:base-cell-address="Datenbank.A1"/>
      <style:map style:condition="cell-content()=&quot;W&quot;" style:apply-style-name="ConditionalStyle_5f_395" style:base-cell-address="Datenbank.A1"/>
    </style:style>
    <style:style style:name="ce38" style:family="table-cell" style:parent-style-name="Excel_20_Built-in_20_Normal">
      <style:table-cell-properties fo:background-color="#cfe7f5"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004586"/>
      <style:map style:condition="cell-content()=&quot;W&quot;" style:apply-style-name="ConditionalStyle_5f_461" style:base-cell-address="Datenbank.A1"/>
      <style:map style:condition="cell-content()=&quot;W&quot;" style:apply-style-name="ConditionalStyle_5f_460" style:base-cell-address="Datenbank.A1"/>
      <style:map style:condition="cell-content()=&quot;W&quot;" style:apply-style-name="ConditionalStyle_5f_458" style:base-cell-address="Datenbank.A1"/>
      <style:map style:condition="cell-content()=&quot;W&quot;" style:apply-style-name="ConditionalStyle_5f_456" style:base-cell-address="Datenbank.A1"/>
      <style:map style:condition="cell-content()=&quot;W&quot;" style:apply-style-name="ConditionalStyle_5f_454" style:base-cell-address="Datenbank.A1"/>
      <style:map style:condition="cell-content()=&quot;W&quot;" style:apply-style-name="ConditionalStyle_5f_450" style:base-cell-address="Datenbank.A1"/>
      <style:map style:condition="cell-content()=&quot;W&quot;" style:apply-style-name="ConditionalStyle_5f_449" style:base-cell-address="Datenbank.A1"/>
      <style:map style:condition="cell-content()=&quot;W&quot;" style:apply-style-name="ConditionalStyle_5f_448" style:base-cell-address="Datenbank.A1"/>
      <style:map style:condition="cell-content()=&quot;W&quot;" style:apply-style-name="ConditionalStyle_5f_447" style:base-cell-address="Datenbank.A1"/>
      <style:map style:condition="cell-content()=&quot;W&quot;" style:apply-style-name="ConditionalStyle_5f_446" style:base-cell-address="Datenbank.A1"/>
      <style:map style:condition="cell-content()=&quot;W&quot;" style:apply-style-name="ConditionalStyle_5f_444" style:base-cell-address="Datenbank.A1"/>
      <style:map style:condition="cell-content()=&quot;W&quot;" style:apply-style-name="ConditionalStyle_5f_442" style:base-cell-address="Datenbank.A1"/>
      <style:map style:condition="cell-content()=&quot;W&quot;" style:apply-style-name="ConditionalStyle_5f_439" style:base-cell-address="Datenbank.A1"/>
      <style:map style:condition="cell-content()=&quot;W&quot;" style:apply-style-name="ConditionalStyle_5f_438" style:base-cell-address="Datenbank.A1"/>
      <style:map style:condition="cell-content()=&quot;W&quot;" style:apply-style-name="ConditionalStyle_5f_437" style:base-cell-address="Datenbank.A1"/>
      <style:map style:condition="cell-content()=&quot;W&quot;" style:apply-style-name="ConditionalStyle_5f_436" style:base-cell-address="Datenbank.A1"/>
      <style:map style:condition="cell-content()=&quot;W&quot;" style:apply-style-name="ConditionalStyle_5f_433" style:base-cell-address="Datenbank.A1"/>
      <style:map style:condition="cell-content()=&quot;W&quot;" style:apply-style-name="ConditionalStyle_5f_432" style:base-cell-address="Datenbank.A1"/>
      <style:map style:condition="cell-content()=&quot;W&quot;" style:apply-style-name="ConditionalStyle_5f_431" style:base-cell-address="Datenbank.A1"/>
      <style:map style:condition="cell-content()=&quot;W&quot;" style:apply-style-name="ConditionalStyle_5f_430" style:base-cell-address="Datenbank.A1"/>
      <style:map style:condition="cell-content()=&quot;W&quot;" style:apply-style-name="ConditionalStyle_5f_428" style:base-cell-address="Datenbank.A1"/>
      <style:map style:condition="cell-content()=&quot;W&quot;" style:apply-style-name="ConditionalStyle_5f_426" style:base-cell-address="Datenbank.A1"/>
      <style:map style:condition="cell-content()=&quot;W&quot;" style:apply-style-name="ConditionalStyle_5f_423" style:base-cell-address="Datenbank.A1"/>
      <style:map style:condition="cell-content()=&quot;W&quot;" style:apply-style-name="ConditionalStyle_5f_422" style:base-cell-address="Datenbank.A1"/>
      <style:map style:condition="cell-content()=&quot;W&quot;" style:apply-style-name="ConditionalStyle_5f_420" style:base-cell-address="Datenbank.A1"/>
      <style:map style:condition="cell-content()=&quot;W&quot;" style:apply-style-name="ConditionalStyle_5f_417" style:base-cell-address="Datenbank.A1"/>
      <style:map style:condition="cell-content()=&quot;W&quot;" style:apply-style-name="ConditionalStyle_5f_416" style:base-cell-address="Datenbank.A1"/>
      <style:map style:condition="cell-content()=&quot;W&quot;" style:apply-style-name="ConditionalStyle_5f_413" style:base-cell-address="Datenbank.A1"/>
      <style:map style:condition="cell-content()=&quot;W&quot;" style:apply-style-name="ConditionalStyle_5f_412" style:base-cell-address="Datenbank.A1"/>
      <style:map style:condition="cell-content()=&quot;W&quot;" style:apply-style-name="ConditionalStyle_5f_410" style:base-cell-address="Datenbank.A1"/>
      <style:map style:condition="cell-content()=&quot;W&quot;" style:apply-style-name="ConditionalStyle_5f_408" style:base-cell-address="Datenbank.A1"/>
      <style:map style:condition="cell-content()=&quot;W&quot;" style:apply-style-name="ConditionalStyle_5f_405" style:base-cell-address="Datenbank.A1"/>
      <style:map style:condition="cell-content()=&quot;W&quot;" style:apply-style-name="ConditionalStyle_5f_404" style:base-cell-address="Datenbank.A1"/>
      <style:map style:condition="cell-content()=&quot;W&quot;" style:apply-style-name="ConditionalStyle_5f_402" style:base-cell-address="Datenbank.A1"/>
      <style:map style:condition="cell-content()=&quot;W&quot;" style:apply-style-name="ConditionalStyle_5f_400" style:base-cell-address="Datenbank.A1"/>
      <style:map style:condition="cell-content()=&quot;W&quot;" style:apply-style-name="ConditionalStyle_5f_398" style:base-cell-address="Datenbank.A1"/>
      <style:map style:condition="cell-content()=&quot;W&quot;" style:apply-style-name="ConditionalStyle_5f_394" style:base-cell-address="Datenbank.A1"/>
      <style:map style:condition="cell-content()=&quot;W&quot;" style:apply-style-name="ConditionalStyle_5f_393" style:base-cell-address="Datenbank.A1"/>
      <style:map style:condition="cell-content()=&quot;W&quot;" style:apply-style-name="ConditionalStyle_5f_392" style:base-cell-address="Datenbank.A1"/>
      <style:map style:condition="cell-content()=&quot;W&quot;" style:apply-style-name="ConditionalStyle_5f_391" style:base-cell-address="Datenbank.A1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background-color="transparent" fo:border="0.035cm solid #000000" style:rotation-align="none"/>
      <style:paragraph-properties fo:text-align="center" fo:margin-left="0cm"/>
      <style:text-properties style:use-window-font-color="true"/>
      <style:map style:condition="cell-content()=&quot;W&quot;" style:apply-style-name="ConditionalStyle_5f_461" style:base-cell-address="Datenbank.A1"/>
      <style:map style:condition="cell-content()=&quot;W&quot;" style:apply-style-name="ConditionalStyle_5f_460" style:base-cell-address="Datenbank.A1"/>
      <style:map style:condition="cell-content()=&quot;W&quot;" style:apply-style-name="ConditionalStyle_5f_458" style:base-cell-address="Datenbank.A1"/>
      <style:map style:condition="cell-content()=&quot;W&quot;" style:apply-style-name="ConditionalStyle_5f_456" style:base-cell-address="Datenbank.A1"/>
      <style:map style:condition="cell-content()=&quot;W&quot;" style:apply-style-name="ConditionalStyle_5f_454" style:base-cell-address="Datenbank.A1"/>
      <style:map style:condition="cell-content()=&quot;W&quot;" style:apply-style-name="ConditionalStyle_5f_450" style:base-cell-address="Datenbank.A1"/>
      <style:map style:condition="cell-content()=&quot;W&quot;" style:apply-style-name="ConditionalStyle_5f_449" style:base-cell-address="Datenbank.A1"/>
      <style:map style:condition="cell-content()=&quot;W&quot;" style:apply-style-name="ConditionalStyle_5f_448" style:base-cell-address="Datenbank.A1"/>
      <style:map style:condition="cell-content()=&quot;W&quot;" style:apply-style-name="ConditionalStyle_5f_447" style:base-cell-address="Datenbank.A1"/>
      <style:map style:condition="cell-content()=&quot;W&quot;" style:apply-style-name="ConditionalStyle_5f_446" style:base-cell-address="Datenbank.A1"/>
      <style:map style:condition="cell-content()=&quot;W&quot;" style:apply-style-name="ConditionalStyle_5f_444" style:base-cell-address="Datenbank.A1"/>
      <style:map style:condition="cell-content()=&quot;W&quot;" style:apply-style-name="ConditionalStyle_5f_442" style:base-cell-address="Datenbank.A1"/>
      <style:map style:condition="cell-content()=&quot;W&quot;" style:apply-style-name="ConditionalStyle_5f_439" style:base-cell-address="Datenbank.A1"/>
      <style:map style:condition="cell-content()=&quot;W&quot;" style:apply-style-name="ConditionalStyle_5f_438" style:base-cell-address="Datenbank.A1"/>
      <style:map style:condition="cell-content()=&quot;W&quot;" style:apply-style-name="ConditionalStyle_5f_437" style:base-cell-address="Datenbank.A1"/>
      <style:map style:condition="cell-content()=&quot;W&quot;" style:apply-style-name="ConditionalStyle_5f_436" style:base-cell-address="Datenbank.A1"/>
      <style:map style:condition="cell-content()=&quot;W&quot;" style:apply-style-name="ConditionalStyle_5f_433" style:base-cell-address="Datenbank.A1"/>
      <style:map style:condition="cell-content()=&quot;W&quot;" style:apply-style-name="ConditionalStyle_5f_432" style:base-cell-address="Datenbank.A1"/>
      <style:map style:condition="cell-content()=&quot;W&quot;" style:apply-style-name="ConditionalStyle_5f_431" style:base-cell-address="Datenbank.A1"/>
      <style:map style:condition="cell-content()=&quot;W&quot;" style:apply-style-name="ConditionalStyle_5f_430" style:base-cell-address="Datenbank.A1"/>
      <style:map style:condition="cell-content()=&quot;W&quot;" style:apply-style-name="ConditionalStyle_5f_428" style:base-cell-address="Datenbank.A1"/>
      <style:map style:condition="cell-content()=&quot;W&quot;" style:apply-style-name="ConditionalStyle_5f_426" style:base-cell-address="Datenbank.A1"/>
      <style:map style:condition="cell-content()=&quot;W&quot;" style:apply-style-name="ConditionalStyle_5f_423" style:base-cell-address="Datenbank.A1"/>
      <style:map style:condition="cell-content()=&quot;W&quot;" style:apply-style-name="ConditionalStyle_5f_422" style:base-cell-address="Datenbank.A1"/>
      <style:map style:condition="cell-content()=&quot;W&quot;" style:apply-style-name="ConditionalStyle_5f_420" style:base-cell-address="Datenbank.A1"/>
      <style:map style:condition="cell-content()=&quot;W&quot;" style:apply-style-name="ConditionalStyle_5f_417" style:base-cell-address="Datenbank.A1"/>
      <style:map style:condition="cell-content()=&quot;W&quot;" style:apply-style-name="ConditionalStyle_5f_416" style:base-cell-address="Datenbank.A1"/>
      <style:map style:condition="cell-content()=&quot;W&quot;" style:apply-style-name="ConditionalStyle_5f_413" style:base-cell-address="Datenbank.A1"/>
      <style:map style:condition="cell-content()=&quot;W&quot;" style:apply-style-name="ConditionalStyle_5f_412" style:base-cell-address="Datenbank.A1"/>
      <style:map style:condition="cell-content()=&quot;W&quot;" style:apply-style-name="ConditionalStyle_5f_410" style:base-cell-address="Datenbank.A1"/>
      <style:map style:condition="cell-content()=&quot;W&quot;" style:apply-style-name="ConditionalStyle_5f_408" style:base-cell-address="Datenbank.A1"/>
      <style:map style:condition="cell-content()=&quot;W&quot;" style:apply-style-name="ConditionalStyle_5f_405" style:base-cell-address="Datenbank.A1"/>
      <style:map style:condition="cell-content()=&quot;W&quot;" style:apply-style-name="ConditionalStyle_5f_404" style:base-cell-address="Datenbank.A1"/>
      <style:map style:condition="cell-content()=&quot;W&quot;" style:apply-style-name="ConditionalStyle_5f_402" style:base-cell-address="Datenbank.A1"/>
      <style:map style:condition="cell-content()=&quot;W&quot;" style:apply-style-name="ConditionalStyle_5f_400" style:base-cell-address="Datenbank.A1"/>
      <style:map style:condition="cell-content()=&quot;W&quot;" style:apply-style-name="ConditionalStyle_5f_398" style:base-cell-address="Datenbank.A1"/>
      <style:map style:condition="cell-content()=&quot;W&quot;" style:apply-style-name="ConditionalStyle_5f_394" style:base-cell-address="Datenbank.A1"/>
      <style:map style:condition="cell-content()=&quot;W&quot;" style:apply-style-name="ConditionalStyle_5f_393" style:base-cell-address="Datenbank.A1"/>
      <style:map style:condition="cell-content()=&quot;W&quot;" style:apply-style-name="ConditionalStyle_5f_392" style:base-cell-address="Datenbank.A1"/>
      <style:map style:condition="cell-content()=&quot;W&quot;" style:apply-style-name="ConditionalStyle_5f_391" style:base-cell-address="Datenbank.A1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3333" fo:font-style="italic" fo:font-weight="normal" style:font-style-asian="italic" style:font-weight-asian="normal" style:font-style-complex="italic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9999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>
      <style:table-cell-properties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fo:color="#9999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ext-properties fo:font-style="italic" style:font-style-asian="italic" style:font-style-complex="italic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fo:color="#cc0000"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 style:data-style-name="N1">
      <style:table-cell-properties style:text-align-source="fix" style:repeat-content="false" fo:border="0.002cm solid #000000"/>
      <style:paragraph-properties fo:text-align="end" fo:margin-left="0cm"/>
      <style:text-properties fo:color="#000000" fo:font-weight="bold" style:font-weight-asian="bold" style:font-weight-complex="bold"/>
      <style:map style:condition="cell-content()=-999" style:apply-style-name="Unbenannt1" style:base-cell-address="Datenbank.H7"/>
    </style:style>
    <style:style style:name="ce62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color="#000000" fo:font-weight="bold" style:font-weight-asian="bold" style:font-weight-complex="bold"/>
      <style:map style:condition="cell-content()=-999" style:apply-style-name="Unbenannt1" style:base-cell-address="Datenbank.H7"/>
    </style:style>
    <style:style style:name="ce63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0066cc"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1">
      <style:table-cell-properties style:text-align-source="fix" style:repeat-content="false" fo:background-color="transparent" fo:border="0.002cm solid #000000"/>
      <style:paragraph-properties fo:text-align="end" fo:margin-left="0cm"/>
      <style:text-properties fo:color="#000000" fo:font-style="normal" fo:font-weight="bold" style:font-style-asian="normal" style:font-weight-asian="bold" style:font-style-complex="normal" style:font-weight-complex="bold"/>
      <style:map style:condition="cell-content()=999" style:apply-style-name="Unbenannt5" style:base-cell-address="Datenbank.L5"/>
      <style:map style:condition="cell-content()=0" style:apply-style-name="Default" style:base-cell-address="Datenbank.L5"/>
    </style:style>
    <style:style style:name="ce65" style:family="table-cell" style:parent-style-name="Default" style:data-style-name="N1">
      <style:table-cell-properties fo:background-color="#ffcccc" style:text-align-source="fix" style:repeat-content="false" fo:border="0.002cm solid #000000"/>
      <style:paragraph-properties fo:text-align="end" fo:margin-left="0cm"/>
      <style:text-properties fo:color="#000000" fo:font-style="normal" fo:font-weight="bold" style:font-style-asian="normal" style:font-weight-asian="bold" style:font-style-complex="normal" style:font-weight-complex="bold"/>
      <style:map style:condition="cell-content()=999" style:apply-style-name="Unbenannt5" style:base-cell-address="Datenbank.L5"/>
      <style:map style:condition="cell-content()=0" style:apply-style-name="Default" style:base-cell-address="Datenbank.L5"/>
    </style:style>
    <style:style style:name="ce66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color="#000000" fo:font-weight="bold" style:font-weight-asian="bold" style:font-weight-complex="bold"/>
      <style:map style:condition="cell-content()=999" style:apply-style-name="Unbenannt5" style:base-cell-address="Datenbank.L5"/>
      <style:map style:condition="cell-content()=0" style:apply-style-name="Default" style:base-cell-address="Datenbank.L5"/>
    </style:style>
    <style:style style:name="ce67" style:family="table-cell" style:parent-style-name="Excel_20_Built-in_20_Normal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font-weight="bold" style:font-weight-asian="bold" style:font-weight-complex="bold"/>
      <style:map style:condition="cell-content()=&quot;W&quot;" style:apply-style-name="ConditionalStyle_5f_739" style:base-cell-address="Datenbank.A1"/>
    </style:style>
    <style:style style:name="ce6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font-weight="bold" style:font-weight-asian="bold" style:font-weight-complex="bold"/>
      <style:map style:condition="cell-content()=&quot;W&quot;" style:apply-style-name="ConditionalStyle_5f_739" style:base-cell-address="Datenbank.A1"/>
    </style:style>
    <style:style style:name="ce69" style:family="table-cell" style:parent-style-name="Default">
      <style:table-cell-properties fo:border="0.002cm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70" style:family="table-cell" style:parent-style-name="Default" style:data-style-name="N1">
      <style:table-cell-properties style:text-align-source="fix" style:repeat-content="false" fo:background-color="transparent" fo:border="0.002cm solid #000000"/>
      <style:paragraph-properties fo:text-align="end" fo:margin-left="0cm"/>
      <style:text-properties fo:color="#000000" fo:font-weight="bold" style:font-weight-asian="bold" style:font-weight-complex="bold"/>
      <style:map style:condition="cell-content()=999" style:apply-style-name="Unbenannt5" style:base-cell-address="Datenbank.L5"/>
      <style:map style:condition="cell-content()=0" style:apply-style-name="Default" style:base-cell-address="Datenbank.L5"/>
    </style:style>
    <style:style style:name="ce71" style:family="table-cell" style:parent-style-name="Default" style:data-style-name="N1">
      <style:table-cell-properties fo:background-color="#ffcccc" style:text-align-source="fix" style:repeat-content="false" fo:border="0.002cm solid #000000"/>
      <style:paragraph-properties fo:text-align="end" fo:margin-left="0cm"/>
      <style:text-properties fo:color="#000000" fo:font-weight="bold" style:font-weight-asian="bold" style:font-weight-complex="bold"/>
      <style:map style:condition="cell-content()=999" style:apply-style-name="Unbenannt5" style:base-cell-address="Datenbank.L5"/>
      <style:map style:condition="cell-content()=0" style:apply-style-name="Default" style:base-cell-address="Datenbank.L5"/>
    </style:style>
    <style:style style:name="ce72" style:family="table-cell" style:parent-style-name="Default" style:data-style-name="N1">
      <style:table-cell-properties style:text-align-source="fix" style:repeat-content="false" fo:border="0.002cm solid #000000"/>
      <style:paragraph-properties fo:text-align="end" fo:margin-left="0cm"/>
      <style:text-properties fo:color="#000000" fo:font-weight="bold" style:font-weight-asian="bold" style:font-weight-complex="bold"/>
      <style:map style:condition="cell-content()=999" style:apply-style-name="Unbenannt2" style:base-cell-address="Datenbank.L7"/>
    </style:style>
    <style:style style:name="ce73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color="#000000" fo:font-weight="bold" style:font-weight-asian="bold" style:font-weight-complex="bold"/>
      <style:map style:condition="cell-content()=999" style:apply-style-name="Unbenannt2" style:base-cell-address="Datenbank.L7"/>
    </style:style>
    <style:style style:name="ce74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color="#000000" fo:font-weight="bold" style:font-weight-asian="bold" style:font-weight-complex="bold"/>
    </style:style>
    <style:style style:name="ce7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cell-content()=&quot;W&quot;" style:apply-style-name="ConditionalStyle_5f_739" style:base-cell-address="Datenbank.A1"/>
    </style:style>
    <style:style style:name="ce76" style:family="table-cell" style:parent-style-name="Excel_20_Built-in_20_Normal">
      <style:table-cell-properties style:diagonal-bl-tr="none" style:diagonal-tl-br="none" style:text-align-source="fix" style:repeat-content="false" fo:border="none" style:rotation-align="none"/>
      <style:paragraph-properties fo:text-align="start" fo:margin-left="0cm"/>
      <style:map style:condition="cell-content()=&quot;W&quot;" style:apply-style-name="ConditionalStyle_5f_489" style:base-cell-address="Datenbank.A1"/>
      <style:map style:condition="cell-content()=&quot;W&quot;" style:apply-style-name="ConditionalStyle_5f_488" style:base-cell-address="Datenbank.A1"/>
      <style:map style:condition="cell-content()=&quot;W&quot;" style:apply-style-name="ConditionalStyle_5f_487" style:base-cell-address="Datenbank.A1"/>
      <style:map style:condition="cell-content()=&quot;W&quot;" style:apply-style-name="ConditionalStyle_5f_486" style:base-cell-address="Datenbank.A1"/>
      <style:map style:condition="cell-content()=&quot;W&quot;" style:apply-style-name="ConditionalStyle_5f_485" style:base-cell-address="Datenbank.A1"/>
      <style:map style:condition="cell-content()=&quot;W&quot;" style:apply-style-name="ConditionalStyle_5f_483" style:base-cell-address="Datenbank.A1"/>
      <style:map style:condition="cell-content()=&quot;W&quot;" style:apply-style-name="ConditionalStyle_5f_482" style:base-cell-address="Datenbank.A1"/>
      <style:map style:condition="cell-content()=&quot;W&quot;" style:apply-style-name="ConditionalStyle_5f_481" style:base-cell-address="Datenbank.A1"/>
      <style:map style:condition="cell-content()=&quot;W&quot;" style:apply-style-name="ConditionalStyle_5f_479" style:base-cell-address="Datenbank.A1"/>
      <style:map style:condition="cell-content()=&quot;W&quot;" style:apply-style-name="ConditionalStyle_5f_478" style:base-cell-address="Datenbank.A1"/>
      <style:map style:condition="cell-content()=&quot;W&quot;" style:apply-style-name="ConditionalStyle_5f_476" style:base-cell-address="Datenbank.A1"/>
      <style:map style:condition="cell-content()=&quot;W&quot;" style:apply-style-name="ConditionalStyle_5f_473" style:base-cell-address="Datenbank.A1"/>
      <style:map style:condition="cell-content()=&quot;W&quot;" style:apply-style-name="ConditionalStyle_5f_472" style:base-cell-address="Datenbank.A1"/>
      <style:map style:condition="cell-content()=&quot;W&quot;" style:apply-style-name="ConditionalStyle_5f_471" style:base-cell-address="Datenbank.A1"/>
      <style:map style:condition="cell-content()=&quot;W&quot;" style:apply-style-name="ConditionalStyle_5f_470" style:base-cell-address="Datenbank.A1"/>
      <style:map style:condition="cell-content()=&quot;W&quot;" style:apply-style-name="ConditionalStyle_5f_469" style:base-cell-address="Datenbank.A1"/>
      <style:map style:condition="cell-content()=&quot;W&quot;" style:apply-style-name="ConditionalStyle_5f_468" style:base-cell-address="Datenbank.A1"/>
    </style:style>
    <style:style style:name="ce77" style:family="table-cell" style:parent-style-name="Excel_20_Built-in_20_Normal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4586"/>
      <style:map style:condition="cell-content()=&quot;W&quot;" style:apply-style-name="ConditionalStyle_5f_739" style:base-cell-address="Datenbank.A1"/>
    </style:style>
    <style:style style:name="ce7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/>
      <style:map style:condition="cell-content()=&quot;W&quot;" style:apply-style-name="ConditionalStyle_5f_739" style:base-cell-address="Datenbank.A1"/>
    </style:style>
    <style:style style:name="ce79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cc0000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style:text-align-source="fix" style:repeat-content="false" fo:border="none"/>
      <style:paragraph-properties fo:text-align="end" fo:margin-left="0cm"/>
      <style:text-properties fo:color="#000000" fo:font-weight="bold" style:font-weight-asian="bold" style:font-weight-complex="bold"/>
      <style:map style:condition="cell-content()=-999" style:apply-style-name="Unbenannt1" style:base-cell-address="Datenbank.H7"/>
    </style:style>
    <style:style style:name="ce81" style:family="table-cell" style:parent-style-name="Default" style:data-style-name="N1">
      <style:table-cell-properties style:text-align-source="fix" style:repeat-content="false" fo:border="0.002cm solid #000000"/>
      <style:paragraph-properties fo:text-align="end" fo:margin-left="0cm"/>
      <style:text-properties fo:color="#000000" fo:font-weight="bold" style:font-weight-asian="bold" style:font-weight-complex="bold"/>
      <style:map style:condition="cell-content()=-999" style:apply-style-name="Unbenannt1" style:base-cell-address="Datenbank.H7"/>
    </style:style>
    <style:style style:name="ce82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0066cc"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 style:data-style-name="N1">
      <style:table-cell-properties fo:background-color="#ffcccc" style:text-align-source="fix" style:repeat-content="false" fo:border="0.002cm solid #000000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  <style:map style:condition="cell-content()=999" style:apply-style-name="Unbenannt5" style:base-cell-address="Datenbank.L5"/>
      <style:map style:condition="cell-content()=0" style:apply-style-name="Default" style:base-cell-address="Datenbank.L5"/>
    </style:style>
    <style:style style:name="ce8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9" style:family="table-cell" style:parent-style-name="Excel_20_Built-in_20_Normal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0pt" fo:font-weight="bold" style:font-size-asian="10pt" style:font-weight-asian="bold" style:font-size-complex="10pt" style:font-weight-complex="bold"/>
      <style:map style:condition="cell-content()=&quot;W&quot;" style:apply-style-name="ConditionalStyle_5f_739" style:base-cell-address="Datenbank.A1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0pt" fo:font-weight="bold" style:font-size-asian="10pt" style:font-weight-asian="bold" style:font-size-complex="10pt" style:font-weight-complex="bold"/>
      <style:map style:condition="cell-content()=&quot;W&quot;" style:apply-style-name="ConditionalStyle_5f_739" style:base-cell-address="Datenbank.A1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cell-content()=&quot;W&quot;" style:apply-style-name="ConditionalStyle_5f_739" style:base-cell-address="Datenbank.A1"/>
    </style:style>
    <style:style style:name="ce95" style:family="table-cell" style:parent-style-name="Excel_20_Built-in_20_Normal">
      <style:table-cell-properties style:diagonal-bl-tr="none" style:diagonal-tl-br="none" style:text-align-source="fix" style:repeat-content="false" fo:border="none" style:rotation-align="none"/>
      <style:paragraph-properties fo:text-align="start" fo:margin-left="0cm"/>
      <style:map style:condition="cell-content()=&quot;W&quot;" style:apply-style-name="ConditionalStyle_5f_489" style:base-cell-address="Datenbank.A1"/>
      <style:map style:condition="cell-content()=&quot;W&quot;" style:apply-style-name="ConditionalStyle_5f_488" style:base-cell-address="Datenbank.A1"/>
      <style:map style:condition="cell-content()=&quot;W&quot;" style:apply-style-name="ConditionalStyle_5f_487" style:base-cell-address="Datenbank.A1"/>
      <style:map style:condition="cell-content()=&quot;W&quot;" style:apply-style-name="ConditionalStyle_5f_486" style:base-cell-address="Datenbank.A1"/>
      <style:map style:condition="cell-content()=&quot;W&quot;" style:apply-style-name="ConditionalStyle_5f_485" style:base-cell-address="Datenbank.A1"/>
      <style:map style:condition="cell-content()=&quot;W&quot;" style:apply-style-name="ConditionalStyle_5f_483" style:base-cell-address="Datenbank.A1"/>
      <style:map style:condition="cell-content()=&quot;W&quot;" style:apply-style-name="ConditionalStyle_5f_482" style:base-cell-address="Datenbank.A1"/>
      <style:map style:condition="cell-content()=&quot;W&quot;" style:apply-style-name="ConditionalStyle_5f_481" style:base-cell-address="Datenbank.A1"/>
      <style:map style:condition="cell-content()=&quot;W&quot;" style:apply-style-name="ConditionalStyle_5f_479" style:base-cell-address="Datenbank.A1"/>
      <style:map style:condition="cell-content()=&quot;W&quot;" style:apply-style-name="ConditionalStyle_5f_478" style:base-cell-address="Datenbank.A1"/>
      <style:map style:condition="cell-content()=&quot;W&quot;" style:apply-style-name="ConditionalStyle_5f_476" style:base-cell-address="Datenbank.A1"/>
      <style:map style:condition="cell-content()=&quot;W&quot;" style:apply-style-name="ConditionalStyle_5f_473" style:base-cell-address="Datenbank.A1"/>
      <style:map style:condition="cell-content()=&quot;W&quot;" style:apply-style-name="ConditionalStyle_5f_472" style:base-cell-address="Datenbank.A1"/>
      <style:map style:condition="cell-content()=&quot;W&quot;" style:apply-style-name="ConditionalStyle_5f_471" style:base-cell-address="Datenbank.A1"/>
      <style:map style:condition="cell-content()=&quot;W&quot;" style:apply-style-name="ConditionalStyle_5f_470" style:base-cell-address="Datenbank.A1"/>
      <style:map style:condition="cell-content()=&quot;W&quot;" style:apply-style-name="ConditionalStyle_5f_469" style:base-cell-address="Datenbank.A1"/>
      <style:map style:condition="cell-content()=&quot;W&quot;" style:apply-style-name="ConditionalStyle_5f_468" style:base-cell-address="Datenbank.A1"/>
    </style:style>
    <style:style style:name="ce96" style:family="table-cell" style:parent-style-name="Excel_20_Built-in_20_Normal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4586"/>
      <style:map style:condition="cell-content()=&quot;W&quot;" style:apply-style-name="ConditionalStyle_5f_739" style:base-cell-address="Datenbank.A1"/>
    </style:style>
    <style:style style:name="ce97" style:family="table-cell" style:parent-style-name="Excel_20_Built-in_20_Normal">
      <style:table-cell-properties style:diagonal-bl-tr="none" style:diagonal-tl-br="none" style:text-align-source="fix" style:repeat-content="false" fo:background-color="transparent" fo:border="0.035cm solid #000000" style:rotation-align="none"/>
      <style:paragraph-properties fo:text-align="center" fo:margin-left="0cm"/>
      <style:text-properties style:use-window-font-color="true"/>
      <style:map style:condition="cell-content()=&quot;W&quot;" style:apply-style-name="ConditionalStyle_5f_461" style:base-cell-address="Datenbank.A1"/>
      <style:map style:condition="cell-content()=&quot;W&quot;" style:apply-style-name="ConditionalStyle_5f_459" style:base-cell-address="Datenbank.A1"/>
      <style:map style:condition="cell-content()=&quot;W&quot;" style:apply-style-name="ConditionalStyle_5f_457" style:base-cell-address="Datenbank.A1"/>
      <style:map style:condition="cell-content()=&quot;W&quot;" style:apply-style-name="ConditionalStyle_5f_455" style:base-cell-address="Datenbank.A1"/>
      <style:map style:condition="cell-content()=&quot;W&quot;" style:apply-style-name="ConditionalStyle_5f_453" style:base-cell-address="Datenbank.A1"/>
      <style:map style:condition="cell-content()=&quot;W&quot;" style:apply-style-name="ConditionalStyle_5f_452" style:base-cell-address="Datenbank.A1"/>
      <style:map style:condition="cell-content()=&quot;W&quot;" style:apply-style-name="ConditionalStyle_5f_451" style:base-cell-address="Datenbank.A1"/>
      <style:map style:condition="cell-content()=&quot;W&quot;" style:apply-style-name="ConditionalStyle_5f_445" style:base-cell-address="Datenbank.A1"/>
      <style:map style:condition="cell-content()=&quot;W&quot;" style:apply-style-name="ConditionalStyle_5f_443" style:base-cell-address="Datenbank.A1"/>
      <style:map style:condition="cell-content()=&quot;W&quot;" style:apply-style-name="ConditionalStyle_5f_441" style:base-cell-address="Datenbank.A1"/>
      <style:map style:condition="cell-content()=&quot;W&quot;" style:apply-style-name="ConditionalStyle_5f_440" style:base-cell-address="Datenbank.A1"/>
      <style:map style:condition="cell-content()=&quot;W&quot;" style:apply-style-name="ConditionalStyle_5f_435" style:base-cell-address="Datenbank.A1"/>
      <style:map style:condition="cell-content()=&quot;W&quot;" style:apply-style-name="ConditionalStyle_5f_434" style:base-cell-address="Datenbank.A1"/>
      <style:map style:condition="cell-content()=&quot;W&quot;" style:apply-style-name="ConditionalStyle_5f_429" style:base-cell-address="Datenbank.A1"/>
      <style:map style:condition="cell-content()=&quot;W&quot;" style:apply-style-name="ConditionalStyle_5f_427" style:base-cell-address="Datenbank.A1"/>
      <style:map style:condition="cell-content()=&quot;W&quot;" style:apply-style-name="ConditionalStyle_5f_425" style:base-cell-address="Datenbank.A1"/>
      <style:map style:condition="cell-content()=&quot;W&quot;" style:apply-style-name="ConditionalStyle_5f_424" style:base-cell-address="Datenbank.A1"/>
      <style:map style:condition="cell-content()=&quot;W&quot;" style:apply-style-name="ConditionalStyle_5f_421" style:base-cell-address="Datenbank.A1"/>
      <style:map style:condition="cell-content()=&quot;W&quot;" style:apply-style-name="ConditionalStyle_5f_419" style:base-cell-address="Datenbank.A1"/>
      <style:map style:condition="cell-content()=&quot;W&quot;" style:apply-style-name="ConditionalStyle_5f_418" style:base-cell-address="Datenbank.A1"/>
      <style:map style:condition="cell-content()=&quot;W&quot;" style:apply-style-name="ConditionalStyle_5f_415" style:base-cell-address="Datenbank.A1"/>
      <style:map style:condition="cell-content()=&quot;W&quot;" style:apply-style-name="ConditionalStyle_5f_414" style:base-cell-address="Datenbank.A1"/>
      <style:map style:condition="cell-content()=&quot;W&quot;" style:apply-style-name="ConditionalStyle_5f_411" style:base-cell-address="Datenbank.A1"/>
      <style:map style:condition="cell-content()=&quot;W&quot;" style:apply-style-name="ConditionalStyle_5f_409" style:base-cell-address="Datenbank.A1"/>
      <style:map style:condition="cell-content()=&quot;W&quot;" style:apply-style-name="ConditionalStyle_5f_407" style:base-cell-address="Datenbank.A1"/>
      <style:map style:condition="cell-content()=&quot;W&quot;" style:apply-style-name="ConditionalStyle_5f_406" style:base-cell-address="Datenbank.A1"/>
      <style:map style:condition="cell-content()=&quot;W&quot;" style:apply-style-name="ConditionalStyle_5f_403" style:base-cell-address="Datenbank.A1"/>
      <style:map style:condition="cell-content()=&quot;W&quot;" style:apply-style-name="ConditionalStyle_5f_401" style:base-cell-address="Datenbank.A1"/>
      <style:map style:condition="cell-content()=&quot;W&quot;" style:apply-style-name="ConditionalStyle_5f_399" style:base-cell-address="Datenbank.A1"/>
      <style:map style:condition="cell-content()=&quot;W&quot;" style:apply-style-name="ConditionalStyle_5f_397" style:base-cell-address="Datenbank.A1"/>
      <style:map style:condition="cell-content()=&quot;W&quot;" style:apply-style-name="ConditionalStyle_5f_396" style:base-cell-address="Datenbank.A1"/>
      <style:map style:condition="cell-content()=&quot;W&quot;" style:apply-style-name="ConditionalStyle_5f_395" style:base-cell-address="Datenbank.A1"/>
    </style:style>
    <style:style style:name="ce98" style:family="table-cell" style:parent-style-name="Default" style:data-style-name="N1">
      <style:table-cell-properties style:text-align-source="fix" style:repeat-content="false" fo:border="0.002cm solid #000000"/>
      <style:paragraph-properties fo:text-align="end" fo:margin-left="0cm"/>
      <style:text-properties fo:color="#000000" fo:font-weight="bold" style:font-weight-asian="bold" style:font-weight-complex="bold"/>
      <style:map style:condition="cell-content()=-999" style:apply-style-name="Unbenannt1" style:base-cell-address="Datenbank.H7"/>
    </style:style>
    <style:style style:name="ce99" style:family="table-cell" style:parent-style-name="Default" style:data-style-name="N1">
      <style:table-cell-properties fo:background-color="#ffcccc" style:text-align-source="fix" style:repeat-content="false" fo:border="0.002cm solid #000000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  <style:map style:condition="cell-content()=999" style:apply-style-name="Unbenannt5" style:base-cell-address="Datenbank.L5"/>
      <style:map style:condition="cell-content()=0" style:apply-style-name="Default" style:base-cell-address="Datenbank.L5"/>
    </style:style>
    <style:style style:name="ce100" style:family="table-cell" style:parent-style-name="Excel_20_Built-in_20_Normal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0pt" fo:font-weight="bold" style:font-size-asian="10pt" style:font-weight-asian="bold" style:font-size-complex="10pt" style:font-weight-complex="bold"/>
      <style:map style:condition="cell-content()=&quot;W&quot;" style:apply-style-name="ConditionalStyle_5f_739" style:base-cell-address="Datenbank.A1"/>
    </style:style>
    <style:style style:name="ce10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0pt" fo:font-weight="bold" style:font-size-asian="10pt" style:font-weight-asian="bold" style:font-size-complex="10pt" style:font-weight-complex="bold"/>
      <style:map style:condition="cell-content()=&quot;W&quot;" style:apply-style-name="ConditionalStyle_5f_739" style:base-cell-address="Datenbank.A1"/>
    </style:style>
    <style:style style:name="ce102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map style:condition="cell-content()=&quot;W&quot;" style:apply-style-name="ConditionalStyle_5f_739" style:base-cell-address="Datenbank.A1"/>
    </style:style>
    <style:style style:name="ce104" style:family="table-cell" style:parent-style-name="Excel_20_Built-in_20_Normal">
      <style:table-cell-properties style:diagonal-bl-tr="none" style:diagonal-tl-br="none" style:text-align-source="fix" style:repeat-content="false" fo:border="none" style:rotation-align="none"/>
      <style:paragraph-properties fo:text-align="start" fo:margin-left="0cm"/>
      <style:map style:condition="cell-content()=&quot;W&quot;" style:apply-style-name="ConditionalStyle_5f_489" style:base-cell-address="Datenbank.A1"/>
      <style:map style:condition="cell-content()=&quot;W&quot;" style:apply-style-name="ConditionalStyle_5f_488" style:base-cell-address="Datenbank.A1"/>
      <style:map style:condition="cell-content()=&quot;W&quot;" style:apply-style-name="ConditionalStyle_5f_487" style:base-cell-address="Datenbank.A1"/>
      <style:map style:condition="cell-content()=&quot;W&quot;" style:apply-style-name="ConditionalStyle_5f_486" style:base-cell-address="Datenbank.A1"/>
      <style:map style:condition="cell-content()=&quot;W&quot;" style:apply-style-name="ConditionalStyle_5f_485" style:base-cell-address="Datenbank.A1"/>
      <style:map style:condition="cell-content()=&quot;W&quot;" style:apply-style-name="ConditionalStyle_5f_483" style:base-cell-address="Datenbank.A1"/>
      <style:map style:condition="cell-content()=&quot;W&quot;" style:apply-style-name="ConditionalStyle_5f_482" style:base-cell-address="Datenbank.A1"/>
      <style:map style:condition="cell-content()=&quot;W&quot;" style:apply-style-name="ConditionalStyle_5f_481" style:base-cell-address="Datenbank.A1"/>
      <style:map style:condition="cell-content()=&quot;W&quot;" style:apply-style-name="ConditionalStyle_5f_479" style:base-cell-address="Datenbank.A1"/>
      <style:map style:condition="cell-content()=&quot;W&quot;" style:apply-style-name="ConditionalStyle_5f_478" style:base-cell-address="Datenbank.A1"/>
      <style:map style:condition="cell-content()=&quot;W&quot;" style:apply-style-name="ConditionalStyle_5f_476" style:base-cell-address="Datenbank.A1"/>
      <style:map style:condition="cell-content()=&quot;W&quot;" style:apply-style-name="ConditionalStyle_5f_473" style:base-cell-address="Datenbank.A1"/>
      <style:map style:condition="cell-content()=&quot;W&quot;" style:apply-style-name="ConditionalStyle_5f_472" style:base-cell-address="Datenbank.A1"/>
      <style:map style:condition="cell-content()=&quot;W&quot;" style:apply-style-name="ConditionalStyle_5f_471" style:base-cell-address="Datenbank.A1"/>
      <style:map style:condition="cell-content()=&quot;W&quot;" style:apply-style-name="ConditionalStyle_5f_470" style:base-cell-address="Datenbank.A1"/>
      <style:map style:condition="cell-content()=&quot;W&quot;" style:apply-style-name="ConditionalStyle_5f_469" style:base-cell-address="Datenbank.A1"/>
      <style:map style:condition="cell-content()=&quot;W&quot;" style:apply-style-name="ConditionalStyle_5f_468" style:base-cell-address="Datenbank.A1"/>
    </style:style>
    <style:style style:name="ce105" style:family="table-cell" style:parent-style-name="Excel_20_Built-in_20_Normal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4586"/>
      <style:map style:condition="cell-content()=&quot;W&quot;" style:apply-style-name="ConditionalStyle_5f_739" style:base-cell-address="Datenbank.A1"/>
    </style:style>
    <style:style style:name="ce10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/>
      <style:map style:condition="cell-content()=&quot;W&quot;" style:apply-style-name="ConditionalStyle_5f_739" style:base-cell-address="Datenbank.A1"/>
    </style:style>
    <style:style style:name="ce10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text-align-source="fix" style:repeat-content="false" fo:border="0.002cm solid #000000"/>
      <style:paragraph-properties fo:text-align="end" fo:margin-left="0cm"/>
      <style:text-properties fo:color="#000000" fo:font-weight="bold" style:font-weight-asian="bold" style:font-weight-complex="bold"/>
      <style:map style:condition="cell-content()=999" style:apply-style-name="Unbenannt2" style:base-cell-address="Datenbank.L7"/>
    </style:style>
    <style:style style:name="ce109" style:family="table-cell" style:parent-style-name="Default" style:data-style-name="N1">
      <style:table-cell-properties fo:background-color="#ffcccc" style:text-align-source="fix" style:repeat-content="false" fo:border="0.002cm solid #000000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  <style:map style:condition="cell-content()=999" style:apply-style-name="Unbenannt5" style:base-cell-address="Datenbank.L5"/>
      <style:map style:condition="cell-content()=0" style:apply-style-name="Default" style:base-cell-address="Datenbank.L5"/>
    </style:style>
    <style:style style:name="ce110" style:family="table-cell" style:parent-style-name="Excel_20_Built-in_20_Normal">
      <style:table-cell-properties fo:background-color="#cfe7f5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0pt" fo:font-weight="bold" style:font-size-asian="10pt" style:font-weight-asian="bold" style:font-size-complex="10pt" style:font-weight-complex="bold"/>
      <style:map style:condition="cell-content()=&quot;W&quot;" style:apply-style-name="ConditionalStyle_5f_739" style:base-cell-address="Datenbank.A1"/>
    </style:style>
    <style:style style:name="ce11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0pt" fo:font-weight="bold" style:font-size-asian="10pt" style:font-weight-asian="bold" style:font-size-complex="10pt" style:font-weight-complex="bold"/>
      <style:map style:condition="cell-content()=&quot;W&quot;" style:apply-style-name="ConditionalStyle_5f_739" style:base-cell-address="Datenbank.A1"/>
    </style:style>
    <style:style style:name="ce112" style:family="table-cell" style:parent-style-name="Default" style:data-style-name="N1">
      <style:table-cell-properties fo:background-color="#b2b2b2" style:text-align-source="fix" style:repeat-content="false" fo:border="0.002cm solid #000000"/>
      <style:paragraph-properties fo:text-align="end" fo:margin-left="0cm"/>
      <style:text-properties fo:color="#000000" fo:font-style="italic" fo:font-weight="bold" style:font-style-asian="italic" style:font-weight-asian="bold" style:font-style-complex="italic" style:font-weight-complex="bold"/>
      <style:map style:condition="cell-content()=999" style:apply-style-name="Unbenannt1" style:base-cell-address="Datenbank.L5"/>
      <style:map style:condition="cell-content()=0" style:apply-style-name="Default" style:base-cell-address="Datenbank.L5"/>
    </style:style>
    <style:style style:name="ce113" style:family="table-cell" style:parent-style-name="Default">
      <style:text-properties fo:color="#808080" fo:font-style="italic" style:font-style-asian="italic" style:font-style-complex="italic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15" style:family="table-cell" style:parent-style-name="Default" style:data-style-name="N1">
      <style:text-properties fo:color="#3399ff" fo:font-weight="bold" style:font-weight-asian="bold" style:font-weight-complex="bold"/>
    </style:style>
    <style:style style:name="ce116" style:family="table-cell" style:parent-style-name="Default" style:data-style-name="N1">
      <style:table-cell-properties fo:background-color="#dddddd" style:text-align-source="fix" style:repeat-content="false" fo:border="0.002cm solid #000000"/>
      <style:paragraph-properties fo:text-align="end" fo:margin-left="0cm"/>
      <style:text-properties fo:color="#000000" fo:font-style="normal" fo:font-weight="bold" style:font-style-asian="normal" style:font-weight-asian="bold" style:font-style-complex="normal" style:font-weight-complex="bold"/>
      <style:map style:condition="cell-content()=999" style:apply-style-name="Unbenannt5" style:base-cell-address="Datenbank.L5"/>
      <style:map style:condition="cell-content()=0" style:apply-style-name="Default" style:base-cell-address="Datenbank.L5"/>
    </style:style>
    <style:style style:name="ce117" style:family="table-cell" style:parent-style-name="Default" style:data-style-name="N1">
      <style:table-cell-properties fo:background-color="#dddddd" style:text-align-source="fix" style:repeat-content="false" fo:border="0.002cm solid #000000"/>
      <style:paragraph-properties fo:text-align="end" fo:margin-left="0cm"/>
      <style:text-properties fo:color="#000000" fo:font-style="normal" fo:font-weight="bold" style:font-style-asian="normal" style:font-weight-asian="bold" style:font-style-complex="normal" style:font-weight-complex="bold"/>
      <style:map style:condition="cell-content()=999" style:apply-style-name="Unbenannt5" style:base-cell-address="Datenbank.L5"/>
      <style:map style:condition="cell-content()=0" style:apply-style-name="Default" style:base-cell-address="Datenbank.L5"/>
    </style:style>
  </office:automatic-styles>
  <office:body>
    <office:spreadsheet>
      <table:content-validations>
        <table:content-validation table:name="val1" table:condition="of:cell-content-text-length()='W'" table:allow-empty-cell="false" table:base-cell-address="Datenbank.E31">
          <table:error-message table:message-type="stop" table:display="true"/>
        </table:content-validation>
        <table:content-validation table:name="val2" table:condition="of:cell-content-text-length()='W'" table:allow-empty-cell="false" table:base-cell-address="Datenbank.F2">
          <table:help-message table:display="true"/>
          <table:error-message table:message-type="stop" table:display="true"/>
        </table:content-validation>
      </table:content-validations>
      <table:table table:name="Datenbank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ce56"/>
        <table:table-column table:style-name="co11" table:default-cell-style-name="Default"/>
        <table:table-column table:style-name="co11" table:default-cell-style-name="ce56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1" table:default-cell-style-name="ce56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1" table:default-cell-style-name="ce56"/>
        <table:table-column table:style-name="co10" table:default-cell-style-name="Default"/>
        <table:table-row table:style-name="ro1">
          <table:table-cell table:number-columns-repeated="12"/>
          <table:table-cell table:style-name="ce3"/>
          <table:table-cell table:number-columns-repeated="10"/>
        </table:table-row>
        <table:table-row table:style-name="ro1">
          <table:table-cell/>
          <table:table-cell table:style-name="ce2" office:value-type="string">
            <text:p>Datenbank</text:p>
          </table:table-cell>
          <table:table-cell/>
          <table:table-cell table:style-name="ce2"/>
          <table:table-cell/>
          <table:table-cell table:content-validation-name="val2"/>
          <table:table-cell table:number-columns-repeated="6"/>
          <table:table-cell table:style-name="ce3" office:value-type="string">
            <text:p>Die Ergebnisse sind schwarz.</text:p>
          </table:table-cell>
          <table:table-cell table:number-columns-repeated="10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2"/>
          <table:table-cell table:style-name="ce60" office:value-type="string">
            <text:p>Die roten Felder werden berechnet.</text:p>
          </table:table-cell>
          <table:table-cell table:style-name="ce63"/>
          <table:table-cell table:number-columns-repeated="2"/>
          <table:table-cell table:style-name="ce60" office:value-type="string">
            <text:p>Die roten Felder werden berechnet.</text:p>
          </table:table-cell>
          <table:table-cell table:number-columns-repeated="3"/>
          <table:table-cell table:style-name="ce60" office:value-type="string">
            <text:p>Die roten Felder werden berechnet.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57" office:value-type="string">
            <text:p>vorläufige</text:p>
          </table:table-cell>
          <table:table-cell table:number-columns-repeated="3"/>
          <table:table-cell table:style-name="ce57" office:value-type="string">
            <text:p>vorläufige</text:p>
          </table:table-cell>
          <table:table-cell table:number-columns-repeated="3"/>
          <table:table-cell table:style-name="ce57" office:value-type="string">
            <text:p>vorläufige</text:p>
          </table:table-cell>
          <table:table-cell/>
        </table:table-row>
        <table:table-row table:style-name="ro1">
          <table:table-cell/>
          <table:table-cell table:style-name="ce3" office:value-type="string">
            <text:p>Start Nr.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Vorname</text:p>
          </table:table-cell>
          <table:table-cell table:style-name="ce3" office:value-type="string">
            <text:p>m/w</text:p>
          </table:table-cell>
          <table:table-cell table:style-name="ce3" office:value-type="string">
            <text:p>Clan</text:p>
          </table:table-cell>
          <table:table-cell table:style-name="ce3" office:value-type="string">
            <text:p>Verband</text:p>
          </table:table-cell>
          <table:table-cell table:style-name="ce3" office:value-type="string">
            <text:p>Grad</text:p>
          </table:table-cell>
          <table:table-cell table:style-name="ce3" office:value-type="string">
            <text:p>Kategorie</text:p>
          </table:table-cell>
          <table:table-cell table:style-name="ce3" office:value-type="string">
            <text:p>Kommentar</text:p>
          </table:table-cell>
          <table:table-cell table:style-name="ce3"/>
          <table:table-cell table:style-name="ce57" office:value-type="string">
            <text:p>Start Nr.</text:p>
          </table:table-cell>
          <table:table-cell table:style-name="ce57" office:value-type="string">
            <text:p>Wettkampf 1</text:p>
          </table:table-cell>
          <table:table-cell table:style-name="ce57" office:value-type="string">
            <text:p><text:s text:c="3"/>Platzierung</text:p>
          </table:table-cell>
          <table:table-cell table:style-name="ce3" office:value-type="string">
            <text:p><text:s/></text:p>
          </table:table-cell>
          <table:table-cell table:style-name="ce57" office:value-type="string">
            <text:p>Start Nr.</text:p>
          </table:table-cell>
          <table:table-cell table:style-name="ce57" office:value-type="string">
            <text:p>Wettkampf 2</text:p>
          </table:table-cell>
          <table:table-cell table:style-name="ce57" office:value-type="string">
            <text:p><text:s text:c="3"/>Platzierung</text:p>
          </table:table-cell>
          <table:table-cell/>
          <table:table-cell table:style-name="ce57" office:value-type="string">
            <text:p>Start Nr.</text:p>
          </table:table-cell>
          <table:table-cell table:style-name="ce57" office:value-type="string">
            <text:p>Wettkampf 3</text:p>
          </table:table-cell>
          <table:table-cell table:style-name="ce57" office:value-type="string">
            <text:p><text:s text:c="3"/>Platzierung</text:p>
          </table:table-cell>
          <table:table-cell/>
        </table:table-row>
        <table:table-row table:style-name="ro1">
          <table:table-cell table:number-columns-repeated="2" office:value-type="string">
            <text:p><text:s/></text:p>
          </table:table-cell>
          <table:table-cell table:number-columns-repeated="2" table:style-name="ce9" office:value-type="string">
            <text:p><text:s/></text:p>
          </table:table-cell>
          <table:table-cell table:number-columns-repeated="2" office:value-type="string">
            <text:p><text:s/></text:p>
          </table:table-cell>
          <table:table-cell/>
          <table:table-cell table:style-name="ce40" office:value-type="string">
            <text:p>Kyu 6, 5, 4</text:p>
          </table:table-cell>
          <table:table-cell table:style-name="ce45" office:value-type="string">
            <text:p>I</text:p>
          </table:table-cell>
          <table:table-cell table:style-name="ce53" office:value-type="string">
            <text:p>weiß, gelb, orange</text:p>
          </table:table-cell>
          <table:table-cell/>
          <table:table-cell table:style-name="ce58"/>
          <table:table-cell table:style-name="ce61" office:value-type="float" office:value="-999">
            <text:p>-999</text:p>
          </table:table-cell>
          <table:table-cell table:style-name="ce64" office:value-type="string">
            <text:p><text:s/></text:p>
          </table:table-cell>
          <table:table-cell/>
          <table:table-cell table:style-name="ce54"/>
          <table:table-cell table:style-name="ce61" office:value-type="float" office:value="-999">
            <text:p>-999</text:p>
          </table:table-cell>
          <table:table-cell table:style-name="ce70" office:value-type="string">
            <text:p><text:s/></text:p>
          </table:table-cell>
          <table:table-cell/>
          <table:table-cell table:style-name="ce54"/>
          <table:table-cell table:style-name="ce72" office:value-type="float" office:value="999">
            <text:p>999</text:p>
          </table:table-cell>
          <table:table-cell table:style-name="ce70" office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>
            <text:p><text:s/></text:p>
          </table:table-cell>
          <table:table-cell table:style-name="ce9" office:value-type="string">
            <text:p><text:s/></text:p>
          </table:table-cell>
          <table:table-cell table:number-columns-repeated="2" table:style-name="ce3" office:value-type="string">
            <text:p><text:s/></text:p>
          </table:table-cell>
          <table:table-cell table:style-name="ce40" office:value-type="string">
            <text:p><text:s/></text:p>
          </table:table-cell>
          <table:table-cell table:style-name="ce40"/>
          <table:table-cell table:style-name="ce40" office:value-type="string">
            <text:p>Kyu 3, 2, 1</text:p>
          </table:table-cell>
          <table:table-cell table:style-name="ce45" office:value-type="string">
            <text:p>II</text:p>
          </table:table-cell>
          <table:table-cell table:style-name="ce53" office:value-type="string">
            <text:p>grün, blau, braun</text:p>
          </table:table-cell>
          <table:table-cell table:style-name="ce40"/>
          <table:table-cell/>
          <table:table-cell table:style-name="ce42" office:value-type="string">
            <text:p>Wehrturm</text:p>
          </table:table-cell>
          <table:table-cell table:style-name="ce42" office:value-type="string">
            <text:p><text:s/></text:p>
          </table:table-cell>
          <table:table-cell table:number-columns-repeated="2"/>
          <table:table-cell table:style-name="ce42" office:value-type="string">
            <text:p>Präzision</text:p>
          </table:table-cell>
          <table:table-cell table:style-name="ce42" office:value-type="string">
            <text:p><text:s/></text:p>
          </table:table-cell>
          <table:table-cell table:number-columns-repeated="2"/>
          <table:table-cell table:style-name="ce42" office:value-type="string">
            <text:p>Schnellschießen</text:p>
          </table:table-cell>
          <table:table-cell table:style-name="ce42" office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>
            <text:p><text:s/></text:p>
          </table:table-cell>
          <table:table-cell table:style-name="ce9" office:value-type="string">
            <text:p><text:s/></text:p>
          </table:table-cell>
          <table:table-cell table:number-columns-repeated="3" table:style-name="ce3" office:value-type="string">
            <text:p><text:s/></text:p>
          </table:table-cell>
          <table:table-cell table:style-name="ce3"/>
          <table:table-cell table:style-name="ce42" office:value-type="string">
            <text:p>Dan 1, 2, 3, 4, 5</text:p>
          </table:table-cell>
          <table:table-cell table:style-name="ce45" office:value-type="string">
            <text:p>III</text:p>
          </table:table-cell>
          <table:table-cell table:style-name="ce53" office:value-type="string">
            <text:p>schwarz</text:p>
          </table:table-cell>
          <table:table-cell table:style-name="ce40"/>
          <table:table-cell/>
          <table:table-cell table:style-name="ce42" office:value-type="string">
            <text:p>Punkte</text:p>
          </table:table-cell>
          <table:table-cell table:style-name="ce42" office:value-type="string">
            <text:p><text:s/></text:p>
          </table:table-cell>
          <table:table-cell table:number-columns-repeated="2"/>
          <table:table-cell table:style-name="ce42" office:value-type="string">
            <text:p>Punkte</text:p>
          </table:table-cell>
          <table:table-cell table:style-name="ce42" office:value-type="string">
            <text:p><text:s/></text:p>
          </table:table-cell>
          <table:table-cell table:number-columns-repeated="2"/>
          <table:table-cell table:style-name="ce42" office:value-type="string">
            <text:p>Sekunden</text:p>
          </table:table-cell>
          <table:table-cell table:style-name="ce42" office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>
            <text:p><text:s/></text:p>
          </table:table-cell>
          <table:table-cell table:style-name="ce9" office:value-type="string">
            <text:p><text:s/></text:p>
          </table:table-cell>
          <table:table-cell table:style-name="ce3" table:number-columns-repeated="4"/>
          <table:table-cell table:style-name="ce42" office:value-type="string">
            <text:p>Kyu 6</text:p>
          </table:table-cell>
          <table:table-cell table:style-name="ce46" office:value-type="string">
            <text:p>K </text:p>
          </table:table-cell>
          <table:table-cell table:style-name="ce40" office:value-type="string">
            <text:p>Kinder</text:p>
          </table:table-cell>
          <table:table-cell table:style-name="ce40"/>
          <table:table-cell/>
          <table:table-cell table:style-name="ce42" table:number-columns-repeated="2"/>
          <table:table-cell table:number-columns-repeated="2"/>
          <table:table-cell table:number-columns-repeated="2" table:style-name="ce42"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2" table:style-name="ce42" office:value-type="string">
            <text:p><text:s/></text:p>
          </table:table-cell>
          <table:table-cell/>
        </table:table-row>
        <table:table-row table:style-name="ro1">
          <table:table-cell/>
          <table:table-cell table:number-columns-repeated="2" table:style-name="ce3" office:value-type="string">
            <text:p><text:s/></text:p>
          </table:table-cell>
          <table:table-cell table:style-name="ce3" table:number-columns-repeated="5"/>
          <table:table-cell table:style-name="ce47" office:value-type="string">
            <text:p><text:s/></text:p>
          </table:table-cell>
          <table:table-cell table:style-name="ce40" table:number-columns-repeated="2"/>
          <table:table-cell/>
          <table:table-cell table:style-name="ce42" table:number-columns-repeated="2"/>
          <table:table-cell table:number-columns-repeated="2"/>
          <table:table-cell table:number-columns-repeated="2" table:style-name="ce42"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2" table:style-name="ce42" office:value-type="string">
            <text:p><text:s/></text:p>
          </table:table-cell>
          <table:table-cell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8" office:value-type="string">
            <text:p>Humrich</text:p>
          </table:table-cell>
          <table:table-cell table:style-name="ce8" office:value-type="string">
            <text:p>Joline</text:p>
          </table:table-cell>
          <table:table-cell table:style-name="ce19" office:value-type="string">
            <text:p>W</text:p>
          </table:table-cell>
          <table:table-cell table:style-name="ce6" office:value-type="string">
            <text:p>Budo-Shin</text:p>
          </table:table-cell>
          <table:table-cell table:style-name="ce6"/>
          <table:table-cell table:style-name="ce43" office:value-type="string">
            <text:p>Kyu 6</text:p>
          </table:table-cell>
          <table:table-cell table:style-name="ce48" table:formula="of:=IF(OR([.H12]=&quot;Kyu 6&quot;;[.H12]=&quot;Kyu 5&quot;;[.H12]=&quot;Kyu 4&quot;);&quot;I&quot;;IF(OR([.H12]=&quot;Kyu 3&quot;;[.H12]=&quot;Kyu 2&quot;;[.H12]=&quot;Kyu 1&quot;);&quot;II&quot;;IF(OR([.H12]=&quot;Dan 1&quot;;[.H12]=&quot;Dan 2&quot;;[.H12]=&quot;Dan 3&quot;;[.H12]=&quot;Dan 4&quot;;[.H12]=&quot;Dan 5&quot;);&quot;III&quot;;&quot;xxx&quot;)))" office:value-type="string" office:string-value="I">
            <text:p>I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9" table:formula="of:=[.B12]" office:value-type="float" office:value="1">
            <text:p>1</text:p>
          </table:table-cell>
          <table:table-cell table:style-name="ce61" office:value-type="float" office:value="-999">
            <text:p>-999</text:p>
          </table:table-cell>
          <table:table-cell table:style-name="ce65" table:formula="of:=IF([.M12]=-999;&quot; &quot;;RANK([.M12];[.$M$12:.$M$26];0))" office:value-type="string" office:string-value=" ">
            <text:p><text:s/></text:p>
          </table:table-cell>
          <table:table-cell/>
          <table:table-cell table:style-name="ce69" table:formula="of:=[.B12]" office:value-type="float" office:value="1">
            <text:p>1</text:p>
          </table:table-cell>
          <table:table-cell table:style-name="ce61" office:value-type="float" office:value="-999">
            <text:p>-999</text:p>
          </table:table-cell>
          <table:table-cell table:style-name="ce71" table:formula="of:=IF([.Q12]=-999;&quot; &quot;;RANK([.Q12];[.$Q$12:.$Q$26];0))" office:value-type="string" office:string-value=" ">
            <text:p><text:s/></text:p>
          </table:table-cell>
          <table:table-cell/>
          <table:table-cell table:style-name="ce69" table:formula="of:=[.B12]" office:value-type="float" office:value="1">
            <text:p>1</text:p>
          </table:table-cell>
          <table:table-cell table:style-name="ce72" office:value-type="float" office:value="999">
            <text:p>999</text:p>
          </table:table-cell>
          <table:table-cell table:style-name="ce71" table:formula="of:=IF([.U12]=999;&quot; &quot;;RANK([.U12];[.$U$12:.$U$26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10" office:value-type="string">
            <text:p>Franz</text:p>
          </table:table-cell>
          <table:table-cell table:style-name="ce10" office:value-type="string">
            <text:p>Sabine</text:p>
          </table:table-cell>
          <table:table-cell table:style-name="ce19" office:value-type="string">
            <text:p>W</text:p>
          </table:table-cell>
          <table:table-cell table:style-name="ce6" office:value-type="string">
            <text:p>Budo-Shin</text:p>
          </table:table-cell>
          <table:table-cell table:style-name="ce6"/>
          <table:table-cell table:style-name="ce43" office:value-type="string">
            <text:p>Kyu 3</text:p>
          </table:table-cell>
          <table:table-cell table:style-name="ce48" table:formula="of:=IF(OR([.H13]=&quot;Kyu 6&quot;;[.H13]=&quot;Kyu 5&quot;;[.H13]=&quot;Kyu 4&quot;);&quot;I&quot;;IF(OR([.H13]=&quot;Kyu 3&quot;;[.H13]=&quot;Kyu 2&quot;;[.H13]=&quot;Kyu 1&quot;);&quot;II&quot;;IF(OR([.H13]=&quot;Dan 1&quot;;[.H13]=&quot;Dan 2&quot;;[.H13]=&quot;Dan 3&quot;;[.H13]=&quot;Dan 4&quot;;[.H13]=&quot;Dan 5&quot;);&quot;III&quot;;&quot;xxx&quot;)))" office:value-type="string" office:string-value="II">
            <text:p>II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9" table:formula="of:=[.B13]" office:value-type="float" office:value="10">
            <text:p>10</text:p>
          </table:table-cell>
          <table:table-cell table:style-name="ce61" office:value-type="float" office:value="-999">
            <text:p>-999</text:p>
          </table:table-cell>
          <table:table-cell table:style-name="ce65" table:formula="of:=IF([.M13]=-999;&quot; &quot;;RANK([.M13];[.$M$12:.$M$26];0))" office:value-type="string" office:string-value=" ">
            <text:p><text:s/></text:p>
          </table:table-cell>
          <table:table-cell/>
          <table:table-cell table:style-name="ce69" table:formula="of:=[.B13]" office:value-type="float" office:value="10">
            <text:p>10</text:p>
          </table:table-cell>
          <table:table-cell table:style-name="ce61" office:value-type="float" office:value="-999">
            <text:p>-999</text:p>
          </table:table-cell>
          <table:table-cell table:style-name="ce71" table:formula="of:=IF([.Q13]=-999;&quot; &quot;;RANK([.Q13];[.$Q$12:.$Q$26];0))" office:value-type="string" office:string-value=" ">
            <text:p><text:s/></text:p>
          </table:table-cell>
          <table:table-cell/>
          <table:table-cell table:style-name="ce69" table:formula="of:=[.B13]" office:value-type="float" office:value="10">
            <text:p>10</text:p>
          </table:table-cell>
          <table:table-cell table:style-name="ce72" office:value-type="float" office:value="999">
            <text:p>999</text:p>
          </table:table-cell>
          <table:table-cell table:style-name="ce71" table:formula="of:=IF([.U13]=999;&quot; &quot;;RANK([.U13];[.$U$12:.$U$26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10" office:value-type="string">
            <text:p>Hanskötter</text:p>
          </table:table-cell>
          <table:table-cell table:style-name="ce10" office:value-type="string">
            <text:p>Ulrike</text:p>
          </table:table-cell>
          <table:table-cell table:style-name="ce19" office:value-type="string">
            <text:p>W</text:p>
          </table:table-cell>
          <table:table-cell table:style-name="ce6" office:value-type="string">
            <text:p>Budo-Shin</text:p>
          </table:table-cell>
          <table:table-cell table:style-name="ce13"/>
          <table:table-cell table:style-name="ce43" office:value-type="string">
            <text:p>Kyu 3</text:p>
          </table:table-cell>
          <table:table-cell table:style-name="ce48" table:formula="of:=IF(OR([.H14]=&quot;Kyu 6&quot;;[.H14]=&quot;Kyu 5&quot;;[.H14]=&quot;Kyu 4&quot;);&quot;I&quot;;IF(OR([.H14]=&quot;Kyu 3&quot;;[.H14]=&quot;Kyu 2&quot;;[.H14]=&quot;Kyu 1&quot;);&quot;II&quot;;IF(OR([.H14]=&quot;Dan 1&quot;;[.H14]=&quot;Dan 2&quot;;[.H14]=&quot;Dan 3&quot;;[.H14]=&quot;Dan 4&quot;;[.H14]=&quot;Dan 5&quot;);&quot;III&quot;;&quot;xxx&quot;)))" office:value-type="string" office:string-value="II">
            <text:p>II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9" table:formula="of:=[.B14]" office:value-type="float" office:value="11">
            <text:p>11</text:p>
          </table:table-cell>
          <table:table-cell table:style-name="ce61" office:value-type="float" office:value="-999">
            <text:p>-999</text:p>
          </table:table-cell>
          <table:table-cell table:style-name="ce65" table:formula="of:=IF([.M14]=-999;&quot; &quot;;RANK([.M14];[.$M$12:.$M$26];0))" office:value-type="string" office:string-value=" ">
            <text:p><text:s/></text:p>
          </table:table-cell>
          <table:table-cell office:value-type="string">
            <text:p><text:s/></text:p>
          </table:table-cell>
          <table:table-cell table:style-name="ce69" table:formula="of:=[.B14]" office:value-type="float" office:value="11">
            <text:p>11</text:p>
          </table:table-cell>
          <table:table-cell table:style-name="ce61" office:value-type="float" office:value="-999">
            <text:p>-999</text:p>
          </table:table-cell>
          <table:table-cell table:style-name="ce71" table:formula="of:=IF([.Q14]=-999;&quot; &quot;;RANK([.Q14];[.$Q$12:.$Q$26];0))" office:value-type="string" office:string-value=" ">
            <text:p><text:s/></text:p>
          </table:table-cell>
          <table:table-cell/>
          <table:table-cell table:style-name="ce69" table:formula="of:=[.B14]" office:value-type="float" office:value="11">
            <text:p>11</text:p>
          </table:table-cell>
          <table:table-cell table:style-name="ce72" office:value-type="float" office:value="999">
            <text:p>999</text:p>
          </table:table-cell>
          <table:table-cell table:style-name="ce71" table:formula="of:=IF([.U14]=999;&quot; &quot;;RANK([.U14];[.$U$12:.$U$26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11" office:value-type="string">
            <text:p>Orlowski</text:p>
          </table:table-cell>
          <table:table-cell table:style-name="ce10" office:value-type="string">
            <text:p>Sabrina</text:p>
          </table:table-cell>
          <table:table-cell table:style-name="ce19" office:value-type="string">
            <text:p>W</text:p>
          </table:table-cell>
          <table:table-cell table:style-name="ce13" office:value-type="string">
            <text:p>Bushikan</text:p>
          </table:table-cell>
          <table:table-cell table:style-name="ce13"/>
          <table:table-cell table:style-name="ce43" office:value-type="string">
            <text:p><text:s/></text:p>
          </table:table-cell>
          <table:table-cell table:style-name="ce48" office:value-type="string">
            <text:p>III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9" table:formula="of:=[.B15]" office:value-type="float" office:value="16">
            <text:p>16</text:p>
          </table:table-cell>
          <table:table-cell table:style-name="ce61" office:value-type="float" office:value="-999">
            <text:p>-999</text:p>
          </table:table-cell>
          <table:table-cell table:style-name="ce65" table:formula="of:=IF([.M15]=-999;&quot; &quot;;RANK([.M15];[.$M$12:.$M$26];0))" office:value-type="string" office:string-value=" ">
            <text:p><text:s/></text:p>
          </table:table-cell>
          <table:table-cell office:value-type="string">
            <text:p><text:s/></text:p>
          </table:table-cell>
          <table:table-cell table:style-name="ce69" table:formula="of:=[.B15]" office:value-type="float" office:value="16">
            <text:p>16</text:p>
          </table:table-cell>
          <table:table-cell table:style-name="ce61" office:value-type="float" office:value="-999">
            <text:p>-999</text:p>
          </table:table-cell>
          <table:table-cell table:style-name="ce71" table:formula="of:=IF([.Q15]=-999;&quot; &quot;;RANK([.Q15];[.$Q$12:.$Q$26];0))" office:value-type="string" office:string-value=" ">
            <text:p><text:s/></text:p>
          </table:table-cell>
          <table:table-cell/>
          <table:table-cell table:style-name="ce69" table:formula="of:=[.B15]" office:value-type="float" office:value="16">
            <text:p>16</text:p>
          </table:table-cell>
          <table:table-cell table:style-name="ce72" office:value-type="float" office:value="999">
            <text:p>999</text:p>
          </table:table-cell>
          <table:table-cell table:style-name="ce71" table:formula="of:=IF([.U15]=999;&quot; &quot;;RANK([.U15];[.$U$12:.$U$26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office:value-type="float" office:value="24">
            <text:p>24</text:p>
          </table:table-cell>
          <table:table-cell table:style-name="ce11" office:value-type="string">
            <text:p>Holmes</text:p>
          </table:table-cell>
          <table:table-cell table:style-name="ce10" office:value-type="string">
            <text:p>Pauline</text:p>
          </table:table-cell>
          <table:table-cell table:style-name="ce20" office:value-type="string">
            <text:p>W</text:p>
          </table:table-cell>
          <table:table-cell table:style-name="ce13" office:value-type="string">
            <text:p>Yanagi-No-Ki</text:p>
          </table:table-cell>
          <table:table-cell table:style-name="ce13"/>
          <table:table-cell table:style-name="ce43" office:value-type="string">
            <text:p><text:s/></text:p>
          </table:table-cell>
          <table:table-cell table:style-name="ce48" office:value-type="string">
            <text:p>III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9" table:formula="of:=[.B16]" office:value-type="float" office:value="24">
            <text:p>24</text:p>
          </table:table-cell>
          <table:table-cell table:style-name="ce61" office:value-type="float" office:value="-999">
            <text:p>-999</text:p>
          </table:table-cell>
          <table:table-cell table:style-name="ce65" table:formula="of:=IF([.M16]=-999;&quot; &quot;;RANK([.M16];[.$M$12:.$M$26];0))" office:value-type="string" office:string-value=" ">
            <text:p><text:s/></text:p>
          </table:table-cell>
          <table:table-cell office:value-type="string">
            <text:p><text:s/></text:p>
          </table:table-cell>
          <table:table-cell table:style-name="ce69" table:formula="of:=[.B16]" office:value-type="float" office:value="24">
            <text:p>24</text:p>
          </table:table-cell>
          <table:table-cell table:style-name="ce61" office:value-type="float" office:value="-999">
            <text:p>-999</text:p>
          </table:table-cell>
          <table:table-cell table:style-name="ce71" table:formula="of:=IF([.Q16]=-999;&quot; &quot;;RANK([.Q16];[.$Q$12:.$Q$26];0))" office:value-type="string" office:string-value=" ">
            <text:p><text:s/></text:p>
          </table:table-cell>
          <table:table-cell/>
          <table:table-cell table:style-name="ce69" table:formula="of:=[.B16]" office:value-type="float" office:value="24">
            <text:p>24</text:p>
          </table:table-cell>
          <table:table-cell table:style-name="ce72" office:value-type="float" office:value="999">
            <text:p>999</text:p>
          </table:table-cell>
          <table:table-cell table:style-name="ce71" table:formula="of:=IF([.U16]=999;&quot; &quot;;RANK([.U16];[.$U$12:.$U$26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6" office:value-type="string">
            <text:p><text:s/></text:p>
          </table:table-cell>
          <table:table-cell table:style-name="ce11" office:value-type="string">
            <text:p><text:s/></text:p>
          </table:table-cell>
          <table:table-cell table:style-name="ce10" office:value-type="string">
            <text:p><text:s/></text:p>
          </table:table-cell>
          <table:table-cell table:style-name="ce19" office:value-type="string">
            <text:p>W</text:p>
          </table:table-cell>
          <table:table-cell table:style-name="ce13" office:value-type="string">
            <text:p><text:s/></text:p>
          </table:table-cell>
          <table:table-cell table:style-name="ce13"/>
          <table:table-cell table:style-name="ce43" office:value-type="string">
            <text:p><text:s/></text:p>
          </table:table-cell>
          <table:table-cell table:style-name="ce48" table:formula="of:=IF(OR([.H17]=&quot;Kyu 6&quot;;[.H17]=&quot;Kyu 5&quot;;[.H17]=&quot;Kyu 4&quot;);&quot;I&quot;;IF(OR([.H17]=&quot;Kyu 3&quot;;[.H17]=&quot;Kyu 2&quot;;[.H17]=&quot;Kyu 1&quot;);&quot;II&quot;;IF(OR([.H17]=&quot;Dan 1&quot;;[.H17]=&quot;Dan 2&quot;;[.H17]=&quot;Dan 3&quot;;[.H17]=&quot;Dan 4&quot;;[.H17]=&quot;Dan 5&quot;);&quot;III&quot;;&quot;xxx&quot;)))" office:value-type="string" office:string-value="xxx">
            <text:p>xxx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9" table:formula="of:=[.B17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5" table:formula="of:=IF([.M17]=-999;&quot; &quot;;RANK([.M17];[.$M$12:.$M$26];0))" office:value-type="string" office:string-value=" ">
            <text:p><text:s/></text:p>
          </table:table-cell>
          <table:table-cell office:value-type="string">
            <text:p><text:s/></text:p>
          </table:table-cell>
          <table:table-cell table:style-name="ce69" table:formula="of:=[.B17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71" table:formula="of:=IF([.Q17]=-999;&quot; &quot;;RANK([.Q17];[.$Q$12:.$Q$26];0))" office:value-type="string" office:string-value=" ">
            <text:p><text:s/></text:p>
          </table:table-cell>
          <table:table-cell/>
          <table:table-cell table:style-name="ce69" table:formula="of:=[.B17]" office:value-type="string" office:string-value=" ">
            <text:p><text:s/></text:p>
          </table:table-cell>
          <table:table-cell table:style-name="ce72" office:value-type="float" office:value="999">
            <text:p>999</text:p>
          </table:table-cell>
          <table:table-cell table:style-name="ce71" table:formula="of:=IF([.U17]=999;&quot; &quot;;RANK([.U17];[.$U$12:.$U$26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6" office:value-type="string">
            <text:p><text:s/></text:p>
          </table:table-cell>
          <table:table-cell table:style-name="ce12" office:value-type="string">
            <text:p><text:s/></text:p>
          </table:table-cell>
          <table:table-cell table:style-name="ce13" office:value-type="string">
            <text:p><text:s/></text:p>
          </table:table-cell>
          <table:table-cell table:style-name="ce19" office:value-type="string">
            <text:p>W</text:p>
          </table:table-cell>
          <table:table-cell table:style-name="ce13" office:value-type="string">
            <text:p><text:s/></text:p>
          </table:table-cell>
          <table:table-cell table:style-name="ce13"/>
          <table:table-cell table:style-name="ce44" office:value-type="string">
            <text:p><text:s/></text:p>
          </table:table-cell>
          <table:table-cell table:style-name="ce49" table:formula="of:=IF(OR([.H18]=&quot;Kyu 6&quot;;[.H18]=&quot;Kyu 5&quot;;[.H18]=&quot;Kyu 4&quot;);&quot;I&quot;;IF(OR([.H18]=&quot;Kyu 3&quot;;[.H18]=&quot;Kyu 2&quot;;[.H18]=&quot;Kyu 1&quot;);&quot;II&quot;;IF(OR([.H18]=&quot;Dan 1&quot;;[.H18]=&quot;Dan 2&quot;;[.H18]=&quot;Dan 3&quot;;[.H18]=&quot;Dan 4&quot;;[.H18]=&quot;Dan 5&quot;);&quot;III&quot;;&quot;xxx&quot;)))" office:value-type="string" office:string-value="xxx">
            <text:p>xxx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9" table:formula="of:=[.B18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5" table:formula="of:=IF([.M18]=-999;&quot; &quot;;RANK([.M18];[.$M$12:.$M$26];0))" office:value-type="string" office:string-value=" ">
            <text:p><text:s/></text:p>
          </table:table-cell>
          <table:table-cell office:value-type="string">
            <text:p><text:s/></text:p>
          </table:table-cell>
          <table:table-cell table:style-name="ce69" table:formula="of:=[.B18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71" table:formula="of:=IF([.Q18]=-999;&quot; &quot;;RANK([.Q18];[.$Q$12:.$Q$26];0))" office:value-type="string" office:string-value=" ">
            <text:p><text:s/></text:p>
          </table:table-cell>
          <table:table-cell/>
          <table:table-cell table:style-name="ce69" table:formula="of:=[.B18]" office:value-type="string" office:string-value=" ">
            <text:p><text:s/></text:p>
          </table:table-cell>
          <table:table-cell table:style-name="ce72" office:value-type="float" office:value="999">
            <text:p>999</text:p>
          </table:table-cell>
          <table:table-cell table:style-name="ce71" table:formula="of:=IF([.U18]=999;&quot; &quot;;RANK([.U18];[.$U$12:.$U$26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6" office:value-type="string">
            <text:p><text:s/></text:p>
          </table:table-cell>
          <table:table-cell table:style-name="ce12" office:value-type="string">
            <text:p><text:s/></text:p>
          </table:table-cell>
          <table:table-cell table:style-name="ce13" office:value-type="string">
            <text:p><text:s/></text:p>
          </table:table-cell>
          <table:table-cell table:style-name="ce19" office:value-type="string">
            <text:p>W</text:p>
          </table:table-cell>
          <table:table-cell table:style-name="ce13" office:value-type="string">
            <text:p><text:s/></text:p>
          </table:table-cell>
          <table:table-cell table:style-name="ce13"/>
          <table:table-cell table:style-name="ce44" office:value-type="string">
            <text:p><text:s/></text:p>
          </table:table-cell>
          <table:table-cell table:style-name="ce49" table:formula="of:=IF(OR([.H19]=&quot;Kyu 6&quot;;[.H19]=&quot;Kyu 5&quot;;[.H19]=&quot;Kyu 4&quot;);&quot;I&quot;;IF(OR([.H19]=&quot;Kyu 3&quot;;[.H19]=&quot;Kyu 2&quot;;[.H19]=&quot;Kyu 1&quot;);&quot;II&quot;;IF(OR([.H19]=&quot;Dan 1&quot;;[.H19]=&quot;Dan 2&quot;;[.H19]=&quot;Dan 3&quot;;[.H19]=&quot;Dan 4&quot;;[.H19]=&quot;Dan 5&quot;);&quot;III&quot;;&quot;xxx&quot;)))" office:value-type="string" office:string-value="xxx">
            <text:p>xxx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9" table:formula="of:=[.B19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5" table:formula="of:=IF([.M19]=-999;&quot; &quot;;RANK([.M19];[.$M$12:.$M$26];0))" office:value-type="string" office:string-value=" ">
            <text:p><text:s/></text:p>
          </table:table-cell>
          <table:table-cell office:value-type="string">
            <text:p><text:s/></text:p>
          </table:table-cell>
          <table:table-cell table:style-name="ce69" table:formula="of:=[.B19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71" table:formula="of:=IF([.Q19]=-999;&quot; &quot;;RANK([.Q19];[.$Q$12:.$Q$26];0))" office:value-type="string" office:string-value=" ">
            <text:p><text:s/></text:p>
          </table:table-cell>
          <table:table-cell/>
          <table:table-cell table:style-name="ce69" table:formula="of:=[.B19]" office:value-type="string" office:string-value=" ">
            <text:p><text:s/></text:p>
          </table:table-cell>
          <table:table-cell table:style-name="ce72" office:value-type="float" office:value="999">
            <text:p>999</text:p>
          </table:table-cell>
          <table:table-cell table:style-name="ce71" table:formula="of:=IF([.U19]=999;&quot; &quot;;RANK([.U19];[.$U$12:.$U$26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6" office:value-type="string">
            <text:p><text:s/></text:p>
          </table:table-cell>
          <table:table-cell table:number-columns-repeated="2" table:style-name="ce13" office:value-type="string">
            <text:p><text:s/></text:p>
          </table:table-cell>
          <table:table-cell table:style-name="ce21" office:value-type="string">
            <text:p>W</text:p>
          </table:table-cell>
          <table:table-cell table:style-name="ce13" office:value-type="string">
            <text:p><text:s/></text:p>
          </table:table-cell>
          <table:table-cell table:style-name="ce13"/>
          <table:table-cell table:style-name="ce44" office:value-type="string">
            <text:p><text:s/></text:p>
          </table:table-cell>
          <table:table-cell table:style-name="ce49" table:formula="of:=IF(OR([.H20]=&quot;Kyu 6&quot;;[.H20]=&quot;Kyu 5&quot;;[.H20]=&quot;Kyu 4&quot;);&quot;I&quot;;IF(OR([.H20]=&quot;Kyu 3&quot;;[.H20]=&quot;Kyu 2&quot;;[.H20]=&quot;Kyu 1&quot;);&quot;II&quot;;IF(OR([.H20]=&quot;Dan 1&quot;;[.H20]=&quot;Dan 2&quot;;[.H20]=&quot;Dan 3&quot;;[.H20]=&quot;Dan 4&quot;;[.H20]=&quot;Dan 5&quot;);&quot;III&quot;;&quot;xxx&quot;)))" office:value-type="string" office:string-value="xxx">
            <text:p>xxx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9" table:formula="of:=[.B20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5" table:formula="of:=IF([.M20]=-999;&quot; &quot;;RANK([.M20];[.$M$12:.$M$26];0))" office:value-type="string" office:string-value=" ">
            <text:p><text:s/></text:p>
          </table:table-cell>
          <table:table-cell office:value-type="string">
            <text:p><text:s/></text:p>
          </table:table-cell>
          <table:table-cell table:style-name="ce69" table:formula="of:=[.B20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71" table:formula="of:=IF([.Q20]=-999;&quot; &quot;;RANK([.Q20];[.$Q$12:.$Q$26];0))" office:value-type="string" office:string-value=" ">
            <text:p><text:s/></text:p>
          </table:table-cell>
          <table:table-cell/>
          <table:table-cell table:style-name="ce69" table:formula="of:=[.B20]" office:value-type="string" office:string-value=" ">
            <text:p><text:s/></text:p>
          </table:table-cell>
          <table:table-cell table:style-name="ce72" office:value-type="float" office:value="999">
            <text:p>999</text:p>
          </table:table-cell>
          <table:table-cell table:style-name="ce71" table:formula="of:=IF([.U20]=999;&quot; &quot;;RANK([.U20];[.$U$12:.$U$26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6" office:value-type="string">
            <text:p><text:s/></text:p>
          </table:table-cell>
          <table:table-cell table:number-columns-repeated="2" table:style-name="ce13" office:value-type="string">
            <text:p><text:s/></text:p>
          </table:table-cell>
          <table:table-cell table:style-name="ce22" office:value-type="string">
            <text:p>W</text:p>
          </table:table-cell>
          <table:table-cell table:style-name="ce13" office:value-type="string">
            <text:p><text:s/></text:p>
          </table:table-cell>
          <table:table-cell table:style-name="ce13"/>
          <table:table-cell table:style-name="ce44" office:value-type="string">
            <text:p><text:s/></text:p>
          </table:table-cell>
          <table:table-cell table:style-name="ce49" table:formula="of:=IF(OR([.H21]=&quot;Kyu 6&quot;;[.H21]=&quot;Kyu 5&quot;;[.H21]=&quot;Kyu 4&quot;);&quot;I&quot;;IF(OR([.H21]=&quot;Kyu 3&quot;;[.H21]=&quot;Kyu 2&quot;;[.H21]=&quot;Kyu 1&quot;);&quot;II&quot;;IF(OR([.H21]=&quot;Dan 1&quot;;[.H21]=&quot;Dan 2&quot;;[.H21]=&quot;Dan 3&quot;;[.H21]=&quot;Dan 4&quot;;[.H21]=&quot;Dan 5&quot;);&quot;III&quot;;&quot;xxx&quot;)))" office:value-type="string" office:string-value="xxx">
            <text:p>xxx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9" table:formula="of:=[.B21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5" table:formula="of:=IF([.M21]=-999;&quot; &quot;;RANK([.M21];[.$M$12:.$M$26];0))" office:value-type="string" office:string-value=" ">
            <text:p><text:s/></text:p>
          </table:table-cell>
          <table:table-cell office:value-type="string">
            <text:p><text:s/></text:p>
          </table:table-cell>
          <table:table-cell table:style-name="ce69" table:formula="of:=[.B21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71" table:formula="of:=IF([.Q21]=-999;&quot; &quot;;RANK([.Q21];[.$Q$12:.$Q$26];0))" office:value-type="string" office:string-value=" ">
            <text:p><text:s/></text:p>
          </table:table-cell>
          <table:table-cell/>
          <table:table-cell table:style-name="ce69" table:formula="of:=[.B21]" office:value-type="string" office:string-value=" ">
            <text:p><text:s/></text:p>
          </table:table-cell>
          <table:table-cell table:style-name="ce72" office:value-type="float" office:value="999">
            <text:p>999</text:p>
          </table:table-cell>
          <table:table-cell table:style-name="ce71" table:formula="of:=IF([.U21]=999;&quot; &quot;;RANK([.U21];[.$U$12:.$U$26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6" office:value-type="string">
            <text:p><text:s/></text:p>
          </table:table-cell>
          <table:table-cell table:number-columns-repeated="2" table:style-name="ce13" office:value-type="string">
            <text:p><text:s/></text:p>
          </table:table-cell>
          <table:table-cell table:style-name="ce23" office:value-type="string">
            <text:p>W</text:p>
          </table:table-cell>
          <table:table-cell table:style-name="ce13" office:value-type="string">
            <text:p><text:s/></text:p>
          </table:table-cell>
          <table:table-cell table:style-name="ce13"/>
          <table:table-cell table:style-name="ce44" office:value-type="string">
            <text:p><text:s/></text:p>
          </table:table-cell>
          <table:table-cell table:style-name="ce49" table:formula="of:=IF(OR([.H22]=&quot;Kyu 6&quot;;[.H22]=&quot;Kyu 5&quot;;[.H22]=&quot;Kyu 4&quot;);&quot;I&quot;;IF(OR([.H22]=&quot;Kyu 3&quot;;[.H22]=&quot;Kyu 2&quot;;[.H22]=&quot;Kyu 1&quot;);&quot;II&quot;;IF(OR([.H22]=&quot;Dan 1&quot;;[.H22]=&quot;Dan 2&quot;;[.H22]=&quot;Dan 3&quot;;[.H22]=&quot;Dan 4&quot;;[.H22]=&quot;Dan 5&quot;);&quot;III&quot;;&quot;xxx&quot;)))" office:value-type="string" office:string-value="xxx">
            <text:p>xxx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9" table:formula="of:=[.B22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5" table:formula="of:=IF([.M22]=-999;&quot; &quot;;RANK([.M22];[.$M$12:.$M$26];0))" office:value-type="string" office:string-value=" ">
            <text:p><text:s/></text:p>
          </table:table-cell>
          <table:table-cell office:value-type="string">
            <text:p><text:s/></text:p>
          </table:table-cell>
          <table:table-cell table:style-name="ce69" table:formula="of:=[.B22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71" table:formula="of:=IF([.Q22]=-999;&quot; &quot;;RANK([.Q22];[.$Q$12:.$Q$26];0))" office:value-type="string" office:string-value=" ">
            <text:p><text:s/></text:p>
          </table:table-cell>
          <table:table-cell/>
          <table:table-cell table:style-name="ce69" table:formula="of:=[.B22]" office:value-type="string" office:string-value=" ">
            <text:p><text:s/></text:p>
          </table:table-cell>
          <table:table-cell table:style-name="ce72" office:value-type="float" office:value="999">
            <text:p>999</text:p>
          </table:table-cell>
          <table:table-cell table:style-name="ce71" table:formula="of:=IF([.U22]=999;&quot; &quot;;RANK([.U22];[.$U$12:.$U$26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6" office:value-type="string">
            <text:p><text:s/></text:p>
          </table:table-cell>
          <table:table-cell table:number-columns-repeated="2" table:style-name="ce13" office:value-type="string">
            <text:p><text:s/></text:p>
          </table:table-cell>
          <table:table-cell table:style-name="ce24" office:value-type="string">
            <text:p>W</text:p>
          </table:table-cell>
          <table:table-cell table:style-name="ce13" office:value-type="string">
            <text:p><text:s/></text:p>
          </table:table-cell>
          <table:table-cell table:style-name="ce13"/>
          <table:table-cell table:style-name="ce43" office:value-type="string">
            <text:p><text:s/></text:p>
          </table:table-cell>
          <table:table-cell table:style-name="ce49" table:formula="of:=IF(OR([.H23]=&quot;Kyu 6&quot;;[.H23]=&quot;Kyu 5&quot;;[.H23]=&quot;Kyu 4&quot;);&quot;I&quot;;IF(OR([.H23]=&quot;Kyu 3&quot;;[.H23]=&quot;Kyu 2&quot;;[.H23]=&quot;Kyu 1&quot;);&quot;II&quot;;IF(OR([.H23]=&quot;Dan 1&quot;;[.H23]=&quot;Dan 2&quot;;[.H23]=&quot;Dan 3&quot;;[.H23]=&quot;Dan 4&quot;;[.H23]=&quot;Dan 5&quot;);&quot;III&quot;;&quot;xxx&quot;)))" office:value-type="string" office:string-value="xxx">
            <text:p>xxx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9" table:formula="of:=[.B23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5" table:formula="of:=IF([.M23]=-999;&quot; &quot;;RANK([.M23];[.$M$12:.$M$26];0))" office:value-type="string" office:string-value=" ">
            <text:p><text:s/></text:p>
          </table:table-cell>
          <table:table-cell office:value-type="string">
            <text:p><text:s/></text:p>
          </table:table-cell>
          <table:table-cell table:style-name="ce69" table:formula="of:=[.B23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71" table:formula="of:=IF([.Q23]=-999;&quot; &quot;;RANK([.Q23];[.$Q$12:.$Q$26];0))" office:value-type="string" office:string-value=" ">
            <text:p><text:s/></text:p>
          </table:table-cell>
          <table:table-cell/>
          <table:table-cell table:style-name="ce69" table:formula="of:=[.B23]" office:value-type="string" office:string-value=" ">
            <text:p><text:s/></text:p>
          </table:table-cell>
          <table:table-cell table:style-name="ce72" office:value-type="float" office:value="999">
            <text:p>999</text:p>
          </table:table-cell>
          <table:table-cell table:style-name="ce71" table:formula="of:=IF([.U23]=999;&quot; &quot;;RANK([.U23];[.$U$12:.$U$26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6" office:value-type="string">
            <text:p><text:s/></text:p>
          </table:table-cell>
          <table:table-cell table:number-columns-repeated="2" table:style-name="ce13" office:value-type="string">
            <text:p><text:s/></text:p>
          </table:table-cell>
          <table:table-cell table:style-name="ce25" table:content-validation-name="val1" office:value-type="string">
            <text:p>W</text:p>
          </table:table-cell>
          <table:table-cell table:style-name="ce13" office:value-type="string">
            <text:p><text:s/></text:p>
          </table:table-cell>
          <table:table-cell table:style-name="ce13"/>
          <table:table-cell table:style-name="ce43" office:value-type="string">
            <text:p><text:s/></text:p>
          </table:table-cell>
          <table:table-cell table:style-name="ce49" table:formula="of:=IF(OR([.H24]=&quot;Kyu 6&quot;;[.H24]=&quot;Kyu 5&quot;;[.H24]=&quot;Kyu 4&quot;);&quot;I&quot;;IF(OR([.H24]=&quot;Kyu 3&quot;;[.H24]=&quot;Kyu 2&quot;;[.H24]=&quot;Kyu 1&quot;);&quot;II&quot;;IF(OR([.H24]=&quot;Dan 1&quot;;[.H24]=&quot;Dan 2&quot;;[.H24]=&quot;Dan 3&quot;;[.H24]=&quot;Dan 4&quot;;[.H24]=&quot;Dan 5&quot;);&quot;III&quot;;&quot;xxx&quot;)))" office:value-type="string" office:string-value="xxx">
            <text:p>xxx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9" table:formula="of:=[.B24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5" table:formula="of:=IF([.M24]=-999;&quot; &quot;;RANK([.M24];[.$M$12:.$M$26];0))" office:value-type="string" office:string-value=" ">
            <text:p><text:s/></text:p>
          </table:table-cell>
          <table:table-cell office:value-type="string">
            <text:p><text:s/></text:p>
          </table:table-cell>
          <table:table-cell table:style-name="ce69" table:formula="of:=[.B24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71" table:formula="of:=IF([.Q24]=-999;&quot; &quot;;RANK([.Q24];[.$Q$12:.$Q$26];0))" office:value-type="string" office:string-value=" ">
            <text:p><text:s/></text:p>
          </table:table-cell>
          <table:table-cell/>
          <table:table-cell table:style-name="ce69" table:formula="of:=[.B24]" office:value-type="string" office:string-value=" ">
            <text:p><text:s/></text:p>
          </table:table-cell>
          <table:table-cell table:style-name="ce72" office:value-type="float" office:value="999">
            <text:p>999</text:p>
          </table:table-cell>
          <table:table-cell table:style-name="ce71" table:formula="of:=IF([.U24]=999;&quot; &quot;;RANK([.U24];[.$U$12:.$U$26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6" office:value-type="string">
            <text:p><text:s/></text:p>
          </table:table-cell>
          <table:table-cell table:number-columns-repeated="2" table:style-name="ce13" office:value-type="string">
            <text:p><text:s/></text:p>
          </table:table-cell>
          <table:table-cell table:style-name="ce26" table:content-validation-name="val1" office:value-type="string">
            <text:p>W</text:p>
          </table:table-cell>
          <table:table-cell table:style-name="ce13" office:value-type="string">
            <text:p><text:s/></text:p>
          </table:table-cell>
          <table:table-cell table:style-name="ce13"/>
          <table:table-cell table:style-name="ce43" office:value-type="string">
            <text:p><text:s/></text:p>
          </table:table-cell>
          <table:table-cell table:style-name="ce49" table:formula="of:=IF(OR([.H25]=&quot;Kyu 6&quot;;[.H25]=&quot;Kyu 5&quot;;[.H25]=&quot;Kyu 4&quot;);&quot;I&quot;;IF(OR([.H25]=&quot;Kyu 3&quot;;[.H25]=&quot;Kyu 2&quot;;[.H25]=&quot;Kyu 1&quot;);&quot;II&quot;;IF(OR([.H25]=&quot;Dan 1&quot;;[.H25]=&quot;Dan 2&quot;;[.H25]=&quot;Dan 3&quot;;[.H25]=&quot;Dan 4&quot;;[.H25]=&quot;Dan 5&quot;);&quot;III&quot;;&quot;xxx&quot;)))" office:value-type="string" office:string-value="xxx">
            <text:p>xxx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9" table:formula="of:=[.B25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5" table:formula="of:=IF([.M25]=-999;&quot; &quot;;RANK([.M25];[.$M$12:.$M$26];0))" office:value-type="string" office:string-value=" ">
            <text:p><text:s/></text:p>
          </table:table-cell>
          <table:table-cell office:value-type="string">
            <text:p><text:s/></text:p>
          </table:table-cell>
          <table:table-cell table:style-name="ce69" table:formula="of:=[.B25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71" table:formula="of:=IF([.Q25]=-999;&quot; &quot;;RANK([.Q25];[.$Q$12:.$Q$26];0))" office:value-type="string" office:string-value=" ">
            <text:p><text:s/></text:p>
          </table:table-cell>
          <table:table-cell/>
          <table:table-cell table:style-name="ce69" table:formula="of:=[.B25]" office:value-type="string" office:string-value=" ">
            <text:p><text:s/></text:p>
          </table:table-cell>
          <table:table-cell table:style-name="ce72" office:value-type="float" office:value="999">
            <text:p>999</text:p>
          </table:table-cell>
          <table:table-cell table:style-name="ce71" table:formula="of:=IF([.U25]=999;&quot; &quot;;RANK([.U25];[.$U$12:.$U$26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office:value-type="string">
            <text:p><text:s/></text:p>
          </table:table-cell>
          <table:table-cell table:number-columns-repeated="2" table:style-name="ce14" office:value-type="string">
            <text:p><text:s/></text:p>
          </table:table-cell>
          <table:table-cell table:style-name="ce27" table:content-validation-name="val1" office:value-type="string">
            <text:p>W</text:p>
          </table:table-cell>
          <table:table-cell table:style-name="ce14" office:value-type="string">
            <text:p><text:s/></text:p>
          </table:table-cell>
          <table:table-cell table:style-name="ce14"/>
          <table:table-cell table:style-name="ce44" office:value-type="string">
            <text:p><text:s/></text:p>
          </table:table-cell>
          <table:table-cell table:style-name="ce49" table:formula="of:=IF(OR([.H26]=&quot;Kyu 6&quot;;[.H26]=&quot;Kyu 5&quot;;[.H26]=&quot;Kyu 4&quot;);&quot;I&quot;;IF(OR([.H26]=&quot;Kyu 3&quot;;[.H26]=&quot;Kyu 2&quot;;[.H26]=&quot;Kyu 1&quot;);&quot;II&quot;;IF(OR([.H26]=&quot;Dan 1&quot;;[.H26]=&quot;Dan 2&quot;;[.H26]=&quot;Dan 3&quot;;[.H26]=&quot;Dan 4&quot;;[.H26]=&quot;Dan 5&quot;);&quot;III&quot;;&quot;xxx&quot;)))" office:value-type="string" office:string-value="xxx">
            <text:p>xxx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9" table:formula="of:=[.B26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5" table:formula="of:=IF([.M26]=-999;&quot; &quot;;RANK([.M26];[.$M$12:.$M$26];0))" office:value-type="string" office:string-value=" ">
            <text:p><text:s/></text:p>
          </table:table-cell>
          <table:table-cell office:value-type="string">
            <text:p><text:s/></text:p>
          </table:table-cell>
          <table:table-cell table:style-name="ce69" table:formula="of:=[.B26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71" table:formula="of:=IF([.Q26]=-999;&quot; &quot;;RANK([.Q26];[.$Q$12:.$Q$26];0))" office:value-type="string" office:string-value=" ">
            <text:p><text:s/></text:p>
          </table:table-cell>
          <table:table-cell/>
          <table:table-cell table:style-name="ce69" table:formula="of:=[.B26]" office:value-type="string" office:string-value=" ">
            <text:p><text:s/></text:p>
          </table:table-cell>
          <table:table-cell table:style-name="ce72" office:value-type="float" office:value="999">
            <text:p>999</text:p>
          </table:table-cell>
          <table:table-cell table:style-name="ce71" table:formula="of:=IF([.U26]=999;&quot; &quot;;RANK([.U26];[.$U$12:.$U$26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7" office:value-type="string">
            <text:p><text:s/></text:p>
          </table:table-cell>
          <table:table-cell table:number-columns-repeated="2" table:style-name="ce15" office:value-type="string">
            <text:p><text:s/></text:p>
          </table:table-cell>
          <table:table-cell table:style-name="ce28" table:content-validation-name="val1" office:value-type="string">
            <text:p><text:s/></text:p>
          </table:table-cell>
          <table:table-cell table:style-name="ce15" office:value-type="string">
            <text:p><text:s/></text:p>
          </table:table-cell>
          <table:table-cell table:style-name="ce15" table:number-columns-repeated="2"/>
          <table:table-cell table:style-name="ce50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2"/>
          <table:table-cell table:style-name="ce62" office:value-type="string">
            <text:p><text:s/></text:p>
          </table:table-cell>
          <table:table-cell table:style-name="ce66" office:value-type="string">
            <text:p><text:s/></text:p>
          </table:table-cell>
          <table:table-cell table:number-columns-repeated="2"/>
          <table:table-cell table:style-name="ce62"/>
          <table:table-cell table:style-name="ce66"/>
          <table:table-cell table:number-columns-repeated="2"/>
          <table:table-cell table:style-name="ce73"/>
          <table:table-cell table:style-name="ce74"/>
          <table:table-cell/>
        </table:table-row>
        <table:table-row table:style-name="ro1">
          <table:table-cell/>
          <table:table-cell table:style-name="ce7" office:value-type="string">
            <text:p><text:s/></text:p>
          </table:table-cell>
          <table:table-cell table:number-columns-repeated="2" table:style-name="ce15" office:value-type="string">
            <text:p><text:s/></text:p>
          </table:table-cell>
          <table:table-cell table:style-name="ce28" table:content-validation-name="val1" office:value-type="string">
            <text:p><text:s/></text:p>
          </table:table-cell>
          <table:table-cell table:style-name="ce15" office:value-type="string">
            <text:p><text:s/></text:p>
          </table:table-cell>
          <table:table-cell table:style-name="ce15" table:number-columns-repeated="2"/>
          <table:table-cell table:style-name="ce50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2"/>
          <table:table-cell table:style-name="ce62" office:value-type="string">
            <text:p><text:s/></text:p>
          </table:table-cell>
          <table:table-cell table:style-name="ce66" office:value-type="string">
            <text:p><text:s/></text:p>
          </table:table-cell>
          <table:table-cell table:number-columns-repeated="2"/>
          <table:table-cell table:style-name="ce62"/>
          <table:table-cell table:style-name="ce66"/>
          <table:table-cell table:number-columns-repeated="2"/>
          <table:table-cell table:style-name="ce73"/>
          <table:table-cell table:style-name="ce74"/>
          <table:table-cell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10" office:value-type="string">
            <text:p>Wübbeler</text:p>
          </table:table-cell>
          <table:table-cell table:style-name="ce10" office:value-type="string">
            <text:p>Martin</text:p>
          </table:table-cell>
          <table:table-cell table:style-name="ce29" table:content-validation-name="val1" office:value-type="string">
            <text:p>M</text:p>
          </table:table-cell>
          <table:table-cell table:style-name="ce10" office:value-type="string">
            <text:p>Budo-Shin</text:p>
          </table:table-cell>
          <table:table-cell table:style-name="ce5"/>
          <table:table-cell table:style-name="ce43" office:value-type="string">
            <text:p><text:s/></text:p>
          </table:table-cell>
          <table:table-cell table:style-name="ce51" office:value-type="string">
            <text:p>I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29]" office:value-type="float" office:value="2">
            <text:p>2</text:p>
          </table:table-cell>
          <table:table-cell table:style-name="ce61" office:value-type="float" office:value="-999">
            <text:p>-999</text:p>
          </table:table-cell>
          <table:table-cell table:style-name="ce67" table:formula="of:=IF([.M29]=-999;&quot; &quot;;RANK([.M29];[.$M$29:.$M$60];0))" office:value-type="string" office:string-value=" ">
            <text:p><text:s/></text:p>
          </table:table-cell>
          <table:table-cell office:value-type="string">
            <text:p><text:s/></text:p>
          </table:table-cell>
          <table:table-cell table:style-name="ce69" table:formula="of:=[.B29]" office:value-type="float" office:value="2">
            <text:p>2</text:p>
          </table:table-cell>
          <table:table-cell table:style-name="ce61" office:value-type="float" office:value="-999">
            <text:p>-999</text:p>
          </table:table-cell>
          <table:table-cell table:style-name="ce67" table:formula="of:=IF([.Q29]=-999;&quot; &quot;;RANK([.Q29];[.$Q$29:.$Q$60];0))" office:value-type="string" office:string-value=" ">
            <text:p><text:s/></text:p>
          </table:table-cell>
          <table:table-cell/>
          <table:table-cell table:style-name="ce69" table:formula="of:=[.B29]" office:value-type="float" office:value="2">
            <text:p>2</text:p>
          </table:table-cell>
          <table:table-cell table:style-name="ce72" office:value-type="float" office:value="999">
            <text:p>999</text:p>
          </table:table-cell>
          <table:table-cell table:style-name="ce67" table:formula="of:=IF([.U29]=999;&quot; &quot;;RANK([.U29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11" office:value-type="string">
            <text:p>Gräpel</text:p>
          </table:table-cell>
          <table:table-cell table:style-name="ce10" office:value-type="string">
            <text:p>Torsten</text:p>
          </table:table-cell>
          <table:table-cell table:style-name="ce30" table:content-validation-name="val1" office:value-type="string">
            <text:p>M</text:p>
          </table:table-cell>
          <table:table-cell table:style-name="ce10" office:value-type="string">
            <text:p>Budo-Shin</text:p>
          </table:table-cell>
          <table:table-cell table:style-name="ce41"/>
          <table:table-cell table:style-name="ce43" office:value-type="string">
            <text:p><text:s/></text:p>
          </table:table-cell>
          <table:table-cell table:style-name="ce51" office:value-type="string">
            <text:p>II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30]" office:value-type="float" office:value="3">
            <text:p>3</text:p>
          </table:table-cell>
          <table:table-cell table:style-name="ce61" office:value-type="float" office:value="-999">
            <text:p>-999</text:p>
          </table:table-cell>
          <table:table-cell table:style-name="ce67" table:formula="of:=IF([.M30]=-999;&quot; &quot;;RANK([.M30];[.$M$29:.$M$60];0))" office:value-type="string" office:string-value=" ">
            <text:p><text:s/></text:p>
          </table:table-cell>
          <table:table-cell office:value-type="string">
            <text:p><text:s/></text:p>
          </table:table-cell>
          <table:table-cell table:style-name="ce69" table:formula="of:=[.B30]" office:value-type="float" office:value="3">
            <text:p>3</text:p>
          </table:table-cell>
          <table:table-cell table:style-name="ce61" office:value-type="float" office:value="-999">
            <text:p>-999</text:p>
          </table:table-cell>
          <table:table-cell table:style-name="ce67" table:formula="of:=IF([.Q30]=-999;&quot; &quot;;RANK([.Q30];[.$Q$29:.$Q$60];0))" office:value-type="string" office:string-value=" ">
            <text:p><text:s/></text:p>
          </table:table-cell>
          <table:table-cell/>
          <table:table-cell table:style-name="ce69" table:formula="of:=[.B30]" office:value-type="float" office:value="3">
            <text:p>3</text:p>
          </table:table-cell>
          <table:table-cell table:style-name="ce72" office:value-type="float" office:value="999">
            <text:p>999</text:p>
          </table:table-cell>
          <table:table-cell table:style-name="ce67" table:formula="of:=IF([.U30]=999;&quot; &quot;;RANK([.U30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16" office:value-type="string">
            <text:p>Grytt</text:p>
          </table:table-cell>
          <table:table-cell table:style-name="ce18" office:value-type="string">
            <text:p>Rainer</text:p>
          </table:table-cell>
          <table:table-cell table:style-name="ce30" table:content-validation-name="val1" office:value-type="string">
            <text:p>M</text:p>
          </table:table-cell>
          <table:table-cell table:style-name="ce18" office:value-type="string">
            <text:p>Budo-Shin</text:p>
          </table:table-cell>
          <table:table-cell table:style-name="ce6"/>
          <table:table-cell table:style-name="ce43" office:value-type="string">
            <text:p><text:s/></text:p>
          </table:table-cell>
          <table:table-cell table:style-name="ce51" office:value-type="string">
            <text:p>III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31]" office:value-type="float" office:value="4">
            <text:p>4</text:p>
          </table:table-cell>
          <table:table-cell table:style-name="ce61" office:value-type="float" office:value="-999">
            <text:p>-999</text:p>
          </table:table-cell>
          <table:table-cell table:style-name="ce67" table:formula="of:=IF([.M31]=-999;&quot; &quot;;RANK([.M31];[.$M$29:.$M$60];0))" office:value-type="string" office:string-value=" ">
            <text:p><text:s/></text:p>
          </table:table-cell>
          <table:table-cell office:value-type="string">
            <text:p><text:s/></text:p>
          </table:table-cell>
          <table:table-cell table:style-name="ce69" table:formula="of:=[.B31]" office:value-type="float" office:value="4">
            <text:p>4</text:p>
          </table:table-cell>
          <table:table-cell table:style-name="ce61" office:value-type="float" office:value="-999">
            <text:p>-999</text:p>
          </table:table-cell>
          <table:table-cell table:style-name="ce67" table:formula="of:=IF([.Q31]=-999;&quot; &quot;;RANK([.Q31];[.$Q$29:.$Q$60];0))" office:value-type="string" office:string-value=" ">
            <text:p><text:s/></text:p>
          </table:table-cell>
          <table:table-cell/>
          <table:table-cell table:style-name="ce69" table:formula="of:=[.B31]" office:value-type="float" office:value="4">
            <text:p>4</text:p>
          </table:table-cell>
          <table:table-cell table:style-name="ce72" office:value-type="float" office:value="999">
            <text:p>999</text:p>
          </table:table-cell>
          <table:table-cell table:style-name="ce67" table:formula="of:=IF([.U31]=999;&quot; &quot;;RANK([.U31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11" office:value-type="string">
            <text:p>Szmagara</text:p>
          </table:table-cell>
          <table:table-cell table:style-name="ce10" office:value-type="string">
            <text:p>Tomasz</text:p>
          </table:table-cell>
          <table:table-cell table:style-name="ce31" office:value-type="string">
            <text:p>M</text:p>
          </table:table-cell>
          <table:table-cell table:style-name="ce10" office:value-type="string">
            <text:p>Budo-Shin</text:p>
          </table:table-cell>
          <table:table-cell table:style-name="ce6"/>
          <table:table-cell table:style-name="ce43" office:value-type="string">
            <text:p><text:s/></text:p>
          </table:table-cell>
          <table:table-cell table:style-name="ce51" office:value-type="string">
            <text:p>III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32]" office:value-type="float" office:value="5">
            <text:p>5</text:p>
          </table:table-cell>
          <table:table-cell table:style-name="ce61" office:value-type="float" office:value="-999">
            <text:p>-999</text:p>
          </table:table-cell>
          <table:table-cell table:style-name="ce67" table:formula="of:=IF([.M32]=-999;&quot; &quot;;RANK([.M32];[.$M$29:.$M$60];0))" office:value-type="string" office:string-value=" ">
            <text:p><text:s/></text:p>
          </table:table-cell>
          <table:table-cell office:value-type="string">
            <text:p><text:s/></text:p>
          </table:table-cell>
          <table:table-cell table:style-name="ce69" table:formula="of:=[.B32]" office:value-type="float" office:value="5">
            <text:p>5</text:p>
          </table:table-cell>
          <table:table-cell table:style-name="ce61" office:value-type="float" office:value="-999">
            <text:p>-999</text:p>
          </table:table-cell>
          <table:table-cell table:style-name="ce67" table:formula="of:=IF([.Q32]=-999;&quot; &quot;;RANK([.Q32];[.$Q$29:.$Q$60];0))" office:value-type="string" office:string-value=" ">
            <text:p><text:s/></text:p>
          </table:table-cell>
          <table:table-cell/>
          <table:table-cell table:style-name="ce69" table:formula="of:=[.B32]" office:value-type="float" office:value="5">
            <text:p>5</text:p>
          </table:table-cell>
          <table:table-cell table:style-name="ce72" office:value-type="float" office:value="999">
            <text:p>999</text:p>
          </table:table-cell>
          <table:table-cell table:style-name="ce67" table:formula="of:=IF([.U32]=999;&quot; &quot;;RANK([.U32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10" office:value-type="string">
            <text:p>Ahrens</text:p>
          </table:table-cell>
          <table:table-cell table:style-name="ce10" office:value-type="string">
            <text:p>Björn</text:p>
          </table:table-cell>
          <table:table-cell table:style-name="ce31" office:value-type="string">
            <text:p>M</text:p>
          </table:table-cell>
          <table:table-cell table:style-name="ce10" office:value-type="string">
            <text:p>Budo-Shin</text:p>
          </table:table-cell>
          <table:table-cell table:style-name="ce13"/>
          <table:table-cell table:style-name="ce43" office:value-type="string">
            <text:p><text:s/></text:p>
          </table:table-cell>
          <table:table-cell table:style-name="ce51" office:value-type="string">
            <text:p>I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33]" office:value-type="float" office:value="6">
            <text:p>6</text:p>
          </table:table-cell>
          <table:table-cell table:style-name="ce61" office:value-type="float" office:value="-999">
            <text:p>-999</text:p>
          </table:table-cell>
          <table:table-cell table:style-name="ce67" table:formula="of:=IF([.M33]=-999;&quot; &quot;;RANK([.M33];[.$M$29:.$M$60];0))" office:value-type="string" office:string-value=" ">
            <text:p><text:s/></text:p>
          </table:table-cell>
          <table:table-cell office:value-type="string">
            <text:p><text:s/></text:p>
          </table:table-cell>
          <table:table-cell table:style-name="ce69" table:formula="of:=[.B33]" office:value-type="float" office:value="6">
            <text:p>6</text:p>
          </table:table-cell>
          <table:table-cell table:style-name="ce61" office:value-type="float" office:value="-999">
            <text:p>-999</text:p>
          </table:table-cell>
          <table:table-cell table:style-name="ce67" table:formula="of:=IF([.Q33]=-999;&quot; &quot;;RANK([.Q33];[.$Q$29:.$Q$60];0))" office:value-type="string" office:string-value=" ">
            <text:p><text:s/></text:p>
          </table:table-cell>
          <table:table-cell/>
          <table:table-cell table:style-name="ce69" table:formula="of:=[.B33]" office:value-type="float" office:value="6">
            <text:p>6</text:p>
          </table:table-cell>
          <table:table-cell table:style-name="ce72" office:value-type="float" office:value="999">
            <text:p>999</text:p>
          </table:table-cell>
          <table:table-cell table:style-name="ce67" table:formula="of:=IF([.U33]=999;&quot; &quot;;RANK([.U33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10" office:value-type="string">
            <text:p>Sackmeyer</text:p>
          </table:table-cell>
          <table:table-cell table:style-name="ce10" office:value-type="string">
            <text:p>Kurt</text:p>
          </table:table-cell>
          <table:table-cell table:style-name="ce31" office:value-type="string">
            <text:p>M</text:p>
          </table:table-cell>
          <table:table-cell table:style-name="ce10" office:value-type="string">
            <text:p>Budo-Shin</text:p>
          </table:table-cell>
          <table:table-cell table:style-name="ce13"/>
          <table:table-cell table:style-name="ce43" office:value-type="string">
            <text:p><text:s/></text:p>
          </table:table-cell>
          <table:table-cell table:style-name="ce51" office:value-type="string">
            <text:p>I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34]" office:value-type="float" office:value="7">
            <text:p>7</text:p>
          </table:table-cell>
          <table:table-cell table:style-name="ce61" office:value-type="float" office:value="-999">
            <text:p>-999</text:p>
          </table:table-cell>
          <table:table-cell table:style-name="ce67" table:formula="of:=IF([.M34]=-999;&quot; &quot;;RANK([.M34];[.$M$29:.$M$60];0))" office:value-type="string" office:string-value=" ">
            <text:p><text:s/></text:p>
          </table:table-cell>
          <table:table-cell/>
          <table:table-cell table:style-name="ce69" table:formula="of:=[.B34]" office:value-type="float" office:value="7">
            <text:p>7</text:p>
          </table:table-cell>
          <table:table-cell table:style-name="ce61" office:value-type="float" office:value="-999">
            <text:p>-999</text:p>
          </table:table-cell>
          <table:table-cell table:style-name="ce67" table:formula="of:=IF([.Q34]=-999;&quot; &quot;;RANK([.Q34];[.$Q$29:.$Q$60];0))" office:value-type="string" office:string-value=" ">
            <text:p><text:s/></text:p>
          </table:table-cell>
          <table:table-cell/>
          <table:table-cell table:style-name="ce69" table:formula="of:=[.B34]" office:value-type="float" office:value="7">
            <text:p>7</text:p>
          </table:table-cell>
          <table:table-cell table:style-name="ce72" office:value-type="float" office:value="999">
            <text:p>999</text:p>
          </table:table-cell>
          <table:table-cell table:style-name="ce67" table:formula="of:=IF([.U34]=999;&quot; &quot;;RANK([.U34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10" office:value-type="string">
            <text:p>Knobloch</text:p>
          </table:table-cell>
          <table:table-cell table:style-name="ce10" office:value-type="string">
            <text:p>Marius</text:p>
          </table:table-cell>
          <table:table-cell table:style-name="ce31" office:value-type="string">
            <text:p>M</text:p>
          </table:table-cell>
          <table:table-cell table:style-name="ce10" office:value-type="string">
            <text:p>Budo-Shin</text:p>
          </table:table-cell>
          <table:table-cell table:style-name="ce4"/>
          <table:table-cell table:style-name="ce44" office:value-type="string">
            <text:p><text:s/></text:p>
          </table:table-cell>
          <table:table-cell table:style-name="ce52" office:value-type="string">
            <text:p>II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35]" office:value-type="float" office:value="8">
            <text:p>8</text:p>
          </table:table-cell>
          <table:table-cell table:style-name="ce61" office:value-type="float" office:value="-999">
            <text:p>-999</text:p>
          </table:table-cell>
          <table:table-cell table:style-name="ce67" table:formula="of:=IF([.M35]=-999;&quot; &quot;;RANK([.M35];[.$M$29:.$M$60];0))" office:value-type="string" office:string-value=" ">
            <text:p><text:s/></text:p>
          </table:table-cell>
          <table:table-cell/>
          <table:table-cell table:style-name="ce69" table:formula="of:=[.B35]" office:value-type="float" office:value="8">
            <text:p>8</text:p>
          </table:table-cell>
          <table:table-cell table:style-name="ce61" office:value-type="float" office:value="-999">
            <text:p>-999</text:p>
          </table:table-cell>
          <table:table-cell table:style-name="ce67" table:formula="of:=IF([.Q35]=-999;&quot; &quot;;RANK([.Q35];[.$Q$29:.$Q$60];0))" office:value-type="string" office:string-value=" ">
            <text:p><text:s/></text:p>
          </table:table-cell>
          <table:table-cell/>
          <table:table-cell table:style-name="ce69" table:formula="of:=[.B35]" office:value-type="float" office:value="8">
            <text:p>8</text:p>
          </table:table-cell>
          <table:table-cell table:style-name="ce72" office:value-type="float" office:value="999">
            <text:p>999</text:p>
          </table:table-cell>
          <table:table-cell table:style-name="ce67" table:formula="of:=IF([.U35]=999;&quot; &quot;;RANK([.U35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10" office:value-type="string">
            <text:p>Kordes</text:p>
          </table:table-cell>
          <table:table-cell table:style-name="ce10" office:value-type="string">
            <text:p>Dieter</text:p>
          </table:table-cell>
          <table:table-cell table:style-name="ce31" office:value-type="string">
            <text:p>M</text:p>
          </table:table-cell>
          <table:table-cell table:style-name="ce10" office:value-type="string">
            <text:p>Budo-Shin</text:p>
          </table:table-cell>
          <table:table-cell table:style-name="ce13"/>
          <table:table-cell table:style-name="ce44" office:value-type="string">
            <text:p><text:s/></text:p>
          </table:table-cell>
          <table:table-cell table:style-name="ce51" office:value-type="string">
            <text:p>III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36]" office:value-type="float" office:value="9">
            <text:p>9</text:p>
          </table:table-cell>
          <table:table-cell table:style-name="ce61" office:value-type="float" office:value="-999">
            <text:p>-999</text:p>
          </table:table-cell>
          <table:table-cell table:style-name="ce67" table:formula="of:=IF([.M36]=-999;&quot; &quot;;RANK([.M36];[.$M$29:.$M$60];0))" office:value-type="string" office:string-value=" ">
            <text:p><text:s/></text:p>
          </table:table-cell>
          <table:table-cell/>
          <table:table-cell table:style-name="ce69" table:formula="of:=[.B36]" office:value-type="float" office:value="9">
            <text:p>9</text:p>
          </table:table-cell>
          <table:table-cell table:style-name="ce61" office:value-type="float" office:value="-999">
            <text:p>-999</text:p>
          </table:table-cell>
          <table:table-cell table:style-name="ce67" table:formula="of:=IF([.Q36]=-999;&quot; &quot;;RANK([.Q36];[.$Q$29:.$Q$60];0))" office:value-type="string" office:string-value=" ">
            <text:p><text:s/></text:p>
          </table:table-cell>
          <table:table-cell/>
          <table:table-cell table:style-name="ce69" table:formula="of:=[.B36]" office:value-type="float" office:value="9">
            <text:p>9</text:p>
          </table:table-cell>
          <table:table-cell table:style-name="ce72" office:value-type="float" office:value="999">
            <text:p>999</text:p>
          </table:table-cell>
          <table:table-cell table:style-name="ce67" table:formula="of:=IF([.U36]=999;&quot; &quot;;RANK([.U36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11" office:value-type="string">
            <text:p>Huntemann</text:p>
          </table:table-cell>
          <table:table-cell table:style-name="ce10" office:value-type="string">
            <text:p>Ralf</text:p>
          </table:table-cell>
          <table:table-cell table:style-name="ce31" office:value-type="string">
            <text:p>M</text:p>
          </table:table-cell>
          <table:table-cell table:style-name="ce10" office:value-type="string">
            <text:p>Budo-Shin</text:p>
          </table:table-cell>
          <table:table-cell table:style-name="ce6"/>
          <table:table-cell table:style-name="ce44" office:value-type="string">
            <text:p><text:s/></text:p>
          </table:table-cell>
          <table:table-cell table:style-name="ce51" office:value-type="string">
            <text:p>I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37]" office:value-type="float" office:value="12">
            <text:p>12</text:p>
          </table:table-cell>
          <table:table-cell table:style-name="ce61" office:value-type="float" office:value="-999">
            <text:p>-999</text:p>
          </table:table-cell>
          <table:table-cell table:style-name="ce67" table:formula="of:=IF([.M37]=-999;&quot; &quot;;RANK([.M37];[.$M$29:.$M$60];0))" office:value-type="string" office:string-value=" ">
            <text:p><text:s/></text:p>
          </table:table-cell>
          <table:table-cell/>
          <table:table-cell table:style-name="ce69" table:formula="of:=[.B37]" office:value-type="float" office:value="12">
            <text:p>12</text:p>
          </table:table-cell>
          <table:table-cell table:style-name="ce61" office:value-type="float" office:value="-999">
            <text:p>-999</text:p>
          </table:table-cell>
          <table:table-cell table:style-name="ce67" table:formula="of:=IF([.Q37]=-999;&quot; &quot;;RANK([.Q37];[.$Q$29:.$Q$60];0))" office:value-type="string" office:string-value=" ">
            <text:p><text:s/></text:p>
          </table:table-cell>
          <table:table-cell/>
          <table:table-cell table:style-name="ce69" table:formula="of:=[.B37]" office:value-type="float" office:value="12">
            <text:p>12</text:p>
          </table:table-cell>
          <table:table-cell table:style-name="ce72" office:value-type="float" office:value="999">
            <text:p>999</text:p>
          </table:table-cell>
          <table:table-cell table:style-name="ce67" table:formula="of:=IF([.U37]=999;&quot; &quot;;RANK([.U37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11" office:value-type="string">
            <text:p>Troschkin</text:p>
          </table:table-cell>
          <table:table-cell table:style-name="ce10" office:value-type="string">
            <text:p>Celvin</text:p>
          </table:table-cell>
          <table:table-cell table:style-name="ce32" office:value-type="string">
            <text:p>M</text:p>
          </table:table-cell>
          <table:table-cell table:style-name="ce10" office:value-type="string">
            <text:p>Budo-Shin</text:p>
          </table:table-cell>
          <table:table-cell table:style-name="ce13"/>
          <table:table-cell table:style-name="ce44" office:value-type="string">
            <text:p><text:s/></text:p>
          </table:table-cell>
          <table:table-cell table:style-name="ce51" office:value-type="string">
            <text:p>I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38]" office:value-type="float" office:value="13">
            <text:p>13</text:p>
          </table:table-cell>
          <table:table-cell table:style-name="ce61" office:value-type="float" office:value="-999">
            <text:p>-999</text:p>
          </table:table-cell>
          <table:table-cell table:style-name="ce67" table:formula="of:=IF([.M38]=-999;&quot; &quot;;RANK([.M38];[.$M$29:.$M$60];0))" office:value-type="string" office:string-value=" ">
            <text:p><text:s/></text:p>
          </table:table-cell>
          <table:table-cell/>
          <table:table-cell table:style-name="ce69" table:formula="of:=[.B38]" office:value-type="float" office:value="13">
            <text:p>13</text:p>
          </table:table-cell>
          <table:table-cell table:style-name="ce61" office:value-type="float" office:value="-999">
            <text:p>-999</text:p>
          </table:table-cell>
          <table:table-cell table:style-name="ce67" table:formula="of:=IF([.Q38]=-999;&quot; &quot;;RANK([.Q38];[.$Q$29:.$Q$60];0))" office:value-type="string" office:string-value=" ">
            <text:p><text:s/></text:p>
          </table:table-cell>
          <table:table-cell/>
          <table:table-cell table:style-name="ce69" table:formula="of:=[.B38]" office:value-type="float" office:value="13">
            <text:p>13</text:p>
          </table:table-cell>
          <table:table-cell table:style-name="ce72" office:value-type="float" office:value="999">
            <text:p>999</text:p>
          </table:table-cell>
          <table:table-cell table:style-name="ce67" table:formula="of:=IF([.U38]=999;&quot; &quot;;RANK([.U38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11" office:value-type="string">
            <text:p>Antholzer</text:p>
          </table:table-cell>
          <table:table-cell table:style-name="ce10" office:value-type="string">
            <text:p>Marcel</text:p>
          </table:table-cell>
          <table:table-cell table:style-name="ce33" office:value-type="string">
            <text:p>M</text:p>
          </table:table-cell>
          <table:table-cell table:style-name="ce10" office:value-type="string">
            <text:p>Bushikan</text:p>
          </table:table-cell>
          <table:table-cell table:style-name="ce13"/>
          <table:table-cell table:style-name="ce44" office:value-type="string">
            <text:p><text:s/></text:p>
          </table:table-cell>
          <table:table-cell table:style-name="ce52" office:value-type="string">
            <text:p>I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39]" office:value-type="float" office:value="14">
            <text:p>14</text:p>
          </table:table-cell>
          <table:table-cell table:style-name="ce61" office:value-type="float" office:value="-999">
            <text:p>-999</text:p>
          </table:table-cell>
          <table:table-cell table:style-name="ce67" table:formula="of:=IF([.M39]=-999;&quot; &quot;;RANK([.M39];[.$M$29:.$M$60];0))" office:value-type="string" office:string-value=" ">
            <text:p><text:s/></text:p>
          </table:table-cell>
          <table:table-cell/>
          <table:table-cell table:style-name="ce69" table:formula="of:=[.B39]" office:value-type="float" office:value="14">
            <text:p>14</text:p>
          </table:table-cell>
          <table:table-cell table:style-name="ce61" office:value-type="float" office:value="-999">
            <text:p>-999</text:p>
          </table:table-cell>
          <table:table-cell table:style-name="ce67" table:formula="of:=IF([.Q39]=-999;&quot; &quot;;RANK([.Q39];[.$Q$29:.$Q$60];0))" office:value-type="string" office:string-value=" ">
            <text:p><text:s/></text:p>
          </table:table-cell>
          <table:table-cell/>
          <table:table-cell table:style-name="ce69" table:formula="of:=[.B39]" office:value-type="float" office:value="14">
            <text:p>14</text:p>
          </table:table-cell>
          <table:table-cell table:style-name="ce72" office:value-type="float" office:value="999">
            <text:p>999</text:p>
          </table:table-cell>
          <table:table-cell table:style-name="ce67" table:formula="of:=IF([.U39]=999;&quot; &quot;;RANK([.U39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11" office:value-type="string">
            <text:p>Cyrol</text:p>
          </table:table-cell>
          <table:table-cell table:style-name="ce10" office:value-type="string">
            <text:p>Florian</text:p>
          </table:table-cell>
          <table:table-cell table:style-name="ce31" office:value-type="string">
            <text:p>M</text:p>
          </table:table-cell>
          <table:table-cell table:style-name="ce10" office:value-type="string">
            <text:p>Bushikan</text:p>
          </table:table-cell>
          <table:table-cell table:style-name="ce13"/>
          <table:table-cell table:style-name="ce43" office:value-type="string">
            <text:p><text:s/></text:p>
          </table:table-cell>
          <table:table-cell table:style-name="ce52" office:value-type="string">
            <text:p>II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40]" office:value-type="float" office:value="15">
            <text:p>15</text:p>
          </table:table-cell>
          <table:table-cell table:style-name="ce61" office:value-type="float" office:value="-999">
            <text:p>-999</text:p>
          </table:table-cell>
          <table:table-cell table:style-name="ce67" table:formula="of:=IF([.M40]=-999;&quot; &quot;;RANK([.M40];[.$M$29:.$M$60];0))" office:value-type="string" office:string-value=" ">
            <text:p><text:s/></text:p>
          </table:table-cell>
          <table:table-cell/>
          <table:table-cell table:style-name="ce69" table:formula="of:=[.B40]" office:value-type="float" office:value="15">
            <text:p>15</text:p>
          </table:table-cell>
          <table:table-cell table:style-name="ce61" office:value-type="float" office:value="-999">
            <text:p>-999</text:p>
          </table:table-cell>
          <table:table-cell table:style-name="ce67" table:formula="of:=IF([.Q40]=-999;&quot; &quot;;RANK([.Q40];[.$Q$29:.$Q$60];0))" office:value-type="string" office:string-value=" ">
            <text:p><text:s/></text:p>
          </table:table-cell>
          <table:table-cell/>
          <table:table-cell table:style-name="ce69" table:formula="of:=[.B40]" office:value-type="float" office:value="15">
            <text:p>15</text:p>
          </table:table-cell>
          <table:table-cell table:style-name="ce72" office:value-type="float" office:value="999">
            <text:p>999</text:p>
          </table:table-cell>
          <table:table-cell table:style-name="ce67" table:formula="of:=IF([.U40]=999;&quot; &quot;;RANK([.U40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office:value-type="float" office:value="17">
            <text:p>17</text:p>
          </table:table-cell>
          <table:table-cell table:style-name="ce11" office:value-type="string">
            <text:p>Raßbach</text:p>
          </table:table-cell>
          <table:table-cell table:style-name="ce10" office:value-type="string">
            <text:p>Luca</text:p>
          </table:table-cell>
          <table:table-cell table:style-name="ce31" office:value-type="string">
            <text:p>M</text:p>
          </table:table-cell>
          <table:table-cell table:style-name="ce10" office:value-type="string">
            <text:p>Bushikan</text:p>
          </table:table-cell>
          <table:table-cell table:style-name="ce13"/>
          <table:table-cell table:style-name="ce43" office:value-type="string">
            <text:p><text:s/></text:p>
          </table:table-cell>
          <table:table-cell table:style-name="ce51" office:value-type="string">
            <text:p>I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41]" office:value-type="float" office:value="17">
            <text:p>17</text:p>
          </table:table-cell>
          <table:table-cell table:style-name="ce61" office:value-type="float" office:value="-999">
            <text:p>-999</text:p>
          </table:table-cell>
          <table:table-cell table:style-name="ce67" table:formula="of:=IF([.M41]=-999;&quot; &quot;;RANK([.M41];[.$M$29:.$M$60];0))" office:value-type="string" office:string-value=" ">
            <text:p><text:s/></text:p>
          </table:table-cell>
          <table:table-cell/>
          <table:table-cell table:style-name="ce69" table:formula="of:=[.B41]" office:value-type="float" office:value="17">
            <text:p>17</text:p>
          </table:table-cell>
          <table:table-cell table:style-name="ce61" office:value-type="float" office:value="-999">
            <text:p>-999</text:p>
          </table:table-cell>
          <table:table-cell table:style-name="ce67" table:formula="of:=IF([.Q41]=-999;&quot; &quot;;RANK([.Q41];[.$Q$29:.$Q$60];0))" office:value-type="string" office:string-value=" ">
            <text:p><text:s/></text:p>
          </table:table-cell>
          <table:table-cell/>
          <table:table-cell table:style-name="ce69" table:formula="of:=[.B41]" office:value-type="float" office:value="17">
            <text:p>17</text:p>
          </table:table-cell>
          <table:table-cell table:style-name="ce72" office:value-type="float" office:value="999">
            <text:p>999</text:p>
          </table:table-cell>
          <table:table-cell table:style-name="ce67" table:formula="of:=IF([.U41]=999;&quot; &quot;;RANK([.U41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office:value-type="float" office:value="18">
            <text:p>18</text:p>
          </table:table-cell>
          <table:table-cell table:style-name="ce11" office:value-type="string">
            <text:p>Mengede</text:p>
          </table:table-cell>
          <table:table-cell table:style-name="ce10" office:value-type="string">
            <text:p>Michael</text:p>
          </table:table-cell>
          <table:table-cell table:style-name="ce31" office:value-type="string">
            <text:p>M</text:p>
          </table:table-cell>
          <table:table-cell table:style-name="ce10" office:value-type="string">
            <text:p>Bushikan</text:p>
          </table:table-cell>
          <table:table-cell table:style-name="ce13"/>
          <table:table-cell table:style-name="ce43" office:value-type="string">
            <text:p><text:s/></text:p>
          </table:table-cell>
          <table:table-cell table:style-name="ce52" office:value-type="string">
            <text:p>I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42]" office:value-type="float" office:value="18">
            <text:p>18</text:p>
          </table:table-cell>
          <table:table-cell table:style-name="ce61" office:value-type="float" office:value="-999">
            <text:p>-999</text:p>
          </table:table-cell>
          <table:table-cell table:style-name="ce67" table:formula="of:=IF([.M42]=-999;&quot; &quot;;RANK([.M42];[.$M$29:.$M$60];0))" office:value-type="string" office:string-value=" ">
            <text:p><text:s/></text:p>
          </table:table-cell>
          <table:table-cell/>
          <table:table-cell table:style-name="ce69" table:formula="of:=[.B42]" office:value-type="float" office:value="18">
            <text:p>18</text:p>
          </table:table-cell>
          <table:table-cell table:style-name="ce61" office:value-type="float" office:value="-999">
            <text:p>-999</text:p>
          </table:table-cell>
          <table:table-cell table:style-name="ce67" table:formula="of:=IF([.Q42]=-999;&quot; &quot;;RANK([.Q42];[.$Q$29:.$Q$60];0))" office:value-type="string" office:string-value=" ">
            <text:p><text:s/></text:p>
          </table:table-cell>
          <table:table-cell/>
          <table:table-cell table:style-name="ce69" table:formula="of:=[.B42]" office:value-type="float" office:value="18">
            <text:p>18</text:p>
          </table:table-cell>
          <table:table-cell table:style-name="ce72" office:value-type="float" office:value="999">
            <text:p>999</text:p>
          </table:table-cell>
          <table:table-cell table:style-name="ce67" table:formula="of:=IF([.U42]=999;&quot; &quot;;RANK([.U42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office:value-type="float" office:value="19">
            <text:p>19</text:p>
          </table:table-cell>
          <table:table-cell table:style-name="ce11" office:value-type="string">
            <text:p>Wiesrchen</text:p>
          </table:table-cell>
          <table:table-cell table:style-name="ce10" office:value-type="string">
            <text:p>Markus</text:p>
          </table:table-cell>
          <table:table-cell table:style-name="ce31" office:value-type="string">
            <text:p>M</text:p>
          </table:table-cell>
          <table:table-cell table:style-name="ce10" office:value-type="string">
            <text:p>Bushikan</text:p>
          </table:table-cell>
          <table:table-cell table:style-name="ce13"/>
          <table:table-cell table:style-name="ce44" office:value-type="string">
            <text:p><text:s/></text:p>
          </table:table-cell>
          <table:table-cell table:style-name="ce51" office:value-type="string">
            <text:p>I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43]" office:value-type="float" office:value="19">
            <text:p>19</text:p>
          </table:table-cell>
          <table:table-cell table:style-name="ce61" office:value-type="float" office:value="-999">
            <text:p>-999</text:p>
          </table:table-cell>
          <table:table-cell table:style-name="ce67" table:formula="of:=IF([.M43]=-999;&quot; &quot;;RANK([.M43];[.$M$29:.$M$60];0))" office:value-type="string" office:string-value=" ">
            <text:p><text:s/></text:p>
          </table:table-cell>
          <table:table-cell/>
          <table:table-cell table:style-name="ce69" table:formula="of:=[.B43]" office:value-type="float" office:value="19">
            <text:p>19</text:p>
          </table:table-cell>
          <table:table-cell table:style-name="ce61" office:value-type="float" office:value="-999">
            <text:p>-999</text:p>
          </table:table-cell>
          <table:table-cell table:style-name="ce67" table:formula="of:=IF([.Q43]=-999;&quot; &quot;;RANK([.Q43];[.$Q$29:.$Q$60];0))" office:value-type="string" office:string-value=" ">
            <text:p><text:s/></text:p>
          </table:table-cell>
          <table:table-cell/>
          <table:table-cell table:style-name="ce69" table:formula="of:=[.B43]" office:value-type="float" office:value="19">
            <text:p>19</text:p>
          </table:table-cell>
          <table:table-cell table:style-name="ce72" office:value-type="float" office:value="999">
            <text:p>999</text:p>
          </table:table-cell>
          <table:table-cell table:style-name="ce67" table:formula="of:=IF([.U43]=999;&quot; &quot;;RANK([.U43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office:value-type="float" office:value="20">
            <text:p>20</text:p>
          </table:table-cell>
          <table:table-cell table:style-name="ce11" office:value-type="string">
            <text:p>Pendergast</text:p>
          </table:table-cell>
          <table:table-cell table:style-name="ce10" office:value-type="string">
            <text:p>Carolan</text:p>
          </table:table-cell>
          <table:table-cell table:style-name="ce31" office:value-type="string">
            <text:p>M</text:p>
          </table:table-cell>
          <table:table-cell table:style-name="ce10" office:value-type="string">
            <text:p>Dragons Lair</text:p>
          </table:table-cell>
          <table:table-cell table:style-name="ce13"/>
          <table:table-cell table:style-name="ce43" office:value-type="string">
            <text:p><text:s/></text:p>
          </table:table-cell>
          <table:table-cell table:style-name="ce51" office:value-type="string">
            <text:p>II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44]" office:value-type="float" office:value="20">
            <text:p>20</text:p>
          </table:table-cell>
          <table:table-cell table:style-name="ce61" office:value-type="float" office:value="-999">
            <text:p>-999</text:p>
          </table:table-cell>
          <table:table-cell table:style-name="ce67" table:formula="of:=IF([.M44]=-999;&quot; &quot;;RANK([.M44];[.$M$29:.$M$60];0))" office:value-type="string" office:string-value=" ">
            <text:p><text:s/></text:p>
          </table:table-cell>
          <table:table-cell/>
          <table:table-cell table:style-name="ce69" table:formula="of:=[.B44]" office:value-type="float" office:value="20">
            <text:p>20</text:p>
          </table:table-cell>
          <table:table-cell table:style-name="ce61" office:value-type="float" office:value="-999">
            <text:p>-999</text:p>
          </table:table-cell>
          <table:table-cell table:style-name="ce67" table:formula="of:=IF([.Q44]=-999;&quot; &quot;;RANK([.Q44];[.$Q$29:.$Q$60];0))" office:value-type="string" office:string-value=" ">
            <text:p><text:s/></text:p>
          </table:table-cell>
          <table:table-cell/>
          <table:table-cell table:style-name="ce69" table:formula="of:=[.B44]" office:value-type="float" office:value="20">
            <text:p>20</text:p>
          </table:table-cell>
          <table:table-cell table:style-name="ce72" office:value-type="float" office:value="999">
            <text:p>999</text:p>
          </table:table-cell>
          <table:table-cell table:style-name="ce67" table:formula="of:=IF([.U44]=999;&quot; &quot;;RANK([.U44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office:value-type="float" office:value="21">
            <text:p>21</text:p>
          </table:table-cell>
          <table:table-cell table:style-name="ce11" office:value-type="string">
            <text:p>McEnroe</text:p>
          </table:table-cell>
          <table:table-cell table:style-name="ce10" office:value-type="string">
            <text:p>Larry</text:p>
          </table:table-cell>
          <table:table-cell table:style-name="ce31" office:value-type="string">
            <text:p>M</text:p>
          </table:table-cell>
          <table:table-cell table:style-name="ce10" office:value-type="string">
            <text:p>Dragons Lair</text:p>
          </table:table-cell>
          <table:table-cell table:style-name="ce13"/>
          <table:table-cell table:style-name="ce43" office:value-type="string">
            <text:p><text:s/></text:p>
          </table:table-cell>
          <table:table-cell table:style-name="ce51" office:value-type="string">
            <text:p>III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45]" office:value-type="float" office:value="21">
            <text:p>21</text:p>
          </table:table-cell>
          <table:table-cell table:style-name="ce61" office:value-type="float" office:value="-999">
            <text:p>-999</text:p>
          </table:table-cell>
          <table:table-cell table:style-name="ce67" table:formula="of:=IF([.M45]=-999;&quot; &quot;;RANK([.M45];[.$M$29:.$M$60];0))" office:value-type="string" office:string-value=" ">
            <text:p><text:s/></text:p>
          </table:table-cell>
          <table:table-cell/>
          <table:table-cell table:style-name="ce69" table:formula="of:=[.B45]" office:value-type="float" office:value="21">
            <text:p>21</text:p>
          </table:table-cell>
          <table:table-cell table:style-name="ce61" office:value-type="float" office:value="-999">
            <text:p>-999</text:p>
          </table:table-cell>
          <table:table-cell table:style-name="ce67" table:formula="of:=IF([.Q45]=-999;&quot; &quot;;RANK([.Q45];[.$Q$29:.$Q$60];0))" office:value-type="string" office:string-value=" ">
            <text:p><text:s/></text:p>
          </table:table-cell>
          <table:table-cell/>
          <table:table-cell table:style-name="ce69" table:formula="of:=[.B45]" office:value-type="float" office:value="21">
            <text:p>21</text:p>
          </table:table-cell>
          <table:table-cell table:style-name="ce72" office:value-type="float" office:value="999">
            <text:p>999</text:p>
          </table:table-cell>
          <table:table-cell table:style-name="ce67" table:formula="of:=IF([.U45]=999;&quot; &quot;;RANK([.U45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office:value-type="float" office:value="22">
            <text:p>22</text:p>
          </table:table-cell>
          <table:table-cell table:style-name="ce11" office:value-type="string">
            <text:p>Carthy</text:p>
          </table:table-cell>
          <table:table-cell table:style-name="ce10" office:value-type="string">
            <text:p>Ger</text:p>
          </table:table-cell>
          <table:table-cell table:style-name="ce31" office:value-type="string">
            <text:p>M</text:p>
          </table:table-cell>
          <table:table-cell table:style-name="ce10" office:value-type="string">
            <text:p>Dragons Lair</text:p>
          </table:table-cell>
          <table:table-cell table:style-name="ce13"/>
          <table:table-cell table:style-name="ce43" office:value-type="string">
            <text:p><text:s/></text:p>
          </table:table-cell>
          <table:table-cell table:style-name="ce51" office:value-type="string">
            <text:p>II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46]" office:value-type="float" office:value="22">
            <text:p>22</text:p>
          </table:table-cell>
          <table:table-cell table:style-name="ce61" office:value-type="float" office:value="-999">
            <text:p>-999</text:p>
          </table:table-cell>
          <table:table-cell table:style-name="ce67" table:formula="of:=IF([.M46]=-999;&quot; &quot;;RANK([.M46];[.$M$29:.$M$60];0))" office:value-type="string" office:string-value=" ">
            <text:p><text:s/></text:p>
          </table:table-cell>
          <table:table-cell/>
          <table:table-cell table:style-name="ce69" table:formula="of:=[.B46]" office:value-type="float" office:value="22">
            <text:p>22</text:p>
          </table:table-cell>
          <table:table-cell table:style-name="ce61" office:value-type="float" office:value="-999">
            <text:p>-999</text:p>
          </table:table-cell>
          <table:table-cell table:style-name="ce67" table:formula="of:=IF([.Q46]=-999;&quot; &quot;;RANK([.Q46];[.$Q$29:.$Q$60];0))" office:value-type="string" office:string-value=" ">
            <text:p><text:s/></text:p>
          </table:table-cell>
          <table:table-cell/>
          <table:table-cell table:style-name="ce69" table:formula="of:=[.B46]" office:value-type="float" office:value="22">
            <text:p>22</text:p>
          </table:table-cell>
          <table:table-cell table:style-name="ce72" office:value-type="float" office:value="999">
            <text:p>999</text:p>
          </table:table-cell>
          <table:table-cell table:style-name="ce67" table:formula="of:=IF([.U46]=999;&quot; &quot;;RANK([.U46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office:value-type="float" office:value="23">
            <text:p>23</text:p>
          </table:table-cell>
          <table:table-cell table:style-name="ce11" office:value-type="string">
            <text:p>Waters</text:p>
          </table:table-cell>
          <table:table-cell table:style-name="ce10" office:value-type="string">
            <text:p>Dave</text:p>
          </table:table-cell>
          <table:table-cell table:style-name="ce31" office:value-type="string">
            <text:p>M</text:p>
          </table:table-cell>
          <table:table-cell table:style-name="ce10" office:value-type="string">
            <text:p>Yanagi-No-Ki</text:p>
          </table:table-cell>
          <table:table-cell table:style-name="ce13"/>
          <table:table-cell table:style-name="ce43" office:value-type="string">
            <text:p><text:s/></text:p>
          </table:table-cell>
          <table:table-cell table:style-name="ce52" office:value-type="string">
            <text:p>III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47]" office:value-type="float" office:value="23">
            <text:p>23</text:p>
          </table:table-cell>
          <table:table-cell table:style-name="ce61" office:value-type="float" office:value="-999">
            <text:p>-999</text:p>
          </table:table-cell>
          <table:table-cell table:style-name="ce67" table:formula="of:=IF([.M47]=-999;&quot; &quot;;RANK([.M47];[.$M$29:.$M$60];0))" office:value-type="string" office:string-value=" ">
            <text:p><text:s/></text:p>
          </table:table-cell>
          <table:table-cell/>
          <table:table-cell table:style-name="ce69" table:formula="of:=[.B47]" office:value-type="float" office:value="23">
            <text:p>23</text:p>
          </table:table-cell>
          <table:table-cell table:style-name="ce61" office:value-type="float" office:value="-999">
            <text:p>-999</text:p>
          </table:table-cell>
          <table:table-cell table:style-name="ce67" table:formula="of:=IF([.Q47]=-999;&quot; &quot;;RANK([.Q47];[.$Q$29:.$Q$60];0))" office:value-type="string" office:string-value=" ">
            <text:p><text:s/></text:p>
          </table:table-cell>
          <table:table-cell/>
          <table:table-cell table:style-name="ce69" table:formula="of:=[.B47]" office:value-type="float" office:value="23">
            <text:p>23</text:p>
          </table:table-cell>
          <table:table-cell table:style-name="ce72" office:value-type="float" office:value="999">
            <text:p>999</text:p>
          </table:table-cell>
          <table:table-cell table:style-name="ce67" table:formula="of:=IF([.U47]=999;&quot; &quot;;RANK([.U47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office:value-type="float" office:value="25">
            <text:p>25</text:p>
          </table:table-cell>
          <table:table-cell table:style-name="ce11" office:value-type="string">
            <text:p>Holmes</text:p>
          </table:table-cell>
          <table:table-cell table:style-name="ce10" office:value-type="string">
            <text:p>Melcom</text:p>
          </table:table-cell>
          <table:table-cell table:style-name="ce31" office:value-type="string">
            <text:p>M</text:p>
          </table:table-cell>
          <table:table-cell table:style-name="ce10" office:value-type="string">
            <text:p>Yanagi-No-Ki</text:p>
          </table:table-cell>
          <table:table-cell table:style-name="ce13"/>
          <table:table-cell table:style-name="ce43" office:value-type="string">
            <text:p><text:s/></text:p>
          </table:table-cell>
          <table:table-cell table:style-name="ce51" office:value-type="string">
            <text:p>III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48]" office:value-type="float" office:value="25">
            <text:p>25</text:p>
          </table:table-cell>
          <table:table-cell table:style-name="ce61" office:value-type="float" office:value="-999">
            <text:p>-999</text:p>
          </table:table-cell>
          <table:table-cell table:style-name="ce67" table:formula="of:=IF([.M48]=-999;&quot; &quot;;RANK([.M48];[.$M$29:.$M$60];0))" office:value-type="string" office:string-value=" ">
            <text:p><text:s/></text:p>
          </table:table-cell>
          <table:table-cell/>
          <table:table-cell table:style-name="ce69" table:formula="of:=[.B48]" office:value-type="float" office:value="25">
            <text:p>25</text:p>
          </table:table-cell>
          <table:table-cell table:style-name="ce61" office:value-type="float" office:value="-999">
            <text:p>-999</text:p>
          </table:table-cell>
          <table:table-cell table:style-name="ce67" table:formula="of:=IF([.Q48]=-999;&quot; &quot;;RANK([.Q48];[.$Q$29:.$Q$60];0))" office:value-type="string" office:string-value=" ">
            <text:p><text:s/></text:p>
          </table:table-cell>
          <table:table-cell/>
          <table:table-cell table:style-name="ce69" table:formula="of:=[.B48]" office:value-type="float" office:value="25">
            <text:p>25</text:p>
          </table:table-cell>
          <table:table-cell table:style-name="ce72" office:value-type="float" office:value="999">
            <text:p>999</text:p>
          </table:table-cell>
          <table:table-cell table:style-name="ce67" table:formula="of:=IF([.U48]=999;&quot; &quot;;RANK([.U48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office:value-type="float" office:value="26">
            <text:p>26</text:p>
          </table:table-cell>
          <table:table-cell table:style-name="ce11" office:value-type="string">
            <text:p>Aufenberg</text:p>
          </table:table-cell>
          <table:table-cell table:style-name="ce10" office:value-type="string">
            <text:p>Reinhold</text:p>
          </table:table-cell>
          <table:table-cell table:style-name="ce31" office:value-type="string">
            <text:p>M</text:p>
          </table:table-cell>
          <table:table-cell table:style-name="ce10" office:value-type="string">
            <text:p>Senkido Menden</text:p>
          </table:table-cell>
          <table:table-cell table:style-name="ce13"/>
          <table:table-cell table:style-name="ce43" office:value-type="string">
            <text:p><text:s/></text:p>
          </table:table-cell>
          <table:table-cell table:style-name="ce51" office:value-type="string">
            <text:p>I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49]" office:value-type="float" office:value="26">
            <text:p>26</text:p>
          </table:table-cell>
          <table:table-cell table:style-name="ce61" office:value-type="float" office:value="-999">
            <text:p>-999</text:p>
          </table:table-cell>
          <table:table-cell table:style-name="ce67" table:formula="of:=IF([.M49]=-999;&quot; &quot;;RANK([.M49];[.$M$29:.$M$60];0))" office:value-type="string" office:string-value=" ">
            <text:p><text:s/></text:p>
          </table:table-cell>
          <table:table-cell/>
          <table:table-cell table:style-name="ce69" table:formula="of:=[.B49]" office:value-type="float" office:value="26">
            <text:p>26</text:p>
          </table:table-cell>
          <table:table-cell table:style-name="ce61" office:value-type="float" office:value="-999">
            <text:p>-999</text:p>
          </table:table-cell>
          <table:table-cell table:style-name="ce67" table:formula="of:=IF([.Q49]=-999;&quot; &quot;;RANK([.Q49];[.$Q$29:.$Q$60];0))" office:value-type="string" office:string-value=" ">
            <text:p><text:s/></text:p>
          </table:table-cell>
          <table:table-cell/>
          <table:table-cell table:style-name="ce69" table:formula="of:=[.B49]" office:value-type="float" office:value="26">
            <text:p>26</text:p>
          </table:table-cell>
          <table:table-cell table:style-name="ce72" office:value-type="float" office:value="999">
            <text:p>999</text:p>
          </table:table-cell>
          <table:table-cell table:style-name="ce67" table:formula="of:=IF([.U49]=999;&quot; &quot;;RANK([.U49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office:value-type="float" office:value="27">
            <text:p>27</text:p>
          </table:table-cell>
          <table:table-cell table:style-name="ce11" office:value-type="string">
            <text:p>Boadella</text:p>
          </table:table-cell>
          <table:table-cell table:style-name="ce10" office:value-type="string">
            <text:p>Franz</text:p>
          </table:table-cell>
          <table:table-cell table:style-name="ce31" office:value-type="string">
            <text:p>M</text:p>
          </table:table-cell>
          <table:table-cell table:style-name="ce10" office:value-type="string">
            <text:p>SCV Kreuzlingen</text:p>
          </table:table-cell>
          <table:table-cell table:style-name="ce13"/>
          <table:table-cell table:style-name="ce44" office:value-type="string">
            <text:p><text:s/></text:p>
          </table:table-cell>
          <table:table-cell table:style-name="ce51" office:value-type="string">
            <text:p>I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50]" office:value-type="float" office:value="27">
            <text:p>27</text:p>
          </table:table-cell>
          <table:table-cell table:style-name="ce61" office:value-type="float" office:value="-999">
            <text:p>-999</text:p>
          </table:table-cell>
          <table:table-cell table:style-name="ce67" table:formula="of:=IF([.M50]=-999;&quot; &quot;;RANK([.M50];[.$M$29:.$M$60];0))" office:value-type="string" office:string-value=" ">
            <text:p><text:s/></text:p>
          </table:table-cell>
          <table:table-cell/>
          <table:table-cell table:style-name="ce69" table:formula="of:=[.B50]" office:value-type="float" office:value="27">
            <text:p>27</text:p>
          </table:table-cell>
          <table:table-cell table:style-name="ce61" office:value-type="float" office:value="-999">
            <text:p>-999</text:p>
          </table:table-cell>
          <table:table-cell table:style-name="ce67" table:formula="of:=IF([.Q50]=-999;&quot; &quot;;RANK([.Q50];[.$Q$29:.$Q$60];0))" office:value-type="string" office:string-value=" ">
            <text:p><text:s/></text:p>
          </table:table-cell>
          <table:table-cell/>
          <table:table-cell table:style-name="ce69" table:formula="of:=[.B50]" office:value-type="float" office:value="27">
            <text:p>27</text:p>
          </table:table-cell>
          <table:table-cell table:style-name="ce72" office:value-type="float" office:value="999">
            <text:p>999</text:p>
          </table:table-cell>
          <table:table-cell table:style-name="ce67" table:formula="of:=IF([.U50]=999;&quot; &quot;;RANK([.U50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office:value-type="string">
            <text:p><text:s/></text:p>
          </table:table-cell>
          <table:table-cell table:number-columns-repeated="2" table:style-name="ce10" office:value-type="string">
            <text:p><text:s/></text:p>
          </table:table-cell>
          <table:table-cell table:style-name="ce31" office:value-type="string">
            <text:p>M</text:p>
          </table:table-cell>
          <table:table-cell table:style-name="ce13" office:value-type="string">
            <text:p><text:s/></text:p>
          </table:table-cell>
          <table:table-cell table:style-name="ce13"/>
          <table:table-cell table:style-name="ce44" office:value-type="string">
            <text:p><text:s/></text:p>
          </table:table-cell>
          <table:table-cell table:style-name="ce49" table:formula="of:=IF(OR([.H51]=&quot;Kyu 6&quot;;[.H51]=&quot;Kyu 5&quot;;[.H51]=&quot;Kyu 4&quot;);&quot;I&quot;;IF(OR([.H51]=&quot;Kyu 3&quot;;[.H51]=&quot;Kyu 2&quot;;[.H51]=&quot;Kyu 1&quot;);&quot;II&quot;;IF(OR([.H51]=&quot;Dan 1&quot;;[.H51]=&quot;Dan 2&quot;;[.H51]=&quot;Dan 3&quot;;[.H51]=&quot;Dan 4&quot;;[.H51]=&quot;Dan 5&quot;);&quot;III&quot;;&quot;xxx&quot;)))" office:value-type="string" office:string-value="xxx">
            <text:p>xxx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51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7" table:formula="of:=IF([.M51]=-999;&quot; &quot;;RANK([.M51];[.$M$29:.$M$60];0))" office:value-type="string" office:string-value=" ">
            <text:p><text:s/></text:p>
          </table:table-cell>
          <table:table-cell/>
          <table:table-cell table:style-name="ce69" table:formula="of:=[.B51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7" table:formula="of:=IF([.Q51]=-999;&quot; &quot;;RANK([.Q51];[.$Q$29:.$Q$60];0))" office:value-type="string" office:string-value=" ">
            <text:p><text:s/></text:p>
          </table:table-cell>
          <table:table-cell/>
          <table:table-cell table:style-name="ce69" table:formula="of:=[.B51]" office:value-type="string" office:string-value=" ">
            <text:p><text:s/></text:p>
          </table:table-cell>
          <table:table-cell table:style-name="ce72" office:value-type="float" office:value="999">
            <text:p>999</text:p>
          </table:table-cell>
          <table:table-cell table:style-name="ce67" table:formula="of:=IF([.U51]=999;&quot; &quot;;RANK([.U51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office:value-type="string">
            <text:p><text:s/></text:p>
          </table:table-cell>
          <table:table-cell table:number-columns-repeated="2" table:style-name="ce10" office:value-type="string">
            <text:p><text:s/></text:p>
          </table:table-cell>
          <table:table-cell table:style-name="ce31" office:value-type="string">
            <text:p>M</text:p>
          </table:table-cell>
          <table:table-cell table:style-name="ce13" office:value-type="string">
            <text:p><text:s/></text:p>
          </table:table-cell>
          <table:table-cell table:style-name="ce13"/>
          <table:table-cell table:style-name="ce44" office:value-type="string">
            <text:p><text:s/></text:p>
          </table:table-cell>
          <table:table-cell table:style-name="ce49" table:formula="of:=IF(OR([.H52]=&quot;Kyu 6&quot;;[.H52]=&quot;Kyu 5&quot;;[.H52]=&quot;Kyu 4&quot;);&quot;I&quot;;IF(OR([.H52]=&quot;Kyu 3&quot;;[.H52]=&quot;Kyu 2&quot;;[.H52]=&quot;Kyu 1&quot;);&quot;II&quot;;IF(OR([.H52]=&quot;Dan 1&quot;;[.H52]=&quot;Dan 2&quot;;[.H52]=&quot;Dan 3&quot;;[.H52]=&quot;Dan 4&quot;;[.H52]=&quot;Dan 5&quot;);&quot;III&quot;;&quot;xxx&quot;)))" office:value-type="string" office:string-value="xxx">
            <text:p>xxx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52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7" table:formula="of:=IF([.M52]=-999;&quot; &quot;;RANK([.M52];[.$M$29:.$M$60];0))" office:value-type="string" office:string-value=" ">
            <text:p><text:s/></text:p>
          </table:table-cell>
          <table:table-cell/>
          <table:table-cell table:style-name="ce69" table:formula="of:=[.B52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7" table:formula="of:=IF([.Q52]=-999;&quot; &quot;;RANK([.Q52];[.$Q$29:.$Q$60];0))" office:value-type="string" office:string-value=" ">
            <text:p><text:s/></text:p>
          </table:table-cell>
          <table:table-cell/>
          <table:table-cell table:style-name="ce69" table:formula="of:=[.B52]" office:value-type="string" office:string-value=" ">
            <text:p><text:s/></text:p>
          </table:table-cell>
          <table:table-cell table:style-name="ce72" office:value-type="float" office:value="999">
            <text:p>999</text:p>
          </table:table-cell>
          <table:table-cell table:style-name="ce67" table:formula="of:=IF([.U52]=999;&quot; &quot;;RANK([.U52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office:value-type="string">
            <text:p><text:s/></text:p>
          </table:table-cell>
          <table:table-cell table:number-columns-repeated="2" table:style-name="ce10" office:value-type="string">
            <text:p><text:s/></text:p>
          </table:table-cell>
          <table:table-cell table:style-name="ce31" office:value-type="string">
            <text:p>M</text:p>
          </table:table-cell>
          <table:table-cell table:style-name="ce13" office:value-type="string">
            <text:p><text:s/></text:p>
          </table:table-cell>
          <table:table-cell table:style-name="ce13"/>
          <table:table-cell table:style-name="ce44" office:value-type="string">
            <text:p><text:s/></text:p>
          </table:table-cell>
          <table:table-cell table:style-name="ce49" table:formula="of:=IF(OR([.H53]=&quot;Kyu 6&quot;;[.H53]=&quot;Kyu 5&quot;;[.H53]=&quot;Kyu 4&quot;);&quot;I&quot;;IF(OR([.H53]=&quot;Kyu 3&quot;;[.H53]=&quot;Kyu 2&quot;;[.H53]=&quot;Kyu 1&quot;);&quot;II&quot;;IF(OR([.H53]=&quot;Dan 1&quot;;[.H53]=&quot;Dan 2&quot;;[.H53]=&quot;Dan 3&quot;;[.H53]=&quot;Dan 4&quot;;[.H53]=&quot;Dan 5&quot;);&quot;III&quot;;&quot;xxx&quot;)))" office:value-type="string" office:string-value="xxx">
            <text:p>xxx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53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7" table:formula="of:=IF([.M53]=-999;&quot; &quot;;RANK([.M53];[.$M$29:.$M$60];0))" office:value-type="string" office:string-value=" ">
            <text:p><text:s/></text:p>
          </table:table-cell>
          <table:table-cell/>
          <table:table-cell table:style-name="ce69" table:formula="of:=[.B53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7" table:formula="of:=IF([.Q53]=-999;&quot; &quot;;RANK([.Q53];[.$Q$29:.$Q$60];0))" office:value-type="string" office:string-value=" ">
            <text:p><text:s/></text:p>
          </table:table-cell>
          <table:table-cell/>
          <table:table-cell table:style-name="ce69" table:formula="of:=[.B53]" office:value-type="string" office:string-value=" ">
            <text:p><text:s/></text:p>
          </table:table-cell>
          <table:table-cell table:style-name="ce72" office:value-type="float" office:value="999">
            <text:p>999</text:p>
          </table:table-cell>
          <table:table-cell table:style-name="ce67" table:formula="of:=IF([.U53]=999;&quot; &quot;;RANK([.U53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office:value-type="string">
            <text:p><text:s/></text:p>
          </table:table-cell>
          <table:table-cell table:number-columns-repeated="2" table:style-name="ce10" office:value-type="string">
            <text:p><text:s/></text:p>
          </table:table-cell>
          <table:table-cell table:style-name="ce34" office:value-type="string">
            <text:p>M</text:p>
          </table:table-cell>
          <table:table-cell table:style-name="ce13" office:value-type="string">
            <text:p><text:s/></text:p>
          </table:table-cell>
          <table:table-cell table:style-name="ce13"/>
          <table:table-cell table:style-name="ce44" office:value-type="string">
            <text:p><text:s/></text:p>
          </table:table-cell>
          <table:table-cell table:style-name="ce49" table:formula="of:=IF(OR([.H54]=&quot;Kyu 6&quot;;[.H54]=&quot;Kyu 5&quot;;[.H54]=&quot;Kyu 4&quot;);&quot;I&quot;;IF(OR([.H54]=&quot;Kyu 3&quot;;[.H54]=&quot;Kyu 2&quot;;[.H54]=&quot;Kyu 1&quot;);&quot;II&quot;;IF(OR([.H54]=&quot;Dan 1&quot;;[.H54]=&quot;Dan 2&quot;;[.H54]=&quot;Dan 3&quot;;[.H54]=&quot;Dan 4&quot;;[.H54]=&quot;Dan 5&quot;);&quot;III&quot;;&quot;xxx&quot;)))" office:value-type="string" office:string-value="xxx">
            <text:p>xxx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54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7" table:formula="of:=IF([.M54]=-999;&quot; &quot;;RANK([.M54];[.$M$29:.$M$60];0))" office:value-type="string" office:string-value=" ">
            <text:p><text:s/></text:p>
          </table:table-cell>
          <table:table-cell/>
          <table:table-cell table:style-name="ce69" table:formula="of:=[.B54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7" table:formula="of:=IF([.Q54]=-999;&quot; &quot;;RANK([.Q54];[.$Q$29:.$Q$60];0))" office:value-type="string" office:string-value=" ">
            <text:p><text:s/></text:p>
          </table:table-cell>
          <table:table-cell/>
          <table:table-cell table:style-name="ce69" table:formula="of:=[.B54]" office:value-type="string" office:string-value=" ">
            <text:p><text:s/></text:p>
          </table:table-cell>
          <table:table-cell table:style-name="ce72" office:value-type="float" office:value="999">
            <text:p>999</text:p>
          </table:table-cell>
          <table:table-cell table:style-name="ce67" table:formula="of:=IF([.U54]=999;&quot; &quot;;RANK([.U54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6" office:value-type="string">
            <text:p><text:s/></text:p>
          </table:table-cell>
          <table:table-cell table:number-columns-repeated="2" table:style-name="ce13" office:value-type="string">
            <text:p><text:s/></text:p>
          </table:table-cell>
          <table:table-cell table:style-name="ce35" office:value-type="string">
            <text:p>M</text:p>
          </table:table-cell>
          <table:table-cell table:style-name="ce13" office:value-type="string">
            <text:p><text:s/></text:p>
          </table:table-cell>
          <table:table-cell table:style-name="ce13"/>
          <table:table-cell table:style-name="ce43" office:value-type="string">
            <text:p><text:s/></text:p>
          </table:table-cell>
          <table:table-cell table:style-name="ce49" table:formula="of:=IF(OR([.H55]=&quot;Kyu 6&quot;;[.H55]=&quot;Kyu 5&quot;;[.H55]=&quot;Kyu 4&quot;);&quot;I&quot;;IF(OR([.H55]=&quot;Kyu 3&quot;;[.H55]=&quot;Kyu 2&quot;;[.H55]=&quot;Kyu 1&quot;);&quot;II&quot;;IF(OR([.H55]=&quot;Dan 1&quot;;[.H55]=&quot;Dan 2&quot;;[.H55]=&quot;Dan 3&quot;;[.H55]=&quot;Dan 4&quot;;[.H55]=&quot;Dan 5&quot;);&quot;III&quot;;&quot;xxx&quot;)))" office:value-type="string" office:string-value="xxx">
            <text:p>xxx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55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7" table:formula="of:=IF([.M55]=-999;&quot; &quot;;RANK([.M55];[.$M$29:.$M$60];0))" office:value-type="string" office:string-value=" ">
            <text:p><text:s/></text:p>
          </table:table-cell>
          <table:table-cell/>
          <table:table-cell table:style-name="ce69" table:formula="of:=[.B55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7" table:formula="of:=IF([.Q55]=-999;&quot; &quot;;RANK([.Q55];[.$Q$29:.$Q$60];0))" office:value-type="string" office:string-value=" ">
            <text:p><text:s/></text:p>
          </table:table-cell>
          <table:table-cell/>
          <table:table-cell table:style-name="ce69" table:formula="of:=[.B55]" office:value-type="string" office:string-value=" ">
            <text:p><text:s/></text:p>
          </table:table-cell>
          <table:table-cell table:style-name="ce72" office:value-type="float" office:value="999">
            <text:p>999</text:p>
          </table:table-cell>
          <table:table-cell table:style-name="ce67" table:formula="of:=IF([.U55]=999;&quot; &quot;;RANK([.U55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6" office:value-type="string">
            <text:p><text:s/></text:p>
          </table:table-cell>
          <table:table-cell table:number-columns-repeated="2" table:style-name="ce13" office:value-type="string">
            <text:p><text:s/></text:p>
          </table:table-cell>
          <table:table-cell table:style-name="ce36" office:value-type="string">
            <text:p>M</text:p>
          </table:table-cell>
          <table:table-cell table:style-name="ce13" office:value-type="string">
            <text:p><text:s/></text:p>
          </table:table-cell>
          <table:table-cell table:style-name="ce13"/>
          <table:table-cell table:style-name="ce43" office:value-type="string">
            <text:p><text:s/></text:p>
          </table:table-cell>
          <table:table-cell table:style-name="ce49" table:formula="of:=IF(OR([.H56]=&quot;Kyu 6&quot;;[.H56]=&quot;Kyu 5&quot;;[.H56]=&quot;Kyu 4&quot;);&quot;I&quot;;IF(OR([.H56]=&quot;Kyu 3&quot;;[.H56]=&quot;Kyu 2&quot;;[.H56]=&quot;Kyu 1&quot;);&quot;II&quot;;IF(OR([.H56]=&quot;Dan 1&quot;;[.H56]=&quot;Dan 2&quot;;[.H56]=&quot;Dan 3&quot;;[.H56]=&quot;Dan 4&quot;;[.H56]=&quot;Dan 5&quot;);&quot;III&quot;;&quot;xxx&quot;)))" office:value-type="string" office:string-value="xxx">
            <text:p>xxx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56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7" table:formula="of:=IF([.M56]=-999;&quot; &quot;;RANK([.M56];[.$M$29:.$M$60];0))" office:value-type="string" office:string-value=" ">
            <text:p><text:s/></text:p>
          </table:table-cell>
          <table:table-cell/>
          <table:table-cell table:style-name="ce69" table:formula="of:=[.B56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7" table:formula="of:=IF([.Q56]=-999;&quot; &quot;;RANK([.Q56];[.$Q$29:.$Q$60];0))" office:value-type="string" office:string-value=" ">
            <text:p><text:s/></text:p>
          </table:table-cell>
          <table:table-cell/>
          <table:table-cell table:style-name="ce69" table:formula="of:=[.B56]" office:value-type="string" office:string-value=" ">
            <text:p><text:s/></text:p>
          </table:table-cell>
          <table:table-cell table:style-name="ce72" office:value-type="float" office:value="999">
            <text:p>999</text:p>
          </table:table-cell>
          <table:table-cell table:style-name="ce67" table:formula="of:=IF([.U56]=999;&quot; &quot;;RANK([.U56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6" office:value-type="string">
            <text:p><text:s/></text:p>
          </table:table-cell>
          <table:table-cell table:number-columns-repeated="2" table:style-name="ce17" office:value-type="string">
            <text:p><text:s/></text:p>
          </table:table-cell>
          <table:table-cell table:style-name="ce37" office:value-type="string">
            <text:p>M</text:p>
          </table:table-cell>
          <table:table-cell table:style-name="ce6" office:value-type="string">
            <text:p><text:s/></text:p>
          </table:table-cell>
          <table:table-cell table:style-name="ce6"/>
          <table:table-cell table:style-name="ce43" office:value-type="string">
            <text:p><text:s/></text:p>
          </table:table-cell>
          <table:table-cell table:style-name="ce49" table:formula="of:=IF(OR([.H57]=&quot;Kyu 6&quot;;[.H57]=&quot;Kyu 5&quot;;[.H57]=&quot;Kyu 4&quot;);&quot;I&quot;;IF(OR([.H57]=&quot;Kyu 3&quot;;[.H57]=&quot;Kyu 2&quot;;[.H57]=&quot;Kyu 1&quot;);&quot;II&quot;;IF(OR([.H57]=&quot;Dan 1&quot;;[.H57]=&quot;Dan 2&quot;;[.H57]=&quot;Dan 3&quot;;[.H57]=&quot;Dan 4&quot;;[.H57]=&quot;Dan 5&quot;);&quot;III&quot;;&quot;xxx&quot;)))" office:value-type="string" office:string-value="xxx">
            <text:p>xxx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57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7" table:formula="of:=IF([.M57]=-999;&quot; &quot;;RANK([.M57];[.$M$29:.$M$60];0))" office:value-type="string" office:string-value=" ">
            <text:p><text:s/></text:p>
          </table:table-cell>
          <table:table-cell/>
          <table:table-cell table:style-name="ce69" table:formula="of:=[.B57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7" table:formula="of:=IF([.Q57]=-999;&quot; &quot;;RANK([.Q57];[.$Q$29:.$Q$60];0))" office:value-type="string" office:string-value=" ">
            <text:p><text:s/></text:p>
          </table:table-cell>
          <table:table-cell/>
          <table:table-cell table:style-name="ce69" table:formula="of:=[.B57]" office:value-type="string" office:string-value=" ">
            <text:p><text:s/></text:p>
          </table:table-cell>
          <table:table-cell table:style-name="ce72" office:value-type="float" office:value="999">
            <text:p>999</text:p>
          </table:table-cell>
          <table:table-cell table:style-name="ce67" table:formula="of:=IF([.U57]=999;&quot; &quot;;RANK([.U57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6" office:value-type="string">
            <text:p><text:s/></text:p>
          </table:table-cell>
          <table:table-cell table:number-columns-repeated="2" table:style-name="ce17" office:value-type="string">
            <text:p><text:s/></text:p>
          </table:table-cell>
          <table:table-cell table:style-name="ce38" office:value-type="string">
            <text:p>M</text:p>
          </table:table-cell>
          <table:table-cell table:style-name="ce6" office:value-type="string">
            <text:p><text:s/></text:p>
          </table:table-cell>
          <table:table-cell table:style-name="ce6"/>
          <table:table-cell table:style-name="ce44" office:value-type="string">
            <text:p><text:s/></text:p>
          </table:table-cell>
          <table:table-cell table:style-name="ce49" table:formula="of:=IF(OR([.H58]=&quot;Kyu 6&quot;;[.H58]=&quot;Kyu 5&quot;;[.H58]=&quot;Kyu 4&quot;);&quot;I&quot;;IF(OR([.H58]=&quot;Kyu 3&quot;;[.H58]=&quot;Kyu 2&quot;;[.H58]=&quot;Kyu 1&quot;);&quot;II&quot;;IF(OR([.H58]=&quot;Dan 1&quot;;[.H58]=&quot;Dan 2&quot;;[.H58]=&quot;Dan 3&quot;;[.H58]=&quot;Dan 4&quot;;[.H58]=&quot;Dan 5&quot;);&quot;III&quot;;&quot;xxx&quot;)))" office:value-type="string" office:string-value="xxx">
            <text:p>xxx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58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7" table:formula="of:=IF([.M58]=-999;&quot; &quot;;RANK([.M58];[.$M$29:.$M$60];0))" office:value-type="string" office:string-value=" ">
            <text:p><text:s/></text:p>
          </table:table-cell>
          <table:table-cell/>
          <table:table-cell table:style-name="ce69" table:formula="of:=[.B58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7" table:formula="of:=IF([.Q58]=-999;&quot; &quot;;RANK([.Q58];[.$Q$29:.$Q$60];0))" office:value-type="string" office:string-value=" ">
            <text:p><text:s/></text:p>
          </table:table-cell>
          <table:table-cell/>
          <table:table-cell table:style-name="ce69" table:formula="of:=[.B58]" office:value-type="string" office:string-value=" ">
            <text:p><text:s/></text:p>
          </table:table-cell>
          <table:table-cell table:style-name="ce72" office:value-type="float" office:value="999">
            <text:p>999</text:p>
          </table:table-cell>
          <table:table-cell table:style-name="ce67" table:formula="of:=IF([.U58]=999;&quot; &quot;;RANK([.U58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number-columns-repeated="3" table:style-name="ce8" office:value-type="string">
            <text:p><text:s/></text:p>
          </table:table-cell>
          <table:table-cell table:style-name="ce38" office:value-type="string">
            <text:p>M</text:p>
          </table:table-cell>
          <table:table-cell table:style-name="ce8" office:value-type="string">
            <text:p><text:s/></text:p>
          </table:table-cell>
          <table:table-cell table:style-name="ce8"/>
          <table:table-cell table:style-name="ce43" office:value-type="string">
            <text:p><text:s/></text:p>
          </table:table-cell>
          <table:table-cell table:style-name="ce49" table:formula="of:=IF(OR([.H59]=&quot;Kyu 6&quot;;[.H59]=&quot;Kyu 5&quot;;[.H59]=&quot;Kyu 4&quot;);&quot;I&quot;;IF(OR([.H59]=&quot;Kyu 3&quot;;[.H59]=&quot;Kyu 2&quot;;[.H59]=&quot;Kyu 1&quot;);&quot;II&quot;;IF(OR([.H59]=&quot;Dan 1&quot;;[.H59]=&quot;Dan 2&quot;;[.H59]=&quot;Dan 3&quot;;[.H59]=&quot;Dan 4&quot;;[.H59]=&quot;Dan 5&quot;);&quot;III&quot;;&quot;xxx&quot;)))" office:value-type="string" office:string-value="xxx">
            <text:p>xxx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59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7" table:formula="of:=IF([.M59]=-999;&quot; &quot;;RANK([.M59];[.$M$29:.$M$60];0))" office:value-type="string" office:string-value=" ">
            <text:p><text:s/></text:p>
          </table:table-cell>
          <table:table-cell/>
          <table:table-cell table:style-name="ce69" table:formula="of:=[.B59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7" table:formula="of:=IF([.Q59]=-999;&quot; &quot;;RANK([.Q59];[.$Q$29:.$Q$60];0))" office:value-type="string" office:string-value=" ">
            <text:p><text:s/></text:p>
          </table:table-cell>
          <table:table-cell/>
          <table:table-cell table:style-name="ce69" table:formula="of:=[.B59]" office:value-type="string" office:string-value=" ">
            <text:p><text:s/></text:p>
          </table:table-cell>
          <table:table-cell table:style-name="ce72" office:value-type="float" office:value="999">
            <text:p>999</text:p>
          </table:table-cell>
          <table:table-cell table:style-name="ce67" table:formula="of:=IF([.U59]=999;&quot; &quot;;RANK([.U59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number-columns-repeated="3" table:style-name="ce8" office:value-type="string">
            <text:p><text:s/></text:p>
          </table:table-cell>
          <table:table-cell table:style-name="ce38" office:value-type="string">
            <text:p>M</text:p>
          </table:table-cell>
          <table:table-cell table:style-name="ce8" office:value-type="string">
            <text:p><text:s/></text:p>
          </table:table-cell>
          <table:table-cell table:style-name="ce8"/>
          <table:table-cell table:style-name="ce43" office:value-type="string">
            <text:p><text:s/></text:p>
          </table:table-cell>
          <table:table-cell table:style-name="ce49" table:formula="of:=IF(OR([.H60]=&quot;Kyu 6&quot;;[.H60]=&quot;Kyu 5&quot;;[.H60]=&quot;Kyu 4&quot;);&quot;I&quot;;IF(OR([.H60]=&quot;Kyu 3&quot;;[.H60]=&quot;Kyu 2&quot;;[.H60]=&quot;Kyu 1&quot;);&quot;II&quot;;IF(OR([.H60]=&quot;Dan 1&quot;;[.H60]=&quot;Dan 2&quot;;[.H60]=&quot;Dan 3&quot;;[.H60]=&quot;Dan 4&quot;;[.H60]=&quot;Dan 5&quot;);&quot;III&quot;;&quot;xxx&quot;)))" office:value-type="string" office:string-value="xxx">
            <text:p>xxx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60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7" table:formula="of:=IF([.M60]=-999;&quot; &quot;;RANK([.M60];[.$M$29:.$M$60];0))" office:value-type="string" office:string-value=" ">
            <text:p><text:s/></text:p>
          </table:table-cell>
          <table:table-cell/>
          <table:table-cell table:style-name="ce69" table:formula="of:=[.B60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7" table:formula="of:=IF([.Q60]=-999;&quot; &quot;;RANK([.Q60];[.$Q$29:.$Q$60];0))" office:value-type="string" office:string-value=" ">
            <text:p><text:s/></text:p>
          </table:table-cell>
          <table:table-cell/>
          <table:table-cell table:style-name="ce69" table:formula="of:=[.B60]" office:value-type="string" office:string-value=" ">
            <text:p><text:s/></text:p>
          </table:table-cell>
          <table:table-cell table:style-name="ce72" office:value-type="float" office:value="999">
            <text:p>999</text:p>
          </table:table-cell>
          <table:table-cell table:style-name="ce67" table:formula="of:=IF([.U60]=999;&quot; &quot;;RANK([.U60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/>
          <table:table-cell table:number-columns-repeated="3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51">
            <text:p>51</text:p>
          </table:table-cell>
          <table:table-cell table:style-name="ce10" office:value-type="string">
            <text:p>Nitsche</text:p>
          </table:table-cell>
          <table:table-cell table:style-name="ce10" office:value-type="string">
            <text:p>Mathis</text:p>
          </table:table-cell>
          <table:table-cell table:style-name="ce39" office:value-type="string">
            <text:p>K</text:p>
          </table:table-cell>
          <table:table-cell table:style-name="ce6" office:value-type="string">
            <text:p>Budo-Shin</text:p>
          </table:table-cell>
          <table:table-cell table:style-name="ce8"/>
          <table:table-cell table:style-name="ce43" office:value-type="string">
            <text:p>Kyu 6</text:p>
          </table:table-cell>
          <table:table-cell table:style-name="ce49" office:value-type="string">
            <text:p>K 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63]" office:value-type="float" office:value="51">
            <text:p>51</text:p>
          </table:table-cell>
          <table:table-cell table:style-name="ce61" office:value-type="float" office:value="-999">
            <text:p>-999</text:p>
          </table:table-cell>
          <table:table-cell table:style-name="ce68" table:formula="of:=IF([.M63]=-999;&quot; &quot;;RANK([.M63];[.$M$63:.$M$69];0))" office:value-type="string" office:string-value=" ">
            <text:p><text:s/></text:p>
          </table:table-cell>
          <table:table-cell/>
          <table:table-cell table:style-name="ce69" table:formula="of:=[.B63]" office:value-type="float" office:value="51">
            <text:p>51</text:p>
          </table:table-cell>
          <table:table-cell table:style-name="ce61" office:value-type="float" office:value="-999">
            <text:p>-999</text:p>
          </table:table-cell>
          <table:table-cell table:style-name="ce68" table:formula="of:=IF([.Q63]=-999;&quot; &quot;;RANK([.Q63];[.$Q$63:.$Q$69];0))" office:value-type="string" office:string-value=" ">
            <text:p><text:s/></text:p>
          </table:table-cell>
          <table:table-cell/>
          <table:table-cell table:style-name="ce69" table:formula="of:=[.B63]" office:value-type="float" office:value="51">
            <text:p>51</text:p>
          </table:table-cell>
          <table:table-cell table:style-name="ce72" office:value-type="float" office:value="999">
            <text:p>999</text:p>
          </table:table-cell>
          <table:table-cell table:style-name="ce68" table:formula="of:=IF([.U63]=999;&quot; &quot;;RANK([.U63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8" office:value-type="float" office:value="52">
            <text:p>52</text:p>
          </table:table-cell>
          <table:table-cell table:style-name="ce10" office:value-type="string">
            <text:p>Nitsche</text:p>
          </table:table-cell>
          <table:table-cell table:style-name="ce10" office:value-type="string">
            <text:p>Bastian</text:p>
          </table:table-cell>
          <table:table-cell table:style-name="ce39" office:value-type="string">
            <text:p>K</text:p>
          </table:table-cell>
          <table:table-cell table:style-name="ce6" office:value-type="string">
            <text:p>Budo-Shin</text:p>
          </table:table-cell>
          <table:table-cell table:style-name="ce8"/>
          <table:table-cell table:style-name="ce43" office:value-type="string">
            <text:p>Kyu 6</text:p>
          </table:table-cell>
          <table:table-cell table:style-name="ce49" office:value-type="string">
            <text:p>K 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64]" office:value-type="float" office:value="52">
            <text:p>52</text:p>
          </table:table-cell>
          <table:table-cell table:style-name="ce61" office:value-type="float" office:value="-999">
            <text:p>-999</text:p>
          </table:table-cell>
          <table:table-cell table:style-name="ce68" table:formula="of:=IF([.M64]=-999;&quot; &quot;;RANK([.M64];[.$M$63:.$M$69];0))" office:value-type="string" office:string-value=" ">
            <text:p><text:s/></text:p>
          </table:table-cell>
          <table:table-cell/>
          <table:table-cell table:style-name="ce69" table:formula="of:=[.B64]" office:value-type="float" office:value="52">
            <text:p>52</text:p>
          </table:table-cell>
          <table:table-cell table:style-name="ce61" office:value-type="float" office:value="-999">
            <text:p>-999</text:p>
          </table:table-cell>
          <table:table-cell table:style-name="ce68" table:formula="of:=IF([.Q64]=-999;&quot; &quot;;RANK([.Q64];[.$Q$63:.$Q$69];0))" office:value-type="string" office:string-value=" ">
            <text:p><text:s/></text:p>
          </table:table-cell>
          <table:table-cell/>
          <table:table-cell table:style-name="ce69" table:formula="of:=[.B64]" office:value-type="float" office:value="52">
            <text:p>52</text:p>
          </table:table-cell>
          <table:table-cell table:style-name="ce72" office:value-type="float" office:value="999">
            <text:p>999</text:p>
          </table:table-cell>
          <table:table-cell table:style-name="ce68" table:formula="of:=IF([.U64]=999;&quot; &quot;;RANK([.U64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8" office:value-type="float" office:value="53">
            <text:p>53</text:p>
          </table:table-cell>
          <table:table-cell table:style-name="ce10" office:value-type="string">
            <text:p>Kölling</text:p>
          </table:table-cell>
          <table:table-cell table:style-name="ce10" office:value-type="string">
            <text:p>Florian</text:p>
          </table:table-cell>
          <table:table-cell table:style-name="ce39" office:value-type="string">
            <text:p>K</text:p>
          </table:table-cell>
          <table:table-cell table:style-name="ce6" office:value-type="string">
            <text:p>Budo-Shin</text:p>
          </table:table-cell>
          <table:table-cell table:style-name="ce8"/>
          <table:table-cell table:style-name="ce43" office:value-type="string">
            <text:p>Kyu 6</text:p>
          </table:table-cell>
          <table:table-cell table:style-name="ce49" office:value-type="string">
            <text:p>K 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65]" office:value-type="float" office:value="53">
            <text:p>53</text:p>
          </table:table-cell>
          <table:table-cell table:style-name="ce61" office:value-type="float" office:value="-999">
            <text:p>-999</text:p>
          </table:table-cell>
          <table:table-cell table:style-name="ce68" table:formula="of:=IF([.M65]=-999;&quot; &quot;;RANK([.M65];[.$M$63:.$M$69];0))" office:value-type="string" office:string-value=" ">
            <text:p><text:s/></text:p>
          </table:table-cell>
          <table:table-cell/>
          <table:table-cell table:style-name="ce69" table:formula="of:=[.B65]" office:value-type="float" office:value="53">
            <text:p>53</text:p>
          </table:table-cell>
          <table:table-cell table:style-name="ce61" office:value-type="float" office:value="-999">
            <text:p>-999</text:p>
          </table:table-cell>
          <table:table-cell table:style-name="ce68" table:formula="of:=IF([.Q65]=-999;&quot; &quot;;RANK([.Q65];[.$Q$63:.$Q$69];0))" office:value-type="string" office:string-value=" ">
            <text:p><text:s/></text:p>
          </table:table-cell>
          <table:table-cell/>
          <table:table-cell table:style-name="ce69" table:formula="of:=[.B65]" office:value-type="float" office:value="53">
            <text:p>53</text:p>
          </table:table-cell>
          <table:table-cell table:style-name="ce72" office:value-type="float" office:value="999">
            <text:p>999</text:p>
          </table:table-cell>
          <table:table-cell table:style-name="ce68" table:formula="of:=IF([.U65]=999;&quot; &quot;;RANK([.U65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8" office:value-type="float" office:value="54">
            <text:p>54</text:p>
          </table:table-cell>
          <table:table-cell table:style-name="ce10" office:value-type="string">
            <text:p>Kharlef</text:p>
          </table:table-cell>
          <table:table-cell table:style-name="ce10" office:value-type="string">
            <text:p>Kastro</text:p>
          </table:table-cell>
          <table:table-cell table:style-name="ce39" office:value-type="string">
            <text:p>K</text:p>
          </table:table-cell>
          <table:table-cell table:style-name="ce6" office:value-type="string">
            <text:p>Budo-Shin</text:p>
          </table:table-cell>
          <table:table-cell table:style-name="ce8"/>
          <table:table-cell table:style-name="ce43" office:value-type="string">
            <text:p>Kyu 6</text:p>
          </table:table-cell>
          <table:table-cell table:style-name="ce49" office:value-type="string">
            <text:p>K 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66]" office:value-type="float" office:value="54">
            <text:p>54</text:p>
          </table:table-cell>
          <table:table-cell table:style-name="ce61" office:value-type="float" office:value="-999">
            <text:p>-999</text:p>
          </table:table-cell>
          <table:table-cell table:style-name="ce68" table:formula="of:=IF([.M66]=-999;&quot; &quot;;RANK([.M66];[.$M$63:.$M$69];0))" office:value-type="string" office:string-value=" ">
            <text:p><text:s/></text:p>
          </table:table-cell>
          <table:table-cell/>
          <table:table-cell table:style-name="ce69" table:formula="of:=[.B66]" office:value-type="float" office:value="54">
            <text:p>54</text:p>
          </table:table-cell>
          <table:table-cell table:style-name="ce61" office:value-type="float" office:value="-999">
            <text:p>-999</text:p>
          </table:table-cell>
          <table:table-cell table:style-name="ce68" table:formula="of:=IF([.Q66]=-999;&quot; &quot;;RANK([.Q66];[.$Q$63:.$Q$69];0))" office:value-type="string" office:string-value=" ">
            <text:p><text:s/></text:p>
          </table:table-cell>
          <table:table-cell/>
          <table:table-cell table:style-name="ce69" table:formula="of:=[.B66]" office:value-type="float" office:value="54">
            <text:p>54</text:p>
          </table:table-cell>
          <table:table-cell table:style-name="ce72" office:value-type="float" office:value="999">
            <text:p>999</text:p>
          </table:table-cell>
          <table:table-cell table:style-name="ce68" table:formula="of:=IF([.U66]=999;&quot; &quot;;RANK([.U66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8" office:value-type="string">
            <text:p><text:s/></text:p>
          </table:table-cell>
          <table:table-cell table:number-columns-repeated="2" table:style-name="ce10" office:value-type="string">
            <text:p><text:s/></text:p>
          </table:table-cell>
          <table:table-cell table:style-name="ce39" office:value-type="string">
            <text:p>K</text:p>
          </table:table-cell>
          <table:table-cell table:style-name="ce6" office:value-type="string">
            <text:p><text:s/></text:p>
          </table:table-cell>
          <table:table-cell table:style-name="ce8"/>
          <table:table-cell table:style-name="ce43" office:value-type="string">
            <text:p><text:s/></text:p>
          </table:table-cell>
          <table:table-cell table:style-name="ce49" office:value-type="string">
            <text:p>K 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67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8" table:formula="of:=IF([.M67]=-999;&quot; &quot;;RANK([.M67];[.$M$63:.$M$69];0))" office:value-type="string" office:string-value=" ">
            <text:p><text:s/></text:p>
          </table:table-cell>
          <table:table-cell/>
          <table:table-cell table:style-name="ce69" table:formula="of:=[.B67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8" table:formula="of:=IF([.Q67]=-999;&quot; &quot;;RANK([.Q67];[.$Q$63:.$Q$69];0))" office:value-type="string" office:string-value=" ">
            <text:p><text:s/></text:p>
          </table:table-cell>
          <table:table-cell/>
          <table:table-cell table:style-name="ce69" table:formula="of:=[.B67]" office:value-type="string" office:string-value=" ">
            <text:p><text:s/></text:p>
          </table:table-cell>
          <table:table-cell table:style-name="ce72" office:value-type="float" office:value="999">
            <text:p>999</text:p>
          </table:table-cell>
          <table:table-cell table:style-name="ce68" table:formula="of:=IF([.U67]=999;&quot; &quot;;RANK([.U67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8" office:value-type="string">
            <text:p><text:s/></text:p>
          </table:table-cell>
          <table:table-cell table:number-columns-repeated="2" table:style-name="ce10" office:value-type="string">
            <text:p><text:s/></text:p>
          </table:table-cell>
          <table:table-cell table:style-name="ce39" office:value-type="string">
            <text:p>K</text:p>
          </table:table-cell>
          <table:table-cell table:style-name="ce6" office:value-type="string">
            <text:p><text:s/></text:p>
          </table:table-cell>
          <table:table-cell table:style-name="ce8"/>
          <table:table-cell table:style-name="ce43" office:value-type="string">
            <text:p><text:s/></text:p>
          </table:table-cell>
          <table:table-cell table:style-name="ce49" office:value-type="string">
            <text:p>K 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68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8" table:formula="of:=IF([.M68]=-999;&quot; &quot;;RANK([.M68];[.$M$63:.$M$69];0))" office:value-type="string" office:string-value=" ">
            <text:p><text:s/></text:p>
          </table:table-cell>
          <table:table-cell/>
          <table:table-cell table:style-name="ce69" table:formula="of:=[.B68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8" table:formula="of:=IF([.Q68]=-999;&quot; &quot;;RANK([.Q68];[.$Q$63:.$Q$69];0))" office:value-type="string" office:string-value=" ">
            <text:p><text:s/></text:p>
          </table:table-cell>
          <table:table-cell/>
          <table:table-cell table:style-name="ce69" table:formula="of:=[.B68]" office:value-type="string" office:string-value=" ">
            <text:p><text:s/></text:p>
          </table:table-cell>
          <table:table-cell table:style-name="ce72" office:value-type="float" office:value="999">
            <text:p>999</text:p>
          </table:table-cell>
          <table:table-cell table:style-name="ce68" table:formula="of:=IF([.U68]=999;&quot; &quot;;RANK([.U68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8" office:value-type="string">
            <text:p><text:s/></text:p>
          </table:table-cell>
          <table:table-cell table:number-columns-repeated="2" table:style-name="ce10" office:value-type="string">
            <text:p><text:s/></text:p>
          </table:table-cell>
          <table:table-cell table:style-name="ce39" office:value-type="string">
            <text:p>K</text:p>
          </table:table-cell>
          <table:table-cell table:style-name="ce6" office:value-type="string">
            <text:p><text:s/></text:p>
          </table:table-cell>
          <table:table-cell table:style-name="ce8"/>
          <table:table-cell table:style-name="ce43" office:value-type="string">
            <text:p><text:s/></text:p>
          </table:table-cell>
          <table:table-cell table:style-name="ce49" office:value-type="string">
            <text:p>K </text:p>
          </table:table-cell>
          <table:table-cell table:style-name="ce54" office:value-type="string">
            <text:p>noch kein Kommentar</text:p>
          </table:table-cell>
          <table:table-cell table:style-name="ce55"/>
          <table:table-cell table:style-name="ce58" table:formula="of:=[.B69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8" table:formula="of:=IF([.M69]=-999;&quot; &quot;;RANK([.M69];[.$M$63:.$M$69];0))" office:value-type="string" office:string-value=" ">
            <text:p><text:s/></text:p>
          </table:table-cell>
          <table:table-cell/>
          <table:table-cell table:style-name="ce69" table:formula="of:=[.B69]" office:value-type="string" office:string-value=" ">
            <text:p><text:s/></text:p>
          </table:table-cell>
          <table:table-cell table:style-name="ce61" office:value-type="float" office:value="-999">
            <text:p>-999</text:p>
          </table:table-cell>
          <table:table-cell table:style-name="ce68" table:formula="of:=IF([.Q69]=-999;&quot; &quot;;RANK([.Q69];[.$Q$63:.$Q$69];0))" office:value-type="string" office:string-value=" ">
            <text:p><text:s/></text:p>
          </table:table-cell>
          <table:table-cell/>
          <table:table-cell table:style-name="ce69" table:formula="of:=[.B69]" office:value-type="string" office:string-value=" ">
            <text:p><text:s/></text:p>
          </table:table-cell>
          <table:table-cell table:style-name="ce72" office:value-type="float" office:value="999">
            <text:p>999</text:p>
          </table:table-cell>
          <table:table-cell table:style-name="ce68" table:formula="of:=IF([.U69]=999;&quot; &quot;;RANK([.U69];[.$U$29:.$U$60];1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 table:style-name="ce1" office:value-type="string">
            <text:p><text:s/></text:p>
          </table:table-cell>
          <table:table-cell table:style-name="ce1"/>
          <table:table-cell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3"/>
          <table:table-cell table:style-name="ce1"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1"/>
        </table:table-row>
        <table:table-row table:style-name="ro1" table:number-rows-repeated="1048454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Wehrturm_Kategorie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ce56"/>
        <table:table-column table:style-name="co16" table:default-cell-style-name="ce84"/>
        <table:table-column table:style-name="co17" table:default-cell-style-name="Default"/>
        <table:table-column table:style-name="co18" table:number-columns-repeated="51" table:default-cell-style-name="Default"/>
        <table:table-row table:style-name="ro1">
          <table:table-cell table:number-columns-repeated="8"/>
          <table:table-cell table:style-name="ce57"/>
          <table:table-cell table:number-columns-repeated="53"/>
        </table:table-row>
        <table:table-row table:style-name="ro1">
          <table:table-cell/>
          <table:table-cell table:style-name="ce2" office:value-type="string">
            <text:p>Wehrturmschießen</text:p>
          </table:table-cell>
          <table:table-cell/>
          <table:table-cell table:style-name="ce2"/>
          <table:table-cell table:number-columns-repeated="4"/>
          <table:table-cell table:style-name="ce57"/>
          <table:table-cell table:number-columns-repeated="53"/>
        </table:table-row>
        <table:table-row table:style-name="ro1">
          <table:table-cell table:number-columns-repeated="62"/>
        </table:table-row>
        <table:table-row table:style-name="ro1">
          <table:table-cell table:number-columns-repeated="8"/>
          <table:table-cell table:style-name="ce79"/>
          <table:table-cell table:style-name="ce85"/>
          <table:table-cell table:number-columns-repeated="52"/>
        </table:table-row>
        <table:table-row table:style-name="ro1">
          <table:table-cell table:number-columns-repeated="9"/>
          <table:table-cell table:style-name="ce57" office:value-type="string">
            <text:p>Kategorie</text:p>
          </table:table-cell>
          <table:table-cell table:number-columns-repeated="52"/>
        </table:table-row>
        <table:table-row table:style-name="ro1">
          <table:table-cell/>
          <table:table-cell table:style-name="ce3" table:formula="of:=[Datenbank.B6]" office:value-type="string" office:string-value="Start Nr.">
            <text:p>Start Nr.</text:p>
          </table:table-cell>
          <table:table-cell table:style-name="ce3" table:formula="of:=[Datenbank.C6]" office:value-type="string" office:string-value="Name">
            <text:p>Name</text:p>
          </table:table-cell>
          <table:table-cell table:style-name="ce3" table:formula="of:=[Datenbank.D6]" office:value-type="string" office:string-value="Vorname">
            <text:p>Vorname</text:p>
          </table:table-cell>
          <table:table-cell table:style-name="ce3" table:formula="of:=[Datenbank.E6]" office:value-type="string" office:string-value="m/w">
            <text:p>m/w</text:p>
          </table:table-cell>
          <table:table-cell table:style-name="ce3" table:formula="of:=[Datenbank.F6]" office:value-type="string" office:string-value="Clan">
            <text:p>Clan</text:p>
          </table:table-cell>
          <table:table-cell table:style-name="ce47" table:formula="of:=[Datenbank.H6]" office:value-type="string" office:string-value="Grad">
            <text:p>Grad</text:p>
          </table:table-cell>
          <table:table-cell table:style-name="ce47" table:formula="of:=[Datenbank.I6]" office:value-type="string" office:string-value="Kategorie">
            <text:p>Kategorie</text:p>
          </table:table-cell>
          <table:table-cell table:style-name="ce57" table:formula="of:=[Datenbank.M6]" office:value-type="string" office:string-value="Wettkampf 1">
            <text:p>Wettkampf 1</text:p>
          </table:table-cell>
          <table:table-cell table:style-name="ce57" office:value-type="string">
            <text:p>Platzierung</text:p>
          </table:table-cell>
          <table:table-cell table:style-name="ce47" office:value-type="string">
            <text:p>Kommentar</text:p>
          </table:table-cell>
          <table:table-cell table:number-columns-repeated="51"/>
        </table:table-row>
        <table:table-row table:style-name="ro1">
          <table:table-cell office:value-type="string">
            <text:p><text:s/>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86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80" table:formula="of:=[Datenbank.M8]" office:value-type="string" office:string-value="Wehrturm">
            <text:p>Wehrturm</text:p>
          </table:table-cell>
          <table:table-cell table:style-name="ce86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80" table:formula="of:=[Datenbank.M9]" office:value-type="string" office:string-value="Punkte">
            <text:p>Punkte</text:p>
          </table:table-cell>
          <table:table-cell table:style-name="ce86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86"/>
          <table:table-cell table:number-columns-repeated="52"/>
        </table:table-row>
        <table:table-row table:style-name="ro1">
          <table:table-cell/>
          <table:table-cell table:style-name="ce3" table:number-columns-repeated="6"/>
          <table:table-cell table:style-name="ce47"/>
          <table:table-cell table:style-name="ce42"/>
          <table:table-cell table:style-name="ce47"/>
          <table:table-cell table:number-columns-repeated="52"/>
        </table:table-row>
        <table:table-row table:style-name="ro1">
          <table:table-cell/>
          <table:table-cell table:style-name="ce4" table:formula="of:=[Datenbank.B12]" office:value-type="float" office:value="1">
            <text:p>1</text:p>
          </table:table-cell>
          <table:table-cell table:style-name="ce8" table:formula="of:=[Datenbank.C12]" office:value-type="string" office:string-value="Humrich">
            <text:p>Humrich</text:p>
          </table:table-cell>
          <table:table-cell table:style-name="ce8" table:formula="of:=[Datenbank.D12]" office:value-type="string" office:string-value="Joline">
            <text:p>Joline</text:p>
          </table:table-cell>
          <table:table-cell table:style-name="ce75" table:formula="of:=[Datenbank.E12]" office:value-type="string" office:string-value="W">
            <text:p>W</text:p>
          </table:table-cell>
          <table:table-cell table:style-name="ce6" table:formula="of:=[Datenbank.F12]" office:value-type="string" office:string-value="Budo-Shin">
            <text:p>Budo-Shin</text:p>
          </table:table-cell>
          <table:table-cell table:style-name="ce43" table:formula="of:=[Datenbank.H12]" office:value-type="string" office:string-value="Kyu 6">
            <text:p>Kyu 6</text:p>
          </table:table-cell>
          <table:table-cell table:style-name="ce43" table:formula="of:=[Datenbank.I12]" office:value-type="string" office:string-value="I">
            <text:p>I</text:p>
          </table:table-cell>
          <table:table-cell table:style-name="ce81" table:formula="of:=[Datenbank.M12]" office:value-type="float" office:value="-999">
            <text:p>-999</text:p>
          </table:table-cell>
          <table:table-cell table:style-name="ce87" table:formula="of:=IF([.I12]=-999;&quot; &quot;;RANK([.I12];[.$I$12:.$I$12];0))" office:value-type="string" office:string-value=" ">
            <text:p><text:s/></text:p>
          </table:table-cell>
          <table:table-cell table:style-name="ce56"/>
          <table:table-cell table:number-columns-repeated="51"/>
        </table:table-row>
        <table:table-row table:style-name="ro1">
          <table:table-cell/>
          <table:table-cell table:style-name="ce4" table:formula="of:=[Datenbank.B13]" office:value-type="float" office:value="10">
            <text:p>10</text:p>
          </table:table-cell>
          <table:table-cell table:style-name="ce8" table:formula="of:=[Datenbank.C13]" office:value-type="string" office:string-value="Franz">
            <text:p>Franz</text:p>
          </table:table-cell>
          <table:table-cell table:style-name="ce8" table:formula="of:=[Datenbank.D13]" office:value-type="string" office:string-value="Sabine">
            <text:p>Sabine</text:p>
          </table:table-cell>
          <table:table-cell table:style-name="ce75" table:formula="of:=[Datenbank.E13]" office:value-type="string" office:string-value="W">
            <text:p>W</text:p>
          </table:table-cell>
          <table:table-cell table:style-name="ce6" table:formula="of:=[Datenbank.F13]" office:value-type="string" office:string-value="Budo-Shin">
            <text:p>Budo-Shin</text:p>
          </table:table-cell>
          <table:table-cell table:style-name="ce43" table:formula="of:=[Datenbank.H13]" office:value-type="string" office:string-value="Kyu 3">
            <text:p>Kyu 3</text:p>
          </table:table-cell>
          <table:table-cell table:style-name="ce43" table:formula="of:=[Datenbank.I13]" office:value-type="string" office:string-value="II">
            <text:p>II</text:p>
          </table:table-cell>
          <table:table-cell table:style-name="ce81" table:formula="of:=[Datenbank.M13]" office:value-type="float" office:value="-999">
            <text:p>-999</text:p>
          </table:table-cell>
          <table:table-cell table:style-name="ce87" table:formula="of:=IF([.I13]=-999;&quot; &quot;;RANK([.I13];[.$I$13:.$I$14];0))" office:value-type="string" office:string-value=" ">
            <text:p><text:s/></text:p>
          </table:table-cell>
          <table:table-cell table:style-name="ce84" office:value-type="string">
            <text:p><text:s/></text:p>
          </table:table-cell>
          <table:table-cell table:number-columns-repeated="51"/>
        </table:table-row>
        <table:table-row table:style-name="ro1">
          <table:table-cell/>
          <table:table-cell table:style-name="ce4" table:formula="of:=[Datenbank.B14]" office:value-type="float" office:value="11">
            <text:p>11</text:p>
          </table:table-cell>
          <table:table-cell table:style-name="ce8" table:formula="of:=[Datenbank.C14]" office:value-type="string" office:string-value="Hanskötter">
            <text:p>Hanskötter</text:p>
          </table:table-cell>
          <table:table-cell table:style-name="ce8" table:formula="of:=[Datenbank.D14]" office:value-type="string" office:string-value="Ulrike">
            <text:p>Ulrike</text:p>
          </table:table-cell>
          <table:table-cell table:style-name="ce75" table:formula="of:=[Datenbank.E14]" office:value-type="string" office:string-value="W">
            <text:p>W</text:p>
          </table:table-cell>
          <table:table-cell table:style-name="ce6" table:formula="of:=[Datenbank.F14]" office:value-type="string" office:string-value="Budo-Shin">
            <text:p>Budo-Shin</text:p>
          </table:table-cell>
          <table:table-cell table:style-name="ce43" table:formula="of:=[Datenbank.H14]" office:value-type="string" office:string-value="Kyu 3">
            <text:p>Kyu 3</text:p>
          </table:table-cell>
          <table:table-cell table:style-name="ce43" table:formula="of:=[Datenbank.I14]" office:value-type="string" office:string-value="II">
            <text:p>II</text:p>
          </table:table-cell>
          <table:table-cell table:style-name="ce81" table:formula="of:=[Datenbank.M14]" office:value-type="float" office:value="-999">
            <text:p>-999</text:p>
          </table:table-cell>
          <table:table-cell table:style-name="ce87" table:formula="of:=IF([.I14]=-999;&quot; &quot;;RANK([.I14];[.$I$13:.$I$14];0))" office:value-type="string" office:string-value=" ">
            <text:p><text:s/></text:p>
          </table:table-cell>
          <table:table-cell table:style-name="ce84" office:value-type="string">
            <text:p><text:s/></text:p>
          </table:table-cell>
          <table:table-cell table:number-columns-repeated="51"/>
        </table:table-row>
        <table:table-row table:style-name="ro1">
          <table:table-cell/>
          <table:table-cell table:style-name="ce4" table:formula="of:=[Datenbank.B15]" office:value-type="float" office:value="16">
            <text:p>16</text:p>
          </table:table-cell>
          <table:table-cell table:style-name="ce8" table:formula="of:=[Datenbank.C15]" office:value-type="string" office:string-value="Orlowski">
            <text:p>Orlowski</text:p>
          </table:table-cell>
          <table:table-cell table:style-name="ce8" table:formula="of:=[Datenbank.D15]" office:value-type="string" office:string-value="Sabrina">
            <text:p>Sabrina</text:p>
          </table:table-cell>
          <table:table-cell table:style-name="ce75" table:formula="of:=[Datenbank.E15]" office:value-type="string" office:string-value="W">
            <text:p>W</text:p>
          </table:table-cell>
          <table:table-cell table:style-name="ce6" table:formula="of:=[Datenbank.F15]" office:value-type="string" office:string-value="Bushikan">
            <text:p>Bushikan</text:p>
          </table:table-cell>
          <table:table-cell table:style-name="ce43" table:formula="of:=[Datenbank.H15]" office:value-type="string" office:string-value=" ">
            <text:p><text:s/></text:p>
          </table:table-cell>
          <table:table-cell table:style-name="ce43" table:formula="of:=[Datenbank.I15]" office:value-type="string" office:string-value="III">
            <text:p>III</text:p>
          </table:table-cell>
          <table:table-cell table:style-name="ce81" table:formula="of:=[Datenbank.M15]" office:value-type="float" office:value="-999">
            <text:p>-999</text:p>
          </table:table-cell>
          <table:table-cell table:style-name="ce87" table:formula="of:=IF([.I15]=-999;&quot; &quot;;RANK([.I15];[.$I$15:.$I$16];0))" office:value-type="string" office:string-value=" ">
            <text:p><text:s/></text:p>
          </table:table-cell>
          <table:table-cell table:style-name="ce84" office:value-type="string">
            <text:p><text:s/></text:p>
          </table:table-cell>
          <table:table-cell table:number-columns-repeated="51"/>
        </table:table-row>
        <table:table-row table:style-name="ro1">
          <table:table-cell/>
          <table:table-cell table:style-name="ce4" table:formula="of:=[Datenbank.B16]" office:value-type="float" office:value="24">
            <text:p>24</text:p>
          </table:table-cell>
          <table:table-cell table:style-name="ce8" table:formula="of:=[Datenbank.C16]" office:value-type="string" office:string-value="Holmes">
            <text:p>Holmes</text:p>
          </table:table-cell>
          <table:table-cell table:style-name="ce8" table:formula="of:=[Datenbank.D16]" office:value-type="string" office:string-value="Pauline">
            <text:p>Pauline</text:p>
          </table:table-cell>
          <table:table-cell table:style-name="ce75" table:formula="of:=[Datenbank.E16]" office:value-type="string" office:string-value="W">
            <text:p>W</text:p>
          </table:table-cell>
          <table:table-cell table:style-name="ce6" table:formula="of:=[Datenbank.F16]" office:value-type="string" office:string-value="Yanagi-No-Ki">
            <text:p>Yanagi-No-Ki</text:p>
          </table:table-cell>
          <table:table-cell table:style-name="ce43" table:formula="of:=[Datenbank.H16]" office:value-type="string" office:string-value=" ">
            <text:p><text:s/></text:p>
          </table:table-cell>
          <table:table-cell table:style-name="ce43" table:formula="of:=[Datenbank.I16]" office:value-type="string" office:string-value="III">
            <text:p>III</text:p>
          </table:table-cell>
          <table:table-cell table:style-name="ce81" table:formula="of:=[Datenbank.M16]" office:value-type="float" office:value="-999">
            <text:p>-999</text:p>
          </table:table-cell>
          <table:table-cell table:style-name="ce87" table:formula="of:=IF([.I16]=-999;&quot; &quot;;RANK([.I16];[.$I$15:.$I$16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17]" office:value-type="string" office:string-value=" ">
            <text:p><text:s/></text:p>
          </table:table-cell>
          <table:table-cell table:style-name="ce8" table:formula="of:=[Datenbank.C17]" office:value-type="string" office:string-value=" ">
            <text:p><text:s/></text:p>
          </table:table-cell>
          <table:table-cell table:style-name="ce8" table:formula="of:=[Datenbank.D17]" office:value-type="string" office:string-value=" ">
            <text:p><text:s/></text:p>
          </table:table-cell>
          <table:table-cell table:style-name="ce75" table:formula="of:=[Datenbank.E17]" office:value-type="string" office:string-value="W">
            <text:p>W</text:p>
          </table:table-cell>
          <table:table-cell table:style-name="ce6" table:formula="of:=[Datenbank.F17]" office:value-type="string" office:string-value=" ">
            <text:p><text:s/></text:p>
          </table:table-cell>
          <table:table-cell table:style-name="ce43" table:formula="of:=[Datenbank.H17]" office:value-type="string" office:string-value=" ">
            <text:p><text:s/></text:p>
          </table:table-cell>
          <table:table-cell table:style-name="ce43" table:formula="of:=[Datenbank.I17]" office:value-type="string" office:string-value="xxx">
            <text:p>xxx</text:p>
          </table:table-cell>
          <table:table-cell table:style-name="ce81" table:formula="of:=[Datenbank.M17]" office:value-type="float" office:value="-999">
            <text:p>-999</text:p>
          </table:table-cell>
          <table:table-cell table:style-name="ce87" table:formula="of:=IF([.I17]=-999;&quot; &quot;;RANK([.I17];[.$I$12:.$I$26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18]" office:value-type="string" office:string-value=" ">
            <text:p><text:s/></text:p>
          </table:table-cell>
          <table:table-cell table:style-name="ce8" table:formula="of:=[Datenbank.C18]" office:value-type="string" office:string-value=" ">
            <text:p><text:s/></text:p>
          </table:table-cell>
          <table:table-cell table:style-name="ce8" table:formula="of:=[Datenbank.D18]" office:value-type="string" office:string-value=" ">
            <text:p><text:s/></text:p>
          </table:table-cell>
          <table:table-cell table:style-name="ce75" table:formula="of:=[Datenbank.E18]" office:value-type="string" office:string-value="W">
            <text:p>W</text:p>
          </table:table-cell>
          <table:table-cell table:style-name="ce6" table:formula="of:=[Datenbank.F18]" office:value-type="string" office:string-value=" ">
            <text:p><text:s/></text:p>
          </table:table-cell>
          <table:table-cell table:style-name="ce43" table:formula="of:=[Datenbank.H18]" office:value-type="string" office:string-value=" ">
            <text:p><text:s/></text:p>
          </table:table-cell>
          <table:table-cell table:style-name="ce43" table:formula="of:=[Datenbank.I18]" office:value-type="string" office:string-value="xxx">
            <text:p>xxx</text:p>
          </table:table-cell>
          <table:table-cell table:style-name="ce81" table:formula="of:=[Datenbank.M18]" office:value-type="float" office:value="-999">
            <text:p>-999</text:p>
          </table:table-cell>
          <table:table-cell table:style-name="ce87" table:formula="of:=IF([.I18]=-999;&quot; &quot;;RANK([.I18];[.$I$12:.$I$26];0))" office:value-type="string" office:string-value=" ">
            <text:p><text:s/></text:p>
          </table:table-cell>
          <table:table-cell table:style-name="ce84" office:value-type="string">
            <text:p><text:s/></text:p>
          </table:table-cell>
          <table:table-cell table:number-columns-repeated="51"/>
        </table:table-row>
        <table:table-row table:style-name="ro1">
          <table:table-cell/>
          <table:table-cell table:style-name="ce4" table:formula="of:=[Datenbank.B19]" office:value-type="string" office:string-value=" ">
            <text:p><text:s/></text:p>
          </table:table-cell>
          <table:table-cell table:style-name="ce8" table:formula="of:=[Datenbank.C19]" office:value-type="string" office:string-value=" ">
            <text:p><text:s/></text:p>
          </table:table-cell>
          <table:table-cell table:style-name="ce8" table:formula="of:=[Datenbank.D19]" office:value-type="string" office:string-value=" ">
            <text:p><text:s/></text:p>
          </table:table-cell>
          <table:table-cell table:style-name="ce75" table:formula="of:=[Datenbank.E19]" office:value-type="string" office:string-value="W">
            <text:p>W</text:p>
          </table:table-cell>
          <table:table-cell table:style-name="ce6" table:formula="of:=[Datenbank.F19]" office:value-type="string" office:string-value=" ">
            <text:p><text:s/></text:p>
          </table:table-cell>
          <table:table-cell table:style-name="ce43" table:formula="of:=[Datenbank.H19]" office:value-type="string" office:string-value=" ">
            <text:p><text:s/></text:p>
          </table:table-cell>
          <table:table-cell table:style-name="ce43" table:formula="of:=[Datenbank.I19]" office:value-type="string" office:string-value="xxx">
            <text:p>xxx</text:p>
          </table:table-cell>
          <table:table-cell table:style-name="ce81" table:formula="of:=[Datenbank.M19]" office:value-type="float" office:value="-999">
            <text:p>-999</text:p>
          </table:table-cell>
          <table:table-cell table:style-name="ce87" table:formula="of:=IF([.I19]=-999;&quot; &quot;;RANK([.I19];[.$I$12:.$I$26];0))" office:value-type="string" office:string-value=" ">
            <text:p><text:s/></text:p>
          </table:table-cell>
          <table:table-cell table:style-name="ce84" office:value-type="string">
            <text:p><text:s/></text:p>
          </table:table-cell>
          <table:table-cell table:number-columns-repeated="51"/>
        </table:table-row>
        <table:table-row table:style-name="ro1">
          <table:table-cell/>
          <table:table-cell table:style-name="ce4" table:formula="of:=[Datenbank.B20]" office:value-type="string" office:string-value=" ">
            <text:p><text:s/></text:p>
          </table:table-cell>
          <table:table-cell table:style-name="ce8" table:formula="of:=[Datenbank.C20]" office:value-type="string" office:string-value=" ">
            <text:p><text:s/></text:p>
          </table:table-cell>
          <table:table-cell table:style-name="ce8" table:formula="of:=[Datenbank.D20]" office:value-type="string" office:string-value=" ">
            <text:p><text:s/></text:p>
          </table:table-cell>
          <table:table-cell table:style-name="ce75" table:formula="of:=[Datenbank.E20]" office:value-type="string" office:string-value="W">
            <text:p>W</text:p>
          </table:table-cell>
          <table:table-cell table:style-name="ce6" table:formula="of:=[Datenbank.F20]" office:value-type="string" office:string-value=" ">
            <text:p><text:s/></text:p>
          </table:table-cell>
          <table:table-cell table:style-name="ce43" table:formula="of:=[Datenbank.H20]" office:value-type="string" office:string-value=" ">
            <text:p><text:s/></text:p>
          </table:table-cell>
          <table:table-cell table:style-name="ce43" table:formula="of:=[Datenbank.I20]" office:value-type="string" office:string-value="xxx">
            <text:p>xxx</text:p>
          </table:table-cell>
          <table:table-cell table:style-name="ce81" table:formula="of:=[Datenbank.M20]" office:value-type="float" office:value="-999">
            <text:p>-999</text:p>
          </table:table-cell>
          <table:table-cell table:style-name="ce87" table:formula="of:=IF([.I20]=-999;&quot; &quot;;RANK([.I20];[.$I$12:.$I$26];0))" office:value-type="string" office:string-value=" ">
            <text:p><text:s/></text:p>
          </table:table-cell>
          <table:table-cell table:style-name="ce84" office:value-type="string">
            <text:p><text:s/></text:p>
          </table:table-cell>
          <table:table-cell table:number-columns-repeated="51"/>
        </table:table-row>
        <table:table-row table:style-name="ro1">
          <table:table-cell/>
          <table:table-cell table:style-name="ce4" table:formula="of:=[Datenbank.B21]" office:value-type="string" office:string-value=" ">
            <text:p><text:s/></text:p>
          </table:table-cell>
          <table:table-cell table:style-name="ce8" table:formula="of:=[Datenbank.C21]" office:value-type="string" office:string-value=" ">
            <text:p><text:s/></text:p>
          </table:table-cell>
          <table:table-cell table:style-name="ce8" table:formula="of:=[Datenbank.D21]" office:value-type="string" office:string-value=" ">
            <text:p><text:s/></text:p>
          </table:table-cell>
          <table:table-cell table:style-name="ce75" table:formula="of:=[Datenbank.E21]" office:value-type="string" office:string-value="W">
            <text:p>W</text:p>
          </table:table-cell>
          <table:table-cell table:style-name="ce6" table:formula="of:=[Datenbank.F21]" office:value-type="string" office:string-value=" ">
            <text:p><text:s/></text:p>
          </table:table-cell>
          <table:table-cell table:style-name="ce43" table:formula="of:=[Datenbank.H21]" office:value-type="string" office:string-value=" ">
            <text:p><text:s/></text:p>
          </table:table-cell>
          <table:table-cell table:style-name="ce43" table:formula="of:=[Datenbank.I21]" office:value-type="string" office:string-value="xxx">
            <text:p>xxx</text:p>
          </table:table-cell>
          <table:table-cell table:style-name="ce81" table:formula="of:=[Datenbank.M21]" office:value-type="float" office:value="-999">
            <text:p>-999</text:p>
          </table:table-cell>
          <table:table-cell table:style-name="ce87" table:formula="of:=IF([.I21]=-999;&quot; &quot;;RANK([.I21];[.$I$12:.$I$26];0))" office:value-type="string" office:string-value=" ">
            <text:p><text:s/></text:p>
          </table:table-cell>
          <table:table-cell table:style-name="ce84"/>
          <table:table-cell table:number-columns-repeated="51"/>
        </table:table-row>
        <table:table-row table:style-name="ro1">
          <table:table-cell/>
          <table:table-cell table:style-name="ce4" table:formula="of:=[Datenbank.B22]" office:value-type="string" office:string-value=" ">
            <text:p><text:s/></text:p>
          </table:table-cell>
          <table:table-cell table:style-name="ce8" table:formula="of:=[Datenbank.C22]" office:value-type="string" office:string-value=" ">
            <text:p><text:s/></text:p>
          </table:table-cell>
          <table:table-cell table:style-name="ce8" table:formula="of:=[Datenbank.D22]" office:value-type="string" office:string-value=" ">
            <text:p><text:s/></text:p>
          </table:table-cell>
          <table:table-cell table:style-name="ce75" table:formula="of:=[Datenbank.E22]" office:value-type="string" office:string-value="W">
            <text:p>W</text:p>
          </table:table-cell>
          <table:table-cell table:style-name="ce6" table:formula="of:=[Datenbank.F22]" office:value-type="string" office:string-value=" ">
            <text:p><text:s/></text:p>
          </table:table-cell>
          <table:table-cell table:style-name="ce43" table:formula="of:=[Datenbank.H22]" office:value-type="string" office:string-value=" ">
            <text:p><text:s/></text:p>
          </table:table-cell>
          <table:table-cell table:style-name="ce43" table:formula="of:=[Datenbank.I22]" office:value-type="string" office:string-value="xxx">
            <text:p>xxx</text:p>
          </table:table-cell>
          <table:table-cell table:style-name="ce81" table:formula="of:=[Datenbank.M22]" office:value-type="float" office:value="-999">
            <text:p>-999</text:p>
          </table:table-cell>
          <table:table-cell table:style-name="ce87" table:formula="of:=IF([.I22]=-999;&quot; &quot;;RANK([.I22];[.$I$12:.$I$26];0))" office:value-type="string" office:string-value=" ">
            <text:p><text:s/></text:p>
          </table:table-cell>
          <table:table-cell table:style-name="ce84"/>
          <table:table-cell table:number-columns-repeated="51"/>
        </table:table-row>
        <table:table-row table:style-name="ro1">
          <table:table-cell/>
          <table:table-cell table:style-name="ce4" table:formula="of:=[Datenbank.B23]" office:value-type="string" office:string-value=" ">
            <text:p><text:s/></text:p>
          </table:table-cell>
          <table:table-cell table:style-name="ce8" table:formula="of:=[Datenbank.C23]" office:value-type="string" office:string-value=" ">
            <text:p><text:s/></text:p>
          </table:table-cell>
          <table:table-cell table:style-name="ce8" table:formula="of:=[Datenbank.D23]" office:value-type="string" office:string-value=" ">
            <text:p><text:s/></text:p>
          </table:table-cell>
          <table:table-cell table:style-name="ce75" table:formula="of:=[Datenbank.E23]" office:value-type="string" office:string-value="W">
            <text:p>W</text:p>
          </table:table-cell>
          <table:table-cell table:style-name="ce6" table:formula="of:=[Datenbank.F23]" office:value-type="string" office:string-value=" ">
            <text:p><text:s/></text:p>
          </table:table-cell>
          <table:table-cell table:style-name="ce43" table:formula="of:=[Datenbank.H23]" office:value-type="string" office:string-value=" ">
            <text:p><text:s/></text:p>
          </table:table-cell>
          <table:table-cell table:style-name="ce43" table:formula="of:=[Datenbank.I23]" office:value-type="string" office:string-value="xxx">
            <text:p>xxx</text:p>
          </table:table-cell>
          <table:table-cell table:style-name="ce81" table:formula="of:=[Datenbank.M23]" office:value-type="float" office:value="-999">
            <text:p>-999</text:p>
          </table:table-cell>
          <table:table-cell table:style-name="ce87" table:formula="of:=IF([.I23]=-999;&quot; &quot;;RANK([.I23];[.$I$12:.$I$26];0))" office:value-type="string" office:string-value=" ">
            <text:p><text:s/></text:p>
          </table:table-cell>
          <table:table-cell table:style-name="ce84"/>
          <table:table-cell table:number-columns-repeated="51"/>
        </table:table-row>
        <table:table-row table:style-name="ro1">
          <table:table-cell/>
          <table:table-cell table:style-name="ce4" table:formula="of:=[Datenbank.B24]" office:value-type="string" office:string-value=" ">
            <text:p><text:s/></text:p>
          </table:table-cell>
          <table:table-cell table:style-name="ce8" table:formula="of:=[Datenbank.C24]" office:value-type="string" office:string-value=" ">
            <text:p><text:s/></text:p>
          </table:table-cell>
          <table:table-cell table:style-name="ce8" table:formula="of:=[Datenbank.D24]" office:value-type="string" office:string-value=" ">
            <text:p><text:s/></text:p>
          </table:table-cell>
          <table:table-cell table:style-name="ce75" table:formula="of:=[Datenbank.E24]" office:value-type="string" office:string-value="W">
            <text:p>W</text:p>
          </table:table-cell>
          <table:table-cell table:style-name="ce6" table:formula="of:=[Datenbank.F24]" office:value-type="string" office:string-value=" ">
            <text:p><text:s/></text:p>
          </table:table-cell>
          <table:table-cell table:style-name="ce43" table:formula="of:=[Datenbank.H24]" office:value-type="string" office:string-value=" ">
            <text:p><text:s/></text:p>
          </table:table-cell>
          <table:table-cell table:style-name="ce43" table:formula="of:=[Datenbank.I24]" office:value-type="string" office:string-value="xxx">
            <text:p>xxx</text:p>
          </table:table-cell>
          <table:table-cell table:style-name="ce81" table:formula="of:=[Datenbank.M24]" office:value-type="float" office:value="-999">
            <text:p>-999</text:p>
          </table:table-cell>
          <table:table-cell table:style-name="ce87" table:formula="of:=IF([.I24]=-999;&quot; &quot;;RANK([.I24];[.$I$12:.$I$26];0))" office:value-type="string" office:string-value=" ">
            <text:p><text:s/></text:p>
          </table:table-cell>
          <table:table-cell table:style-name="ce84"/>
          <table:table-cell table:number-columns-repeated="51"/>
        </table:table-row>
        <table:table-row table:style-name="ro1">
          <table:table-cell/>
          <table:table-cell table:style-name="ce4" table:formula="of:=[Datenbank.B25]" office:value-type="string" office:string-value=" ">
            <text:p><text:s/></text:p>
          </table:table-cell>
          <table:table-cell table:style-name="ce8" table:formula="of:=[Datenbank.C25]" office:value-type="string" office:string-value=" ">
            <text:p><text:s/></text:p>
          </table:table-cell>
          <table:table-cell table:style-name="ce8" table:formula="of:=[Datenbank.D25]" office:value-type="string" office:string-value=" ">
            <text:p><text:s/></text:p>
          </table:table-cell>
          <table:table-cell table:style-name="ce75" table:formula="of:=[Datenbank.E25]" office:value-type="string" office:string-value="W">
            <text:p>W</text:p>
          </table:table-cell>
          <table:table-cell table:style-name="ce6" table:formula="of:=[Datenbank.F25]" office:value-type="string" office:string-value=" ">
            <text:p><text:s/></text:p>
          </table:table-cell>
          <table:table-cell table:style-name="ce43" table:formula="of:=[Datenbank.H25]" office:value-type="string" office:string-value=" ">
            <text:p><text:s/></text:p>
          </table:table-cell>
          <table:table-cell table:style-name="ce43" table:formula="of:=[Datenbank.I25]" office:value-type="string" office:string-value="xxx">
            <text:p>xxx</text:p>
          </table:table-cell>
          <table:table-cell table:style-name="ce81" table:formula="of:=[Datenbank.M25]" office:value-type="float" office:value="-999">
            <text:p>-999</text:p>
          </table:table-cell>
          <table:table-cell table:style-name="ce87" table:formula="of:=IF([.I25]=-999;&quot; &quot;;RANK([.I25];[.$I$12:.$I$26];0))" office:value-type="string" office:string-value=" ">
            <text:p><text:s/></text:p>
          </table:table-cell>
          <table:table-cell table:style-name="ce84"/>
          <table:table-cell table:number-columns-repeated="51"/>
        </table:table-row>
        <table:table-row table:style-name="ro1">
          <table:table-cell/>
          <table:table-cell table:style-name="ce4" table:formula="of:=[Datenbank.B26]" office:value-type="string" office:string-value=" ">
            <text:p><text:s/></text:p>
          </table:table-cell>
          <table:table-cell table:style-name="ce8" table:formula="of:=[Datenbank.C26]" office:value-type="string" office:string-value=" ">
            <text:p><text:s/></text:p>
          </table:table-cell>
          <table:table-cell table:style-name="ce8" table:formula="of:=[Datenbank.D26]" office:value-type="string" office:string-value=" ">
            <text:p><text:s/></text:p>
          </table:table-cell>
          <table:table-cell table:style-name="ce75" table:formula="of:=[Datenbank.E26]" office:value-type="string" office:string-value="W">
            <text:p>W</text:p>
          </table:table-cell>
          <table:table-cell table:style-name="ce6" table:formula="of:=[Datenbank.F26]" office:value-type="string" office:string-value=" ">
            <text:p><text:s/></text:p>
          </table:table-cell>
          <table:table-cell table:style-name="ce43" table:formula="of:=[Datenbank.H26]" office:value-type="string" office:string-value=" ">
            <text:p><text:s/></text:p>
          </table:table-cell>
          <table:table-cell table:style-name="ce43" table:formula="of:=[Datenbank.I26]" office:value-type="string" office:string-value="xxx">
            <text:p>xxx</text:p>
          </table:table-cell>
          <table:table-cell table:style-name="ce81" table:formula="of:=[Datenbank.M26]" office:value-type="float" office:value="-999">
            <text:p>-999</text:p>
          </table:table-cell>
          <table:table-cell table:style-name="ce87" table:formula="of:=IF([.I26]=-999;&quot; &quot;;RANK([.I26];[.$I$12:.$I$26];0))" office:value-type="string" office:string-value=" ">
            <text:p><text:s/></text:p>
          </table:table-cell>
          <table:table-cell table:style-name="ce84" office:value-type="string">
            <text:p><text:s/></text:p>
          </table:table-cell>
          <table:table-cell table:number-columns-repeated="51"/>
        </table:table-row>
        <table:table-row table:style-name="ro1">
          <table:table-cell/>
          <table:table-cell table:style-name="ce7" office:value-type="string">
            <text:p><text:s/></text:p>
          </table:table-cell>
          <table:table-cell table:number-columns-repeated="2" table:style-name="ce15" office:value-type="string">
            <text:p><text:s/></text:p>
          </table:table-cell>
          <table:table-cell table:style-name="ce76" office:value-type="string">
            <text:p><text:s/></text:p>
          </table:table-cell>
          <table:table-cell table:number-columns-repeated="2" table:style-name="ce15" office:value-type="string">
            <text:p><text:s/></text:p>
          </table:table-cell>
          <table:table-cell table:style-name="ce50" office:value-type="string">
            <text:p><text:s/></text:p>
          </table:table-cell>
          <table:table-cell table:style-name="ce82" office:value-type="string">
            <text:p><text:s/></text:p>
          </table:table-cell>
          <table:table-cell table:style-name="ce88" office:value-type="string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7" office:value-type="string">
            <text:p><text:s/></text:p>
          </table:table-cell>
          <table:table-cell table:number-columns-repeated="2" table:style-name="ce15" office:value-type="string">
            <text:p><text:s/></text:p>
          </table:table-cell>
          <table:table-cell table:style-name="ce76" office:value-type="string">
            <text:p><text:s/></text:p>
          </table:table-cell>
          <table:table-cell table:number-columns-repeated="2" table:style-name="ce15" office:value-type="string">
            <text:p><text:s/></text:p>
          </table:table-cell>
          <table:table-cell table:style-name="ce50" office:value-type="string">
            <text:p><text:s/></text:p>
          </table:table-cell>
          <table:table-cell table:style-name="ce82" office:value-type="string">
            <text:p><text:s/></text:p>
          </table:table-cell>
          <table:table-cell table:style-name="ce88" office:value-type="string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29]" office:value-type="float" office:value="2">
            <text:p>2</text:p>
          </table:table-cell>
          <table:table-cell table:style-name="ce8" table:formula="of:=[Datenbank.C29]" office:value-type="string" office:string-value="Wübbeler">
            <text:p>Wübbeler</text:p>
          </table:table-cell>
          <table:table-cell table:style-name="ce8" table:formula="of:=[Datenbank.D29]" office:value-type="string" office:string-value="Martin">
            <text:p>Martin</text:p>
          </table:table-cell>
          <table:table-cell table:style-name="ce77" table:formula="of:=[Datenbank.E29]" office:value-type="string" office:string-value="M">
            <text:p>M</text:p>
          </table:table-cell>
          <table:table-cell table:style-name="ce6" table:formula="of:=[Datenbank.F29]" office:value-type="string" office:string-value="Budo-Shin">
            <text:p>Budo-Shin</text:p>
          </table:table-cell>
          <table:table-cell table:style-name="ce43" table:formula="of:=[Datenbank.H29]" office:value-type="string" office:string-value=" ">
            <text:p><text:s/></text:p>
          </table:table-cell>
          <table:table-cell table:style-name="ce43" table:formula="of:=[Datenbank.I29]" office:value-type="string" office:string-value="I">
            <text:p>I</text:p>
          </table:table-cell>
          <table:table-cell table:style-name="ce81" table:formula="of:=[Datenbank.M29]" office:value-type="float" office:value="-999">
            <text:p>-999</text:p>
          </table:table-cell>
          <table:table-cell table:style-name="ce89" table:formula="of:=IF([.I29]=-999;&quot; &quot;;RANK([.I29];[.$I$29:.$I$39];0))" office:value-type="string" office:string-value=" ">
            <text:p><text:s/></text:p>
          </table:table-cell>
          <table:table-cell table:style-name="ce92"/>
          <table:table-cell table:number-columns-repeated="51"/>
        </table:table-row>
        <table:table-row table:style-name="ro1">
          <table:table-cell/>
          <table:table-cell table:style-name="ce4" table:formula="of:=[Datenbank.B33]" office:value-type="float" office:value="6">
            <text:p>6</text:p>
          </table:table-cell>
          <table:table-cell table:style-name="ce8" table:formula="of:=[Datenbank.C33]" office:value-type="string" office:string-value="Ahrens">
            <text:p>Ahrens</text:p>
          </table:table-cell>
          <table:table-cell table:style-name="ce8" table:formula="of:=[Datenbank.D33]" office:value-type="string" office:string-value="Björn">
            <text:p>Björn</text:p>
          </table:table-cell>
          <table:table-cell table:style-name="ce77" table:formula="of:=[Datenbank.E33]" office:value-type="string" office:string-value="M">
            <text:p>M</text:p>
          </table:table-cell>
          <table:table-cell table:style-name="ce6" table:formula="of:=[Datenbank.F33]" office:value-type="string" office:string-value="Budo-Shin">
            <text:p>Budo-Shin</text:p>
          </table:table-cell>
          <table:table-cell table:style-name="ce43" table:formula="of:=[Datenbank.H33]" office:value-type="string" office:string-value=" ">
            <text:p><text:s/></text:p>
          </table:table-cell>
          <table:table-cell table:style-name="ce43" table:formula="of:=[Datenbank.I33]" office:value-type="string" office:string-value="I">
            <text:p>I</text:p>
          </table:table-cell>
          <table:table-cell table:style-name="ce81" table:formula="of:=[Datenbank.M33]" office:value-type="float" office:value="-999">
            <text:p>-999</text:p>
          </table:table-cell>
          <table:table-cell table:style-name="ce89" table:formula="of:=IF([.I30]=-999;&quot; &quot;;RANK([.I30];[.$I$29:.$I$39];0))" office:value-type="string" office:string-value=" ">
            <text:p><text:s/></text:p>
          </table:table-cell>
          <table:table-cell table:style-name="ce84"/>
          <table:table-cell table:number-columns-repeated="51"/>
        </table:table-row>
        <table:table-row table:style-name="ro1">
          <table:table-cell/>
          <table:table-cell table:style-name="ce4" table:formula="of:=[Datenbank.B34]" office:value-type="float" office:value="7">
            <text:p>7</text:p>
          </table:table-cell>
          <table:table-cell table:style-name="ce8" table:formula="of:=[Datenbank.C34]" office:value-type="string" office:string-value="Sackmeyer">
            <text:p>Sackmeyer</text:p>
          </table:table-cell>
          <table:table-cell table:style-name="ce8" table:formula="of:=[Datenbank.D34]" office:value-type="string" office:string-value="Kurt">
            <text:p>Kurt</text:p>
          </table:table-cell>
          <table:table-cell table:style-name="ce77" table:formula="of:=[Datenbank.E34]" office:value-type="string" office:string-value="M">
            <text:p>M</text:p>
          </table:table-cell>
          <table:table-cell table:style-name="ce6" table:formula="of:=[Datenbank.F34]" office:value-type="string" office:string-value="Budo-Shin">
            <text:p>Budo-Shin</text:p>
          </table:table-cell>
          <table:table-cell table:style-name="ce43" table:formula="of:=[Datenbank.H34]" office:value-type="string" office:string-value=" ">
            <text:p><text:s/></text:p>
          </table:table-cell>
          <table:table-cell table:style-name="ce43" table:formula="of:=[Datenbank.I34]" office:value-type="string" office:string-value="I">
            <text:p>I</text:p>
          </table:table-cell>
          <table:table-cell table:style-name="ce81" table:formula="of:=[Datenbank.M34]" office:value-type="float" office:value="-999">
            <text:p>-999</text:p>
          </table:table-cell>
          <table:table-cell table:style-name="ce89" table:formula="of:=IF([.I31]=-999;&quot; &quot;;RANK([.I31];[.$I$29:.$I$39];0))" office:value-type="string" office:string-value=" ">
            <text:p><text:s/></text:p>
          </table:table-cell>
          <table:table-cell table:style-name="ce84"/>
          <table:table-cell table:number-columns-repeated="51"/>
        </table:table-row>
        <table:table-row table:style-name="ro1">
          <table:table-cell/>
          <table:table-cell table:style-name="ce4" table:formula="of:=[Datenbank.B37]" office:value-type="float" office:value="12">
            <text:p>12</text:p>
          </table:table-cell>
          <table:table-cell table:style-name="ce8" table:formula="of:=[Datenbank.C37]" office:value-type="string" office:string-value="Huntemann">
            <text:p>Huntemann</text:p>
          </table:table-cell>
          <table:table-cell table:style-name="ce8" table:formula="of:=[Datenbank.D37]" office:value-type="string" office:string-value="Ralf">
            <text:p>Ralf</text:p>
          </table:table-cell>
          <table:table-cell table:style-name="ce77" table:formula="of:=[Datenbank.E37]" office:value-type="string" office:string-value="M">
            <text:p>M</text:p>
          </table:table-cell>
          <table:table-cell table:style-name="ce6" table:formula="of:=[Datenbank.F37]" office:value-type="string" office:string-value="Budo-Shin">
            <text:p>Budo-Shin</text:p>
          </table:table-cell>
          <table:table-cell table:style-name="ce43" table:formula="of:=[Datenbank.H37]" office:value-type="string" office:string-value=" ">
            <text:p><text:s/></text:p>
          </table:table-cell>
          <table:table-cell table:style-name="ce43" table:formula="of:=[Datenbank.I37]" office:value-type="string" office:string-value="I">
            <text:p>I</text:p>
          </table:table-cell>
          <table:table-cell table:style-name="ce81" table:formula="of:=[Datenbank.M37]" office:value-type="float" office:value="-999">
            <text:p>-999</text:p>
          </table:table-cell>
          <table:table-cell table:style-name="ce89" table:formula="of:=IF([.I32]=-999;&quot; &quot;;RANK([.I32];[.$I$29:.$I$39];0))" office:value-type="string" office:string-value=" ">
            <text:p><text:s/></text:p>
          </table:table-cell>
          <table:table-cell table:style-name="ce92"/>
          <table:table-cell table:number-columns-repeated="51"/>
        </table:table-row>
        <table:table-row table:style-name="ro1">
          <table:table-cell/>
          <table:table-cell table:style-name="ce4" table:formula="of:=[Datenbank.B38]" office:value-type="float" office:value="13">
            <text:p>13</text:p>
          </table:table-cell>
          <table:table-cell table:style-name="ce8" table:formula="of:=[Datenbank.C38]" office:value-type="string" office:string-value="Troschkin">
            <text:p>Troschkin</text:p>
          </table:table-cell>
          <table:table-cell table:style-name="ce8" table:formula="of:=[Datenbank.D38]" office:value-type="string" office:string-value="Celvin">
            <text:p>Celvin</text:p>
          </table:table-cell>
          <table:table-cell table:style-name="ce77" table:formula="of:=[Datenbank.E38]" office:value-type="string" office:string-value="M">
            <text:p>M</text:p>
          </table:table-cell>
          <table:table-cell table:style-name="ce6" table:formula="of:=[Datenbank.F38]" office:value-type="string" office:string-value="Budo-Shin">
            <text:p>Budo-Shin</text:p>
          </table:table-cell>
          <table:table-cell table:style-name="ce43" table:formula="of:=[Datenbank.H38]" office:value-type="string" office:string-value=" ">
            <text:p><text:s/></text:p>
          </table:table-cell>
          <table:table-cell table:style-name="ce43" table:formula="of:=[Datenbank.I38]" office:value-type="string" office:string-value="I">
            <text:p>I</text:p>
          </table:table-cell>
          <table:table-cell table:style-name="ce81" table:formula="of:=[Datenbank.M38]" office:value-type="float" office:value="-999">
            <text:p>-999</text:p>
          </table:table-cell>
          <table:table-cell table:style-name="ce89" table:formula="of:=IF([.I33]=-999;&quot; &quot;;RANK([.I33];[.$I$29:.$I$39];0))" office:value-type="string" office:string-value=" ">
            <text:p><text:s/></text:p>
          </table:table-cell>
          <table:table-cell table:style-name="ce92"/>
          <table:table-cell table:number-columns-repeated="51"/>
        </table:table-row>
        <table:table-row table:style-name="ro1">
          <table:table-cell/>
          <table:table-cell table:style-name="ce4" table:formula="of:=[Datenbank.B39]" office:value-type="float" office:value="14">
            <text:p>14</text:p>
          </table:table-cell>
          <table:table-cell table:style-name="ce8" table:formula="of:=[Datenbank.C39]" office:value-type="string" office:string-value="Antholzer">
            <text:p>Antholzer</text:p>
          </table:table-cell>
          <table:table-cell table:style-name="ce8" table:formula="of:=[Datenbank.D39]" office:value-type="string" office:string-value="Marcel">
            <text:p>Marcel</text:p>
          </table:table-cell>
          <table:table-cell table:style-name="ce77" table:formula="of:=[Datenbank.E39]" office:value-type="string" office:string-value="M">
            <text:p>M</text:p>
          </table:table-cell>
          <table:table-cell table:style-name="ce6" table:formula="of:=[Datenbank.F39]" office:value-type="string" office:string-value="Bushikan">
            <text:p>Bushikan</text:p>
          </table:table-cell>
          <table:table-cell table:style-name="ce43" table:formula="of:=[Datenbank.H39]" office:value-type="string" office:string-value=" ">
            <text:p><text:s/></text:p>
          </table:table-cell>
          <table:table-cell table:style-name="ce43" table:formula="of:=[Datenbank.I39]" office:value-type="string" office:string-value="I">
            <text:p>I</text:p>
          </table:table-cell>
          <table:table-cell table:style-name="ce81" table:formula="of:=[Datenbank.M39]" office:value-type="float" office:value="-999">
            <text:p>-999</text:p>
          </table:table-cell>
          <table:table-cell table:style-name="ce89" table:formula="of:=IF([.I34]=-999;&quot; &quot;;RANK([.I34];[.$I$29:.$I$39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41]" office:value-type="float" office:value="17">
            <text:p>17</text:p>
          </table:table-cell>
          <table:table-cell table:style-name="ce8" table:formula="of:=[Datenbank.C41]" office:value-type="string" office:string-value="Raßbach">
            <text:p>Raßbach</text:p>
          </table:table-cell>
          <table:table-cell table:style-name="ce8" table:formula="of:=[Datenbank.D41]" office:value-type="string" office:string-value="Luca">
            <text:p>Luca</text:p>
          </table:table-cell>
          <table:table-cell table:style-name="ce77" table:formula="of:=[Datenbank.E41]" office:value-type="string" office:string-value="M">
            <text:p>M</text:p>
          </table:table-cell>
          <table:table-cell table:style-name="ce6" table:formula="of:=[Datenbank.F41]" office:value-type="string" office:string-value="Bushikan">
            <text:p>Bushikan</text:p>
          </table:table-cell>
          <table:table-cell table:style-name="ce43" table:formula="of:=[Datenbank.H41]" office:value-type="string" office:string-value=" ">
            <text:p><text:s/></text:p>
          </table:table-cell>
          <table:table-cell table:style-name="ce43" table:formula="of:=[Datenbank.I41]" office:value-type="string" office:string-value="I">
            <text:p>I</text:p>
          </table:table-cell>
          <table:table-cell table:style-name="ce81" table:formula="of:=[Datenbank.M41]" office:value-type="float" office:value="-999">
            <text:p>-999</text:p>
          </table:table-cell>
          <table:table-cell table:style-name="ce89" table:formula="of:=IF([.I35]=-999;&quot; &quot;;RANK([.I35];[.$I$29:.$I$39];0))" office:value-type="string" office:string-value=" ">
            <text:p><text:s/></text:p>
          </table:table-cell>
          <table:table-cell table:style-name="ce92"/>
          <table:table-cell table:number-columns-repeated="51"/>
        </table:table-row>
        <table:table-row table:style-name="ro1">
          <table:table-cell/>
          <table:table-cell table:style-name="ce4" table:formula="of:=[Datenbank.B42]" office:value-type="float" office:value="18">
            <text:p>18</text:p>
          </table:table-cell>
          <table:table-cell table:style-name="ce8" table:formula="of:=[Datenbank.C42]" office:value-type="string" office:string-value="Mengede">
            <text:p>Mengede</text:p>
          </table:table-cell>
          <table:table-cell table:style-name="ce8" table:formula="of:=[Datenbank.D42]" office:value-type="string" office:string-value="Michael">
            <text:p>Michael</text:p>
          </table:table-cell>
          <table:table-cell table:style-name="ce77" table:formula="of:=[Datenbank.E42]" office:value-type="string" office:string-value="M">
            <text:p>M</text:p>
          </table:table-cell>
          <table:table-cell table:style-name="ce6" table:formula="of:=[Datenbank.F42]" office:value-type="string" office:string-value="Bushikan">
            <text:p>Bushikan</text:p>
          </table:table-cell>
          <table:table-cell table:style-name="ce43" table:formula="of:=[Datenbank.H42]" office:value-type="string" office:string-value=" ">
            <text:p><text:s/></text:p>
          </table:table-cell>
          <table:table-cell table:style-name="ce43" table:formula="of:=[Datenbank.I42]" office:value-type="string" office:string-value="I">
            <text:p>I</text:p>
          </table:table-cell>
          <table:table-cell table:style-name="ce81" table:formula="of:=[Datenbank.M42]" office:value-type="float" office:value="-999">
            <text:p>-999</text:p>
          </table:table-cell>
          <table:table-cell table:style-name="ce89" table:formula="of:=IF([.I36]=-999;&quot; &quot;;RANK([.I36];[.$I$29:.$I$39];0))" office:value-type="string" office:string-value=" ">
            <text:p><text:s/></text:p>
          </table:table-cell>
          <table:table-cell table:style-name="ce92"/>
          <table:table-cell table:number-columns-repeated="51"/>
        </table:table-row>
        <table:table-row table:style-name="ro1">
          <table:table-cell/>
          <table:table-cell table:style-name="ce4" table:formula="of:=[Datenbank.B43]" office:value-type="float" office:value="19">
            <text:p>19</text:p>
          </table:table-cell>
          <table:table-cell table:style-name="ce8" table:formula="of:=[Datenbank.C43]" office:value-type="string" office:string-value="Wiesrchen">
            <text:p>Wiesrchen</text:p>
          </table:table-cell>
          <table:table-cell table:style-name="ce8" table:formula="of:=[Datenbank.D43]" office:value-type="string" office:string-value="Markus">
            <text:p>Markus</text:p>
          </table:table-cell>
          <table:table-cell table:style-name="ce77" table:formula="of:=[Datenbank.E43]" office:value-type="string" office:string-value="M">
            <text:p>M</text:p>
          </table:table-cell>
          <table:table-cell table:style-name="ce6" table:formula="of:=[Datenbank.F43]" office:value-type="string" office:string-value="Bushikan">
            <text:p>Bushikan</text:p>
          </table:table-cell>
          <table:table-cell table:style-name="ce43" table:formula="of:=[Datenbank.H43]" office:value-type="string" office:string-value=" ">
            <text:p><text:s/></text:p>
          </table:table-cell>
          <table:table-cell table:style-name="ce43" table:formula="of:=[Datenbank.I43]" office:value-type="string" office:string-value="I">
            <text:p>I</text:p>
          </table:table-cell>
          <table:table-cell table:style-name="ce81" table:formula="of:=[Datenbank.M43]" office:value-type="float" office:value="-999">
            <text:p>-999</text:p>
          </table:table-cell>
          <table:table-cell table:style-name="ce89" table:formula="of:=IF([.I37]=-999;&quot; &quot;;RANK([.I37];[.$I$29:.$I$39];0))" office:value-type="string" office:string-value=" ">
            <text:p><text:s/></text:p>
          </table:table-cell>
          <table:table-cell table:style-name="ce92"/>
          <table:table-cell table:number-columns-repeated="51"/>
        </table:table-row>
        <table:table-row table:style-name="ro1">
          <table:table-cell/>
          <table:table-cell table:style-name="ce4" table:formula="of:=[Datenbank.B49]" office:value-type="float" office:value="26">
            <text:p>26</text:p>
          </table:table-cell>
          <table:table-cell table:style-name="ce8" table:formula="of:=[Datenbank.C49]" office:value-type="string" office:string-value="Aufenberg">
            <text:p>Aufenberg</text:p>
          </table:table-cell>
          <table:table-cell table:style-name="ce8" table:formula="of:=[Datenbank.D49]" office:value-type="string" office:string-value="Reinhold">
            <text:p>Reinhold</text:p>
          </table:table-cell>
          <table:table-cell table:style-name="ce77" table:formula="of:=[Datenbank.E49]" office:value-type="string" office:string-value="M">
            <text:p>M</text:p>
          </table:table-cell>
          <table:table-cell table:style-name="ce6" table:formula="of:=[Datenbank.F49]" office:value-type="string" office:string-value="Senkido Menden">
            <text:p>Senkido Menden</text:p>
          </table:table-cell>
          <table:table-cell table:style-name="ce43" table:formula="of:=[Datenbank.H49]" office:value-type="string" office:string-value=" ">
            <text:p><text:s/></text:p>
          </table:table-cell>
          <table:table-cell table:style-name="ce43" table:formula="of:=[Datenbank.I49]" office:value-type="string" office:string-value="I">
            <text:p>I</text:p>
          </table:table-cell>
          <table:table-cell table:style-name="ce81" table:formula="of:=[Datenbank.M49]" office:value-type="float" office:value="-999">
            <text:p>-999</text:p>
          </table:table-cell>
          <table:table-cell table:style-name="ce89" table:formula="of:=IF([.I38]=-999;&quot; &quot;;RANK([.I38];[.$I$29:.$I$39];0))" office:value-type="string" office:string-value=" ">
            <text:p><text:s/></text:p>
          </table:table-cell>
          <table:table-cell table:style-name="ce92"/>
          <table:table-cell table:number-columns-repeated="51"/>
        </table:table-row>
        <table:table-row table:style-name="ro1">
          <table:table-cell/>
          <table:table-cell table:style-name="ce4" table:formula="of:=[Datenbank.B50]" office:value-type="float" office:value="27">
            <text:p>27</text:p>
          </table:table-cell>
          <table:table-cell table:style-name="ce8" table:formula="of:=[Datenbank.C50]" office:value-type="string" office:string-value="Boadella">
            <text:p>Boadella</text:p>
          </table:table-cell>
          <table:table-cell table:style-name="ce8" table:formula="of:=[Datenbank.D50]" office:value-type="string" office:string-value="Franz">
            <text:p>Franz</text:p>
          </table:table-cell>
          <table:table-cell table:style-name="ce77" table:formula="of:=[Datenbank.E50]" office:value-type="string" office:string-value="M">
            <text:p>M</text:p>
          </table:table-cell>
          <table:table-cell table:style-name="ce6" table:formula="of:=[Datenbank.F50]" office:value-type="string" office:string-value="SCV Kreuzlingen">
            <text:p>SCV Kreuzlingen</text:p>
          </table:table-cell>
          <table:table-cell table:style-name="ce43" table:formula="of:=[Datenbank.H50]" office:value-type="string" office:string-value=" ">
            <text:p><text:s/></text:p>
          </table:table-cell>
          <table:table-cell table:style-name="ce43" table:formula="of:=[Datenbank.I50]" office:value-type="string" office:string-value="I">
            <text:p>I</text:p>
          </table:table-cell>
          <table:table-cell table:style-name="ce81" table:formula="of:=[Datenbank.M50]" office:value-type="float" office:value="-999">
            <text:p>-999</text:p>
          </table:table-cell>
          <table:table-cell table:style-name="ce89" table:formula="of:=IF([.I39]=-999;&quot; &quot;;RANK([.I39];[.$I$29:.$I$39];0))" office:value-type="string" office:string-value=" ">
            <text:p><text:s/></text:p>
          </table:table-cell>
          <table:table-cell table:style-name="ce92"/>
          <table:table-cell table:number-columns-repeated="51"/>
        </table:table-row>
        <table:table-row table:style-name="ro1">
          <table:table-cell/>
          <table:table-cell table:style-name="ce4" table:formula="of:=[Datenbank.B30]" office:value-type="float" office:value="3">
            <text:p>3</text:p>
          </table:table-cell>
          <table:table-cell table:style-name="ce8" table:formula="of:=[Datenbank.C30]" office:value-type="string" office:string-value="Gräpel">
            <text:p>Gräpel</text:p>
          </table:table-cell>
          <table:table-cell table:style-name="ce8" table:formula="of:=[Datenbank.D30]" office:value-type="string" office:string-value="Torsten">
            <text:p>Torsten</text:p>
          </table:table-cell>
          <table:table-cell table:style-name="ce77" table:formula="of:=[Datenbank.E30]" office:value-type="string" office:string-value="M">
            <text:p>M</text:p>
          </table:table-cell>
          <table:table-cell table:style-name="ce6" table:formula="of:=[Datenbank.F30]" office:value-type="string" office:string-value="Budo-Shin">
            <text:p>Budo-Shin</text:p>
          </table:table-cell>
          <table:table-cell table:style-name="ce43" table:formula="of:=[Datenbank.H30]" office:value-type="string" office:string-value=" ">
            <text:p><text:s/></text:p>
          </table:table-cell>
          <table:table-cell table:style-name="ce43" table:formula="of:=[Datenbank.I30]" office:value-type="string" office:string-value="II">
            <text:p>II</text:p>
          </table:table-cell>
          <table:table-cell table:style-name="ce81" table:formula="of:=[Datenbank.M30]" office:value-type="float" office:value="-999">
            <text:p>-999</text:p>
          </table:table-cell>
          <table:table-cell table:style-name="ce89" table:formula="of:=IF([.I40]=-999;&quot; &quot;;RANK([.I40];[.$I$40:.$I$44];0))" office:value-type="string" office:string-value=" ">
            <text:p><text:s/></text:p>
          </table:table-cell>
          <table:table-cell table:style-name="ce92"/>
          <table:table-cell table:number-columns-repeated="51"/>
        </table:table-row>
        <table:table-row table:style-name="ro1">
          <table:table-cell/>
          <table:table-cell table:style-name="ce4" table:formula="of:=[Datenbank.B35]" office:value-type="float" office:value="8">
            <text:p>8</text:p>
          </table:table-cell>
          <table:table-cell table:style-name="ce8" table:formula="of:=[Datenbank.C35]" office:value-type="string" office:string-value="Knobloch">
            <text:p>Knobloch</text:p>
          </table:table-cell>
          <table:table-cell table:style-name="ce8" table:formula="of:=[Datenbank.D35]" office:value-type="string" office:string-value="Marius">
            <text:p>Marius</text:p>
          </table:table-cell>
          <table:table-cell table:style-name="ce77" table:formula="of:=[Datenbank.E35]" office:value-type="string" office:string-value="M">
            <text:p>M</text:p>
          </table:table-cell>
          <table:table-cell table:style-name="ce6" table:formula="of:=[Datenbank.F35]" office:value-type="string" office:string-value="Budo-Shin">
            <text:p>Budo-Shin</text:p>
          </table:table-cell>
          <table:table-cell table:style-name="ce43" table:formula="of:=[Datenbank.H35]" office:value-type="string" office:string-value=" ">
            <text:p><text:s/></text:p>
          </table:table-cell>
          <table:table-cell table:style-name="ce43" table:formula="of:=[Datenbank.I35]" office:value-type="string" office:string-value="II">
            <text:p>II</text:p>
          </table:table-cell>
          <table:table-cell table:style-name="ce81" table:formula="of:=[Datenbank.M35]" office:value-type="float" office:value="-999">
            <text:p>-999</text:p>
          </table:table-cell>
          <table:table-cell table:style-name="ce89" table:formula="of:=IF([.I41]=-999;&quot; &quot;;RANK([.I41];[.$I$40:.$I$44];0))" office:value-type="string" office:string-value=" ">
            <text:p><text:s/></text:p>
          </table:table-cell>
          <table:table-cell table:style-name="ce84"/>
          <table:table-cell table:number-columns-repeated="51"/>
        </table:table-row>
        <table:table-row table:style-name="ro1">
          <table:table-cell/>
          <table:table-cell table:style-name="ce4" table:formula="of:=[Datenbank.B40]" office:value-type="float" office:value="15">
            <text:p>15</text:p>
          </table:table-cell>
          <table:table-cell table:style-name="ce8" table:formula="of:=[Datenbank.C40]" office:value-type="string" office:string-value="Cyrol">
            <text:p>Cyrol</text:p>
          </table:table-cell>
          <table:table-cell table:style-name="ce8" table:formula="of:=[Datenbank.D40]" office:value-type="string" office:string-value="Florian">
            <text:p>Florian</text:p>
          </table:table-cell>
          <table:table-cell table:style-name="ce77" table:formula="of:=[Datenbank.E40]" office:value-type="string" office:string-value="M">
            <text:p>M</text:p>
          </table:table-cell>
          <table:table-cell table:style-name="ce6" table:formula="of:=[Datenbank.F40]" office:value-type="string" office:string-value="Bushikan">
            <text:p>Bushikan</text:p>
          </table:table-cell>
          <table:table-cell table:style-name="ce43" table:formula="of:=[Datenbank.H40]" office:value-type="string" office:string-value=" ">
            <text:p><text:s/></text:p>
          </table:table-cell>
          <table:table-cell table:style-name="ce43" table:formula="of:=[Datenbank.I40]" office:value-type="string" office:string-value="II">
            <text:p>II</text:p>
          </table:table-cell>
          <table:table-cell table:style-name="ce81" table:formula="of:=[Datenbank.M40]" office:value-type="float" office:value="-999">
            <text:p>-999</text:p>
          </table:table-cell>
          <table:table-cell table:style-name="ce89" table:formula="of:=IF([.I42]=-999;&quot; &quot;;RANK([.I42];[.$I$40:.$I$44];0))" office:value-type="string" office:string-value=" ">
            <text:p><text:s/></text:p>
          </table:table-cell>
          <table:table-cell table:style-name="ce92"/>
          <table:table-cell table:number-columns-repeated="51"/>
        </table:table-row>
        <table:table-row table:style-name="ro1">
          <table:table-cell/>
          <table:table-cell table:style-name="ce4" table:formula="of:=[Datenbank.B44]" office:value-type="float" office:value="20">
            <text:p>20</text:p>
          </table:table-cell>
          <table:table-cell table:style-name="ce8" table:formula="of:=[Datenbank.C44]" office:value-type="string" office:string-value="Pendergast">
            <text:p>Pendergast</text:p>
          </table:table-cell>
          <table:table-cell table:style-name="ce8" table:formula="of:=[Datenbank.D44]" office:value-type="string" office:string-value="Carolan">
            <text:p>Carolan</text:p>
          </table:table-cell>
          <table:table-cell table:style-name="ce77" table:formula="of:=[Datenbank.E44]" office:value-type="string" office:string-value="M">
            <text:p>M</text:p>
          </table:table-cell>
          <table:table-cell table:style-name="ce6" table:formula="of:=[Datenbank.F44]" office:value-type="string" office:string-value="Dragons Lair">
            <text:p>Dragons Lair</text:p>
          </table:table-cell>
          <table:table-cell table:style-name="ce43" table:formula="of:=[Datenbank.H44]" office:value-type="string" office:string-value=" ">
            <text:p><text:s/></text:p>
          </table:table-cell>
          <table:table-cell table:style-name="ce43" table:formula="of:=[Datenbank.I44]" office:value-type="string" office:string-value="II">
            <text:p>II</text:p>
          </table:table-cell>
          <table:table-cell table:style-name="ce81" table:formula="of:=[Datenbank.M44]" office:value-type="float" office:value="-999">
            <text:p>-999</text:p>
          </table:table-cell>
          <table:table-cell table:style-name="ce89" table:formula="of:=IF([.I43]=-999;&quot; &quot;;RANK([.I43];[.$I$40:.$I$44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46]" office:value-type="float" office:value="22">
            <text:p>22</text:p>
          </table:table-cell>
          <table:table-cell table:style-name="ce8" table:formula="of:=[Datenbank.C46]" office:value-type="string" office:string-value="Carthy">
            <text:p>Carthy</text:p>
          </table:table-cell>
          <table:table-cell table:style-name="ce8" table:formula="of:=[Datenbank.D46]" office:value-type="string" office:string-value="Ger">
            <text:p>Ger</text:p>
          </table:table-cell>
          <table:table-cell table:style-name="ce77" table:formula="of:=[Datenbank.E46]" office:value-type="string" office:string-value="M">
            <text:p>M</text:p>
          </table:table-cell>
          <table:table-cell table:style-name="ce6" table:formula="of:=[Datenbank.F46]" office:value-type="string" office:string-value="Dragons Lair">
            <text:p>Dragons Lair</text:p>
          </table:table-cell>
          <table:table-cell table:style-name="ce43" table:formula="of:=[Datenbank.H46]" office:value-type="string" office:string-value=" ">
            <text:p><text:s/></text:p>
          </table:table-cell>
          <table:table-cell table:style-name="ce43" table:formula="of:=[Datenbank.I46]" office:value-type="string" office:string-value="II">
            <text:p>II</text:p>
          </table:table-cell>
          <table:table-cell table:style-name="ce81" table:formula="of:=[Datenbank.M46]" office:value-type="float" office:value="-999">
            <text:p>-999</text:p>
          </table:table-cell>
          <table:table-cell table:style-name="ce89" table:formula="of:=IF([.I44]=-999;&quot; &quot;;RANK([.I44];[.$I$40:.$I$44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31]" office:value-type="float" office:value="4">
            <text:p>4</text:p>
          </table:table-cell>
          <table:table-cell table:style-name="ce8" table:formula="of:=[Datenbank.C31]" office:value-type="string" office:string-value="Grytt">
            <text:p>Grytt</text:p>
          </table:table-cell>
          <table:table-cell table:style-name="ce8" table:formula="of:=[Datenbank.D31]" office:value-type="string" office:string-value="Rainer">
            <text:p>Rainer</text:p>
          </table:table-cell>
          <table:table-cell table:style-name="ce77" table:formula="of:=[Datenbank.E31]" office:value-type="string" office:string-value="M">
            <text:p>M</text:p>
          </table:table-cell>
          <table:table-cell table:style-name="ce6" table:formula="of:=[Datenbank.F31]" office:value-type="string" office:string-value="Budo-Shin">
            <text:p>Budo-Shin</text:p>
          </table:table-cell>
          <table:table-cell table:style-name="ce43" table:formula="of:=[Datenbank.H31]" office:value-type="string" office:string-value=" ">
            <text:p><text:s/></text:p>
          </table:table-cell>
          <table:table-cell table:style-name="ce43" table:formula="of:=[Datenbank.I31]" office:value-type="string" office:string-value="III">
            <text:p>III</text:p>
          </table:table-cell>
          <table:table-cell table:style-name="ce81" table:formula="of:=[Datenbank.M31]" office:value-type="float" office:value="-999">
            <text:p>-999</text:p>
          </table:table-cell>
          <table:table-cell table:style-name="ce89" table:formula="of:=IF([.I45]=-999;&quot; &quot;;RANK([.I45];[.$I$45:.$I$60];0))" office:value-type="string" office:string-value=" ">
            <text:p><text:s/></text:p>
          </table:table-cell>
          <table:table-cell table:style-name="ce92"/>
          <table:table-cell table:number-columns-repeated="51"/>
        </table:table-row>
        <table:table-row table:style-name="ro1">
          <table:table-cell/>
          <table:table-cell table:style-name="ce4" table:formula="of:=[Datenbank.B32]" office:value-type="float" office:value="5">
            <text:p>5</text:p>
          </table:table-cell>
          <table:table-cell table:style-name="ce8" table:formula="of:=[Datenbank.C32]" office:value-type="string" office:string-value="Szmagara">
            <text:p>Szmagara</text:p>
          </table:table-cell>
          <table:table-cell table:style-name="ce8" table:formula="of:=[Datenbank.D32]" office:value-type="string" office:string-value="Tomasz">
            <text:p>Tomasz</text:p>
          </table:table-cell>
          <table:table-cell table:style-name="ce77" table:formula="of:=[Datenbank.E32]" office:value-type="string" office:string-value="M">
            <text:p>M</text:p>
          </table:table-cell>
          <table:table-cell table:style-name="ce6" table:formula="of:=[Datenbank.F32]" office:value-type="string" office:string-value="Budo-Shin">
            <text:p>Budo-Shin</text:p>
          </table:table-cell>
          <table:table-cell table:style-name="ce43" table:formula="of:=[Datenbank.H32]" office:value-type="string" office:string-value=" ">
            <text:p><text:s/></text:p>
          </table:table-cell>
          <table:table-cell table:style-name="ce43" table:formula="of:=[Datenbank.I32]" office:value-type="string" office:string-value="III">
            <text:p>III</text:p>
          </table:table-cell>
          <table:table-cell table:style-name="ce81" table:formula="of:=[Datenbank.M32]" office:value-type="float" office:value="-999">
            <text:p>-999</text:p>
          </table:table-cell>
          <table:table-cell table:style-name="ce89" table:formula="of:=IF([.I46]=-999;&quot; &quot;;RANK([.I46];[.$I$45:.$I$60];0))" office:value-type="string" office:string-value=" ">
            <text:p><text:s/></text:p>
          </table:table-cell>
          <table:table-cell table:style-name="ce93"/>
          <table:table-cell table:number-columns-repeated="51"/>
        </table:table-row>
        <table:table-row table:style-name="ro1">
          <table:table-cell/>
          <table:table-cell table:style-name="ce4" table:formula="of:=[Datenbank.B36]" office:value-type="float" office:value="9">
            <text:p>9</text:p>
          </table:table-cell>
          <table:table-cell table:style-name="ce8" table:formula="of:=[Datenbank.C36]" office:value-type="string" office:string-value="Kordes">
            <text:p>Kordes</text:p>
          </table:table-cell>
          <table:table-cell table:style-name="ce8" table:formula="of:=[Datenbank.D36]" office:value-type="string" office:string-value="Dieter">
            <text:p>Dieter</text:p>
          </table:table-cell>
          <table:table-cell table:style-name="ce77" table:formula="of:=[Datenbank.E36]" office:value-type="string" office:string-value="M">
            <text:p>M</text:p>
          </table:table-cell>
          <table:table-cell table:style-name="ce6" table:formula="of:=[Datenbank.F36]" office:value-type="string" office:string-value="Budo-Shin">
            <text:p>Budo-Shin</text:p>
          </table:table-cell>
          <table:table-cell table:style-name="ce43" table:formula="of:=[Datenbank.H36]" office:value-type="string" office:string-value=" ">
            <text:p><text:s/></text:p>
          </table:table-cell>
          <table:table-cell table:style-name="ce43" table:formula="of:=[Datenbank.I36]" office:value-type="string" office:string-value="III">
            <text:p>III</text:p>
          </table:table-cell>
          <table:table-cell table:style-name="ce81" table:formula="of:=[Datenbank.M36]" office:value-type="float" office:value="-999">
            <text:p>-999</text:p>
          </table:table-cell>
          <table:table-cell table:style-name="ce89" table:formula="of:=IF([.I47]=-999;&quot; &quot;;RANK([.I47];[.$I$45:.$I$60];0))" office:value-type="string" office:string-value=" ">
            <text:p><text:s/></text:p>
          </table:table-cell>
          <table:table-cell table:style-name="ce84"/>
          <table:table-cell table:number-columns-repeated="51"/>
        </table:table-row>
        <table:table-row table:style-name="ro1">
          <table:table-cell/>
          <table:table-cell table:style-name="ce4" table:formula="of:=[Datenbank.B45]" office:value-type="float" office:value="21">
            <text:p>21</text:p>
          </table:table-cell>
          <table:table-cell table:style-name="ce8" table:formula="of:=[Datenbank.C45]" office:value-type="string" office:string-value="McEnroe">
            <text:p>McEnroe</text:p>
          </table:table-cell>
          <table:table-cell table:style-name="ce8" table:formula="of:=[Datenbank.D45]" office:value-type="string" office:string-value="Larry">
            <text:p>Larry</text:p>
          </table:table-cell>
          <table:table-cell table:style-name="ce77" table:formula="of:=[Datenbank.E45]" office:value-type="string" office:string-value="M">
            <text:p>M</text:p>
          </table:table-cell>
          <table:table-cell table:style-name="ce6" table:formula="of:=[Datenbank.F45]" office:value-type="string" office:string-value="Dragons Lair">
            <text:p>Dragons Lair</text:p>
          </table:table-cell>
          <table:table-cell table:style-name="ce43" table:formula="of:=[Datenbank.H45]" office:value-type="string" office:string-value=" ">
            <text:p><text:s/></text:p>
          </table:table-cell>
          <table:table-cell table:style-name="ce43" table:formula="of:=[Datenbank.I45]" office:value-type="string" office:string-value="III">
            <text:p>III</text:p>
          </table:table-cell>
          <table:table-cell table:style-name="ce81" table:formula="of:=[Datenbank.M45]" office:value-type="float" office:value="-999">
            <text:p>-999</text:p>
          </table:table-cell>
          <table:table-cell table:style-name="ce89" table:formula="of:=IF([.I48]=-999;&quot; &quot;;RANK([.I48];[.$I$45:.$I$60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47]" office:value-type="float" office:value="23">
            <text:p>23</text:p>
          </table:table-cell>
          <table:table-cell table:style-name="ce8" table:formula="of:=[Datenbank.C47]" office:value-type="string" office:string-value="Waters">
            <text:p>Waters</text:p>
          </table:table-cell>
          <table:table-cell table:style-name="ce8" table:formula="of:=[Datenbank.D47]" office:value-type="string" office:string-value="Dave">
            <text:p>Dave</text:p>
          </table:table-cell>
          <table:table-cell table:style-name="ce77" table:formula="of:=[Datenbank.E47]" office:value-type="string" office:string-value="M">
            <text:p>M</text:p>
          </table:table-cell>
          <table:table-cell table:style-name="ce6" table:formula="of:=[Datenbank.F47]" office:value-type="string" office:string-value="Yanagi-No-Ki">
            <text:p>Yanagi-No-Ki</text:p>
          </table:table-cell>
          <table:table-cell table:style-name="ce43" table:formula="of:=[Datenbank.H47]" office:value-type="string" office:string-value=" ">
            <text:p><text:s/></text:p>
          </table:table-cell>
          <table:table-cell table:style-name="ce43" table:formula="of:=[Datenbank.I47]" office:value-type="string" office:string-value="III">
            <text:p>III</text:p>
          </table:table-cell>
          <table:table-cell table:style-name="ce81" table:formula="of:=[Datenbank.M47]" office:value-type="float" office:value="-999">
            <text:p>-999</text:p>
          </table:table-cell>
          <table:table-cell table:style-name="ce89" table:formula="of:=IF([.I49]=-999;&quot; &quot;;RANK([.I49];[.$I$45:.$I$60];0))" office:value-type="string" office:string-value=" ">
            <text:p><text:s/></text:p>
          </table:table-cell>
          <table:table-cell table:style-name="ce84"/>
          <table:table-cell table:number-columns-repeated="51"/>
        </table:table-row>
        <table:table-row table:style-name="ro1">
          <table:table-cell/>
          <table:table-cell table:style-name="ce4" table:formula="of:=[Datenbank.B48]" office:value-type="float" office:value="25">
            <text:p>25</text:p>
          </table:table-cell>
          <table:table-cell table:style-name="ce8" table:formula="of:=[Datenbank.C48]" office:value-type="string" office:string-value="Holmes">
            <text:p>Holmes</text:p>
          </table:table-cell>
          <table:table-cell table:style-name="ce8" table:formula="of:=[Datenbank.D48]" office:value-type="string" office:string-value="Melcom">
            <text:p>Melcom</text:p>
          </table:table-cell>
          <table:table-cell table:style-name="ce77" table:formula="of:=[Datenbank.E48]" office:value-type="string" office:string-value="M">
            <text:p>M</text:p>
          </table:table-cell>
          <table:table-cell table:style-name="ce6" table:formula="of:=[Datenbank.F48]" office:value-type="string" office:string-value="Yanagi-No-Ki">
            <text:p>Yanagi-No-Ki</text:p>
          </table:table-cell>
          <table:table-cell table:style-name="ce43" table:formula="of:=[Datenbank.H48]" office:value-type="string" office:string-value=" ">
            <text:p><text:s/></text:p>
          </table:table-cell>
          <table:table-cell table:style-name="ce43" table:formula="of:=[Datenbank.I48]" office:value-type="string" office:string-value="III">
            <text:p>III</text:p>
          </table:table-cell>
          <table:table-cell table:style-name="ce81" table:formula="of:=[Datenbank.M48]" office:value-type="float" office:value="-999">
            <text:p>-999</text:p>
          </table:table-cell>
          <table:table-cell table:style-name="ce89" table:formula="of:=IF([.I50]=-999;&quot; &quot;;RANK([.I50];[.$I$45:.$I$60];0))" office:value-type="string" office:string-value=" ">
            <text:p><text:s/></text:p>
          </table:table-cell>
          <table:table-cell table:style-name="ce84"/>
          <table:table-cell table:number-columns-repeated="51"/>
        </table:table-row>
        <table:table-row table:style-name="ro1">
          <table:table-cell/>
          <table:table-cell table:style-name="ce4" table:formula="of:=[Datenbank.B51]" office:value-type="string" office:string-value=" ">
            <text:p><text:s/></text:p>
          </table:table-cell>
          <table:table-cell table:style-name="ce8" table:formula="of:=[Datenbank.C51]" office:value-type="string" office:string-value=" ">
            <text:p><text:s/></text:p>
          </table:table-cell>
          <table:table-cell table:style-name="ce8" table:formula="of:=[Datenbank.D51]" office:value-type="string" office:string-value=" ">
            <text:p><text:s/></text:p>
          </table:table-cell>
          <table:table-cell table:style-name="ce77" table:formula="of:=[Datenbank.E51]" office:value-type="string" office:string-value="M">
            <text:p>M</text:p>
          </table:table-cell>
          <table:table-cell table:style-name="ce6" table:formula="of:=[Datenbank.F51]" office:value-type="string" office:string-value=" ">
            <text:p><text:s/></text:p>
          </table:table-cell>
          <table:table-cell table:style-name="ce43" table:formula="of:=[Datenbank.H51]" office:value-type="string" office:string-value=" ">
            <text:p><text:s/></text:p>
          </table:table-cell>
          <table:table-cell table:style-name="ce43" table:formula="of:=[Datenbank.I51]" office:value-type="string" office:string-value="xxx">
            <text:p>xxx</text:p>
          </table:table-cell>
          <table:table-cell table:style-name="ce81" table:formula="of:=[Datenbank.M51]" office:value-type="float" office:value="-999">
            <text:p>-999</text:p>
          </table:table-cell>
          <table:table-cell table:style-name="ce89" table:formula="of:=IF([.I51]=-999;&quot; &quot;;RANK([.I51];[.$I$45:.$I$60];0))" office:value-type="string" office:string-value=" ">
            <text:p><text:s/></text:p>
          </table:table-cell>
          <table:table-cell table:style-name="ce84"/>
          <table:table-cell table:number-columns-repeated="51"/>
        </table:table-row>
        <table:table-row table:style-name="ro1">
          <table:table-cell/>
          <table:table-cell table:style-name="ce4" table:formula="of:=[Datenbank.B52]" office:value-type="string" office:string-value=" ">
            <text:p><text:s/></text:p>
          </table:table-cell>
          <table:table-cell table:style-name="ce8" table:formula="of:=[Datenbank.C52]" office:value-type="string" office:string-value=" ">
            <text:p><text:s/></text:p>
          </table:table-cell>
          <table:table-cell table:style-name="ce8" table:formula="of:=[Datenbank.D52]" office:value-type="string" office:string-value=" ">
            <text:p><text:s/></text:p>
          </table:table-cell>
          <table:table-cell table:style-name="ce77" table:formula="of:=[Datenbank.E52]" office:value-type="string" office:string-value="M">
            <text:p>M</text:p>
          </table:table-cell>
          <table:table-cell table:style-name="ce6" table:formula="of:=[Datenbank.F52]" office:value-type="string" office:string-value=" ">
            <text:p><text:s/></text:p>
          </table:table-cell>
          <table:table-cell table:style-name="ce43" table:formula="of:=[Datenbank.H52]" office:value-type="string" office:string-value=" ">
            <text:p><text:s/></text:p>
          </table:table-cell>
          <table:table-cell table:style-name="ce43" table:formula="of:=[Datenbank.I52]" office:value-type="string" office:string-value="xxx">
            <text:p>xxx</text:p>
          </table:table-cell>
          <table:table-cell table:style-name="ce81" table:formula="of:=[Datenbank.M52]" office:value-type="float" office:value="-999">
            <text:p>-999</text:p>
          </table:table-cell>
          <table:table-cell table:style-name="ce89" table:formula="of:=IF([.I52]=-999;&quot; &quot;;RANK([.I52];[.$I$45:.$I$60];0))" office:value-type="string" office:string-value=" ">
            <text:p><text:s/></text:p>
          </table:table-cell>
          <table:table-cell table:style-name="ce84"/>
          <table:table-cell table:number-columns-repeated="51"/>
        </table:table-row>
        <table:table-row table:style-name="ro1">
          <table:table-cell/>
          <table:table-cell table:style-name="ce4" table:formula="of:=[Datenbank.B53]" office:value-type="string" office:string-value=" ">
            <text:p><text:s/></text:p>
          </table:table-cell>
          <table:table-cell table:style-name="ce8" table:formula="of:=[Datenbank.C53]" office:value-type="string" office:string-value=" ">
            <text:p><text:s/></text:p>
          </table:table-cell>
          <table:table-cell table:style-name="ce8" table:formula="of:=[Datenbank.D53]" office:value-type="string" office:string-value=" ">
            <text:p><text:s/></text:p>
          </table:table-cell>
          <table:table-cell table:style-name="ce77" table:formula="of:=[Datenbank.E53]" office:value-type="string" office:string-value="M">
            <text:p>M</text:p>
          </table:table-cell>
          <table:table-cell table:style-name="ce6" table:formula="of:=[Datenbank.F53]" office:value-type="string" office:string-value=" ">
            <text:p><text:s/></text:p>
          </table:table-cell>
          <table:table-cell table:style-name="ce43" table:formula="of:=[Datenbank.H53]" office:value-type="string" office:string-value=" ">
            <text:p><text:s/></text:p>
          </table:table-cell>
          <table:table-cell table:style-name="ce43" table:formula="of:=[Datenbank.I53]" office:value-type="string" office:string-value="xxx">
            <text:p>xxx</text:p>
          </table:table-cell>
          <table:table-cell table:style-name="ce81" table:formula="of:=[Datenbank.M53]" office:value-type="float" office:value="-999">
            <text:p>-999</text:p>
          </table:table-cell>
          <table:table-cell table:style-name="ce89" table:formula="of:=IF([.I53]=-999;&quot; &quot;;RANK([.I53];[.$I$45:.$I$60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54]" office:value-type="string" office:string-value=" ">
            <text:p><text:s/></text:p>
          </table:table-cell>
          <table:table-cell table:style-name="ce8" table:formula="of:=[Datenbank.C54]" office:value-type="string" office:string-value=" ">
            <text:p><text:s/></text:p>
          </table:table-cell>
          <table:table-cell table:style-name="ce8" table:formula="of:=[Datenbank.D54]" office:value-type="string" office:string-value=" ">
            <text:p><text:s/></text:p>
          </table:table-cell>
          <table:table-cell table:style-name="ce77" table:formula="of:=[Datenbank.E54]" office:value-type="string" office:string-value="M">
            <text:p>M</text:p>
          </table:table-cell>
          <table:table-cell table:style-name="ce6" table:formula="of:=[Datenbank.F54]" office:value-type="string" office:string-value=" ">
            <text:p><text:s/></text:p>
          </table:table-cell>
          <table:table-cell table:style-name="ce43" table:formula="of:=[Datenbank.H54]" office:value-type="string" office:string-value=" ">
            <text:p><text:s/></text:p>
          </table:table-cell>
          <table:table-cell table:style-name="ce43" table:formula="of:=[Datenbank.I54]" office:value-type="string" office:string-value="xxx">
            <text:p>xxx</text:p>
          </table:table-cell>
          <table:table-cell table:style-name="ce81" table:formula="of:=[Datenbank.M54]" office:value-type="float" office:value="-999">
            <text:p>-999</text:p>
          </table:table-cell>
          <table:table-cell table:style-name="ce89" table:formula="of:=IF([.I54]=-999;&quot; &quot;;RANK([.I54];[.$I$45:.$I$60];0))" office:value-type="string" office:string-value=" ">
            <text:p><text:s/></text:p>
          </table:table-cell>
          <table:table-cell table:style-name="ce93"/>
          <table:table-cell table:number-columns-repeated="51"/>
        </table:table-row>
        <table:table-row table:style-name="ro1">
          <table:table-cell/>
          <table:table-cell table:style-name="ce4" table:formula="of:=[Datenbank.B55]" office:value-type="string" office:string-value=" ">
            <text:p><text:s/></text:p>
          </table:table-cell>
          <table:table-cell table:style-name="ce8" table:formula="of:=[Datenbank.C55]" office:value-type="string" office:string-value=" ">
            <text:p><text:s/></text:p>
          </table:table-cell>
          <table:table-cell table:style-name="ce8" table:formula="of:=[Datenbank.D55]" office:value-type="string" office:string-value=" ">
            <text:p><text:s/></text:p>
          </table:table-cell>
          <table:table-cell table:style-name="ce77" table:formula="of:=[Datenbank.E55]" office:value-type="string" office:string-value="M">
            <text:p>M</text:p>
          </table:table-cell>
          <table:table-cell table:style-name="ce6" table:formula="of:=[Datenbank.F55]" office:value-type="string" office:string-value=" ">
            <text:p><text:s/></text:p>
          </table:table-cell>
          <table:table-cell table:style-name="ce43" table:formula="of:=[Datenbank.H55]" office:value-type="string" office:string-value=" ">
            <text:p><text:s/></text:p>
          </table:table-cell>
          <table:table-cell table:style-name="ce43" table:formula="of:=[Datenbank.I55]" office:value-type="string" office:string-value="xxx">
            <text:p>xxx</text:p>
          </table:table-cell>
          <table:table-cell table:style-name="ce81" table:formula="of:=[Datenbank.M55]" office:value-type="float" office:value="-999">
            <text:p>-999</text:p>
          </table:table-cell>
          <table:table-cell table:style-name="ce89" table:formula="of:=IF([.I55]=-999;&quot; &quot;;RANK([.I55];[.$I$45:.$I$60];0))" office:value-type="string" office:string-value=" ">
            <text:p><text:s/></text:p>
          </table:table-cell>
          <table:table-cell table:style-name="ce93"/>
          <table:table-cell table:number-columns-repeated="51"/>
        </table:table-row>
        <table:table-row table:style-name="ro1">
          <table:table-cell/>
          <table:table-cell table:style-name="ce4" table:formula="of:=[Datenbank.B56]" office:value-type="string" office:string-value=" ">
            <text:p><text:s/></text:p>
          </table:table-cell>
          <table:table-cell table:style-name="ce8" table:formula="of:=[Datenbank.C56]" office:value-type="string" office:string-value=" ">
            <text:p><text:s/></text:p>
          </table:table-cell>
          <table:table-cell table:style-name="ce8" table:formula="of:=[Datenbank.D56]" office:value-type="string" office:string-value=" ">
            <text:p><text:s/></text:p>
          </table:table-cell>
          <table:table-cell table:style-name="ce77" table:formula="of:=[Datenbank.E56]" office:value-type="string" office:string-value="M">
            <text:p>M</text:p>
          </table:table-cell>
          <table:table-cell table:style-name="ce6" table:formula="of:=[Datenbank.F56]" office:value-type="string" office:string-value=" ">
            <text:p><text:s/></text:p>
          </table:table-cell>
          <table:table-cell table:style-name="ce43" table:formula="of:=[Datenbank.H56]" office:value-type="string" office:string-value=" ">
            <text:p><text:s/></text:p>
          </table:table-cell>
          <table:table-cell table:style-name="ce43" table:formula="of:=[Datenbank.I56]" office:value-type="string" office:string-value="xxx">
            <text:p>xxx</text:p>
          </table:table-cell>
          <table:table-cell table:style-name="ce81" table:formula="of:=[Datenbank.M56]" office:value-type="float" office:value="-999">
            <text:p>-999</text:p>
          </table:table-cell>
          <table:table-cell table:style-name="ce89" table:formula="of:=IF([.I56]=-999;&quot; &quot;;RANK([.I56];[.$I$45:.$I$60];0))" office:value-type="string" office:string-value=" ">
            <text:p><text:s/></text:p>
          </table:table-cell>
          <table:table-cell table:style-name="ce84"/>
          <table:table-cell table:number-columns-repeated="51"/>
        </table:table-row>
        <table:table-row table:style-name="ro1">
          <table:table-cell/>
          <table:table-cell table:style-name="ce4" table:formula="of:=[Datenbank.B57]" office:value-type="string" office:string-value=" ">
            <text:p><text:s/></text:p>
          </table:table-cell>
          <table:table-cell table:style-name="ce8" table:formula="of:=[Datenbank.C57]" office:value-type="string" office:string-value=" ">
            <text:p><text:s/></text:p>
          </table:table-cell>
          <table:table-cell table:style-name="ce8" table:formula="of:=[Datenbank.D57]" office:value-type="string" office:string-value=" ">
            <text:p><text:s/></text:p>
          </table:table-cell>
          <table:table-cell table:style-name="ce77" table:formula="of:=[Datenbank.E57]" office:value-type="string" office:string-value="M">
            <text:p>M</text:p>
          </table:table-cell>
          <table:table-cell table:style-name="ce6" table:formula="of:=[Datenbank.F57]" office:value-type="string" office:string-value=" ">
            <text:p><text:s/></text:p>
          </table:table-cell>
          <table:table-cell table:style-name="ce43" table:formula="of:=[Datenbank.H57]" office:value-type="string" office:string-value=" ">
            <text:p><text:s/></text:p>
          </table:table-cell>
          <table:table-cell table:style-name="ce43" table:formula="of:=[Datenbank.I57]" office:value-type="string" office:string-value="xxx">
            <text:p>xxx</text:p>
          </table:table-cell>
          <table:table-cell table:style-name="ce81" table:formula="of:=[Datenbank.M57]" office:value-type="float" office:value="-999">
            <text:p>-999</text:p>
          </table:table-cell>
          <table:table-cell table:style-name="ce89" table:formula="of:=IF([.I57]=-999;&quot; &quot;;RANK([.I57];[.$I$45:.$I$60];0))" office:value-type="string" office:string-value=" ">
            <text:p><text:s/></text:p>
          </table:table-cell>
          <table:table-cell table:style-name="ce84"/>
          <table:table-cell table:number-columns-repeated="51"/>
        </table:table-row>
        <table:table-row table:style-name="ro1">
          <table:table-cell/>
          <table:table-cell table:style-name="ce4" table:formula="of:=[Datenbank.B58]" office:value-type="string" office:string-value=" ">
            <text:p><text:s/></text:p>
          </table:table-cell>
          <table:table-cell table:style-name="ce8" table:formula="of:=[Datenbank.C58]" office:value-type="string" office:string-value=" ">
            <text:p><text:s/></text:p>
          </table:table-cell>
          <table:table-cell table:style-name="ce8" table:formula="of:=[Datenbank.D58]" office:value-type="string" office:string-value=" ">
            <text:p><text:s/></text:p>
          </table:table-cell>
          <table:table-cell table:style-name="ce77" table:formula="of:=[Datenbank.E58]" office:value-type="string" office:string-value="M">
            <text:p>M</text:p>
          </table:table-cell>
          <table:table-cell table:style-name="ce6" table:formula="of:=[Datenbank.F58]" office:value-type="string" office:string-value=" ">
            <text:p><text:s/></text:p>
          </table:table-cell>
          <table:table-cell table:style-name="ce43" table:formula="of:=[Datenbank.H58]" office:value-type="string" office:string-value=" ">
            <text:p><text:s/></text:p>
          </table:table-cell>
          <table:table-cell table:style-name="ce43" table:formula="of:=[Datenbank.I58]" office:value-type="string" office:string-value="xxx">
            <text:p>xxx</text:p>
          </table:table-cell>
          <table:table-cell table:style-name="ce81" table:formula="of:=[Datenbank.M58]" office:value-type="float" office:value="-999">
            <text:p>-999</text:p>
          </table:table-cell>
          <table:table-cell table:style-name="ce89" table:formula="of:=IF([.I58]=-999;&quot; &quot;;RANK([.I58];[.$I$45:.$I$60];0))" office:value-type="string" office:string-value=" ">
            <text:p><text:s/></text:p>
          </table:table-cell>
          <table:table-cell table:style-name="ce92"/>
          <table:table-cell table:number-columns-repeated="51"/>
        </table:table-row>
        <table:table-row table:style-name="ro1">
          <table:table-cell/>
          <table:table-cell table:style-name="ce4" table:formula="of:=[Datenbank.B59]" office:value-type="string" office:string-value=" ">
            <text:p><text:s/></text:p>
          </table:table-cell>
          <table:table-cell table:style-name="ce8" table:formula="of:=[Datenbank.C59]" office:value-type="string" office:string-value=" ">
            <text:p><text:s/></text:p>
          </table:table-cell>
          <table:table-cell table:style-name="ce8" table:formula="of:=[Datenbank.D59]" office:value-type="string" office:string-value=" ">
            <text:p><text:s/></text:p>
          </table:table-cell>
          <table:table-cell table:style-name="ce77" table:formula="of:=[Datenbank.E59]" office:value-type="string" office:string-value="M">
            <text:p>M</text:p>
          </table:table-cell>
          <table:table-cell table:style-name="ce6" table:formula="of:=[Datenbank.F59]" office:value-type="string" office:string-value=" ">
            <text:p><text:s/></text:p>
          </table:table-cell>
          <table:table-cell table:style-name="ce43" table:formula="of:=[Datenbank.H59]" office:value-type="string" office:string-value=" ">
            <text:p><text:s/></text:p>
          </table:table-cell>
          <table:table-cell table:style-name="ce43" table:formula="of:=[Datenbank.I59]" office:value-type="string" office:string-value="xxx">
            <text:p>xxx</text:p>
          </table:table-cell>
          <table:table-cell table:style-name="ce81" table:formula="of:=[Datenbank.M59]" office:value-type="float" office:value="-999">
            <text:p>-999</text:p>
          </table:table-cell>
          <table:table-cell table:style-name="ce89" table:formula="of:=IF([.I59]=-999;&quot; &quot;;RANK([.I59];[.$I$45:.$I$60];0))" office:value-type="string" office:string-value=" ">
            <text:p><text:s/></text:p>
          </table:table-cell>
          <table:table-cell table:style-name="ce92"/>
          <table:table-cell table:number-columns-repeated="51"/>
        </table:table-row>
        <table:table-row table:style-name="ro1">
          <table:table-cell/>
          <table:table-cell table:style-name="ce4" table:formula="of:=[Datenbank.B60]" office:value-type="string" office:string-value=" ">
            <text:p><text:s/></text:p>
          </table:table-cell>
          <table:table-cell table:style-name="ce8" table:formula="of:=[Datenbank.C60]" office:value-type="string" office:string-value=" ">
            <text:p><text:s/></text:p>
          </table:table-cell>
          <table:table-cell table:style-name="ce8" table:formula="of:=[Datenbank.D60]" office:value-type="string" office:string-value=" ">
            <text:p><text:s/></text:p>
          </table:table-cell>
          <table:table-cell table:style-name="ce77" table:formula="of:=[Datenbank.E60]" office:value-type="string" office:string-value="M">
            <text:p>M</text:p>
          </table:table-cell>
          <table:table-cell table:style-name="ce6" table:formula="of:=[Datenbank.F60]" office:value-type="string" office:string-value=" ">
            <text:p><text:s/></text:p>
          </table:table-cell>
          <table:table-cell table:style-name="ce43" table:formula="of:=[Datenbank.H60]" office:value-type="string" office:string-value=" ">
            <text:p><text:s/></text:p>
          </table:table-cell>
          <table:table-cell table:style-name="ce43" table:formula="of:=[Datenbank.I60]" office:value-type="string" office:string-value="xxx">
            <text:p>xxx</text:p>
          </table:table-cell>
          <table:table-cell table:style-name="ce81" table:formula="of:=[Datenbank.M60]" office:value-type="float" office:value="-999">
            <text:p>-999</text:p>
          </table:table-cell>
          <table:table-cell table:style-name="ce89" table:formula="of:=IF([.I60]=-999;&quot; &quot;;RANK([.I60];[.$I$45:.$I$60];0))" office:value-type="string" office:string-value=" ">
            <text:p><text:s/></text:p>
          </table:table-cell>
          <table:table-cell table:style-name="ce92"/>
          <table:table-cell table:number-columns-repeated="51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3" table:style-name="ce1" office:value-type="string">
            <text:p><text:s/></text:p>
          </table:table-cell>
          <table:table-cell table:style-name="ce83" office:value-type="string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 table:style-name="ce1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3" table:style-name="ce1" office:value-type="string">
            <text:p><text:s/></text:p>
          </table:table-cell>
          <table:table-cell table:style-name="ce83" office:value-type="string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style-name="ce4" table:formula="of:=[Datenbank.B63]" office:value-type="float" office:value="51">
            <text:p>51</text:p>
          </table:table-cell>
          <table:table-cell table:style-name="ce8" table:formula="of:=[Datenbank.C63]" office:value-type="string" office:string-value="Nitsche">
            <text:p>Nitsche</text:p>
          </table:table-cell>
          <table:table-cell table:style-name="ce8" table:formula="of:=[Datenbank.D63]" office:value-type="string" office:string-value="Mathis">
            <text:p>Mathis</text:p>
          </table:table-cell>
          <table:table-cell table:style-name="ce78" table:formula="of:=[Datenbank.E63]" office:value-type="string" office:string-value="K">
            <text:p>K</text:p>
          </table:table-cell>
          <table:table-cell table:style-name="ce6" table:formula="of:=[Datenbank.F63]" office:value-type="string" office:string-value="Budo-Shin">
            <text:p>Budo-Shin</text:p>
          </table:table-cell>
          <table:table-cell table:style-name="ce43" table:formula="of:=[Datenbank.H63]" office:value-type="string" office:string-value="Kyu 6">
            <text:p>Kyu 6</text:p>
          </table:table-cell>
          <table:table-cell table:style-name="ce43" table:formula="of:=[Datenbank.I63]" office:value-type="string" office:string-value="K ">
            <text:p>K </text:p>
          </table:table-cell>
          <table:table-cell table:style-name="ce81" table:formula="of:=[Datenbank.M63]" office:value-type="float" office:value="-999">
            <text:p>-999</text:p>
          </table:table-cell>
          <table:table-cell table:style-name="ce91" table:formula="of:=IF([.I63]=-999;&quot; &quot;;RANK([.I63];[.$I$63:.$I$69];0))" office:value-type="string" office:string-value=" ">
            <text:p><text:s/></text:p>
          </table:table-cell>
          <table:table-cell table:style-name="ce92"/>
          <table:table-cell table:number-columns-repeated="51"/>
        </table:table-row>
        <table:table-row table:style-name="ro1">
          <table:table-cell/>
          <table:table-cell table:style-name="ce4" table:formula="of:=[Datenbank.B64]" office:value-type="float" office:value="52">
            <text:p>52</text:p>
          </table:table-cell>
          <table:table-cell table:style-name="ce8" table:formula="of:=[Datenbank.C64]" office:value-type="string" office:string-value="Nitsche">
            <text:p>Nitsche</text:p>
          </table:table-cell>
          <table:table-cell table:style-name="ce8" table:formula="of:=[Datenbank.D64]" office:value-type="string" office:string-value="Bastian">
            <text:p>Bastian</text:p>
          </table:table-cell>
          <table:table-cell table:style-name="ce78" table:formula="of:=[Datenbank.E64]" office:value-type="string" office:string-value="K">
            <text:p>K</text:p>
          </table:table-cell>
          <table:table-cell table:style-name="ce6" table:formula="of:=[Datenbank.F64]" office:value-type="string" office:string-value="Budo-Shin">
            <text:p>Budo-Shin</text:p>
          </table:table-cell>
          <table:table-cell table:style-name="ce43" table:formula="of:=[Datenbank.H64]" office:value-type="string" office:string-value="Kyu 6">
            <text:p>Kyu 6</text:p>
          </table:table-cell>
          <table:table-cell table:style-name="ce43" table:formula="of:=[Datenbank.I64]" office:value-type="string" office:string-value="K ">
            <text:p>K </text:p>
          </table:table-cell>
          <table:table-cell table:style-name="ce81" table:formula="of:=[Datenbank.M64]" office:value-type="float" office:value="-999">
            <text:p>-999</text:p>
          </table:table-cell>
          <table:table-cell table:style-name="ce91" table:formula="of:=IF([.I64]=-999;&quot; &quot;;RANK([.I64];[.$I$63:.$I$69];0))" office:value-type="string" office:string-value=" ">
            <text:p><text:s/></text:p>
          </table:table-cell>
          <table:table-cell table:style-name="ce92"/>
          <table:table-cell table:number-columns-repeated="51"/>
        </table:table-row>
        <table:table-row table:style-name="ro1">
          <table:table-cell/>
          <table:table-cell table:style-name="ce4" table:formula="of:=[Datenbank.B65]" office:value-type="float" office:value="53">
            <text:p>53</text:p>
          </table:table-cell>
          <table:table-cell table:style-name="ce8" table:formula="of:=[Datenbank.C65]" office:value-type="string" office:string-value="Kölling">
            <text:p>Kölling</text:p>
          </table:table-cell>
          <table:table-cell table:style-name="ce8" table:formula="of:=[Datenbank.D65]" office:value-type="string" office:string-value="Florian">
            <text:p>Florian</text:p>
          </table:table-cell>
          <table:table-cell table:style-name="ce78" table:formula="of:=[Datenbank.E65]" office:value-type="string" office:string-value="K">
            <text:p>K</text:p>
          </table:table-cell>
          <table:table-cell table:style-name="ce6" table:formula="of:=[Datenbank.F65]" office:value-type="string" office:string-value="Budo-Shin">
            <text:p>Budo-Shin</text:p>
          </table:table-cell>
          <table:table-cell table:style-name="ce43" table:formula="of:=[Datenbank.H65]" office:value-type="string" office:string-value="Kyu 6">
            <text:p>Kyu 6</text:p>
          </table:table-cell>
          <table:table-cell table:style-name="ce43" table:formula="of:=[Datenbank.I65]" office:value-type="string" office:string-value="K ">
            <text:p>K </text:p>
          </table:table-cell>
          <table:table-cell table:style-name="ce81" table:formula="of:=[Datenbank.M65]" office:value-type="float" office:value="-999">
            <text:p>-999</text:p>
          </table:table-cell>
          <table:table-cell table:style-name="ce91" table:formula="of:=IF([.I65]=-999;&quot; &quot;;RANK([.I65];[.$I$63:.$I$69];0))" office:value-type="string" office:string-value=" ">
            <text:p><text:s/></text:p>
          </table:table-cell>
          <table:table-cell table:style-name="ce92"/>
          <table:table-cell table:number-columns-repeated="51"/>
        </table:table-row>
        <table:table-row table:style-name="ro1">
          <table:table-cell/>
          <table:table-cell table:style-name="ce4" table:formula="of:=[Datenbank.B66]" office:value-type="float" office:value="54">
            <text:p>54</text:p>
          </table:table-cell>
          <table:table-cell table:style-name="ce8" table:formula="of:=[Datenbank.C66]" office:value-type="string" office:string-value="Kharlef">
            <text:p>Kharlef</text:p>
          </table:table-cell>
          <table:table-cell table:style-name="ce8" table:formula="of:=[Datenbank.D66]" office:value-type="string" office:string-value="Kastro">
            <text:p>Kastro</text:p>
          </table:table-cell>
          <table:table-cell table:style-name="ce78" table:formula="of:=[Datenbank.E66]" office:value-type="string" office:string-value="K">
            <text:p>K</text:p>
          </table:table-cell>
          <table:table-cell table:style-name="ce6" table:formula="of:=[Datenbank.F66]" office:value-type="string" office:string-value="Budo-Shin">
            <text:p>Budo-Shin</text:p>
          </table:table-cell>
          <table:table-cell table:style-name="ce43" table:formula="of:=[Datenbank.H66]" office:value-type="string" office:string-value="Kyu 6">
            <text:p>Kyu 6</text:p>
          </table:table-cell>
          <table:table-cell table:style-name="ce43" table:formula="of:=[Datenbank.I66]" office:value-type="string" office:string-value="K ">
            <text:p>K </text:p>
          </table:table-cell>
          <table:table-cell table:style-name="ce81" table:formula="of:=[Datenbank.M66]" office:value-type="float" office:value="-999">
            <text:p>-999</text:p>
          </table:table-cell>
          <table:table-cell table:style-name="ce91" table:formula="of:=IF([.I66]=-999;&quot; &quot;;RANK([.I66];[.$I$63:.$I$69];0))" office:value-type="string" office:string-value=" ">
            <text:p><text:s/></text:p>
          </table:table-cell>
          <table:table-cell table:style-name="ce92"/>
          <table:table-cell table:number-columns-repeated="51"/>
        </table:table-row>
        <table:table-row table:style-name="ro1">
          <table:table-cell/>
          <table:table-cell table:style-name="ce4" table:formula="of:=[Datenbank.B67]" office:value-type="string" office:string-value=" ">
            <text:p><text:s/></text:p>
          </table:table-cell>
          <table:table-cell table:style-name="ce8" table:formula="of:=[Datenbank.C67]" office:value-type="string" office:string-value=" ">
            <text:p><text:s/></text:p>
          </table:table-cell>
          <table:table-cell table:style-name="ce8" table:formula="of:=[Datenbank.D67]" office:value-type="string" office:string-value=" ">
            <text:p><text:s/></text:p>
          </table:table-cell>
          <table:table-cell table:style-name="ce78" table:formula="of:=[Datenbank.E67]" office:value-type="string" office:string-value="K">
            <text:p>K</text:p>
          </table:table-cell>
          <table:table-cell table:style-name="ce6" table:formula="of:=[Datenbank.F67]" office:value-type="string" office:string-value=" ">
            <text:p><text:s/></text:p>
          </table:table-cell>
          <table:table-cell table:style-name="ce43" table:formula="of:=[Datenbank.H67]" office:value-type="string" office:string-value=" ">
            <text:p><text:s/></text:p>
          </table:table-cell>
          <table:table-cell table:style-name="ce43" table:formula="of:=[Datenbank.I67]" office:value-type="string" office:string-value="K ">
            <text:p>K </text:p>
          </table:table-cell>
          <table:table-cell table:style-name="ce81" table:formula="of:=[Datenbank.M67]" office:value-type="float" office:value="-999">
            <text:p>-999</text:p>
          </table:table-cell>
          <table:table-cell table:style-name="ce91" table:formula="of:=IF([.I67]=-999;&quot; &quot;;RANK([.I67];[.$I$63:.$I$69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68]" office:value-type="string" office:string-value=" ">
            <text:p><text:s/></text:p>
          </table:table-cell>
          <table:table-cell table:style-name="ce8" table:formula="of:=[Datenbank.C68]" office:value-type="string" office:string-value=" ">
            <text:p><text:s/></text:p>
          </table:table-cell>
          <table:table-cell table:style-name="ce8" table:formula="of:=[Datenbank.D68]" office:value-type="string" office:string-value=" ">
            <text:p><text:s/></text:p>
          </table:table-cell>
          <table:table-cell table:style-name="ce78" table:formula="of:=[Datenbank.E68]" office:value-type="string" office:string-value="K">
            <text:p>K</text:p>
          </table:table-cell>
          <table:table-cell table:style-name="ce6" table:formula="of:=[Datenbank.F68]" office:value-type="string" office:string-value=" ">
            <text:p><text:s/></text:p>
          </table:table-cell>
          <table:table-cell table:style-name="ce43" table:formula="of:=[Datenbank.H68]" office:value-type="string" office:string-value=" ">
            <text:p><text:s/></text:p>
          </table:table-cell>
          <table:table-cell table:style-name="ce43" table:formula="of:=[Datenbank.I68]" office:value-type="string" office:string-value="K ">
            <text:p>K </text:p>
          </table:table-cell>
          <table:table-cell table:style-name="ce81" table:formula="of:=[Datenbank.M68]" office:value-type="float" office:value="-999">
            <text:p>-999</text:p>
          </table:table-cell>
          <table:table-cell table:style-name="ce91" table:formula="of:=IF([.I68]=-999;&quot; &quot;;RANK([.I68];[.$I$63:.$I$69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69]" office:value-type="string" office:string-value=" ">
            <text:p><text:s/></text:p>
          </table:table-cell>
          <table:table-cell table:style-name="ce8" table:formula="of:=[Datenbank.C69]" office:value-type="string" office:string-value=" ">
            <text:p><text:s/></text:p>
          </table:table-cell>
          <table:table-cell table:style-name="ce8" table:formula="of:=[Datenbank.D69]" office:value-type="string" office:string-value=" ">
            <text:p><text:s/></text:p>
          </table:table-cell>
          <table:table-cell table:style-name="ce78" table:formula="of:=[Datenbank.E69]" office:value-type="string" office:string-value="K">
            <text:p>K</text:p>
          </table:table-cell>
          <table:table-cell table:style-name="ce6" table:formula="of:=[Datenbank.F69]" office:value-type="string" office:string-value=" ">
            <text:p><text:s/></text:p>
          </table:table-cell>
          <table:table-cell table:style-name="ce43" table:formula="of:=[Datenbank.H69]" office:value-type="string" office:string-value=" ">
            <text:p><text:s/></text:p>
          </table:table-cell>
          <table:table-cell table:style-name="ce43" table:formula="of:=[Datenbank.I69]" office:value-type="string" office:string-value="K ">
            <text:p>K </text:p>
          </table:table-cell>
          <table:table-cell table:style-name="ce81" table:formula="of:=[Datenbank.M69]" office:value-type="float" office:value="-999">
            <text:p>-999</text:p>
          </table:table-cell>
          <table:table-cell table:style-name="ce91" table:formula="of:=IF([.I69]=-999;&quot; &quot;;RANK([.I69];[.$I$63:.$I$69];0))" office:value-type="string" office:string-value=" ">
            <text:p><text:s/></text:p>
          </table:table-cell>
          <table:table-cell table:number-columns-repeated="52"/>
        </table:table-row>
        <table:table-row table:style-name="ro1" table:number-rows-repeated="6">
          <table:table-cell table:number-columns-repeated="2"/>
          <table:table-cell table:style-name="ce1" table:number-columns-repeated="2"/>
          <table:table-cell/>
          <table:table-cell table:style-name="ce1" table:number-columns-repeated="3"/>
          <table:table-cell table:style-name="ce83"/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70]" office:value-type="string" office:string-value=" ">
            <text:p><text:s/></text:p>
          </table:table-cell>
          <table:table-cell table:style-name="ce1" table:formula="of:=[Datenbank.C70]" office:value-type="string" office:string-value=" ">
            <text:p><text:s/></text:p>
          </table:table-cell>
          <table:table-cell table:style-name="ce1" table:formula="of:=[Datenbank.D70]" office:value-type="string" office:string-value=" ">
            <text:p><text:s/></text:p>
          </table:table-cell>
          <table:table-cell table:formula="of:=[Datenbank.E70]" office:value-type="string" office:string-value=" ">
            <text:p><text:s/></text:p>
          </table:table-cell>
          <table:table-cell table:style-name="ce1" table:formula="of:=[Datenbank.F70]" office:value-type="string" office:string-value=" ">
            <text:p><text:s/></text:p>
          </table:table-cell>
          <table:table-cell table:style-name="ce1"/>
          <table:table-cell table:style-name="ce1" table:formula="of:=[Datenbank.I70]" office:value-type="string" office:string-value=" ">
            <text:p><text:s/></text:p>
          </table:table-cell>
          <table:table-cell table:style-name="ce83" table:formula="of:=[Datenbank.M70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71]" office:value-type="string" office:string-value=" ">
            <text:p><text:s/></text:p>
          </table:table-cell>
          <table:table-cell table:style-name="ce1" table:formula="of:=[Datenbank.C71]" office:value-type="string" office:string-value=" ">
            <text:p><text:s/></text:p>
          </table:table-cell>
          <table:table-cell table:style-name="ce1" table:formula="of:=[Datenbank.D71]" office:value-type="string" office:string-value=" ">
            <text:p><text:s/></text:p>
          </table:table-cell>
          <table:table-cell table:formula="of:=[Datenbank.E71]" office:value-type="string" office:string-value=" ">
            <text:p><text:s/></text:p>
          </table:table-cell>
          <table:table-cell table:style-name="ce1" table:formula="of:=[Datenbank.F71]" office:value-type="string" office:string-value=" ">
            <text:p><text:s/></text:p>
          </table:table-cell>
          <table:table-cell table:style-name="ce1"/>
          <table:table-cell table:style-name="ce1" table:formula="of:=[Datenbank.I71]" office:value-type="string" office:string-value=" ">
            <text:p><text:s/></text:p>
          </table:table-cell>
          <table:table-cell table:style-name="ce83" table:formula="of:=[Datenbank.M71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72]" office:value-type="string" office:string-value=" ">
            <text:p><text:s/></text:p>
          </table:table-cell>
          <table:table-cell table:style-name="ce1" table:formula="of:=[Datenbank.C72]" office:value-type="string" office:string-value=" ">
            <text:p><text:s/></text:p>
          </table:table-cell>
          <table:table-cell table:style-name="ce1" table:formula="of:=[Datenbank.D72]" office:value-type="string" office:string-value=" ">
            <text:p><text:s/></text:p>
          </table:table-cell>
          <table:table-cell table:formula="of:=[Datenbank.E72]" office:value-type="string" office:string-value=" ">
            <text:p><text:s/></text:p>
          </table:table-cell>
          <table:table-cell table:style-name="ce1" table:formula="of:=[Datenbank.F72]" office:value-type="string" office:string-value=" ">
            <text:p><text:s/></text:p>
          </table:table-cell>
          <table:table-cell table:style-name="ce1"/>
          <table:table-cell table:style-name="ce1" table:formula="of:=[Datenbank.I72]" office:value-type="string" office:string-value=" ">
            <text:p><text:s/></text:p>
          </table:table-cell>
          <table:table-cell table:style-name="ce83" table:formula="of:=[Datenbank.M72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73]" office:value-type="string" office:string-value=" ">
            <text:p><text:s/></text:p>
          </table:table-cell>
          <table:table-cell table:style-name="ce1" table:formula="of:=[Datenbank.C73]" office:value-type="string" office:string-value=" ">
            <text:p><text:s/></text:p>
          </table:table-cell>
          <table:table-cell table:style-name="ce1" table:formula="of:=[Datenbank.D73]" office:value-type="string" office:string-value=" ">
            <text:p><text:s/></text:p>
          </table:table-cell>
          <table:table-cell table:formula="of:=[Datenbank.E73]" office:value-type="string" office:string-value=" ">
            <text:p><text:s/></text:p>
          </table:table-cell>
          <table:table-cell table:style-name="ce1" table:formula="of:=[Datenbank.F73]" office:value-type="string" office:string-value=" ">
            <text:p><text:s/></text:p>
          </table:table-cell>
          <table:table-cell table:style-name="ce1"/>
          <table:table-cell table:style-name="ce1" table:formula="of:=[Datenbank.I73]" office:value-type="string" office:string-value=" ">
            <text:p><text:s/></text:p>
          </table:table-cell>
          <table:table-cell table:style-name="ce83" table:formula="of:=[Datenbank.M73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74]" office:value-type="string" office:string-value=" ">
            <text:p><text:s/></text:p>
          </table:table-cell>
          <table:table-cell table:style-name="ce1" table:formula="of:=[Datenbank.C74]" office:value-type="string" office:string-value=" ">
            <text:p><text:s/></text:p>
          </table:table-cell>
          <table:table-cell table:style-name="ce1" table:formula="of:=[Datenbank.D74]" office:value-type="string" office:string-value=" ">
            <text:p><text:s/></text:p>
          </table:table-cell>
          <table:table-cell table:formula="of:=[Datenbank.E74]" office:value-type="string" office:string-value=" ">
            <text:p><text:s/></text:p>
          </table:table-cell>
          <table:table-cell table:style-name="ce1" table:formula="of:=[Datenbank.F74]" office:value-type="string" office:string-value=" ">
            <text:p><text:s/></text:p>
          </table:table-cell>
          <table:table-cell table:style-name="ce1"/>
          <table:table-cell table:style-name="ce1" table:formula="of:=[Datenbank.I74]" office:value-type="string" office:string-value=" ">
            <text:p><text:s/></text:p>
          </table:table-cell>
          <table:table-cell table:style-name="ce83" table:formula="of:=[Datenbank.M74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75]" office:value-type="string" office:string-value=" ">
            <text:p><text:s/></text:p>
          </table:table-cell>
          <table:table-cell table:style-name="ce1" table:formula="of:=[Datenbank.C75]" office:value-type="string" office:string-value=" ">
            <text:p><text:s/></text:p>
          </table:table-cell>
          <table:table-cell table:style-name="ce1" table:formula="of:=[Datenbank.D75]" office:value-type="string" office:string-value=" ">
            <text:p><text:s/></text:p>
          </table:table-cell>
          <table:table-cell table:formula="of:=[Datenbank.E75]" office:value-type="string" office:string-value=" ">
            <text:p><text:s/></text:p>
          </table:table-cell>
          <table:table-cell table:style-name="ce1" table:formula="of:=[Datenbank.F75]" office:value-type="string" office:string-value=" ">
            <text:p><text:s/></text:p>
          </table:table-cell>
          <table:table-cell table:style-name="ce1"/>
          <table:table-cell table:style-name="ce1" table:formula="of:=[Datenbank.I75]" office:value-type="string" office:string-value=" ">
            <text:p><text:s/></text:p>
          </table:table-cell>
          <table:table-cell table:style-name="ce83" table:formula="of:=[Datenbank.M75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76]" office:value-type="string" office:string-value=" ">
            <text:p><text:s/></text:p>
          </table:table-cell>
          <table:table-cell table:style-name="ce1" table:formula="of:=[Datenbank.C76]" office:value-type="string" office:string-value=" ">
            <text:p><text:s/></text:p>
          </table:table-cell>
          <table:table-cell table:style-name="ce1" table:formula="of:=[Datenbank.D76]" office:value-type="string" office:string-value=" ">
            <text:p><text:s/></text:p>
          </table:table-cell>
          <table:table-cell table:formula="of:=[Datenbank.E76]" office:value-type="string" office:string-value=" ">
            <text:p><text:s/></text:p>
          </table:table-cell>
          <table:table-cell table:style-name="ce1" table:formula="of:=[Datenbank.F76]" office:value-type="string" office:string-value=" ">
            <text:p><text:s/></text:p>
          </table:table-cell>
          <table:table-cell table:style-name="ce1"/>
          <table:table-cell table:style-name="ce1" table:formula="of:=[Datenbank.I76]" office:value-type="string" office:string-value=" ">
            <text:p><text:s/></text:p>
          </table:table-cell>
          <table:table-cell table:style-name="ce83" table:formula="of:=[Datenbank.M76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77]" office:value-type="string" office:string-value=" ">
            <text:p><text:s/></text:p>
          </table:table-cell>
          <table:table-cell table:style-name="ce1" table:formula="of:=[Datenbank.C77]" office:value-type="string" office:string-value=" ">
            <text:p><text:s/></text:p>
          </table:table-cell>
          <table:table-cell table:style-name="ce1" table:formula="of:=[Datenbank.D77]" office:value-type="string" office:string-value=" ">
            <text:p><text:s/></text:p>
          </table:table-cell>
          <table:table-cell table:formula="of:=[Datenbank.E77]" office:value-type="string" office:string-value=" ">
            <text:p><text:s/></text:p>
          </table:table-cell>
          <table:table-cell table:style-name="ce1" table:formula="of:=[Datenbank.F77]" office:value-type="string" office:string-value=" ">
            <text:p><text:s/></text:p>
          </table:table-cell>
          <table:table-cell table:style-name="ce1"/>
          <table:table-cell table:style-name="ce1" table:formula="of:=[Datenbank.I77]" office:value-type="string" office:string-value=" ">
            <text:p><text:s/></text:p>
          </table:table-cell>
          <table:table-cell table:style-name="ce83" table:formula="of:=[Datenbank.M77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78]" office:value-type="string" office:string-value=" ">
            <text:p><text:s/></text:p>
          </table:table-cell>
          <table:table-cell table:style-name="ce1" table:formula="of:=[Datenbank.C78]" office:value-type="string" office:string-value=" ">
            <text:p><text:s/></text:p>
          </table:table-cell>
          <table:table-cell table:style-name="ce1" table:formula="of:=[Datenbank.D78]" office:value-type="string" office:string-value=" ">
            <text:p><text:s/></text:p>
          </table:table-cell>
          <table:table-cell table:formula="of:=[Datenbank.E78]" office:value-type="string" office:string-value=" ">
            <text:p><text:s/></text:p>
          </table:table-cell>
          <table:table-cell table:style-name="ce1" table:formula="of:=[Datenbank.F78]" office:value-type="string" office:string-value=" ">
            <text:p><text:s/></text:p>
          </table:table-cell>
          <table:table-cell table:style-name="ce1"/>
          <table:table-cell table:style-name="ce1" table:formula="of:=[Datenbank.I78]" office:value-type="string" office:string-value=" ">
            <text:p><text:s/></text:p>
          </table:table-cell>
          <table:table-cell table:style-name="ce83" table:formula="of:=[Datenbank.M78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79]" office:value-type="string" office:string-value=" ">
            <text:p><text:s/></text:p>
          </table:table-cell>
          <table:table-cell table:style-name="ce1" table:formula="of:=[Datenbank.C79]" office:value-type="string" office:string-value=" ">
            <text:p><text:s/></text:p>
          </table:table-cell>
          <table:table-cell table:style-name="ce1" table:formula="of:=[Datenbank.D79]" office:value-type="string" office:string-value=" ">
            <text:p><text:s/></text:p>
          </table:table-cell>
          <table:table-cell table:formula="of:=[Datenbank.E79]" office:value-type="string" office:string-value=" ">
            <text:p><text:s/></text:p>
          </table:table-cell>
          <table:table-cell table:style-name="ce1" table:formula="of:=[Datenbank.F79]" office:value-type="string" office:string-value=" ">
            <text:p><text:s/></text:p>
          </table:table-cell>
          <table:table-cell table:style-name="ce1"/>
          <table:table-cell table:style-name="ce1" table:formula="of:=[Datenbank.I79]" office:value-type="string" office:string-value=" ">
            <text:p><text:s/></text:p>
          </table:table-cell>
          <table:table-cell table:style-name="ce83" table:formula="of:=[Datenbank.M79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80]" office:value-type="string" office:string-value=" ">
            <text:p><text:s/></text:p>
          </table:table-cell>
          <table:table-cell table:style-name="ce1" table:formula="of:=[Datenbank.C80]" office:value-type="string" office:string-value=" ">
            <text:p><text:s/></text:p>
          </table:table-cell>
          <table:table-cell table:style-name="ce1" table:formula="of:=[Datenbank.D80]" office:value-type="string" office:string-value=" ">
            <text:p><text:s/></text:p>
          </table:table-cell>
          <table:table-cell table:formula="of:=[Datenbank.E80]" office:value-type="string" office:string-value=" ">
            <text:p><text:s/></text:p>
          </table:table-cell>
          <table:table-cell table:style-name="ce1" table:formula="of:=[Datenbank.F80]" office:value-type="string" office:string-value=" ">
            <text:p><text:s/></text:p>
          </table:table-cell>
          <table:table-cell table:style-name="ce1"/>
          <table:table-cell table:style-name="ce1" table:formula="of:=[Datenbank.I80]" office:value-type="string" office:string-value=" ">
            <text:p><text:s/></text:p>
          </table:table-cell>
          <table:table-cell table:style-name="ce83" table:formula="of:=[Datenbank.M80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81]" office:value-type="string" office:string-value=" ">
            <text:p><text:s/></text:p>
          </table:table-cell>
          <table:table-cell table:style-name="ce1" table:formula="of:=[Datenbank.C81]" office:value-type="string" office:string-value=" ">
            <text:p><text:s/></text:p>
          </table:table-cell>
          <table:table-cell table:style-name="ce1" table:formula="of:=[Datenbank.D81]" office:value-type="string" office:string-value=" ">
            <text:p><text:s/></text:p>
          </table:table-cell>
          <table:table-cell table:formula="of:=[Datenbank.E81]" office:value-type="string" office:string-value=" ">
            <text:p><text:s/></text:p>
          </table:table-cell>
          <table:table-cell table:style-name="ce1" table:formula="of:=[Datenbank.F81]" office:value-type="string" office:string-value=" ">
            <text:p><text:s/></text:p>
          </table:table-cell>
          <table:table-cell table:style-name="ce1"/>
          <table:table-cell table:style-name="ce1" table:formula="of:=[Datenbank.I81]" office:value-type="string" office:string-value=" ">
            <text:p><text:s/></text:p>
          </table:table-cell>
          <table:table-cell table:style-name="ce83" table:formula="of:=[Datenbank.M81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82]" office:value-type="string" office:string-value=" ">
            <text:p><text:s/></text:p>
          </table:table-cell>
          <table:table-cell table:style-name="ce1" table:formula="of:=[Datenbank.C82]" office:value-type="string" office:string-value=" ">
            <text:p><text:s/></text:p>
          </table:table-cell>
          <table:table-cell table:style-name="ce1" table:formula="of:=[Datenbank.D82]" office:value-type="string" office:string-value=" ">
            <text:p><text:s/></text:p>
          </table:table-cell>
          <table:table-cell table:formula="of:=[Datenbank.E82]" office:value-type="string" office:string-value=" ">
            <text:p><text:s/></text:p>
          </table:table-cell>
          <table:table-cell table:style-name="ce1" table:formula="of:=[Datenbank.F82]" office:value-type="string" office:string-value=" ">
            <text:p><text:s/></text:p>
          </table:table-cell>
          <table:table-cell table:style-name="ce1"/>
          <table:table-cell table:style-name="ce1" table:formula="of:=[Datenbank.I82]" office:value-type="string" office:string-value=" ">
            <text:p><text:s/></text:p>
          </table:table-cell>
          <table:table-cell table:style-name="ce83" table:formula="of:=[Datenbank.M82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83]" office:value-type="string" office:string-value=" ">
            <text:p><text:s/></text:p>
          </table:table-cell>
          <table:table-cell table:style-name="ce1" table:formula="of:=[Datenbank.C83]" office:value-type="string" office:string-value=" ">
            <text:p><text:s/></text:p>
          </table:table-cell>
          <table:table-cell table:style-name="ce1" table:formula="of:=[Datenbank.D83]" office:value-type="string" office:string-value=" ">
            <text:p><text:s/></text:p>
          </table:table-cell>
          <table:table-cell table:formula="of:=[Datenbank.E83]" office:value-type="string" office:string-value=" ">
            <text:p><text:s/></text:p>
          </table:table-cell>
          <table:table-cell table:style-name="ce1" table:formula="of:=[Datenbank.F83]" office:value-type="string" office:string-value=" ">
            <text:p><text:s/></text:p>
          </table:table-cell>
          <table:table-cell table:style-name="ce1"/>
          <table:table-cell table:style-name="ce1" table:formula="of:=[Datenbank.I83]" office:value-type="string" office:string-value=" ">
            <text:p><text:s/></text:p>
          </table:table-cell>
          <table:table-cell table:style-name="ce83" table:formula="of:=[Datenbank.M83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84]" office:value-type="string" office:string-value=" ">
            <text:p><text:s/></text:p>
          </table:table-cell>
          <table:table-cell table:style-name="ce1" table:formula="of:=[Datenbank.C84]" office:value-type="string" office:string-value=" ">
            <text:p><text:s/></text:p>
          </table:table-cell>
          <table:table-cell table:style-name="ce1" table:formula="of:=[Datenbank.D84]" office:value-type="string" office:string-value=" ">
            <text:p><text:s/></text:p>
          </table:table-cell>
          <table:table-cell table:formula="of:=[Datenbank.E84]" office:value-type="string" office:string-value=" ">
            <text:p><text:s/></text:p>
          </table:table-cell>
          <table:table-cell table:style-name="ce1" table:formula="of:=[Datenbank.F84]" office:value-type="string" office:string-value=" ">
            <text:p><text:s/></text:p>
          </table:table-cell>
          <table:table-cell table:style-name="ce1"/>
          <table:table-cell table:style-name="ce1" table:formula="of:=[Datenbank.I84]" office:value-type="string" office:string-value=" ">
            <text:p><text:s/></text:p>
          </table:table-cell>
          <table:table-cell table:style-name="ce83" table:formula="of:=[Datenbank.M84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85]" office:value-type="string" office:string-value=" ">
            <text:p><text:s/></text:p>
          </table:table-cell>
          <table:table-cell table:style-name="ce1" table:formula="of:=[Datenbank.C85]" office:value-type="string" office:string-value=" ">
            <text:p><text:s/></text:p>
          </table:table-cell>
          <table:table-cell table:style-name="ce1" table:formula="of:=[Datenbank.D85]" office:value-type="string" office:string-value=" ">
            <text:p><text:s/></text:p>
          </table:table-cell>
          <table:table-cell table:formula="of:=[Datenbank.E85]" office:value-type="string" office:string-value=" ">
            <text:p><text:s/></text:p>
          </table:table-cell>
          <table:table-cell table:style-name="ce1" table:formula="of:=[Datenbank.F85]" office:value-type="string" office:string-value=" ">
            <text:p><text:s/></text:p>
          </table:table-cell>
          <table:table-cell table:style-name="ce1"/>
          <table:table-cell table:style-name="ce1" table:formula="of:=[Datenbank.I85]" office:value-type="string" office:string-value=" ">
            <text:p><text:s/></text:p>
          </table:table-cell>
          <table:table-cell table:style-name="ce83" table:formula="of:=[Datenbank.M85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86]" office:value-type="string" office:string-value=" ">
            <text:p><text:s/></text:p>
          </table:table-cell>
          <table:table-cell table:style-name="ce1" table:formula="of:=[Datenbank.C86]" office:value-type="string" office:string-value=" ">
            <text:p><text:s/></text:p>
          </table:table-cell>
          <table:table-cell table:style-name="ce1" table:formula="of:=[Datenbank.D86]" office:value-type="string" office:string-value=" ">
            <text:p><text:s/></text:p>
          </table:table-cell>
          <table:table-cell table:formula="of:=[Datenbank.E86]" office:value-type="string" office:string-value=" ">
            <text:p><text:s/></text:p>
          </table:table-cell>
          <table:table-cell table:style-name="ce1" table:formula="of:=[Datenbank.F86]" office:value-type="string" office:string-value=" ">
            <text:p><text:s/></text:p>
          </table:table-cell>
          <table:table-cell table:style-name="ce1"/>
          <table:table-cell table:style-name="ce1" table:formula="of:=[Datenbank.I86]" office:value-type="string" office:string-value=" ">
            <text:p><text:s/></text:p>
          </table:table-cell>
          <table:table-cell table:style-name="ce83" table:formula="of:=[Datenbank.M86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87]" office:value-type="string" office:string-value=" ">
            <text:p><text:s/></text:p>
          </table:table-cell>
          <table:table-cell table:style-name="ce1" table:formula="of:=[Datenbank.C87]" office:value-type="string" office:string-value=" ">
            <text:p><text:s/></text:p>
          </table:table-cell>
          <table:table-cell table:style-name="ce1" table:formula="of:=[Datenbank.D87]" office:value-type="string" office:string-value=" ">
            <text:p><text:s/></text:p>
          </table:table-cell>
          <table:table-cell table:formula="of:=[Datenbank.E87]" office:value-type="string" office:string-value=" ">
            <text:p><text:s/></text:p>
          </table:table-cell>
          <table:table-cell table:style-name="ce1" table:formula="of:=[Datenbank.F87]" office:value-type="string" office:string-value=" ">
            <text:p><text:s/></text:p>
          </table:table-cell>
          <table:table-cell table:style-name="ce1"/>
          <table:table-cell table:style-name="ce1" table:formula="of:=[Datenbank.I87]" office:value-type="string" office:string-value=" ">
            <text:p><text:s/></text:p>
          </table:table-cell>
          <table:table-cell table:style-name="ce83" table:formula="of:=[Datenbank.M87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88]" office:value-type="string" office:string-value=" ">
            <text:p><text:s/></text:p>
          </table:table-cell>
          <table:table-cell table:style-name="ce1" table:formula="of:=[Datenbank.C88]" office:value-type="string" office:string-value=" ">
            <text:p><text:s/></text:p>
          </table:table-cell>
          <table:table-cell table:style-name="ce1" table:formula="of:=[Datenbank.D88]" office:value-type="string" office:string-value=" ">
            <text:p><text:s/></text:p>
          </table:table-cell>
          <table:table-cell table:formula="of:=[Datenbank.E88]" office:value-type="string" office:string-value=" ">
            <text:p><text:s/></text:p>
          </table:table-cell>
          <table:table-cell table:style-name="ce1" table:formula="of:=[Datenbank.F88]" office:value-type="string" office:string-value=" ">
            <text:p><text:s/></text:p>
          </table:table-cell>
          <table:table-cell table:style-name="ce1"/>
          <table:table-cell table:style-name="ce1" table:formula="of:=[Datenbank.I88]" office:value-type="string" office:string-value=" ">
            <text:p><text:s/></text:p>
          </table:table-cell>
          <table:table-cell table:style-name="ce83" table:formula="of:=[Datenbank.M88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89]" office:value-type="string" office:string-value=" ">
            <text:p><text:s/></text:p>
          </table:table-cell>
          <table:table-cell table:style-name="ce1" table:formula="of:=[Datenbank.C89]" office:value-type="string" office:string-value=" ">
            <text:p><text:s/></text:p>
          </table:table-cell>
          <table:table-cell table:style-name="ce1" table:formula="of:=[Datenbank.D89]" office:value-type="string" office:string-value=" ">
            <text:p><text:s/></text:p>
          </table:table-cell>
          <table:table-cell table:formula="of:=[Datenbank.E89]" office:value-type="string" office:string-value=" ">
            <text:p><text:s/></text:p>
          </table:table-cell>
          <table:table-cell table:style-name="ce1" table:formula="of:=[Datenbank.F89]" office:value-type="string" office:string-value=" ">
            <text:p><text:s/></text:p>
          </table:table-cell>
          <table:table-cell table:style-name="ce1"/>
          <table:table-cell table:style-name="ce1" table:formula="of:=[Datenbank.I89]" office:value-type="string" office:string-value=" ">
            <text:p><text:s/></text:p>
          </table:table-cell>
          <table:table-cell table:style-name="ce83" table:formula="of:=[Datenbank.M89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90]" office:value-type="string" office:string-value=" ">
            <text:p><text:s/></text:p>
          </table:table-cell>
          <table:table-cell table:style-name="ce1" table:formula="of:=[Datenbank.C90]" office:value-type="string" office:string-value=" ">
            <text:p><text:s/></text:p>
          </table:table-cell>
          <table:table-cell table:style-name="ce1" table:formula="of:=[Datenbank.D90]" office:value-type="string" office:string-value=" ">
            <text:p><text:s/></text:p>
          </table:table-cell>
          <table:table-cell table:formula="of:=[Datenbank.E90]" office:value-type="string" office:string-value=" ">
            <text:p><text:s/></text:p>
          </table:table-cell>
          <table:table-cell table:style-name="ce1" table:formula="of:=[Datenbank.F90]" office:value-type="string" office:string-value=" ">
            <text:p><text:s/></text:p>
          </table:table-cell>
          <table:table-cell table:style-name="ce1"/>
          <table:table-cell table:style-name="ce1" table:formula="of:=[Datenbank.I90]" office:value-type="string" office:string-value=" ">
            <text:p><text:s/></text:p>
          </table:table-cell>
          <table:table-cell table:style-name="ce83" table:formula="of:=[Datenbank.M90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91]" office:value-type="string" office:string-value=" ">
            <text:p><text:s/></text:p>
          </table:table-cell>
          <table:table-cell table:style-name="ce1" table:formula="of:=[Datenbank.C91]" office:value-type="string" office:string-value=" ">
            <text:p><text:s/></text:p>
          </table:table-cell>
          <table:table-cell table:style-name="ce1" table:formula="of:=[Datenbank.D91]" office:value-type="string" office:string-value=" ">
            <text:p><text:s/></text:p>
          </table:table-cell>
          <table:table-cell table:formula="of:=[Datenbank.E91]" office:value-type="string" office:string-value=" ">
            <text:p><text:s/></text:p>
          </table:table-cell>
          <table:table-cell table:style-name="ce1" table:formula="of:=[Datenbank.F91]" office:value-type="string" office:string-value=" ">
            <text:p><text:s/></text:p>
          </table:table-cell>
          <table:table-cell table:style-name="ce1"/>
          <table:table-cell table:style-name="ce1" table:formula="of:=[Datenbank.I91]" office:value-type="string" office:string-value=" ">
            <text:p><text:s/></text:p>
          </table:table-cell>
          <table:table-cell table:style-name="ce83" table:formula="of:=[Datenbank.M91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92]" office:value-type="string" office:string-value=" ">
            <text:p><text:s/></text:p>
          </table:table-cell>
          <table:table-cell table:style-name="ce1" table:formula="of:=[Datenbank.C92]" office:value-type="string" office:string-value=" ">
            <text:p><text:s/></text:p>
          </table:table-cell>
          <table:table-cell table:style-name="ce1" table:formula="of:=[Datenbank.D92]" office:value-type="string" office:string-value=" ">
            <text:p><text:s/></text:p>
          </table:table-cell>
          <table:table-cell table:formula="of:=[Datenbank.E92]" office:value-type="string" office:string-value=" ">
            <text:p><text:s/></text:p>
          </table:table-cell>
          <table:table-cell table:style-name="ce1" table:formula="of:=[Datenbank.F92]" office:value-type="string" office:string-value=" ">
            <text:p><text:s/></text:p>
          </table:table-cell>
          <table:table-cell table:style-name="ce1"/>
          <table:table-cell table:style-name="ce1" table:formula="of:=[Datenbank.I92]" office:value-type="string" office:string-value=" ">
            <text:p><text:s/></text:p>
          </table:table-cell>
          <table:table-cell table:style-name="ce83" table:formula="of:=[Datenbank.M92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93]" office:value-type="string" office:string-value=" ">
            <text:p><text:s/></text:p>
          </table:table-cell>
          <table:table-cell table:style-name="ce1" table:formula="of:=[Datenbank.C93]" office:value-type="string" office:string-value=" ">
            <text:p><text:s/></text:p>
          </table:table-cell>
          <table:table-cell table:style-name="ce1" table:formula="of:=[Datenbank.D93]" office:value-type="string" office:string-value=" ">
            <text:p><text:s/></text:p>
          </table:table-cell>
          <table:table-cell table:formula="of:=[Datenbank.E93]" office:value-type="string" office:string-value=" ">
            <text:p><text:s/></text:p>
          </table:table-cell>
          <table:table-cell table:style-name="ce1" table:formula="of:=[Datenbank.F93]" office:value-type="string" office:string-value=" ">
            <text:p><text:s/></text:p>
          </table:table-cell>
          <table:table-cell table:style-name="ce1"/>
          <table:table-cell table:style-name="ce1" table:formula="of:=[Datenbank.I93]" office:value-type="string" office:string-value=" ">
            <text:p><text:s/></text:p>
          </table:table-cell>
          <table:table-cell table:style-name="ce83" table:formula="of:=[Datenbank.M93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94]" office:value-type="string" office:string-value=" ">
            <text:p><text:s/></text:p>
          </table:table-cell>
          <table:table-cell table:style-name="ce1" table:formula="of:=[Datenbank.C94]" office:value-type="string" office:string-value=" ">
            <text:p><text:s/></text:p>
          </table:table-cell>
          <table:table-cell table:style-name="ce1" table:formula="of:=[Datenbank.D94]" office:value-type="string" office:string-value=" ">
            <text:p><text:s/></text:p>
          </table:table-cell>
          <table:table-cell table:formula="of:=[Datenbank.E94]" office:value-type="string" office:string-value=" ">
            <text:p><text:s/></text:p>
          </table:table-cell>
          <table:table-cell table:style-name="ce1" table:formula="of:=[Datenbank.F94]" office:value-type="string" office:string-value=" ">
            <text:p><text:s/></text:p>
          </table:table-cell>
          <table:table-cell table:style-name="ce1"/>
          <table:table-cell table:style-name="ce1" table:formula="of:=[Datenbank.I94]" office:value-type="string" office:string-value=" ">
            <text:p><text:s/></text:p>
          </table:table-cell>
          <table:table-cell table:style-name="ce83" table:formula="of:=[Datenbank.M94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95]" office:value-type="string" office:string-value=" ">
            <text:p><text:s/></text:p>
          </table:table-cell>
          <table:table-cell table:style-name="ce1" table:formula="of:=[Datenbank.C95]" office:value-type="string" office:string-value=" ">
            <text:p><text:s/></text:p>
          </table:table-cell>
          <table:table-cell table:style-name="ce1" table:formula="of:=[Datenbank.D95]" office:value-type="string" office:string-value=" ">
            <text:p><text:s/></text:p>
          </table:table-cell>
          <table:table-cell table:formula="of:=[Datenbank.E95]" office:value-type="string" office:string-value=" ">
            <text:p><text:s/></text:p>
          </table:table-cell>
          <table:table-cell table:style-name="ce1" table:formula="of:=[Datenbank.F95]" office:value-type="string" office:string-value=" ">
            <text:p><text:s/></text:p>
          </table:table-cell>
          <table:table-cell table:style-name="ce1"/>
          <table:table-cell table:style-name="ce1" table:formula="of:=[Datenbank.I95]" office:value-type="string" office:string-value=" ">
            <text:p><text:s/></text:p>
          </table:table-cell>
          <table:table-cell table:style-name="ce83" table:formula="of:=[Datenbank.M95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96]" office:value-type="string" office:string-value=" ">
            <text:p><text:s/></text:p>
          </table:table-cell>
          <table:table-cell table:style-name="ce1" table:formula="of:=[Datenbank.C96]" office:value-type="string" office:string-value=" ">
            <text:p><text:s/></text:p>
          </table:table-cell>
          <table:table-cell table:style-name="ce1" table:formula="of:=[Datenbank.D96]" office:value-type="string" office:string-value=" ">
            <text:p><text:s/></text:p>
          </table:table-cell>
          <table:table-cell table:formula="of:=[Datenbank.E96]" office:value-type="string" office:string-value=" ">
            <text:p><text:s/></text:p>
          </table:table-cell>
          <table:table-cell table:style-name="ce1" table:formula="of:=[Datenbank.F96]" office:value-type="string" office:string-value=" ">
            <text:p><text:s/></text:p>
          </table:table-cell>
          <table:table-cell table:style-name="ce1"/>
          <table:table-cell table:style-name="ce1" table:formula="of:=[Datenbank.I96]" office:value-type="string" office:string-value=" ">
            <text:p><text:s/></text:p>
          </table:table-cell>
          <table:table-cell table:style-name="ce83" table:formula="of:=[Datenbank.M96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97]" office:value-type="string" office:string-value=" ">
            <text:p><text:s/></text:p>
          </table:table-cell>
          <table:table-cell table:style-name="ce1" table:formula="of:=[Datenbank.C97]" office:value-type="string" office:string-value=" ">
            <text:p><text:s/></text:p>
          </table:table-cell>
          <table:table-cell table:style-name="ce1" table:formula="of:=[Datenbank.D97]" office:value-type="string" office:string-value=" ">
            <text:p><text:s/></text:p>
          </table:table-cell>
          <table:table-cell table:formula="of:=[Datenbank.E97]" office:value-type="string" office:string-value=" ">
            <text:p><text:s/></text:p>
          </table:table-cell>
          <table:table-cell table:style-name="ce1" table:formula="of:=[Datenbank.F97]" office:value-type="string" office:string-value=" ">
            <text:p><text:s/></text:p>
          </table:table-cell>
          <table:table-cell table:style-name="ce1"/>
          <table:table-cell table:style-name="ce1" table:formula="of:=[Datenbank.I97]" office:value-type="string" office:string-value=" ">
            <text:p><text:s/></text:p>
          </table:table-cell>
          <table:table-cell table:style-name="ce83" table:formula="of:=[Datenbank.M97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98]" office:value-type="string" office:string-value=" ">
            <text:p><text:s/></text:p>
          </table:table-cell>
          <table:table-cell table:style-name="ce1" table:formula="of:=[Datenbank.C98]" office:value-type="string" office:string-value=" ">
            <text:p><text:s/></text:p>
          </table:table-cell>
          <table:table-cell table:style-name="ce1" table:formula="of:=[Datenbank.D98]" office:value-type="string" office:string-value=" ">
            <text:p><text:s/></text:p>
          </table:table-cell>
          <table:table-cell table:formula="of:=[Datenbank.E98]" office:value-type="string" office:string-value=" ">
            <text:p><text:s/></text:p>
          </table:table-cell>
          <table:table-cell table:style-name="ce1" table:formula="of:=[Datenbank.F98]" office:value-type="string" office:string-value=" ">
            <text:p><text:s/></text:p>
          </table:table-cell>
          <table:table-cell table:style-name="ce1"/>
          <table:table-cell table:style-name="ce1" table:formula="of:=[Datenbank.I98]" office:value-type="string" office:string-value=" ">
            <text:p><text:s/></text:p>
          </table:table-cell>
          <table:table-cell table:style-name="ce83" table:formula="of:=[Datenbank.M98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99]" office:value-type="string" office:string-value=" ">
            <text:p><text:s/></text:p>
          </table:table-cell>
          <table:table-cell table:style-name="ce1" table:formula="of:=[Datenbank.C99]" office:value-type="string" office:string-value=" ">
            <text:p><text:s/></text:p>
          </table:table-cell>
          <table:table-cell table:style-name="ce1" table:formula="of:=[Datenbank.D99]" office:value-type="string" office:string-value=" ">
            <text:p><text:s/></text:p>
          </table:table-cell>
          <table:table-cell table:formula="of:=[Datenbank.E99]" office:value-type="string" office:string-value=" ">
            <text:p><text:s/></text:p>
          </table:table-cell>
          <table:table-cell table:style-name="ce1" table:formula="of:=[Datenbank.F99]" office:value-type="string" office:string-value=" ">
            <text:p><text:s/></text:p>
          </table:table-cell>
          <table:table-cell table:style-name="ce1"/>
          <table:table-cell table:style-name="ce1" table:formula="of:=[Datenbank.I99]" office:value-type="string" office:string-value=" ">
            <text:p><text:s/></text:p>
          </table:table-cell>
          <table:table-cell table:style-name="ce83" table:formula="of:=[Datenbank.M99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00]" office:value-type="string" office:string-value=" ">
            <text:p><text:s/></text:p>
          </table:table-cell>
          <table:table-cell table:style-name="ce1" table:formula="of:=[Datenbank.C100]" office:value-type="string" office:string-value=" ">
            <text:p><text:s/></text:p>
          </table:table-cell>
          <table:table-cell table:style-name="ce1" table:formula="of:=[Datenbank.D100]" office:value-type="string" office:string-value=" ">
            <text:p><text:s/></text:p>
          </table:table-cell>
          <table:table-cell table:formula="of:=[Datenbank.E100]" office:value-type="string" office:string-value=" ">
            <text:p><text:s/></text:p>
          </table:table-cell>
          <table:table-cell table:style-name="ce1" table:formula="of:=[Datenbank.F100]" office:value-type="string" office:string-value=" ">
            <text:p><text:s/></text:p>
          </table:table-cell>
          <table:table-cell table:style-name="ce1"/>
          <table:table-cell table:style-name="ce1" table:formula="of:=[Datenbank.I100]" office:value-type="string" office:string-value=" ">
            <text:p><text:s/></text:p>
          </table:table-cell>
          <table:table-cell table:style-name="ce83" table:formula="of:=[Datenbank.M100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01]" office:value-type="string" office:string-value=" ">
            <text:p><text:s/></text:p>
          </table:table-cell>
          <table:table-cell table:style-name="ce1" table:formula="of:=[Datenbank.C101]" office:value-type="string" office:string-value=" ">
            <text:p><text:s/></text:p>
          </table:table-cell>
          <table:table-cell table:style-name="ce1" table:formula="of:=[Datenbank.D101]" office:value-type="string" office:string-value=" ">
            <text:p><text:s/></text:p>
          </table:table-cell>
          <table:table-cell table:formula="of:=[Datenbank.E101]" office:value-type="string" office:string-value=" ">
            <text:p><text:s/></text:p>
          </table:table-cell>
          <table:table-cell table:style-name="ce1" table:formula="of:=[Datenbank.F101]" office:value-type="string" office:string-value=" ">
            <text:p><text:s/></text:p>
          </table:table-cell>
          <table:table-cell table:style-name="ce1"/>
          <table:table-cell table:style-name="ce1" table:formula="of:=[Datenbank.I101]" office:value-type="string" office:string-value=" ">
            <text:p><text:s/></text:p>
          </table:table-cell>
          <table:table-cell table:style-name="ce83" table:formula="of:=[Datenbank.M101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02]" office:value-type="string" office:string-value=" ">
            <text:p><text:s/></text:p>
          </table:table-cell>
          <table:table-cell table:style-name="ce1" table:formula="of:=[Datenbank.C102]" office:value-type="string" office:string-value=" ">
            <text:p><text:s/></text:p>
          </table:table-cell>
          <table:table-cell table:style-name="ce1" table:formula="of:=[Datenbank.D102]" office:value-type="string" office:string-value=" ">
            <text:p><text:s/></text:p>
          </table:table-cell>
          <table:table-cell table:formula="of:=[Datenbank.E102]" office:value-type="string" office:string-value=" ">
            <text:p><text:s/></text:p>
          </table:table-cell>
          <table:table-cell table:style-name="ce1" table:formula="of:=[Datenbank.F102]" office:value-type="string" office:string-value=" ">
            <text:p><text:s/></text:p>
          </table:table-cell>
          <table:table-cell table:style-name="ce1"/>
          <table:table-cell table:style-name="ce1" table:formula="of:=[Datenbank.I102]" office:value-type="string" office:string-value=" ">
            <text:p><text:s/></text:p>
          </table:table-cell>
          <table:table-cell table:style-name="ce83" table:formula="of:=[Datenbank.M102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03]" office:value-type="string" office:string-value=" ">
            <text:p><text:s/></text:p>
          </table:table-cell>
          <table:table-cell table:style-name="ce1" table:formula="of:=[Datenbank.C103]" office:value-type="string" office:string-value=" ">
            <text:p><text:s/></text:p>
          </table:table-cell>
          <table:table-cell table:style-name="ce1" table:formula="of:=[Datenbank.D103]" office:value-type="string" office:string-value=" ">
            <text:p><text:s/></text:p>
          </table:table-cell>
          <table:table-cell table:formula="of:=[Datenbank.E103]" office:value-type="string" office:string-value=" ">
            <text:p><text:s/></text:p>
          </table:table-cell>
          <table:table-cell table:style-name="ce1" table:formula="of:=[Datenbank.F103]" office:value-type="string" office:string-value=" ">
            <text:p><text:s/></text:p>
          </table:table-cell>
          <table:table-cell table:style-name="ce1"/>
          <table:table-cell table:style-name="ce1" table:formula="of:=[Datenbank.I103]" office:value-type="string" office:string-value=" ">
            <text:p><text:s/></text:p>
          </table:table-cell>
          <table:table-cell table:style-name="ce83" table:formula="of:=[Datenbank.M103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04]" office:value-type="string" office:string-value=" ">
            <text:p><text:s/></text:p>
          </table:table-cell>
          <table:table-cell table:style-name="ce1" table:formula="of:=[Datenbank.C104]" office:value-type="string" office:string-value=" ">
            <text:p><text:s/></text:p>
          </table:table-cell>
          <table:table-cell table:style-name="ce1" table:formula="of:=[Datenbank.D104]" office:value-type="string" office:string-value=" ">
            <text:p><text:s/></text:p>
          </table:table-cell>
          <table:table-cell table:formula="of:=[Datenbank.E104]" office:value-type="string" office:string-value=" ">
            <text:p><text:s/></text:p>
          </table:table-cell>
          <table:table-cell table:style-name="ce1" table:formula="of:=[Datenbank.F104]" office:value-type="string" office:string-value=" ">
            <text:p><text:s/></text:p>
          </table:table-cell>
          <table:table-cell table:style-name="ce1"/>
          <table:table-cell table:style-name="ce1" table:formula="of:=[Datenbank.I104]" office:value-type="string" office:string-value=" ">
            <text:p><text:s/></text:p>
          </table:table-cell>
          <table:table-cell table:style-name="ce83" table:formula="of:=[Datenbank.M104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05]" office:value-type="string" office:string-value=" ">
            <text:p><text:s/></text:p>
          </table:table-cell>
          <table:table-cell table:style-name="ce1" table:formula="of:=[Datenbank.C105]" office:value-type="string" office:string-value=" ">
            <text:p><text:s/></text:p>
          </table:table-cell>
          <table:table-cell table:style-name="ce1" table:formula="of:=[Datenbank.D105]" office:value-type="string" office:string-value=" ">
            <text:p><text:s/></text:p>
          </table:table-cell>
          <table:table-cell table:formula="of:=[Datenbank.E105]" office:value-type="string" office:string-value=" ">
            <text:p><text:s/></text:p>
          </table:table-cell>
          <table:table-cell table:style-name="ce1" table:formula="of:=[Datenbank.F105]" office:value-type="string" office:string-value=" ">
            <text:p><text:s/></text:p>
          </table:table-cell>
          <table:table-cell table:style-name="ce1"/>
          <table:table-cell table:style-name="ce1" table:formula="of:=[Datenbank.I105]" office:value-type="string" office:string-value=" ">
            <text:p><text:s/></text:p>
          </table:table-cell>
          <table:table-cell table:style-name="ce83" table:formula="of:=[Datenbank.M105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06]" office:value-type="string" office:string-value=" ">
            <text:p><text:s/></text:p>
          </table:table-cell>
          <table:table-cell table:style-name="ce1" table:formula="of:=[Datenbank.C106]" office:value-type="string" office:string-value=" ">
            <text:p><text:s/></text:p>
          </table:table-cell>
          <table:table-cell table:style-name="ce1" table:formula="of:=[Datenbank.D106]" office:value-type="string" office:string-value=" ">
            <text:p><text:s/></text:p>
          </table:table-cell>
          <table:table-cell table:formula="of:=[Datenbank.E106]" office:value-type="string" office:string-value=" ">
            <text:p><text:s/></text:p>
          </table:table-cell>
          <table:table-cell table:style-name="ce1" table:formula="of:=[Datenbank.F106]" office:value-type="string" office:string-value=" ">
            <text:p><text:s/></text:p>
          </table:table-cell>
          <table:table-cell table:style-name="ce1"/>
          <table:table-cell table:style-name="ce1" table:formula="of:=[Datenbank.I106]" office:value-type="string" office:string-value=" ">
            <text:p><text:s/></text:p>
          </table:table-cell>
          <table:table-cell table:style-name="ce83" table:formula="of:=[Datenbank.M106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07]" office:value-type="string" office:string-value=" ">
            <text:p><text:s/></text:p>
          </table:table-cell>
          <table:table-cell table:style-name="ce1" table:formula="of:=[Datenbank.C107]" office:value-type="string" office:string-value=" ">
            <text:p><text:s/></text:p>
          </table:table-cell>
          <table:table-cell table:style-name="ce1" table:formula="of:=[Datenbank.D107]" office:value-type="string" office:string-value=" ">
            <text:p><text:s/></text:p>
          </table:table-cell>
          <table:table-cell table:formula="of:=[Datenbank.E107]" office:value-type="string" office:string-value=" ">
            <text:p><text:s/></text:p>
          </table:table-cell>
          <table:table-cell table:style-name="ce1" table:formula="of:=[Datenbank.F107]" office:value-type="string" office:string-value=" ">
            <text:p><text:s/></text:p>
          </table:table-cell>
          <table:table-cell table:style-name="ce1"/>
          <table:table-cell table:style-name="ce1" table:formula="of:=[Datenbank.I107]" office:value-type="string" office:string-value=" ">
            <text:p><text:s/></text:p>
          </table:table-cell>
          <table:table-cell table:style-name="ce83" table:formula="of:=[Datenbank.M107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08]" office:value-type="string" office:string-value=" ">
            <text:p><text:s/></text:p>
          </table:table-cell>
          <table:table-cell table:style-name="ce1" table:formula="of:=[Datenbank.C108]" office:value-type="string" office:string-value=" ">
            <text:p><text:s/></text:p>
          </table:table-cell>
          <table:table-cell table:style-name="ce1" table:formula="of:=[Datenbank.D108]" office:value-type="string" office:string-value=" ">
            <text:p><text:s/></text:p>
          </table:table-cell>
          <table:table-cell table:formula="of:=[Datenbank.E108]" office:value-type="string" office:string-value=" ">
            <text:p><text:s/></text:p>
          </table:table-cell>
          <table:table-cell table:style-name="ce1" table:formula="of:=[Datenbank.F108]" office:value-type="string" office:string-value=" ">
            <text:p><text:s/></text:p>
          </table:table-cell>
          <table:table-cell table:style-name="ce1"/>
          <table:table-cell table:style-name="ce1" table:formula="of:=[Datenbank.I108]" office:value-type="string" office:string-value=" ">
            <text:p><text:s/></text:p>
          </table:table-cell>
          <table:table-cell table:style-name="ce83" table:formula="of:=[Datenbank.M108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09]" office:value-type="string" office:string-value=" ">
            <text:p><text:s/></text:p>
          </table:table-cell>
          <table:table-cell table:style-name="ce1" table:formula="of:=[Datenbank.C109]" office:value-type="string" office:string-value=" ">
            <text:p><text:s/></text:p>
          </table:table-cell>
          <table:table-cell table:style-name="ce1" table:formula="of:=[Datenbank.D109]" office:value-type="string" office:string-value=" ">
            <text:p><text:s/></text:p>
          </table:table-cell>
          <table:table-cell table:formula="of:=[Datenbank.E109]" office:value-type="string" office:string-value=" ">
            <text:p><text:s/></text:p>
          </table:table-cell>
          <table:table-cell table:style-name="ce1" table:formula="of:=[Datenbank.F109]" office:value-type="string" office:string-value=" ">
            <text:p><text:s/></text:p>
          </table:table-cell>
          <table:table-cell table:style-name="ce1"/>
          <table:table-cell table:style-name="ce1" table:formula="of:=[Datenbank.I109]" office:value-type="string" office:string-value=" ">
            <text:p><text:s/></text:p>
          </table:table-cell>
          <table:table-cell table:style-name="ce83" table:formula="of:=[Datenbank.M109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10]" office:value-type="string" office:string-value=" ">
            <text:p><text:s/></text:p>
          </table:table-cell>
          <table:table-cell table:style-name="ce1" table:formula="of:=[Datenbank.C110]" office:value-type="string" office:string-value=" ">
            <text:p><text:s/></text:p>
          </table:table-cell>
          <table:table-cell table:style-name="ce1" table:formula="of:=[Datenbank.D110]" office:value-type="string" office:string-value=" ">
            <text:p><text:s/></text:p>
          </table:table-cell>
          <table:table-cell table:formula="of:=[Datenbank.E110]" office:value-type="string" office:string-value=" ">
            <text:p><text:s/></text:p>
          </table:table-cell>
          <table:table-cell table:style-name="ce1" table:formula="of:=[Datenbank.F110]" office:value-type="string" office:string-value=" ">
            <text:p><text:s/></text:p>
          </table:table-cell>
          <table:table-cell table:style-name="ce1"/>
          <table:table-cell table:style-name="ce1" table:formula="of:=[Datenbank.I110]" office:value-type="string" office:string-value=" ">
            <text:p><text:s/></text:p>
          </table:table-cell>
          <table:table-cell table:style-name="ce83" table:formula="of:=[Datenbank.M110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11]" office:value-type="string" office:string-value=" ">
            <text:p><text:s/></text:p>
          </table:table-cell>
          <table:table-cell table:style-name="ce1" table:formula="of:=[Datenbank.C111]" office:value-type="string" office:string-value=" ">
            <text:p><text:s/></text:p>
          </table:table-cell>
          <table:table-cell table:style-name="ce1" table:formula="of:=[Datenbank.D111]" office:value-type="string" office:string-value=" ">
            <text:p><text:s/></text:p>
          </table:table-cell>
          <table:table-cell table:formula="of:=[Datenbank.E111]" office:value-type="string" office:string-value=" ">
            <text:p><text:s/></text:p>
          </table:table-cell>
          <table:table-cell table:style-name="ce1" table:formula="of:=[Datenbank.F111]" office:value-type="string" office:string-value=" ">
            <text:p><text:s/></text:p>
          </table:table-cell>
          <table:table-cell table:style-name="ce1"/>
          <table:table-cell table:style-name="ce1" table:formula="of:=[Datenbank.I111]" office:value-type="string" office:string-value=" ">
            <text:p><text:s/></text:p>
          </table:table-cell>
          <table:table-cell table:style-name="ce83" table:formula="of:=[Datenbank.M111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12]" office:value-type="string" office:string-value=" ">
            <text:p><text:s/></text:p>
          </table:table-cell>
          <table:table-cell table:style-name="ce1" table:formula="of:=[Datenbank.C112]" office:value-type="string" office:string-value=" ">
            <text:p><text:s/></text:p>
          </table:table-cell>
          <table:table-cell table:style-name="ce1" table:formula="of:=[Datenbank.D112]" office:value-type="string" office:string-value=" ">
            <text:p><text:s/></text:p>
          </table:table-cell>
          <table:table-cell table:formula="of:=[Datenbank.E112]" office:value-type="string" office:string-value=" ">
            <text:p><text:s/></text:p>
          </table:table-cell>
          <table:table-cell table:style-name="ce1" table:formula="of:=[Datenbank.F112]" office:value-type="string" office:string-value=" ">
            <text:p><text:s/></text:p>
          </table:table-cell>
          <table:table-cell table:style-name="ce1"/>
          <table:table-cell table:style-name="ce1" table:formula="of:=[Datenbank.I112]" office:value-type="string" office:string-value=" ">
            <text:p><text:s/></text:p>
          </table:table-cell>
          <table:table-cell table:style-name="ce83" table:formula="of:=[Datenbank.M112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13]" office:value-type="string" office:string-value=" ">
            <text:p><text:s/></text:p>
          </table:table-cell>
          <table:table-cell table:style-name="ce1" table:formula="of:=[Datenbank.C113]" office:value-type="string" office:string-value=" ">
            <text:p><text:s/></text:p>
          </table:table-cell>
          <table:table-cell table:style-name="ce1" table:formula="of:=[Datenbank.D113]" office:value-type="string" office:string-value=" ">
            <text:p><text:s/></text:p>
          </table:table-cell>
          <table:table-cell table:formula="of:=[Datenbank.E113]" office:value-type="string" office:string-value=" ">
            <text:p><text:s/></text:p>
          </table:table-cell>
          <table:table-cell table:style-name="ce1" table:formula="of:=[Datenbank.F113]" office:value-type="string" office:string-value=" ">
            <text:p><text:s/></text:p>
          </table:table-cell>
          <table:table-cell table:style-name="ce1"/>
          <table:table-cell table:style-name="ce1" table:formula="of:=[Datenbank.I113]" office:value-type="string" office:string-value=" ">
            <text:p><text:s/></text:p>
          </table:table-cell>
          <table:table-cell table:style-name="ce83" table:formula="of:=[Datenbank.M113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14]" office:value-type="string" office:string-value=" ">
            <text:p><text:s/></text:p>
          </table:table-cell>
          <table:table-cell table:style-name="ce1" table:formula="of:=[Datenbank.C114]" office:value-type="string" office:string-value=" ">
            <text:p><text:s/></text:p>
          </table:table-cell>
          <table:table-cell table:style-name="ce1" table:formula="of:=[Datenbank.D114]" office:value-type="string" office:string-value=" ">
            <text:p><text:s/></text:p>
          </table:table-cell>
          <table:table-cell table:formula="of:=[Datenbank.E114]" office:value-type="string" office:string-value=" ">
            <text:p><text:s/></text:p>
          </table:table-cell>
          <table:table-cell table:style-name="ce1" table:formula="of:=[Datenbank.F114]" office:value-type="string" office:string-value=" ">
            <text:p><text:s/></text:p>
          </table:table-cell>
          <table:table-cell table:style-name="ce1"/>
          <table:table-cell table:style-name="ce1" table:formula="of:=[Datenbank.I114]" office:value-type="string" office:string-value=" ">
            <text:p><text:s/></text:p>
          </table:table-cell>
          <table:table-cell table:style-name="ce83" table:formula="of:=[Datenbank.M114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15]" office:value-type="string" office:string-value=" ">
            <text:p><text:s/></text:p>
          </table:table-cell>
          <table:table-cell table:style-name="ce1" table:formula="of:=[Datenbank.C115]" office:value-type="string" office:string-value=" ">
            <text:p><text:s/></text:p>
          </table:table-cell>
          <table:table-cell table:style-name="ce1" table:formula="of:=[Datenbank.D115]" office:value-type="string" office:string-value=" ">
            <text:p><text:s/></text:p>
          </table:table-cell>
          <table:table-cell table:formula="of:=[Datenbank.E115]" office:value-type="string" office:string-value=" ">
            <text:p><text:s/></text:p>
          </table:table-cell>
          <table:table-cell table:style-name="ce1" table:formula="of:=[Datenbank.F115]" office:value-type="string" office:string-value=" ">
            <text:p><text:s/></text:p>
          </table:table-cell>
          <table:table-cell table:style-name="ce1"/>
          <table:table-cell table:style-name="ce1" table:formula="of:=[Datenbank.I115]" office:value-type="string" office:string-value=" ">
            <text:p><text:s/></text:p>
          </table:table-cell>
          <table:table-cell table:style-name="ce83" table:formula="of:=[Datenbank.M115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16]" office:value-type="string" office:string-value=" ">
            <text:p><text:s/></text:p>
          </table:table-cell>
          <table:table-cell table:style-name="ce1" table:formula="of:=[Datenbank.C116]" office:value-type="string" office:string-value=" ">
            <text:p><text:s/></text:p>
          </table:table-cell>
          <table:table-cell table:style-name="ce1" table:formula="of:=[Datenbank.D116]" office:value-type="string" office:string-value=" ">
            <text:p><text:s/></text:p>
          </table:table-cell>
          <table:table-cell table:formula="of:=[Datenbank.E116]" office:value-type="string" office:string-value=" ">
            <text:p><text:s/></text:p>
          </table:table-cell>
          <table:table-cell table:style-name="ce1" table:formula="of:=[Datenbank.F116]" office:value-type="string" office:string-value=" ">
            <text:p><text:s/></text:p>
          </table:table-cell>
          <table:table-cell table:style-name="ce1"/>
          <table:table-cell table:style-name="ce1" table:formula="of:=[Datenbank.I116]" office:value-type="string" office:string-value=" ">
            <text:p><text:s/></text:p>
          </table:table-cell>
          <table:table-cell table:style-name="ce83" table:formula="of:=[Datenbank.M116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17]" office:value-type="string" office:string-value=" ">
            <text:p><text:s/></text:p>
          </table:table-cell>
          <table:table-cell table:style-name="ce1" table:formula="of:=[Datenbank.C117]" office:value-type="string" office:string-value=" ">
            <text:p><text:s/></text:p>
          </table:table-cell>
          <table:table-cell table:style-name="ce1" table:formula="of:=[Datenbank.D117]" office:value-type="string" office:string-value=" ">
            <text:p><text:s/></text:p>
          </table:table-cell>
          <table:table-cell table:formula="of:=[Datenbank.E117]" office:value-type="string" office:string-value=" ">
            <text:p><text:s/></text:p>
          </table:table-cell>
          <table:table-cell table:style-name="ce1" table:formula="of:=[Datenbank.F117]" office:value-type="string" office:string-value=" ">
            <text:p><text:s/></text:p>
          </table:table-cell>
          <table:table-cell table:style-name="ce1"/>
          <table:table-cell table:style-name="ce1" table:formula="of:=[Datenbank.I117]" office:value-type="string" office:string-value=" ">
            <text:p><text:s/></text:p>
          </table:table-cell>
          <table:table-cell table:style-name="ce83" table:formula="of:=[Datenbank.M117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18]" office:value-type="string" office:string-value=" ">
            <text:p><text:s/></text:p>
          </table:table-cell>
          <table:table-cell table:style-name="ce1" table:formula="of:=[Datenbank.C118]" office:value-type="string" office:string-value=" ">
            <text:p><text:s/></text:p>
          </table:table-cell>
          <table:table-cell table:style-name="ce1" table:formula="of:=[Datenbank.D118]" office:value-type="string" office:string-value=" ">
            <text:p><text:s/></text:p>
          </table:table-cell>
          <table:table-cell table:formula="of:=[Datenbank.E118]" office:value-type="string" office:string-value=" ">
            <text:p><text:s/></text:p>
          </table:table-cell>
          <table:table-cell table:style-name="ce1" table:formula="of:=[Datenbank.F118]" office:value-type="string" office:string-value=" ">
            <text:p><text:s/></text:p>
          </table:table-cell>
          <table:table-cell table:style-name="ce1"/>
          <table:table-cell table:style-name="ce1" table:formula="of:=[Datenbank.I118]" office:value-type="string" office:string-value=" ">
            <text:p><text:s/></text:p>
          </table:table-cell>
          <table:table-cell table:style-name="ce83" table:formula="of:=[Datenbank.M118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19]" office:value-type="string" office:string-value=" ">
            <text:p><text:s/></text:p>
          </table:table-cell>
          <table:table-cell table:style-name="ce1" table:formula="of:=[Datenbank.C119]" office:value-type="string" office:string-value=" ">
            <text:p><text:s/></text:p>
          </table:table-cell>
          <table:table-cell table:style-name="ce1" table:formula="of:=[Datenbank.D119]" office:value-type="string" office:string-value=" ">
            <text:p><text:s/></text:p>
          </table:table-cell>
          <table:table-cell table:formula="of:=[Datenbank.E119]" office:value-type="string" office:string-value=" ">
            <text:p><text:s/></text:p>
          </table:table-cell>
          <table:table-cell table:style-name="ce1" table:formula="of:=[Datenbank.F119]" office:value-type="string" office:string-value=" ">
            <text:p><text:s/></text:p>
          </table:table-cell>
          <table:table-cell table:style-name="ce1"/>
          <table:table-cell table:style-name="ce1" table:formula="of:=[Datenbank.I119]" office:value-type="string" office:string-value=" ">
            <text:p><text:s/></text:p>
          </table:table-cell>
          <table:table-cell table:style-name="ce83" table:formula="of:=[Datenbank.M119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20]" office:value-type="string" office:string-value=" ">
            <text:p><text:s/></text:p>
          </table:table-cell>
          <table:table-cell table:style-name="ce1" table:formula="of:=[Datenbank.C120]" office:value-type="string" office:string-value=" ">
            <text:p><text:s/></text:p>
          </table:table-cell>
          <table:table-cell table:style-name="ce1" table:formula="of:=[Datenbank.D120]" office:value-type="string" office:string-value=" ">
            <text:p><text:s/></text:p>
          </table:table-cell>
          <table:table-cell table:formula="of:=[Datenbank.E120]" office:value-type="string" office:string-value=" ">
            <text:p><text:s/></text:p>
          </table:table-cell>
          <table:table-cell table:style-name="ce1" table:formula="of:=[Datenbank.F120]" office:value-type="string" office:string-value=" ">
            <text:p><text:s/></text:p>
          </table:table-cell>
          <table:table-cell table:style-name="ce1"/>
          <table:table-cell table:style-name="ce1" table:formula="of:=[Datenbank.I120]" office:value-type="string" office:string-value=" ">
            <text:p><text:s/></text:p>
          </table:table-cell>
          <table:table-cell table:style-name="ce83" table:formula="of:=[Datenbank.M120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 table:number-rows-repeated="1048448">
          <table:table-cell table:number-columns-repeated="62"/>
        </table:table-row>
        <table:table-row table:style-name="ro2">
          <table:table-cell table:number-columns-repeated="62"/>
        </table:table-row>
        <table:table-row table:style-name="ro2">
          <table:table-cell table:number-columns-repeated="62"/>
        </table:table-row>
      </table:table>
      <table:table table:name="Präzision_Kategorie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13" table:default-cell-style-name="Default"/>
        <table:table-column table:style-name="co6" table:number-columns-repeated="2" table:default-cell-style-name="Default"/>
        <table:table-column table:style-name="co15" table:default-cell-style-name="ce56"/>
        <table:table-column table:style-name="co16" table:default-cell-style-name="ce84"/>
        <table:table-column table:style-name="co17" table:default-cell-style-name="Default"/>
        <table:table-column table:style-name="co18" table:number-columns-repeated="51" table:default-cell-style-name="Default"/>
        <table:table-row table:style-name="ro1">
          <table:table-cell table:number-columns-repeated="8"/>
          <table:table-cell table:style-name="ce57"/>
          <table:table-cell table:number-columns-repeated="53"/>
        </table:table-row>
        <table:table-row table:style-name="ro1">
          <table:table-cell/>
          <table:table-cell table:style-name="ce2" office:value-type="string">
            <text:p>Präzisionsschießen</text:p>
          </table:table-cell>
          <table:table-cell/>
          <table:table-cell table:style-name="ce2"/>
          <table:table-cell table:number-columns-repeated="4"/>
          <table:table-cell table:style-name="ce57"/>
          <table:table-cell table:number-columns-repeated="53"/>
        </table:table-row>
        <table:table-row table:style-name="ro1">
          <table:table-cell table:number-columns-repeated="62"/>
        </table:table-row>
        <table:table-row table:style-name="ro1">
          <table:table-cell table:number-columns-repeated="8"/>
          <table:table-cell table:style-name="ce79"/>
          <table:table-cell table:style-name="ce85"/>
          <table:table-cell table:number-columns-repeated="52"/>
        </table:table-row>
        <table:table-row table:style-name="ro1">
          <table:table-cell table:number-columns-repeated="9"/>
          <table:table-cell table:style-name="ce57" office:value-type="string">
            <text:p>Kategorie</text:p>
          </table:table-cell>
          <table:table-cell table:number-columns-repeated="52"/>
        </table:table-row>
        <table:table-row table:style-name="ro1">
          <table:table-cell/>
          <table:table-cell table:style-name="ce3" table:formula="of:=[Datenbank.B6]" office:value-type="string" office:string-value="Start Nr.">
            <text:p>Start Nr.</text:p>
          </table:table-cell>
          <table:table-cell table:style-name="ce3" table:formula="of:=[Datenbank.C6]" office:value-type="string" office:string-value="Name">
            <text:p>Name</text:p>
          </table:table-cell>
          <table:table-cell table:style-name="ce3" table:formula="of:=[Datenbank.D6]" office:value-type="string" office:string-value="Vorname">
            <text:p>Vorname</text:p>
          </table:table-cell>
          <table:table-cell table:style-name="ce3" table:formula="of:=[Datenbank.E6]" office:value-type="string" office:string-value="m/w">
            <text:p>m/w</text:p>
          </table:table-cell>
          <table:table-cell table:style-name="ce3" table:formula="of:=[Datenbank.F6]" office:value-type="string" office:string-value="Clan">
            <text:p>Clan</text:p>
          </table:table-cell>
          <table:table-cell table:style-name="ce47" table:formula="of:=[Datenbank.H6]" office:value-type="string" office:string-value="Grad">
            <text:p>Grad</text:p>
          </table:table-cell>
          <table:table-cell table:style-name="ce47" table:formula="of:=[Datenbank.I6]" office:value-type="string" office:string-value="Kategorie">
            <text:p>Kategorie</text:p>
          </table:table-cell>
          <table:table-cell table:style-name="ce57" table:formula="of:=[Datenbank.Q6]" office:value-type="string" office:string-value="Wettkampf 2">
            <text:p>Wettkampf 2</text:p>
          </table:table-cell>
          <table:table-cell table:style-name="ce57" office:value-type="string">
            <text:p>Platzierung</text:p>
          </table:table-cell>
          <table:table-cell table:style-name="ce57" office:value-type="string">
            <text:p>Kommentar</text:p>
          </table:table-cell>
          <table:table-cell table:number-columns-repeated="51"/>
        </table:table-row>
        <table:table-row table:style-name="ro1">
          <table:table-cell office:value-type="string">
            <text:p><text:s/>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86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57" table:formula="of:=[Datenbank.Q8]" office:value-type="string" office:string-value="Präzision">
            <text:p>Präzision</text:p>
          </table:table-cell>
          <table:table-cell table:style-name="ce86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57" table:formula="of:=[Datenbank.Q9]" office:value-type="string" office:string-value="Punkte">
            <text:p>Punkte</text:p>
          </table:table-cell>
          <table:table-cell table:style-name="ce86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57" table:formula="of:=[Datenbank.Q10]" office:value-type="string" office:string-value=" ">
            <text:p><text:s/></text:p>
          </table:table-cell>
          <table:table-cell table:style-name="ce86"/>
          <table:table-cell table:number-columns-repeated="52"/>
        </table:table-row>
        <table:table-row table:style-name="ro1">
          <table:table-cell/>
          <table:table-cell table:style-name="ce3" table:number-columns-repeated="6"/>
          <table:table-cell table:style-name="ce47"/>
          <table:table-cell table:style-name="ce57" table:formula="of:=[Datenbank.Q11]" office:value-type="string" office:string-value=" ">
            <text:p><text:s/></text:p>
          </table:table-cell>
          <table:table-cell table:style-name="ce47"/>
          <table:table-cell table:number-columns-repeated="52"/>
        </table:table-row>
        <table:table-row table:style-name="ro1">
          <table:table-cell/>
          <table:table-cell table:style-name="ce4" table:formula="of:=[Datenbank.B12]" office:value-type="float" office:value="1">
            <text:p>1</text:p>
          </table:table-cell>
          <table:table-cell table:style-name="ce8" table:formula="of:=[Datenbank.C12]" office:value-type="string" office:string-value="Humrich">
            <text:p>Humrich</text:p>
          </table:table-cell>
          <table:table-cell table:style-name="ce8" table:formula="of:=[Datenbank.D12]" office:value-type="string" office:string-value="Joline">
            <text:p>Joline</text:p>
          </table:table-cell>
          <table:table-cell table:style-name="ce94" table:formula="of:=[Datenbank.E12]" office:value-type="string" office:string-value="W">
            <text:p>W</text:p>
          </table:table-cell>
          <table:table-cell table:style-name="ce6" table:formula="of:=[Datenbank.F12]" office:value-type="string" office:string-value="Budo-Shin">
            <text:p>Budo-Shin</text:p>
          </table:table-cell>
          <table:table-cell table:style-name="ce43" table:formula="of:=[Datenbank.H12]" office:value-type="string" office:string-value="Kyu 6">
            <text:p>Kyu 6</text:p>
          </table:table-cell>
          <table:table-cell table:style-name="ce43" table:formula="of:=[Datenbank.I12]" office:value-type="string" office:string-value="I">
            <text:p>I</text:p>
          </table:table-cell>
          <table:table-cell table:style-name="ce98" table:formula="of:=[Datenbank.Q12]" office:value-type="float" office:value="-999">
            <text:p>-999</text:p>
          </table:table-cell>
          <table:table-cell table:style-name="ce99" table:formula="of:=IF([.I12]=-999;&quot; &quot;;RANK([.I12];[.$I$12:.$I$12];0))" office:value-type="string" office:string-value=" ">
            <text:p><text:s/></text:p>
          </table:table-cell>
          <table:table-cell table:style-name="ce56"/>
          <table:table-cell table:number-columns-repeated="51"/>
        </table:table-row>
        <table:table-row table:style-name="ro1">
          <table:table-cell/>
          <table:table-cell table:style-name="ce4" table:formula="of:=[Datenbank.B13]" office:value-type="float" office:value="10">
            <text:p>10</text:p>
          </table:table-cell>
          <table:table-cell table:style-name="ce8" table:formula="of:=[Datenbank.C13]" office:value-type="string" office:string-value="Franz">
            <text:p>Franz</text:p>
          </table:table-cell>
          <table:table-cell table:style-name="ce8" table:formula="of:=[Datenbank.D13]" office:value-type="string" office:string-value="Sabine">
            <text:p>Sabine</text:p>
          </table:table-cell>
          <table:table-cell table:style-name="ce94" table:formula="of:=[Datenbank.E13]" office:value-type="string" office:string-value="W">
            <text:p>W</text:p>
          </table:table-cell>
          <table:table-cell table:style-name="ce6" table:formula="of:=[Datenbank.F13]" office:value-type="string" office:string-value="Budo-Shin">
            <text:p>Budo-Shin</text:p>
          </table:table-cell>
          <table:table-cell table:style-name="ce43" table:formula="of:=[Datenbank.H13]" office:value-type="string" office:string-value="Kyu 3">
            <text:p>Kyu 3</text:p>
          </table:table-cell>
          <table:table-cell table:style-name="ce43" table:formula="of:=[Datenbank.I13]" office:value-type="string" office:string-value="II">
            <text:p>II</text:p>
          </table:table-cell>
          <table:table-cell table:style-name="ce98" table:formula="of:=[Datenbank.Q13]" office:value-type="float" office:value="-999">
            <text:p>-999</text:p>
          </table:table-cell>
          <table:table-cell table:style-name="ce99" table:formula="of:=IF([.I13]=-999;&quot; &quot;;RANK([.I13];[.$I$13:.$I$14];0))" office:value-type="string" office:string-value=" ">
            <text:p><text:s/></text:p>
          </table:table-cell>
          <table:table-cell table:style-name="ce56"/>
          <table:table-cell table:number-columns-repeated="51"/>
        </table:table-row>
        <table:table-row table:style-name="ro1">
          <table:table-cell/>
          <table:table-cell table:style-name="ce4" table:formula="of:=[Datenbank.B14]" office:value-type="float" office:value="11">
            <text:p>11</text:p>
          </table:table-cell>
          <table:table-cell table:style-name="ce8" table:formula="of:=[Datenbank.C14]" office:value-type="string" office:string-value="Hanskötter">
            <text:p>Hanskötter</text:p>
          </table:table-cell>
          <table:table-cell table:style-name="ce8" table:formula="of:=[Datenbank.D14]" office:value-type="string" office:string-value="Ulrike">
            <text:p>Ulrike</text:p>
          </table:table-cell>
          <table:table-cell table:style-name="ce94" table:formula="of:=[Datenbank.E14]" office:value-type="string" office:string-value="W">
            <text:p>W</text:p>
          </table:table-cell>
          <table:table-cell table:style-name="ce6" table:formula="of:=[Datenbank.F14]" office:value-type="string" office:string-value="Budo-Shin">
            <text:p>Budo-Shin</text:p>
          </table:table-cell>
          <table:table-cell table:style-name="ce43" table:formula="of:=[Datenbank.H14]" office:value-type="string" office:string-value="Kyu 3">
            <text:p>Kyu 3</text:p>
          </table:table-cell>
          <table:table-cell table:style-name="ce43" table:formula="of:=[Datenbank.I14]" office:value-type="string" office:string-value="II">
            <text:p>II</text:p>
          </table:table-cell>
          <table:table-cell table:style-name="ce98" table:formula="of:=[Datenbank.Q14]" office:value-type="float" office:value="-999">
            <text:p>-999</text:p>
          </table:table-cell>
          <table:table-cell table:style-name="ce99" table:formula="of:=IF([.I14]=-999;&quot; &quot;;RANK([.I14];[.$I$13:.$I$14];0))" office:value-type="string" office:string-value=" ">
            <text:p><text:s/></text:p>
          </table:table-cell>
          <table:table-cell table:style-name="ce56"/>
          <table:table-cell table:number-columns-repeated="51"/>
        </table:table-row>
        <table:table-row table:style-name="ro1">
          <table:table-cell/>
          <table:table-cell table:style-name="ce4" table:formula="of:=[Datenbank.B15]" office:value-type="float" office:value="16">
            <text:p>16</text:p>
          </table:table-cell>
          <table:table-cell table:style-name="ce8" table:formula="of:=[Datenbank.C15]" office:value-type="string" office:string-value="Orlowski">
            <text:p>Orlowski</text:p>
          </table:table-cell>
          <table:table-cell table:style-name="ce8" table:formula="of:=[Datenbank.D15]" office:value-type="string" office:string-value="Sabrina">
            <text:p>Sabrina</text:p>
          </table:table-cell>
          <table:table-cell table:style-name="ce94" table:formula="of:=[Datenbank.E15]" office:value-type="string" office:string-value="W">
            <text:p>W</text:p>
          </table:table-cell>
          <table:table-cell table:style-name="ce6" table:formula="of:=[Datenbank.F15]" office:value-type="string" office:string-value="Bushikan">
            <text:p>Bushikan</text:p>
          </table:table-cell>
          <table:table-cell table:style-name="ce43" table:formula="of:=[Datenbank.H15]" office:value-type="string" office:string-value=" ">
            <text:p><text:s/></text:p>
          </table:table-cell>
          <table:table-cell table:style-name="ce43" table:formula="of:=[Datenbank.I15]" office:value-type="string" office:string-value="III">
            <text:p>III</text:p>
          </table:table-cell>
          <table:table-cell table:style-name="ce98" table:formula="of:=[Datenbank.Q15]" office:value-type="float" office:value="-999">
            <text:p>-999</text:p>
          </table:table-cell>
          <table:table-cell table:style-name="ce99" table:formula="of:=IF([.I15]=-999;&quot; &quot;;RANK([.I15];[.$I$15:.$I$16];0))" office:value-type="string" office:string-value=" ">
            <text:p><text:s/></text:p>
          </table:table-cell>
          <table:table-cell table:style-name="ce56"/>
          <table:table-cell table:number-columns-repeated="51"/>
        </table:table-row>
        <table:table-row table:style-name="ro1">
          <table:table-cell/>
          <table:table-cell table:style-name="ce4" table:formula="of:=[Datenbank.B16]" office:value-type="float" office:value="24">
            <text:p>24</text:p>
          </table:table-cell>
          <table:table-cell table:style-name="ce8" table:formula="of:=[Datenbank.C16]" office:value-type="string" office:string-value="Holmes">
            <text:p>Holmes</text:p>
          </table:table-cell>
          <table:table-cell table:style-name="ce8" table:formula="of:=[Datenbank.D16]" office:value-type="string" office:string-value="Pauline">
            <text:p>Pauline</text:p>
          </table:table-cell>
          <table:table-cell table:style-name="ce94" table:formula="of:=[Datenbank.E16]" office:value-type="string" office:string-value="W">
            <text:p>W</text:p>
          </table:table-cell>
          <table:table-cell table:style-name="ce6" table:formula="of:=[Datenbank.F16]" office:value-type="string" office:string-value="Yanagi-No-Ki">
            <text:p>Yanagi-No-Ki</text:p>
          </table:table-cell>
          <table:table-cell table:style-name="ce43" table:formula="of:=[Datenbank.H16]" office:value-type="string" office:string-value=" ">
            <text:p><text:s/></text:p>
          </table:table-cell>
          <table:table-cell table:style-name="ce43" table:formula="of:=[Datenbank.I16]" office:value-type="string" office:string-value="III">
            <text:p>III</text:p>
          </table:table-cell>
          <table:table-cell table:style-name="ce98" table:formula="of:=[Datenbank.Q16]" office:value-type="float" office:value="-999">
            <text:p>-999</text:p>
          </table:table-cell>
          <table:table-cell table:style-name="ce99" table:formula="of:=IF([.I16]=-999;&quot; &quot;;RANK([.I16];[.$I$15:.$I$16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17]" office:value-type="string" office:string-value=" ">
            <text:p><text:s/></text:p>
          </table:table-cell>
          <table:table-cell table:style-name="ce8" table:formula="of:=[Datenbank.C17]" office:value-type="string" office:string-value=" ">
            <text:p><text:s/></text:p>
          </table:table-cell>
          <table:table-cell table:style-name="ce8" table:formula="of:=[Datenbank.D17]" office:value-type="string" office:string-value=" ">
            <text:p><text:s/></text:p>
          </table:table-cell>
          <table:table-cell table:style-name="ce94" table:formula="of:=[Datenbank.E17]" office:value-type="string" office:string-value="W">
            <text:p>W</text:p>
          </table:table-cell>
          <table:table-cell table:style-name="ce6" table:formula="of:=[Datenbank.F17]" office:value-type="string" office:string-value=" ">
            <text:p><text:s/></text:p>
          </table:table-cell>
          <table:table-cell table:style-name="ce43" table:formula="of:=[Datenbank.H17]" office:value-type="string" office:string-value=" ">
            <text:p><text:s/></text:p>
          </table:table-cell>
          <table:table-cell table:style-name="ce43" table:formula="of:=[Datenbank.I17]" office:value-type="string" office:string-value="xxx">
            <text:p>xxx</text:p>
          </table:table-cell>
          <table:table-cell table:style-name="ce98" table:formula="of:=[Datenbank.Q17]" office:value-type="float" office:value="-999">
            <text:p>-999</text:p>
          </table:table-cell>
          <table:table-cell table:style-name="ce99" table:formula="of:=IF([.I17]=-999;&quot; &quot;;RANK([.I17];[.$I$12:.$I$26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18]" office:value-type="string" office:string-value=" ">
            <text:p><text:s/></text:p>
          </table:table-cell>
          <table:table-cell table:style-name="ce8" table:formula="of:=[Datenbank.C18]" office:value-type="string" office:string-value=" ">
            <text:p><text:s/></text:p>
          </table:table-cell>
          <table:table-cell table:style-name="ce8" table:formula="of:=[Datenbank.D18]" office:value-type="string" office:string-value=" ">
            <text:p><text:s/></text:p>
          </table:table-cell>
          <table:table-cell table:style-name="ce94" table:formula="of:=[Datenbank.E18]" office:value-type="string" office:string-value="W">
            <text:p>W</text:p>
          </table:table-cell>
          <table:table-cell table:style-name="ce6" table:formula="of:=[Datenbank.F18]" office:value-type="string" office:string-value=" ">
            <text:p><text:s/></text:p>
          </table:table-cell>
          <table:table-cell table:style-name="ce43" table:formula="of:=[Datenbank.H18]" office:value-type="string" office:string-value=" ">
            <text:p><text:s/></text:p>
          </table:table-cell>
          <table:table-cell table:style-name="ce43" table:formula="of:=[Datenbank.I18]" office:value-type="string" office:string-value="xxx">
            <text:p>xxx</text:p>
          </table:table-cell>
          <table:table-cell table:style-name="ce98" table:formula="of:=[Datenbank.Q18]" office:value-type="float" office:value="-999">
            <text:p>-999</text:p>
          </table:table-cell>
          <table:table-cell table:style-name="ce99" table:formula="of:=IF([.I18]=-999;&quot; &quot;;RANK([.I18];[.$I$12:.$I$26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19]" office:value-type="string" office:string-value=" ">
            <text:p><text:s/></text:p>
          </table:table-cell>
          <table:table-cell table:style-name="ce8" table:formula="of:=[Datenbank.C19]" office:value-type="string" office:string-value=" ">
            <text:p><text:s/></text:p>
          </table:table-cell>
          <table:table-cell table:style-name="ce8" table:formula="of:=[Datenbank.D19]" office:value-type="string" office:string-value=" ">
            <text:p><text:s/></text:p>
          </table:table-cell>
          <table:table-cell table:style-name="ce94" table:formula="of:=[Datenbank.E19]" office:value-type="string" office:string-value="W">
            <text:p>W</text:p>
          </table:table-cell>
          <table:table-cell table:style-name="ce6" table:formula="of:=[Datenbank.F19]" office:value-type="string" office:string-value=" ">
            <text:p><text:s/></text:p>
          </table:table-cell>
          <table:table-cell table:style-name="ce43" table:formula="of:=[Datenbank.H19]" office:value-type="string" office:string-value=" ">
            <text:p><text:s/></text:p>
          </table:table-cell>
          <table:table-cell table:style-name="ce43" table:formula="of:=[Datenbank.I19]" office:value-type="string" office:string-value="xxx">
            <text:p>xxx</text:p>
          </table:table-cell>
          <table:table-cell table:style-name="ce98" table:formula="of:=[Datenbank.Q19]" office:value-type="float" office:value="-999">
            <text:p>-999</text:p>
          </table:table-cell>
          <table:table-cell table:style-name="ce99" table:formula="of:=IF([.I19]=-999;&quot; &quot;;RANK([.I19];[.$I$12:.$I$26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20]" office:value-type="string" office:string-value=" ">
            <text:p><text:s/></text:p>
          </table:table-cell>
          <table:table-cell table:style-name="ce8" table:formula="of:=[Datenbank.C20]" office:value-type="string" office:string-value=" ">
            <text:p><text:s/></text:p>
          </table:table-cell>
          <table:table-cell table:style-name="ce8" table:formula="of:=[Datenbank.D20]" office:value-type="string" office:string-value=" ">
            <text:p><text:s/></text:p>
          </table:table-cell>
          <table:table-cell table:style-name="ce94" table:formula="of:=[Datenbank.E20]" office:value-type="string" office:string-value="W">
            <text:p>W</text:p>
          </table:table-cell>
          <table:table-cell table:style-name="ce6" table:formula="of:=[Datenbank.F20]" office:value-type="string" office:string-value=" ">
            <text:p><text:s/></text:p>
          </table:table-cell>
          <table:table-cell table:style-name="ce43" table:formula="of:=[Datenbank.H20]" office:value-type="string" office:string-value=" ">
            <text:p><text:s/></text:p>
          </table:table-cell>
          <table:table-cell table:style-name="ce43" table:formula="of:=[Datenbank.I20]" office:value-type="string" office:string-value="xxx">
            <text:p>xxx</text:p>
          </table:table-cell>
          <table:table-cell table:style-name="ce98" table:formula="of:=[Datenbank.Q20]" office:value-type="float" office:value="-999">
            <text:p>-999</text:p>
          </table:table-cell>
          <table:table-cell table:style-name="ce99" table:formula="of:=IF([.I20]=-999;&quot; &quot;;RANK([.I20];[.$I$12:.$I$26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21]" office:value-type="string" office:string-value=" ">
            <text:p><text:s/></text:p>
          </table:table-cell>
          <table:table-cell table:style-name="ce8" table:formula="of:=[Datenbank.C21]" office:value-type="string" office:string-value=" ">
            <text:p><text:s/></text:p>
          </table:table-cell>
          <table:table-cell table:style-name="ce8" table:formula="of:=[Datenbank.D21]" office:value-type="string" office:string-value=" ">
            <text:p><text:s/></text:p>
          </table:table-cell>
          <table:table-cell table:style-name="ce94" table:formula="of:=[Datenbank.E21]" office:value-type="string" office:string-value="W">
            <text:p>W</text:p>
          </table:table-cell>
          <table:table-cell table:style-name="ce6" table:formula="of:=[Datenbank.F21]" office:value-type="string" office:string-value=" ">
            <text:p><text:s/></text:p>
          </table:table-cell>
          <table:table-cell table:style-name="ce43" table:formula="of:=[Datenbank.H21]" office:value-type="string" office:string-value=" ">
            <text:p><text:s/></text:p>
          </table:table-cell>
          <table:table-cell table:style-name="ce43" table:formula="of:=[Datenbank.I21]" office:value-type="string" office:string-value="xxx">
            <text:p>xxx</text:p>
          </table:table-cell>
          <table:table-cell table:style-name="ce98" table:formula="of:=[Datenbank.Q21]" office:value-type="float" office:value="-999">
            <text:p>-999</text:p>
          </table:table-cell>
          <table:table-cell table:style-name="ce99" table:formula="of:=IF([.I21]=-999;&quot; &quot;;RANK([.I21];[.$I$12:.$I$26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22]" office:value-type="string" office:string-value=" ">
            <text:p><text:s/></text:p>
          </table:table-cell>
          <table:table-cell table:style-name="ce8" table:formula="of:=[Datenbank.C22]" office:value-type="string" office:string-value=" ">
            <text:p><text:s/></text:p>
          </table:table-cell>
          <table:table-cell table:style-name="ce8" table:formula="of:=[Datenbank.D22]" office:value-type="string" office:string-value=" ">
            <text:p><text:s/></text:p>
          </table:table-cell>
          <table:table-cell table:style-name="ce94" table:formula="of:=[Datenbank.E22]" office:value-type="string" office:string-value="W">
            <text:p>W</text:p>
          </table:table-cell>
          <table:table-cell table:style-name="ce6" table:formula="of:=[Datenbank.F22]" office:value-type="string" office:string-value=" ">
            <text:p><text:s/></text:p>
          </table:table-cell>
          <table:table-cell table:style-name="ce43" table:formula="of:=[Datenbank.H22]" office:value-type="string" office:string-value=" ">
            <text:p><text:s/></text:p>
          </table:table-cell>
          <table:table-cell table:style-name="ce43" table:formula="of:=[Datenbank.I22]" office:value-type="string" office:string-value="xxx">
            <text:p>xxx</text:p>
          </table:table-cell>
          <table:table-cell table:style-name="ce98" table:formula="of:=[Datenbank.Q22]" office:value-type="float" office:value="-999">
            <text:p>-999</text:p>
          </table:table-cell>
          <table:table-cell table:style-name="ce99" table:formula="of:=IF([.I22]=-999;&quot; &quot;;RANK([.I22];[.$I$12:.$I$26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23]" office:value-type="string" office:string-value=" ">
            <text:p><text:s/></text:p>
          </table:table-cell>
          <table:table-cell table:style-name="ce8" table:formula="of:=[Datenbank.C23]" office:value-type="string" office:string-value=" ">
            <text:p><text:s/></text:p>
          </table:table-cell>
          <table:table-cell table:style-name="ce8" table:formula="of:=[Datenbank.D23]" office:value-type="string" office:string-value=" ">
            <text:p><text:s/></text:p>
          </table:table-cell>
          <table:table-cell table:style-name="ce94" table:formula="of:=[Datenbank.E23]" office:value-type="string" office:string-value="W">
            <text:p>W</text:p>
          </table:table-cell>
          <table:table-cell table:style-name="ce6" table:formula="of:=[Datenbank.F23]" office:value-type="string" office:string-value=" ">
            <text:p><text:s/></text:p>
          </table:table-cell>
          <table:table-cell table:style-name="ce43" table:formula="of:=[Datenbank.H23]" office:value-type="string" office:string-value=" ">
            <text:p><text:s/></text:p>
          </table:table-cell>
          <table:table-cell table:style-name="ce43" table:formula="of:=[Datenbank.I23]" office:value-type="string" office:string-value="xxx">
            <text:p>xxx</text:p>
          </table:table-cell>
          <table:table-cell table:style-name="ce98" table:formula="of:=[Datenbank.Q23]" office:value-type="float" office:value="-999">
            <text:p>-999</text:p>
          </table:table-cell>
          <table:table-cell table:style-name="ce99" table:formula="of:=IF([.I23]=-999;&quot; &quot;;RANK([.I23];[.$I$12:.$I$26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24]" office:value-type="string" office:string-value=" ">
            <text:p><text:s/></text:p>
          </table:table-cell>
          <table:table-cell table:style-name="ce8" table:formula="of:=[Datenbank.C24]" office:value-type="string" office:string-value=" ">
            <text:p><text:s/></text:p>
          </table:table-cell>
          <table:table-cell table:style-name="ce8" table:formula="of:=[Datenbank.D24]" office:value-type="string" office:string-value=" ">
            <text:p><text:s/></text:p>
          </table:table-cell>
          <table:table-cell table:style-name="ce94" table:formula="of:=[Datenbank.E24]" office:value-type="string" office:string-value="W">
            <text:p>W</text:p>
          </table:table-cell>
          <table:table-cell table:style-name="ce6" table:formula="of:=[Datenbank.F24]" office:value-type="string" office:string-value=" ">
            <text:p><text:s/></text:p>
          </table:table-cell>
          <table:table-cell table:style-name="ce43" table:formula="of:=[Datenbank.H24]" office:value-type="string" office:string-value=" ">
            <text:p><text:s/></text:p>
          </table:table-cell>
          <table:table-cell table:style-name="ce43" table:formula="of:=[Datenbank.I24]" office:value-type="string" office:string-value="xxx">
            <text:p>xxx</text:p>
          </table:table-cell>
          <table:table-cell table:style-name="ce98" table:formula="of:=[Datenbank.Q24]" office:value-type="float" office:value="-999">
            <text:p>-999</text:p>
          </table:table-cell>
          <table:table-cell table:style-name="ce99" table:formula="of:=IF([.I24]=-999;&quot; &quot;;RANK([.I24];[.$I$12:.$I$26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25]" office:value-type="string" office:string-value=" ">
            <text:p><text:s/></text:p>
          </table:table-cell>
          <table:table-cell table:style-name="ce8" table:formula="of:=[Datenbank.C25]" office:value-type="string" office:string-value=" ">
            <text:p><text:s/></text:p>
          </table:table-cell>
          <table:table-cell table:style-name="ce8" table:formula="of:=[Datenbank.D25]" office:value-type="string" office:string-value=" ">
            <text:p><text:s/></text:p>
          </table:table-cell>
          <table:table-cell table:style-name="ce94" table:formula="of:=[Datenbank.E25]" office:value-type="string" office:string-value="W">
            <text:p>W</text:p>
          </table:table-cell>
          <table:table-cell table:style-name="ce6" table:formula="of:=[Datenbank.F25]" office:value-type="string" office:string-value=" ">
            <text:p><text:s/></text:p>
          </table:table-cell>
          <table:table-cell table:style-name="ce43" table:formula="of:=[Datenbank.H25]" office:value-type="string" office:string-value=" ">
            <text:p><text:s/></text:p>
          </table:table-cell>
          <table:table-cell table:style-name="ce43" table:formula="of:=[Datenbank.I25]" office:value-type="string" office:string-value="xxx">
            <text:p>xxx</text:p>
          </table:table-cell>
          <table:table-cell table:style-name="ce98" table:formula="of:=[Datenbank.Q25]" office:value-type="float" office:value="-999">
            <text:p>-999</text:p>
          </table:table-cell>
          <table:table-cell table:style-name="ce99" table:formula="of:=IF([.I25]=-999;&quot; &quot;;RANK([.I25];[.$I$12:.$I$26];0))" office:value-type="string" office:string-value=" ">
            <text:p><text:s/></text:p>
          </table:table-cell>
          <table:table-cell table:style-name="ce56"/>
          <table:table-cell table:number-columns-repeated="51"/>
        </table:table-row>
        <table:table-row table:style-name="ro1">
          <table:table-cell/>
          <table:table-cell table:style-name="ce4" table:formula="of:=[Datenbank.B26]" office:value-type="string" office:string-value=" ">
            <text:p><text:s/></text:p>
          </table:table-cell>
          <table:table-cell table:style-name="ce8" table:formula="of:=[Datenbank.C26]" office:value-type="string" office:string-value=" ">
            <text:p><text:s/></text:p>
          </table:table-cell>
          <table:table-cell table:style-name="ce8" table:formula="of:=[Datenbank.D26]" office:value-type="string" office:string-value=" ">
            <text:p><text:s/></text:p>
          </table:table-cell>
          <table:table-cell table:style-name="ce94" table:formula="of:=[Datenbank.E26]" office:value-type="string" office:string-value="W">
            <text:p>W</text:p>
          </table:table-cell>
          <table:table-cell table:style-name="ce6" table:formula="of:=[Datenbank.F26]" office:value-type="string" office:string-value=" ">
            <text:p><text:s/></text:p>
          </table:table-cell>
          <table:table-cell table:style-name="ce43" table:formula="of:=[Datenbank.H26]" office:value-type="string" office:string-value=" ">
            <text:p><text:s/></text:p>
          </table:table-cell>
          <table:table-cell table:style-name="ce43" table:formula="of:=[Datenbank.I26]" office:value-type="string" office:string-value="xxx">
            <text:p>xxx</text:p>
          </table:table-cell>
          <table:table-cell table:style-name="ce98" table:formula="of:=[Datenbank.Q26]" office:value-type="float" office:value="-999">
            <text:p>-999</text:p>
          </table:table-cell>
          <table:table-cell table:style-name="ce99" table:formula="of:=IF([.I26]=-999;&quot; &quot;;RANK([.I26];[.$I$12:.$I$26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7"/>
          <table:table-cell table:style-name="ce15" table:number-columns-repeated="2"/>
          <table:table-cell table:style-name="ce95"/>
          <table:table-cell table:style-name="ce15" table:number-columns-repeated="2"/>
          <table:table-cell table:style-name="ce50"/>
          <table:table-cell table:style-name="ce83" office:value-type="string">
            <text:p><text:s/></text:p>
          </table:table-cell>
          <table:table-cell table:style-name="ce88" office:value-type="string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7"/>
          <table:table-cell table:style-name="ce15" table:number-columns-repeated="2"/>
          <table:table-cell table:style-name="ce95"/>
          <table:table-cell table:style-name="ce15" table:number-columns-repeated="2"/>
          <table:table-cell table:style-name="ce50"/>
          <table:table-cell table:style-name="ce83" office:value-type="string">
            <text:p><text:s/></text:p>
          </table:table-cell>
          <table:table-cell table:style-name="ce88" office:value-type="string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" table:formula="of:=[Datenbank.B29]" office:value-type="float" office:value="2">
            <text:p>2</text:p>
          </table:table-cell>
          <table:table-cell table:style-name="ce8" table:formula="of:=[Datenbank.C29]" office:value-type="string" office:string-value="Wübbeler">
            <text:p>Wübbeler</text:p>
          </table:table-cell>
          <table:table-cell table:style-name="ce4" table:formula="of:=[Datenbank.D29]" office:value-type="string" office:string-value="Martin">
            <text:p>Martin</text:p>
          </table:table-cell>
          <table:table-cell table:style-name="ce96" table:formula="of:=[Datenbank.E29]" office:value-type="string" office:string-value="M">
            <text:p>M</text:p>
          </table:table-cell>
          <table:table-cell table:style-name="ce13" table:formula="of:=[Datenbank.F29]" office:value-type="string" office:string-value="Budo-Shin">
            <text:p>Budo-Shin</text:p>
          </table:table-cell>
          <table:table-cell table:style-name="ce44" table:formula="of:=[Datenbank.H29]" office:value-type="string" office:string-value=" ">
            <text:p><text:s/></text:p>
          </table:table-cell>
          <table:table-cell table:style-name="ce44" table:formula="of:=[Datenbank.I29]" office:value-type="string" office:string-value="I">
            <text:p>I</text:p>
          </table:table-cell>
          <table:table-cell table:style-name="ce98" table:formula="of:=[Datenbank.Q29]" office:value-type="float" office:value="-999">
            <text:p>-999</text:p>
          </table:table-cell>
          <table:table-cell table:style-name="ce100" table:formula="of:=IF([.I29]=-999;&quot; &quot;;RANK([.I29];[.$I$29:.$I$39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1" table:formula="of:=[Datenbank.B33]" office:value-type="float" office:value="6">
            <text:p>6</text:p>
          </table:table-cell>
          <table:table-cell table:style-name="ce41" table:formula="of:=[Datenbank.C33]" office:value-type="string" office:string-value="Ahrens">
            <text:p>Ahrens</text:p>
          </table:table-cell>
          <table:table-cell table:style-name="ce41" table:formula="of:=[Datenbank.D33]" office:value-type="string" office:string-value="Björn">
            <text:p>Björn</text:p>
          </table:table-cell>
          <table:table-cell table:style-name="ce96" table:formula="of:=[Datenbank.E33]" office:value-type="string" office:string-value="M">
            <text:p>M</text:p>
          </table:table-cell>
          <table:table-cell table:style-name="ce13" table:formula="of:=[Datenbank.F33]" office:value-type="string" office:string-value="Budo-Shin">
            <text:p>Budo-Shin</text:p>
          </table:table-cell>
          <table:table-cell table:style-name="ce44" table:formula="of:=[Datenbank.H33]" office:value-type="string" office:string-value=" ">
            <text:p><text:s/></text:p>
          </table:table-cell>
          <table:table-cell table:style-name="ce44" table:formula="of:=[Datenbank.I33]" office:value-type="string" office:string-value="I">
            <text:p>I</text:p>
          </table:table-cell>
          <table:table-cell table:style-name="ce98" table:formula="of:=[Datenbank.Q33]" office:value-type="float" office:value="-999">
            <text:p>-999</text:p>
          </table:table-cell>
          <table:table-cell table:style-name="ce100" table:formula="of:=IF([.I30]=-999;&quot; &quot;;RANK([.I30];[.$I$29:.$I$39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1" table:formula="of:=[Datenbank.B34]" office:value-type="float" office:value="7">
            <text:p>7</text:p>
          </table:table-cell>
          <table:table-cell table:style-name="ce41" table:formula="of:=[Datenbank.C34]" office:value-type="string" office:string-value="Sackmeyer">
            <text:p>Sackmeyer</text:p>
          </table:table-cell>
          <table:table-cell table:style-name="ce41" table:formula="of:=[Datenbank.D34]" office:value-type="string" office:string-value="Kurt">
            <text:p>Kurt</text:p>
          </table:table-cell>
          <table:table-cell table:style-name="ce96" table:formula="of:=[Datenbank.E34]" office:value-type="string" office:string-value="M">
            <text:p>M</text:p>
          </table:table-cell>
          <table:table-cell table:style-name="ce13" table:formula="of:=[Datenbank.F34]" office:value-type="string" office:string-value="Budo-Shin">
            <text:p>Budo-Shin</text:p>
          </table:table-cell>
          <table:table-cell table:style-name="ce44" table:formula="of:=[Datenbank.H34]" office:value-type="string" office:string-value=" ">
            <text:p><text:s/></text:p>
          </table:table-cell>
          <table:table-cell table:style-name="ce44" table:formula="of:=[Datenbank.I34]" office:value-type="string" office:string-value="I">
            <text:p>I</text:p>
          </table:table-cell>
          <table:table-cell table:style-name="ce98" table:formula="of:=[Datenbank.Q34]" office:value-type="float" office:value="-999">
            <text:p>-999</text:p>
          </table:table-cell>
          <table:table-cell table:style-name="ce100" table:formula="of:=IF([.I31]=-999;&quot; &quot;;RANK([.I31];[.$I$29:.$I$39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1" table:formula="of:=[Datenbank.B37]" office:value-type="float" office:value="12">
            <text:p>12</text:p>
          </table:table-cell>
          <table:table-cell table:style-name="ce41" table:formula="of:=[Datenbank.C37]" office:value-type="string" office:string-value="Huntemann">
            <text:p>Huntemann</text:p>
          </table:table-cell>
          <table:table-cell table:style-name="ce41" table:formula="of:=[Datenbank.D37]" office:value-type="string" office:string-value="Ralf">
            <text:p>Ralf</text:p>
          </table:table-cell>
          <table:table-cell table:style-name="ce96" table:formula="of:=[Datenbank.E37]" office:value-type="string" office:string-value="M">
            <text:p>M</text:p>
          </table:table-cell>
          <table:table-cell table:style-name="ce13" table:formula="of:=[Datenbank.F37]" office:value-type="string" office:string-value="Budo-Shin">
            <text:p>Budo-Shin</text:p>
          </table:table-cell>
          <table:table-cell table:style-name="ce44" table:formula="of:=[Datenbank.H37]" office:value-type="string" office:string-value=" ">
            <text:p><text:s/></text:p>
          </table:table-cell>
          <table:table-cell table:style-name="ce44" table:formula="of:=[Datenbank.I37]" office:value-type="string" office:string-value="I">
            <text:p>I</text:p>
          </table:table-cell>
          <table:table-cell table:style-name="ce98" table:formula="of:=[Datenbank.Q37]" office:value-type="float" office:value="-999">
            <text:p>-999</text:p>
          </table:table-cell>
          <table:table-cell table:style-name="ce100" table:formula="of:=IF([.I32]=-999;&quot; &quot;;RANK([.I32];[.$I$29:.$I$39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1" table:formula="of:=[Datenbank.B38]" office:value-type="float" office:value="13">
            <text:p>13</text:p>
          </table:table-cell>
          <table:table-cell table:style-name="ce41" table:formula="of:=[Datenbank.C38]" office:value-type="string" office:string-value="Troschkin">
            <text:p>Troschkin</text:p>
          </table:table-cell>
          <table:table-cell table:style-name="ce41" table:formula="of:=[Datenbank.D38]" office:value-type="string" office:string-value="Celvin">
            <text:p>Celvin</text:p>
          </table:table-cell>
          <table:table-cell table:style-name="ce96" table:formula="of:=[Datenbank.E38]" office:value-type="string" office:string-value="M">
            <text:p>M</text:p>
          </table:table-cell>
          <table:table-cell table:style-name="ce13" table:formula="of:=[Datenbank.F38]" office:value-type="string" office:string-value="Budo-Shin">
            <text:p>Budo-Shin</text:p>
          </table:table-cell>
          <table:table-cell table:style-name="ce44" table:formula="of:=[Datenbank.H38]" office:value-type="string" office:string-value=" ">
            <text:p><text:s/></text:p>
          </table:table-cell>
          <table:table-cell table:style-name="ce44" table:formula="of:=[Datenbank.I38]" office:value-type="string" office:string-value="I">
            <text:p>I</text:p>
          </table:table-cell>
          <table:table-cell table:style-name="ce98" table:formula="of:=[Datenbank.Q38]" office:value-type="float" office:value="-999">
            <text:p>-999</text:p>
          </table:table-cell>
          <table:table-cell table:style-name="ce100" table:formula="of:=IF([.I33]=-999;&quot; &quot;;RANK([.I33];[.$I$29:.$I$39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1" table:formula="of:=[Datenbank.B39]" office:value-type="float" office:value="14">
            <text:p>14</text:p>
          </table:table-cell>
          <table:table-cell table:style-name="ce41" table:formula="of:=[Datenbank.C39]" office:value-type="string" office:string-value="Antholzer">
            <text:p>Antholzer</text:p>
          </table:table-cell>
          <table:table-cell table:style-name="ce41" table:formula="of:=[Datenbank.D39]" office:value-type="string" office:string-value="Marcel">
            <text:p>Marcel</text:p>
          </table:table-cell>
          <table:table-cell table:style-name="ce96" table:formula="of:=[Datenbank.E39]" office:value-type="string" office:string-value="M">
            <text:p>M</text:p>
          </table:table-cell>
          <table:table-cell table:style-name="ce13" table:formula="of:=[Datenbank.F39]" office:value-type="string" office:string-value="Bushikan">
            <text:p>Bushikan</text:p>
          </table:table-cell>
          <table:table-cell table:style-name="ce44" table:formula="of:=[Datenbank.H39]" office:value-type="string" office:string-value=" ">
            <text:p><text:s/></text:p>
          </table:table-cell>
          <table:table-cell table:style-name="ce44" table:formula="of:=[Datenbank.I39]" office:value-type="string" office:string-value="I">
            <text:p>I</text:p>
          </table:table-cell>
          <table:table-cell table:style-name="ce98" table:formula="of:=[Datenbank.Q39]" office:value-type="float" office:value="-999">
            <text:p>-999</text:p>
          </table:table-cell>
          <table:table-cell table:style-name="ce100" table:formula="of:=IF([.I34]=-999;&quot; &quot;;RANK([.I34];[.$I$29:.$I$39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1" table:formula="of:=[Datenbank.B41]" office:value-type="float" office:value="17">
            <text:p>17</text:p>
          </table:table-cell>
          <table:table-cell table:style-name="ce41" table:formula="of:=[Datenbank.C41]" office:value-type="string" office:string-value="Raßbach">
            <text:p>Raßbach</text:p>
          </table:table-cell>
          <table:table-cell table:style-name="ce41" table:formula="of:=[Datenbank.D41]" office:value-type="string" office:string-value="Luca">
            <text:p>Luca</text:p>
          </table:table-cell>
          <table:table-cell table:style-name="ce96" table:formula="of:=[Datenbank.E41]" office:value-type="string" office:string-value="M">
            <text:p>M</text:p>
          </table:table-cell>
          <table:table-cell table:style-name="ce13" table:formula="of:=[Datenbank.F41]" office:value-type="string" office:string-value="Bushikan">
            <text:p>Bushikan</text:p>
          </table:table-cell>
          <table:table-cell table:style-name="ce44" table:formula="of:=[Datenbank.H41]" office:value-type="string" office:string-value=" ">
            <text:p><text:s/></text:p>
          </table:table-cell>
          <table:table-cell table:style-name="ce44" table:formula="of:=[Datenbank.I41]" office:value-type="string" office:string-value="I">
            <text:p>I</text:p>
          </table:table-cell>
          <table:table-cell table:style-name="ce98" table:formula="of:=[Datenbank.Q41]" office:value-type="float" office:value="-999">
            <text:p>-999</text:p>
          </table:table-cell>
          <table:table-cell table:style-name="ce100" table:formula="of:=IF([.I35]=-999;&quot; &quot;;RANK([.I35];[.$I$29:.$I$39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1" table:formula="of:=[Datenbank.B42]" office:value-type="float" office:value="18">
            <text:p>18</text:p>
          </table:table-cell>
          <table:table-cell table:style-name="ce41" table:formula="of:=[Datenbank.C42]" office:value-type="string" office:string-value="Mengede">
            <text:p>Mengede</text:p>
          </table:table-cell>
          <table:table-cell table:style-name="ce41" table:formula="of:=[Datenbank.D42]" office:value-type="string" office:string-value="Michael">
            <text:p>Michael</text:p>
          </table:table-cell>
          <table:table-cell table:style-name="ce96" table:formula="of:=[Datenbank.E42]" office:value-type="string" office:string-value="M">
            <text:p>M</text:p>
          </table:table-cell>
          <table:table-cell table:style-name="ce13" table:formula="of:=[Datenbank.F42]" office:value-type="string" office:string-value="Bushikan">
            <text:p>Bushikan</text:p>
          </table:table-cell>
          <table:table-cell table:style-name="ce44" table:formula="of:=[Datenbank.H42]" office:value-type="string" office:string-value=" ">
            <text:p><text:s/></text:p>
          </table:table-cell>
          <table:table-cell table:style-name="ce44" table:formula="of:=[Datenbank.I42]" office:value-type="string" office:string-value="I">
            <text:p>I</text:p>
          </table:table-cell>
          <table:table-cell table:style-name="ce98" table:formula="of:=[Datenbank.Q42]" office:value-type="float" office:value="-999">
            <text:p>-999</text:p>
          </table:table-cell>
          <table:table-cell table:style-name="ce100" table:formula="of:=IF([.I36]=-999;&quot; &quot;;RANK([.I36];[.$I$29:.$I$39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1" table:formula="of:=[Datenbank.B43]" office:value-type="float" office:value="19">
            <text:p>19</text:p>
          </table:table-cell>
          <table:table-cell table:style-name="ce41" table:formula="of:=[Datenbank.C43]" office:value-type="string" office:string-value="Wiesrchen">
            <text:p>Wiesrchen</text:p>
          </table:table-cell>
          <table:table-cell table:style-name="ce41" table:formula="of:=[Datenbank.D43]" office:value-type="string" office:string-value="Markus">
            <text:p>Markus</text:p>
          </table:table-cell>
          <table:table-cell table:style-name="ce96" table:formula="of:=[Datenbank.E43]" office:value-type="string" office:string-value="M">
            <text:p>M</text:p>
          </table:table-cell>
          <table:table-cell table:style-name="ce13" table:formula="of:=[Datenbank.F43]" office:value-type="string" office:string-value="Bushikan">
            <text:p>Bushikan</text:p>
          </table:table-cell>
          <table:table-cell table:style-name="ce44" table:formula="of:=[Datenbank.H43]" office:value-type="string" office:string-value=" ">
            <text:p><text:s/></text:p>
          </table:table-cell>
          <table:table-cell table:style-name="ce44" table:formula="of:=[Datenbank.I43]" office:value-type="string" office:string-value="I">
            <text:p>I</text:p>
          </table:table-cell>
          <table:table-cell table:style-name="ce98" table:formula="of:=[Datenbank.Q43]" office:value-type="float" office:value="-999">
            <text:p>-999</text:p>
          </table:table-cell>
          <table:table-cell table:style-name="ce100" table:formula="of:=IF([.I37]=-999;&quot; &quot;;RANK([.I37];[.$I$29:.$I$39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1" table:formula="of:=[Datenbank.B49]" office:value-type="float" office:value="26">
            <text:p>26</text:p>
          </table:table-cell>
          <table:table-cell table:style-name="ce41" table:formula="of:=[Datenbank.C49]" office:value-type="string" office:string-value="Aufenberg">
            <text:p>Aufenberg</text:p>
          </table:table-cell>
          <table:table-cell table:style-name="ce41" table:formula="of:=[Datenbank.D49]" office:value-type="string" office:string-value="Reinhold">
            <text:p>Reinhold</text:p>
          </table:table-cell>
          <table:table-cell table:style-name="ce96" table:formula="of:=[Datenbank.E49]" office:value-type="string" office:string-value="M">
            <text:p>M</text:p>
          </table:table-cell>
          <table:table-cell table:style-name="ce13" table:formula="of:=[Datenbank.F49]" office:value-type="string" office:string-value="Senkido Menden">
            <text:p>Senkido Menden</text:p>
          </table:table-cell>
          <table:table-cell table:style-name="ce44" table:formula="of:=[Datenbank.H49]" office:value-type="string" office:string-value=" ">
            <text:p><text:s/></text:p>
          </table:table-cell>
          <table:table-cell table:style-name="ce44" table:formula="of:=[Datenbank.I49]" office:value-type="string" office:string-value="I">
            <text:p>I</text:p>
          </table:table-cell>
          <table:table-cell table:style-name="ce98" table:formula="of:=[Datenbank.Q49]" office:value-type="float" office:value="-999">
            <text:p>-999</text:p>
          </table:table-cell>
          <table:table-cell table:style-name="ce100" table:formula="of:=IF([.I38]=-999;&quot; &quot;;RANK([.I38];[.$I$29:.$I$39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1" table:formula="of:=[Datenbank.B50]" office:value-type="float" office:value="27">
            <text:p>27</text:p>
          </table:table-cell>
          <table:table-cell table:style-name="ce41" table:formula="of:=[Datenbank.C50]" office:value-type="string" office:string-value="Boadella">
            <text:p>Boadella</text:p>
          </table:table-cell>
          <table:table-cell table:style-name="ce41" table:formula="of:=[Datenbank.D50]" office:value-type="string" office:string-value="Franz">
            <text:p>Franz</text:p>
          </table:table-cell>
          <table:table-cell table:style-name="ce96" table:formula="of:=[Datenbank.E50]" office:value-type="string" office:string-value="M">
            <text:p>M</text:p>
          </table:table-cell>
          <table:table-cell table:style-name="ce13" table:formula="of:=[Datenbank.F50]" office:value-type="string" office:string-value="SCV Kreuzlingen">
            <text:p>SCV Kreuzlingen</text:p>
          </table:table-cell>
          <table:table-cell table:style-name="ce44" table:formula="of:=[Datenbank.H50]" office:value-type="string" office:string-value=" ">
            <text:p><text:s/></text:p>
          </table:table-cell>
          <table:table-cell table:style-name="ce44" table:formula="of:=[Datenbank.I50]" office:value-type="string" office:string-value="I">
            <text:p>I</text:p>
          </table:table-cell>
          <table:table-cell table:style-name="ce98" table:formula="of:=[Datenbank.Q50]" office:value-type="float" office:value="-999">
            <text:p>-999</text:p>
          </table:table-cell>
          <table:table-cell table:style-name="ce100" table:formula="of:=IF([.I39]=-999;&quot; &quot;;RANK([.I39];[.$I$29:.$I$39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1" table:formula="of:=[Datenbank.B30]" office:value-type="float" office:value="3">
            <text:p>3</text:p>
          </table:table-cell>
          <table:table-cell table:style-name="ce41" table:formula="of:=[Datenbank.C30]" office:value-type="string" office:string-value="Gräpel">
            <text:p>Gräpel</text:p>
          </table:table-cell>
          <table:table-cell table:style-name="ce41" table:formula="of:=[Datenbank.D30]" office:value-type="string" office:string-value="Torsten">
            <text:p>Torsten</text:p>
          </table:table-cell>
          <table:table-cell table:style-name="ce96" table:formula="of:=[Datenbank.E30]" office:value-type="string" office:string-value="M">
            <text:p>M</text:p>
          </table:table-cell>
          <table:table-cell table:style-name="ce13" table:formula="of:=[Datenbank.F30]" office:value-type="string" office:string-value="Budo-Shin">
            <text:p>Budo-Shin</text:p>
          </table:table-cell>
          <table:table-cell table:style-name="ce44" table:formula="of:=[Datenbank.H30]" office:value-type="string" office:string-value=" ">
            <text:p><text:s/></text:p>
          </table:table-cell>
          <table:table-cell table:style-name="ce44" table:formula="of:=[Datenbank.I30]" office:value-type="string" office:string-value="II">
            <text:p>II</text:p>
          </table:table-cell>
          <table:table-cell table:style-name="ce98" table:formula="of:=[Datenbank.Q30]" office:value-type="float" office:value="-999">
            <text:p>-999</text:p>
          </table:table-cell>
          <table:table-cell table:style-name="ce100" table:formula="of:=IF([.I40]=-999;&quot; &quot;;RANK([.I40];[.$I$40:.$I$44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1" table:formula="of:=[Datenbank.B35]" office:value-type="float" office:value="8">
            <text:p>8</text:p>
          </table:table-cell>
          <table:table-cell table:style-name="ce41" table:formula="of:=[Datenbank.C35]" office:value-type="string" office:string-value="Knobloch">
            <text:p>Knobloch</text:p>
          </table:table-cell>
          <table:table-cell table:style-name="ce41" table:formula="of:=[Datenbank.D35]" office:value-type="string" office:string-value="Marius">
            <text:p>Marius</text:p>
          </table:table-cell>
          <table:table-cell table:style-name="ce96" table:formula="of:=[Datenbank.E35]" office:value-type="string" office:string-value="M">
            <text:p>M</text:p>
          </table:table-cell>
          <table:table-cell table:style-name="ce13" table:formula="of:=[Datenbank.F35]" office:value-type="string" office:string-value="Budo-Shin">
            <text:p>Budo-Shin</text:p>
          </table:table-cell>
          <table:table-cell table:style-name="ce44" table:formula="of:=[Datenbank.H35]" office:value-type="string" office:string-value=" ">
            <text:p><text:s/></text:p>
          </table:table-cell>
          <table:table-cell table:style-name="ce44" table:formula="of:=[Datenbank.I35]" office:value-type="string" office:string-value="II">
            <text:p>II</text:p>
          </table:table-cell>
          <table:table-cell table:style-name="ce98" table:formula="of:=[Datenbank.Q35]" office:value-type="float" office:value="-999">
            <text:p>-999</text:p>
          </table:table-cell>
          <table:table-cell table:style-name="ce100" table:formula="of:=IF([.I41]=-999;&quot; &quot;;RANK([.I41];[.$I$40:.$I$44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1" table:formula="of:=[Datenbank.B40]" office:value-type="float" office:value="15">
            <text:p>15</text:p>
          </table:table-cell>
          <table:table-cell table:style-name="ce41" table:formula="of:=[Datenbank.C40]" office:value-type="string" office:string-value="Cyrol">
            <text:p>Cyrol</text:p>
          </table:table-cell>
          <table:table-cell table:style-name="ce41" table:formula="of:=[Datenbank.D40]" office:value-type="string" office:string-value="Florian">
            <text:p>Florian</text:p>
          </table:table-cell>
          <table:table-cell table:style-name="ce96" table:formula="of:=[Datenbank.E40]" office:value-type="string" office:string-value="M">
            <text:p>M</text:p>
          </table:table-cell>
          <table:table-cell table:style-name="ce13" table:formula="of:=[Datenbank.F40]" office:value-type="string" office:string-value="Bushikan">
            <text:p>Bushikan</text:p>
          </table:table-cell>
          <table:table-cell table:style-name="ce44" table:formula="of:=[Datenbank.H40]" office:value-type="string" office:string-value=" ">
            <text:p><text:s/></text:p>
          </table:table-cell>
          <table:table-cell table:style-name="ce44" table:formula="of:=[Datenbank.I40]" office:value-type="string" office:string-value="II">
            <text:p>II</text:p>
          </table:table-cell>
          <table:table-cell table:style-name="ce98" table:formula="of:=[Datenbank.Q40]" office:value-type="float" office:value="-999">
            <text:p>-999</text:p>
          </table:table-cell>
          <table:table-cell table:style-name="ce100" table:formula="of:=IF([.I42]=-999;&quot; &quot;;RANK([.I42];[.$I$40:.$I$44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1" table:formula="of:=[Datenbank.B44]" office:value-type="float" office:value="20">
            <text:p>20</text:p>
          </table:table-cell>
          <table:table-cell table:style-name="ce41" table:formula="of:=[Datenbank.C44]" office:value-type="string" office:string-value="Pendergast">
            <text:p>Pendergast</text:p>
          </table:table-cell>
          <table:table-cell table:style-name="ce41" table:formula="of:=[Datenbank.D44]" office:value-type="string" office:string-value="Carolan">
            <text:p>Carolan</text:p>
          </table:table-cell>
          <table:table-cell table:style-name="ce96" table:formula="of:=[Datenbank.E44]" office:value-type="string" office:string-value="M">
            <text:p>M</text:p>
          </table:table-cell>
          <table:table-cell table:style-name="ce13" table:formula="of:=[Datenbank.F44]" office:value-type="string" office:string-value="Dragons Lair">
            <text:p>Dragons Lair</text:p>
          </table:table-cell>
          <table:table-cell table:style-name="ce44" table:formula="of:=[Datenbank.H44]" office:value-type="string" office:string-value=" ">
            <text:p><text:s/></text:p>
          </table:table-cell>
          <table:table-cell table:style-name="ce44" table:formula="of:=[Datenbank.I44]" office:value-type="string" office:string-value="II">
            <text:p>II</text:p>
          </table:table-cell>
          <table:table-cell table:style-name="ce98" table:formula="of:=[Datenbank.Q44]" office:value-type="float" office:value="-999">
            <text:p>-999</text:p>
          </table:table-cell>
          <table:table-cell table:style-name="ce100" table:formula="of:=IF([.I43]=-999;&quot; &quot;;RANK([.I43];[.$I$40:.$I$44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1" table:formula="of:=[Datenbank.B46]" office:value-type="float" office:value="22">
            <text:p>22</text:p>
          </table:table-cell>
          <table:table-cell table:style-name="ce41" table:formula="of:=[Datenbank.C46]" office:value-type="string" office:string-value="Carthy">
            <text:p>Carthy</text:p>
          </table:table-cell>
          <table:table-cell table:style-name="ce41" table:formula="of:=[Datenbank.D46]" office:value-type="string" office:string-value="Ger">
            <text:p>Ger</text:p>
          </table:table-cell>
          <table:table-cell table:style-name="ce96" table:formula="of:=[Datenbank.E46]" office:value-type="string" office:string-value="M">
            <text:p>M</text:p>
          </table:table-cell>
          <table:table-cell table:style-name="ce13" table:formula="of:=[Datenbank.F46]" office:value-type="string" office:string-value="Dragons Lair">
            <text:p>Dragons Lair</text:p>
          </table:table-cell>
          <table:table-cell table:style-name="ce44" table:formula="of:=[Datenbank.H46]" office:value-type="string" office:string-value=" ">
            <text:p><text:s/></text:p>
          </table:table-cell>
          <table:table-cell table:style-name="ce44" table:formula="of:=[Datenbank.I46]" office:value-type="string" office:string-value="II">
            <text:p>II</text:p>
          </table:table-cell>
          <table:table-cell table:style-name="ce98" table:formula="of:=[Datenbank.Q46]" office:value-type="float" office:value="-999">
            <text:p>-999</text:p>
          </table:table-cell>
          <table:table-cell table:style-name="ce100" table:formula="of:=IF([.I44]=-999;&quot; &quot;;RANK([.I44];[.$I$40:.$I$44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1" table:formula="of:=[Datenbank.B31]" office:value-type="float" office:value="4">
            <text:p>4</text:p>
          </table:table-cell>
          <table:table-cell table:style-name="ce41" table:formula="of:=[Datenbank.C31]" office:value-type="string" office:string-value="Grytt">
            <text:p>Grytt</text:p>
          </table:table-cell>
          <table:table-cell table:style-name="ce41" table:formula="of:=[Datenbank.D31]" office:value-type="string" office:string-value="Rainer">
            <text:p>Rainer</text:p>
          </table:table-cell>
          <table:table-cell table:style-name="ce96" table:formula="of:=[Datenbank.E31]" office:value-type="string" office:string-value="M">
            <text:p>M</text:p>
          </table:table-cell>
          <table:table-cell table:style-name="ce13" table:formula="of:=[Datenbank.F31]" office:value-type="string" office:string-value="Budo-Shin">
            <text:p>Budo-Shin</text:p>
          </table:table-cell>
          <table:table-cell table:style-name="ce44" table:formula="of:=[Datenbank.H31]" office:value-type="string" office:string-value=" ">
            <text:p><text:s/></text:p>
          </table:table-cell>
          <table:table-cell table:style-name="ce44" table:formula="of:=[Datenbank.I31]" office:value-type="string" office:string-value="III">
            <text:p>III</text:p>
          </table:table-cell>
          <table:table-cell table:style-name="ce98" table:formula="of:=[Datenbank.Q31]" office:value-type="float" office:value="-999">
            <text:p>-999</text:p>
          </table:table-cell>
          <table:table-cell table:style-name="ce100" table:formula="of:=IF([.I45]=-999;&quot; &quot;;RANK([.I45];[.$I$45:.$I$60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1" table:formula="of:=[Datenbank.B32]" office:value-type="float" office:value="5">
            <text:p>5</text:p>
          </table:table-cell>
          <table:table-cell table:style-name="ce41" table:formula="of:=[Datenbank.C32]" office:value-type="string" office:string-value="Szmagara">
            <text:p>Szmagara</text:p>
          </table:table-cell>
          <table:table-cell table:style-name="ce41" table:formula="of:=[Datenbank.D32]" office:value-type="string" office:string-value="Tomasz">
            <text:p>Tomasz</text:p>
          </table:table-cell>
          <table:table-cell table:style-name="ce96" table:formula="of:=[Datenbank.E32]" office:value-type="string" office:string-value="M">
            <text:p>M</text:p>
          </table:table-cell>
          <table:table-cell table:style-name="ce13" table:formula="of:=[Datenbank.F32]" office:value-type="string" office:string-value="Budo-Shin">
            <text:p>Budo-Shin</text:p>
          </table:table-cell>
          <table:table-cell table:style-name="ce44" table:formula="of:=[Datenbank.H32]" office:value-type="string" office:string-value=" ">
            <text:p><text:s/></text:p>
          </table:table-cell>
          <table:table-cell table:style-name="ce44" table:formula="of:=[Datenbank.I32]" office:value-type="string" office:string-value="III">
            <text:p>III</text:p>
          </table:table-cell>
          <table:table-cell table:style-name="ce98" table:formula="of:=[Datenbank.Q32]" office:value-type="float" office:value="-999">
            <text:p>-999</text:p>
          </table:table-cell>
          <table:table-cell table:style-name="ce100" table:formula="of:=IF([.I46]=-999;&quot; &quot;;RANK([.I46];[.$I$45:.$I$60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1" table:formula="of:=[Datenbank.B36]" office:value-type="float" office:value="9">
            <text:p>9</text:p>
          </table:table-cell>
          <table:table-cell table:style-name="ce41" table:formula="of:=[Datenbank.C36]" office:value-type="string" office:string-value="Kordes">
            <text:p>Kordes</text:p>
          </table:table-cell>
          <table:table-cell table:style-name="ce41" table:formula="of:=[Datenbank.D36]" office:value-type="string" office:string-value="Dieter">
            <text:p>Dieter</text:p>
          </table:table-cell>
          <table:table-cell table:style-name="ce96" table:formula="of:=[Datenbank.E36]" office:value-type="string" office:string-value="M">
            <text:p>M</text:p>
          </table:table-cell>
          <table:table-cell table:style-name="ce13" table:formula="of:=[Datenbank.F36]" office:value-type="string" office:string-value="Budo-Shin">
            <text:p>Budo-Shin</text:p>
          </table:table-cell>
          <table:table-cell table:style-name="ce44" table:formula="of:=[Datenbank.H36]" office:value-type="string" office:string-value=" ">
            <text:p><text:s/></text:p>
          </table:table-cell>
          <table:table-cell table:style-name="ce44" table:formula="of:=[Datenbank.I36]" office:value-type="string" office:string-value="III">
            <text:p>III</text:p>
          </table:table-cell>
          <table:table-cell table:style-name="ce98" table:formula="of:=[Datenbank.Q36]" office:value-type="float" office:value="-999">
            <text:p>-999</text:p>
          </table:table-cell>
          <table:table-cell table:style-name="ce100" table:formula="of:=IF([.I47]=-999;&quot; &quot;;RANK([.I47];[.$I$45:.$I$60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1" table:formula="of:=[Datenbank.B45]" office:value-type="float" office:value="21">
            <text:p>21</text:p>
          </table:table-cell>
          <table:table-cell table:style-name="ce41" table:formula="of:=[Datenbank.C45]" office:value-type="string" office:string-value="McEnroe">
            <text:p>McEnroe</text:p>
          </table:table-cell>
          <table:table-cell table:style-name="ce41" table:formula="of:=[Datenbank.D45]" office:value-type="string" office:string-value="Larry">
            <text:p>Larry</text:p>
          </table:table-cell>
          <table:table-cell table:style-name="ce96" table:formula="of:=[Datenbank.E45]" office:value-type="string" office:string-value="M">
            <text:p>M</text:p>
          </table:table-cell>
          <table:table-cell table:style-name="ce13" table:formula="of:=[Datenbank.F45]" office:value-type="string" office:string-value="Dragons Lair">
            <text:p>Dragons Lair</text:p>
          </table:table-cell>
          <table:table-cell table:style-name="ce44" table:formula="of:=[Datenbank.H45]" office:value-type="string" office:string-value=" ">
            <text:p><text:s/></text:p>
          </table:table-cell>
          <table:table-cell table:style-name="ce44" table:formula="of:=[Datenbank.I45]" office:value-type="string" office:string-value="III">
            <text:p>III</text:p>
          </table:table-cell>
          <table:table-cell table:style-name="ce98" table:formula="of:=[Datenbank.Q45]" office:value-type="float" office:value="-999">
            <text:p>-999</text:p>
          </table:table-cell>
          <table:table-cell table:style-name="ce100" table:formula="of:=IF([.I48]=-999;&quot; &quot;;RANK([.I48];[.$I$45:.$I$60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1" table:formula="of:=[Datenbank.B47]" office:value-type="float" office:value="23">
            <text:p>23</text:p>
          </table:table-cell>
          <table:table-cell table:style-name="ce41" table:formula="of:=[Datenbank.C47]" office:value-type="string" office:string-value="Waters">
            <text:p>Waters</text:p>
          </table:table-cell>
          <table:table-cell table:style-name="ce41" table:formula="of:=[Datenbank.D47]" office:value-type="string" office:string-value="Dave">
            <text:p>Dave</text:p>
          </table:table-cell>
          <table:table-cell table:style-name="ce96" table:formula="of:=[Datenbank.E47]" office:value-type="string" office:string-value="M">
            <text:p>M</text:p>
          </table:table-cell>
          <table:table-cell table:style-name="ce13" table:formula="of:=[Datenbank.F47]" office:value-type="string" office:string-value="Yanagi-No-Ki">
            <text:p>Yanagi-No-Ki</text:p>
          </table:table-cell>
          <table:table-cell table:style-name="ce44" table:formula="of:=[Datenbank.H47]" office:value-type="string" office:string-value=" ">
            <text:p><text:s/></text:p>
          </table:table-cell>
          <table:table-cell table:style-name="ce44" table:formula="of:=[Datenbank.I47]" office:value-type="string" office:string-value="III">
            <text:p>III</text:p>
          </table:table-cell>
          <table:table-cell table:style-name="ce98" table:formula="of:=[Datenbank.Q47]" office:value-type="float" office:value="-999">
            <text:p>-999</text:p>
          </table:table-cell>
          <table:table-cell table:style-name="ce100" table:formula="of:=IF([.I49]=-999;&quot; &quot;;RANK([.I49];[.$I$45:.$I$60];0))" office:value-type="string" office:string-value=" ">
            <text:p><text:s/></text:p>
          </table:table-cell>
          <table:table-cell table:style-name="ce84"/>
          <table:table-cell table:number-columns-repeated="51"/>
        </table:table-row>
        <table:table-row table:style-name="ro1">
          <table:table-cell/>
          <table:table-cell table:style-name="ce41" table:formula="of:=[Datenbank.B48]" office:value-type="float" office:value="25">
            <text:p>25</text:p>
          </table:table-cell>
          <table:table-cell table:style-name="ce41" table:formula="of:=[Datenbank.C48]" office:value-type="string" office:string-value="Holmes">
            <text:p>Holmes</text:p>
          </table:table-cell>
          <table:table-cell table:style-name="ce41" table:formula="of:=[Datenbank.D48]" office:value-type="string" office:string-value="Melcom">
            <text:p>Melcom</text:p>
          </table:table-cell>
          <table:table-cell table:style-name="ce96" table:formula="of:=[Datenbank.E48]" office:value-type="string" office:string-value="M">
            <text:p>M</text:p>
          </table:table-cell>
          <table:table-cell table:style-name="ce13" table:formula="of:=[Datenbank.F48]" office:value-type="string" office:string-value="Yanagi-No-Ki">
            <text:p>Yanagi-No-Ki</text:p>
          </table:table-cell>
          <table:table-cell table:style-name="ce44" table:formula="of:=[Datenbank.H48]" office:value-type="string" office:string-value=" ">
            <text:p><text:s/></text:p>
          </table:table-cell>
          <table:table-cell table:style-name="ce44" table:formula="of:=[Datenbank.I48]" office:value-type="string" office:string-value="III">
            <text:p>III</text:p>
          </table:table-cell>
          <table:table-cell table:style-name="ce98" table:formula="of:=[Datenbank.Q48]" office:value-type="float" office:value="-999">
            <text:p>-999</text:p>
          </table:table-cell>
          <table:table-cell table:style-name="ce100" table:formula="of:=IF([.I50]=-999;&quot; &quot;;RANK([.I50];[.$I$45:.$I$60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1" table:formula="of:=[Datenbank.B51]" office:value-type="string" office:string-value=" ">
            <text:p><text:s/></text:p>
          </table:table-cell>
          <table:table-cell table:style-name="ce41" table:formula="of:=[Datenbank.C51]" office:value-type="string" office:string-value=" ">
            <text:p><text:s/></text:p>
          </table:table-cell>
          <table:table-cell table:style-name="ce41" table:formula="of:=[Datenbank.D51]" office:value-type="string" office:string-value=" ">
            <text:p><text:s/></text:p>
          </table:table-cell>
          <table:table-cell table:style-name="ce96" table:formula="of:=[Datenbank.E51]" office:value-type="string" office:string-value="M">
            <text:p>M</text:p>
          </table:table-cell>
          <table:table-cell table:style-name="ce13" table:formula="of:=[Datenbank.F51]" office:value-type="string" office:string-value=" ">
            <text:p><text:s/></text:p>
          </table:table-cell>
          <table:table-cell table:style-name="ce44" table:formula="of:=[Datenbank.H51]" office:value-type="string" office:string-value=" ">
            <text:p><text:s/></text:p>
          </table:table-cell>
          <table:table-cell table:style-name="ce44" table:formula="of:=[Datenbank.I51]" office:value-type="string" office:string-value="xxx">
            <text:p>xxx</text:p>
          </table:table-cell>
          <table:table-cell table:style-name="ce98" table:formula="of:=[Datenbank.Q51]" office:value-type="float" office:value="-999">
            <text:p>-999</text:p>
          </table:table-cell>
          <table:table-cell table:style-name="ce100" table:formula="of:=IF([.I51]=-999;&quot; &quot;;RANK([.I51];[.$I$45:.$I$60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1" table:formula="of:=[Datenbank.B52]" office:value-type="string" office:string-value=" ">
            <text:p><text:s/></text:p>
          </table:table-cell>
          <table:table-cell table:style-name="ce41" table:formula="of:=[Datenbank.C52]" office:value-type="string" office:string-value=" ">
            <text:p><text:s/></text:p>
          </table:table-cell>
          <table:table-cell table:style-name="ce41" table:formula="of:=[Datenbank.D52]" office:value-type="string" office:string-value=" ">
            <text:p><text:s/></text:p>
          </table:table-cell>
          <table:table-cell table:style-name="ce96" table:formula="of:=[Datenbank.E52]" office:value-type="string" office:string-value="M">
            <text:p>M</text:p>
          </table:table-cell>
          <table:table-cell table:style-name="ce13" table:formula="of:=[Datenbank.F52]" office:value-type="string" office:string-value=" ">
            <text:p><text:s/></text:p>
          </table:table-cell>
          <table:table-cell table:style-name="ce44" table:formula="of:=[Datenbank.H52]" office:value-type="string" office:string-value=" ">
            <text:p><text:s/></text:p>
          </table:table-cell>
          <table:table-cell table:style-name="ce44" table:formula="of:=[Datenbank.I52]" office:value-type="string" office:string-value="xxx">
            <text:p>xxx</text:p>
          </table:table-cell>
          <table:table-cell table:style-name="ce98" table:formula="of:=[Datenbank.Q52]" office:value-type="float" office:value="-999">
            <text:p>-999</text:p>
          </table:table-cell>
          <table:table-cell table:style-name="ce100" table:formula="of:=IF([.I52]=-999;&quot; &quot;;RANK([.I52];[.$I$45:.$I$60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1" table:formula="of:=[Datenbank.B53]" office:value-type="string" office:string-value=" ">
            <text:p><text:s/></text:p>
          </table:table-cell>
          <table:table-cell table:style-name="ce41" table:formula="of:=[Datenbank.C53]" office:value-type="string" office:string-value=" ">
            <text:p><text:s/></text:p>
          </table:table-cell>
          <table:table-cell table:style-name="ce41" table:formula="of:=[Datenbank.D53]" office:value-type="string" office:string-value=" ">
            <text:p><text:s/></text:p>
          </table:table-cell>
          <table:table-cell table:style-name="ce96" table:formula="of:=[Datenbank.E53]" office:value-type="string" office:string-value="M">
            <text:p>M</text:p>
          </table:table-cell>
          <table:table-cell table:style-name="ce13" table:formula="of:=[Datenbank.F53]" office:value-type="string" office:string-value=" ">
            <text:p><text:s/></text:p>
          </table:table-cell>
          <table:table-cell table:style-name="ce44" table:formula="of:=[Datenbank.H53]" office:value-type="string" office:string-value=" ">
            <text:p><text:s/></text:p>
          </table:table-cell>
          <table:table-cell table:style-name="ce44" table:formula="of:=[Datenbank.I53]" office:value-type="string" office:string-value="xxx">
            <text:p>xxx</text:p>
          </table:table-cell>
          <table:table-cell table:style-name="ce98" table:formula="of:=[Datenbank.Q53]" office:value-type="float" office:value="-999">
            <text:p>-999</text:p>
          </table:table-cell>
          <table:table-cell table:style-name="ce100" table:formula="of:=IF([.I53]=-999;&quot; &quot;;RANK([.I53];[.$I$45:.$I$60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1" table:formula="of:=[Datenbank.B54]" office:value-type="string" office:string-value=" ">
            <text:p><text:s/></text:p>
          </table:table-cell>
          <table:table-cell table:style-name="ce41" table:formula="of:=[Datenbank.C54]" office:value-type="string" office:string-value=" ">
            <text:p><text:s/></text:p>
          </table:table-cell>
          <table:table-cell table:style-name="ce41" table:formula="of:=[Datenbank.D54]" office:value-type="string" office:string-value=" ">
            <text:p><text:s/></text:p>
          </table:table-cell>
          <table:table-cell table:style-name="ce96" table:formula="of:=[Datenbank.E54]" office:value-type="string" office:string-value="M">
            <text:p>M</text:p>
          </table:table-cell>
          <table:table-cell table:style-name="ce13" table:formula="of:=[Datenbank.F54]" office:value-type="string" office:string-value=" ">
            <text:p><text:s/></text:p>
          </table:table-cell>
          <table:table-cell table:style-name="ce44" table:formula="of:=[Datenbank.H54]" office:value-type="string" office:string-value=" ">
            <text:p><text:s/></text:p>
          </table:table-cell>
          <table:table-cell table:style-name="ce44" table:formula="of:=[Datenbank.I54]" office:value-type="string" office:string-value="xxx">
            <text:p>xxx</text:p>
          </table:table-cell>
          <table:table-cell table:style-name="ce98" table:formula="of:=[Datenbank.Q54]" office:value-type="float" office:value="-999">
            <text:p>-999</text:p>
          </table:table-cell>
          <table:table-cell table:style-name="ce100" table:formula="of:=IF([.I54]=-999;&quot; &quot;;RANK([.I54];[.$I$45:.$I$60];0))" office:value-type="string" office:string-value=" ">
            <text:p><text:s/></text:p>
          </table:table-cell>
          <table:table-cell table:style-name="ce56"/>
          <table:table-cell table:number-columns-repeated="51"/>
        </table:table-row>
        <table:table-row table:style-name="ro1">
          <table:table-cell/>
          <table:table-cell table:style-name="ce41" table:formula="of:=[Datenbank.B55]" office:value-type="string" office:string-value=" ">
            <text:p><text:s/></text:p>
          </table:table-cell>
          <table:table-cell table:style-name="ce41" table:formula="of:=[Datenbank.C55]" office:value-type="string" office:string-value=" ">
            <text:p><text:s/></text:p>
          </table:table-cell>
          <table:table-cell table:style-name="ce41" table:formula="of:=[Datenbank.D55]" office:value-type="string" office:string-value=" ">
            <text:p><text:s/></text:p>
          </table:table-cell>
          <table:table-cell table:style-name="ce96" table:formula="of:=[Datenbank.E55]" office:value-type="string" office:string-value="M">
            <text:p>M</text:p>
          </table:table-cell>
          <table:table-cell table:style-name="ce13" table:formula="of:=[Datenbank.F55]" office:value-type="string" office:string-value=" ">
            <text:p><text:s/></text:p>
          </table:table-cell>
          <table:table-cell table:style-name="ce44" table:formula="of:=[Datenbank.H55]" office:value-type="string" office:string-value=" ">
            <text:p><text:s/></text:p>
          </table:table-cell>
          <table:table-cell table:style-name="ce44" table:formula="of:=[Datenbank.I55]" office:value-type="string" office:string-value="xxx">
            <text:p>xxx</text:p>
          </table:table-cell>
          <table:table-cell table:style-name="ce98" table:formula="of:=[Datenbank.Q55]" office:value-type="float" office:value="-999">
            <text:p>-999</text:p>
          </table:table-cell>
          <table:table-cell table:style-name="ce100" table:formula="of:=IF([.I55]=-999;&quot; &quot;;RANK([.I55];[.$I$45:.$I$60];0))" office:value-type="string" office:string-value=" ">
            <text:p><text:s/></text:p>
          </table:table-cell>
          <table:table-cell table:style-name="ce84"/>
          <table:table-cell table:number-columns-repeated="51"/>
        </table:table-row>
        <table:table-row table:style-name="ro1">
          <table:table-cell/>
          <table:table-cell table:style-name="ce41" table:formula="of:=[Datenbank.B56]" office:value-type="string" office:string-value=" ">
            <text:p><text:s/></text:p>
          </table:table-cell>
          <table:table-cell table:style-name="ce41" table:formula="of:=[Datenbank.C56]" office:value-type="string" office:string-value=" ">
            <text:p><text:s/></text:p>
          </table:table-cell>
          <table:table-cell table:style-name="ce41" table:formula="of:=[Datenbank.D56]" office:value-type="string" office:string-value=" ">
            <text:p><text:s/></text:p>
          </table:table-cell>
          <table:table-cell table:style-name="ce96" table:formula="of:=[Datenbank.E56]" office:value-type="string" office:string-value="M">
            <text:p>M</text:p>
          </table:table-cell>
          <table:table-cell table:style-name="ce13" table:formula="of:=[Datenbank.F56]" office:value-type="string" office:string-value=" ">
            <text:p><text:s/></text:p>
          </table:table-cell>
          <table:table-cell table:style-name="ce44" table:formula="of:=[Datenbank.H56]" office:value-type="string" office:string-value=" ">
            <text:p><text:s/></text:p>
          </table:table-cell>
          <table:table-cell table:style-name="ce44" table:formula="of:=[Datenbank.I56]" office:value-type="string" office:string-value="xxx">
            <text:p>xxx</text:p>
          </table:table-cell>
          <table:table-cell table:style-name="ce98" table:formula="of:=[Datenbank.Q56]" office:value-type="float" office:value="-999">
            <text:p>-999</text:p>
          </table:table-cell>
          <table:table-cell table:style-name="ce100" table:formula="of:=IF([.I56]=-999;&quot; &quot;;RANK([.I56];[.$I$45:.$I$60];0))" office:value-type="string" office:string-value=" ">
            <text:p><text:s/></text:p>
          </table:table-cell>
          <table:table-cell table:style-name="ce56"/>
          <table:table-cell table:number-columns-repeated="51"/>
        </table:table-row>
        <table:table-row table:style-name="ro1">
          <table:table-cell/>
          <table:table-cell table:style-name="ce41" table:formula="of:=[Datenbank.B57]" office:value-type="string" office:string-value=" ">
            <text:p><text:s/></text:p>
          </table:table-cell>
          <table:table-cell table:style-name="ce41" table:formula="of:=[Datenbank.C57]" office:value-type="string" office:string-value=" ">
            <text:p><text:s/></text:p>
          </table:table-cell>
          <table:table-cell table:style-name="ce41" table:formula="of:=[Datenbank.D57]" office:value-type="string" office:string-value=" ">
            <text:p><text:s/></text:p>
          </table:table-cell>
          <table:table-cell table:style-name="ce96" table:formula="of:=[Datenbank.E57]" office:value-type="string" office:string-value="M">
            <text:p>M</text:p>
          </table:table-cell>
          <table:table-cell table:style-name="ce13" table:formula="of:=[Datenbank.F57]" office:value-type="string" office:string-value=" ">
            <text:p><text:s/></text:p>
          </table:table-cell>
          <table:table-cell table:style-name="ce44" table:formula="of:=[Datenbank.H57]" office:value-type="string" office:string-value=" ">
            <text:p><text:s/></text:p>
          </table:table-cell>
          <table:table-cell table:style-name="ce44" table:formula="of:=[Datenbank.I57]" office:value-type="string" office:string-value="xxx">
            <text:p>xxx</text:p>
          </table:table-cell>
          <table:table-cell table:style-name="ce98" table:formula="of:=[Datenbank.Q57]" office:value-type="float" office:value="-999">
            <text:p>-999</text:p>
          </table:table-cell>
          <table:table-cell table:style-name="ce100" table:formula="of:=IF([.I57]=-999;&quot; &quot;;RANK([.I57];[.$I$45:.$I$60];0))" office:value-type="string" office:string-value=" ">
            <text:p><text:s/></text:p>
          </table:table-cell>
          <table:table-cell table:style-name="ce56"/>
          <table:table-cell table:number-columns-repeated="51"/>
        </table:table-row>
        <table:table-row table:style-name="ro1">
          <table:table-cell/>
          <table:table-cell table:style-name="ce41" table:formula="of:=[Datenbank.B58]" office:value-type="string" office:string-value=" ">
            <text:p><text:s/></text:p>
          </table:table-cell>
          <table:table-cell table:style-name="ce41" table:formula="of:=[Datenbank.C58]" office:value-type="string" office:string-value=" ">
            <text:p><text:s/></text:p>
          </table:table-cell>
          <table:table-cell table:style-name="ce41" table:formula="of:=[Datenbank.D58]" office:value-type="string" office:string-value=" ">
            <text:p><text:s/></text:p>
          </table:table-cell>
          <table:table-cell table:style-name="ce96" table:formula="of:=[Datenbank.E58]" office:value-type="string" office:string-value="M">
            <text:p>M</text:p>
          </table:table-cell>
          <table:table-cell table:style-name="ce13" table:formula="of:=[Datenbank.F58]" office:value-type="string" office:string-value=" ">
            <text:p><text:s/></text:p>
          </table:table-cell>
          <table:table-cell table:style-name="ce44" table:formula="of:=[Datenbank.H58]" office:value-type="string" office:string-value=" ">
            <text:p><text:s/></text:p>
          </table:table-cell>
          <table:table-cell table:style-name="ce44" table:formula="of:=[Datenbank.I58]" office:value-type="string" office:string-value="xxx">
            <text:p>xxx</text:p>
          </table:table-cell>
          <table:table-cell table:style-name="ce98" table:formula="of:=[Datenbank.Q58]" office:value-type="float" office:value="-999">
            <text:p>-999</text:p>
          </table:table-cell>
          <table:table-cell table:style-name="ce100" table:formula="of:=IF([.I58]=-999;&quot; &quot;;RANK([.I58];[.$I$45:.$I$60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1" table:formula="of:=[Datenbank.B59]" office:value-type="string" office:string-value=" ">
            <text:p><text:s/></text:p>
          </table:table-cell>
          <table:table-cell table:style-name="ce41" table:formula="of:=[Datenbank.C59]" office:value-type="string" office:string-value=" ">
            <text:p><text:s/></text:p>
          </table:table-cell>
          <table:table-cell table:style-name="ce41" table:formula="of:=[Datenbank.D59]" office:value-type="string" office:string-value=" ">
            <text:p><text:s/></text:p>
          </table:table-cell>
          <table:table-cell table:style-name="ce96" table:formula="of:=[Datenbank.E59]" office:value-type="string" office:string-value="M">
            <text:p>M</text:p>
          </table:table-cell>
          <table:table-cell table:style-name="ce13" table:formula="of:=[Datenbank.F59]" office:value-type="string" office:string-value=" ">
            <text:p><text:s/></text:p>
          </table:table-cell>
          <table:table-cell table:style-name="ce44" table:formula="of:=[Datenbank.H59]" office:value-type="string" office:string-value=" ">
            <text:p><text:s/></text:p>
          </table:table-cell>
          <table:table-cell table:style-name="ce44" table:formula="of:=[Datenbank.I59]" office:value-type="string" office:string-value="xxx">
            <text:p>xxx</text:p>
          </table:table-cell>
          <table:table-cell table:style-name="ce98" table:formula="of:=[Datenbank.Q59]" office:value-type="float" office:value="-999">
            <text:p>-999</text:p>
          </table:table-cell>
          <table:table-cell table:style-name="ce100" table:formula="of:=IF([.I59]=-999;&quot; &quot;;RANK([.I59];[.$I$45:.$I$60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41" table:formula="of:=[Datenbank.B60]" office:value-type="string" office:string-value=" ">
            <text:p><text:s/></text:p>
          </table:table-cell>
          <table:table-cell table:style-name="ce41" table:formula="of:=[Datenbank.C60]" office:value-type="string" office:string-value=" ">
            <text:p><text:s/></text:p>
          </table:table-cell>
          <table:table-cell table:style-name="ce41" table:formula="of:=[Datenbank.D60]" office:value-type="string" office:string-value=" ">
            <text:p><text:s/></text:p>
          </table:table-cell>
          <table:table-cell table:style-name="ce96" table:formula="of:=[Datenbank.E60]" office:value-type="string" office:string-value="M">
            <text:p>M</text:p>
          </table:table-cell>
          <table:table-cell table:style-name="ce13" table:formula="of:=[Datenbank.F60]" office:value-type="string" office:string-value=" ">
            <text:p><text:s/></text:p>
          </table:table-cell>
          <table:table-cell table:style-name="ce44" table:formula="of:=[Datenbank.H60]" office:value-type="string" office:string-value=" ">
            <text:p><text:s/></text:p>
          </table:table-cell>
          <table:table-cell table:style-name="ce44" table:formula="of:=[Datenbank.I60]" office:value-type="string" office:string-value="xxx">
            <text:p>xxx</text:p>
          </table:table-cell>
          <table:table-cell table:style-name="ce98" table:formula="of:=[Datenbank.Q60]" office:value-type="float" office:value="-999">
            <text:p>-999</text:p>
          </table:table-cell>
          <table:table-cell table:style-name="ce100" table:formula="of:=IF([.I60]=-999;&quot; &quot;;RANK([.I60];[.$I$45:.$I$60];0))" office:value-type="string" office:string-value=" ">
            <text:p><text:s/></text:p>
          </table:table-cell>
          <table:table-cell table:number-columns-repeated="52"/>
        </table:table-row>
        <table:table-row table:style-name="ro1" table:number-rows-repeated="2">
          <table:table-cell table:number-columns-repeated="2"/>
          <table:table-cell table:style-name="ce1" table:number-columns-repeated="2"/>
          <table:table-cell/>
          <table:table-cell table:style-name="ce1" table:number-columns-repeated="3"/>
          <table:table-cell table:style-name="ce83"/>
          <table:table-cell table:style-name="ce90"/>
          <table:table-cell table:number-columns-repeated="52"/>
        </table:table-row>
        <table:table-row table:style-name="ro1">
          <table:table-cell/>
          <table:table-cell table:style-name="ce6" table:formula="of:=[Datenbank.B63]" office:value-type="float" office:value="51">
            <text:p>51</text:p>
          </table:table-cell>
          <table:table-cell table:style-name="ce6" table:formula="of:=[Datenbank.C63]" office:value-type="string" office:string-value="Nitsche">
            <text:p>Nitsche</text:p>
          </table:table-cell>
          <table:table-cell table:style-name="ce6" table:formula="of:=[Datenbank.D63]" office:value-type="string" office:string-value="Mathis">
            <text:p>Mathis</text:p>
          </table:table-cell>
          <table:table-cell table:style-name="ce97" table:formula="of:=[Datenbank.E63]" office:value-type="string" office:string-value="K">
            <text:p>K</text:p>
          </table:table-cell>
          <table:table-cell table:style-name="ce6" table:formula="of:=[Datenbank.F63]" office:value-type="string" office:string-value="Budo-Shin">
            <text:p>Budo-Shin</text:p>
          </table:table-cell>
          <table:table-cell table:style-name="ce43" table:formula="of:=[Datenbank.H63]" office:value-type="string" office:string-value="Kyu 6">
            <text:p>Kyu 6</text:p>
          </table:table-cell>
          <table:table-cell table:style-name="ce43" table:formula="of:=[Datenbank.I63]" office:value-type="string" office:string-value="K ">
            <text:p>K </text:p>
          </table:table-cell>
          <table:table-cell table:style-name="ce98" table:formula="of:=[Datenbank.Q63]" office:value-type="float" office:value="-999">
            <text:p>-999</text:p>
          </table:table-cell>
          <table:table-cell table:style-name="ce101" table:formula="of:=IF([.I63]=-999;&quot; &quot;;RANK([.I63];[.$I$63:.$I$69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6" table:formula="of:=[Datenbank.B64]" office:value-type="float" office:value="52">
            <text:p>52</text:p>
          </table:table-cell>
          <table:table-cell table:style-name="ce6" table:formula="of:=[Datenbank.C64]" office:value-type="string" office:string-value="Nitsche">
            <text:p>Nitsche</text:p>
          </table:table-cell>
          <table:table-cell table:style-name="ce6" table:formula="of:=[Datenbank.D64]" office:value-type="string" office:string-value="Bastian">
            <text:p>Bastian</text:p>
          </table:table-cell>
          <table:table-cell table:style-name="ce97" table:formula="of:=[Datenbank.E64]" office:value-type="string" office:string-value="K">
            <text:p>K</text:p>
          </table:table-cell>
          <table:table-cell table:style-name="ce6" table:formula="of:=[Datenbank.F64]" office:value-type="string" office:string-value="Budo-Shin">
            <text:p>Budo-Shin</text:p>
          </table:table-cell>
          <table:table-cell table:style-name="ce43" table:formula="of:=[Datenbank.H64]" office:value-type="string" office:string-value="Kyu 6">
            <text:p>Kyu 6</text:p>
          </table:table-cell>
          <table:table-cell table:style-name="ce43" table:formula="of:=[Datenbank.I64]" office:value-type="string" office:string-value="K ">
            <text:p>K </text:p>
          </table:table-cell>
          <table:table-cell table:style-name="ce98" table:formula="of:=[Datenbank.Q64]" office:value-type="float" office:value="-999">
            <text:p>-999</text:p>
          </table:table-cell>
          <table:table-cell table:style-name="ce101" table:formula="of:=IF([.I64]=-999;&quot; &quot;;RANK([.I64];[.$I$63:.$I$69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6" table:formula="of:=[Datenbank.B65]" office:value-type="float" office:value="53">
            <text:p>53</text:p>
          </table:table-cell>
          <table:table-cell table:style-name="ce6" table:formula="of:=[Datenbank.C65]" office:value-type="string" office:string-value="Kölling">
            <text:p>Kölling</text:p>
          </table:table-cell>
          <table:table-cell table:style-name="ce6" table:formula="of:=[Datenbank.D65]" office:value-type="string" office:string-value="Florian">
            <text:p>Florian</text:p>
          </table:table-cell>
          <table:table-cell table:style-name="ce97" table:formula="of:=[Datenbank.E65]" office:value-type="string" office:string-value="K">
            <text:p>K</text:p>
          </table:table-cell>
          <table:table-cell table:style-name="ce6" table:formula="of:=[Datenbank.F65]" office:value-type="string" office:string-value="Budo-Shin">
            <text:p>Budo-Shin</text:p>
          </table:table-cell>
          <table:table-cell table:style-name="ce43" table:formula="of:=[Datenbank.H65]" office:value-type="string" office:string-value="Kyu 6">
            <text:p>Kyu 6</text:p>
          </table:table-cell>
          <table:table-cell table:style-name="ce43" table:formula="of:=[Datenbank.I65]" office:value-type="string" office:string-value="K ">
            <text:p>K </text:p>
          </table:table-cell>
          <table:table-cell table:style-name="ce98" table:formula="of:=[Datenbank.Q65]" office:value-type="float" office:value="-999">
            <text:p>-999</text:p>
          </table:table-cell>
          <table:table-cell table:style-name="ce101" table:formula="of:=IF([.I65]=-999;&quot; &quot;;RANK([.I65];[.$I$63:.$I$69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6" table:formula="of:=[Datenbank.B66]" office:value-type="float" office:value="54">
            <text:p>54</text:p>
          </table:table-cell>
          <table:table-cell table:style-name="ce6" table:formula="of:=[Datenbank.C66]" office:value-type="string" office:string-value="Kharlef">
            <text:p>Kharlef</text:p>
          </table:table-cell>
          <table:table-cell table:style-name="ce6" table:formula="of:=[Datenbank.D66]" office:value-type="string" office:string-value="Kastro">
            <text:p>Kastro</text:p>
          </table:table-cell>
          <table:table-cell table:style-name="ce97" table:formula="of:=[Datenbank.E66]" office:value-type="string" office:string-value="K">
            <text:p>K</text:p>
          </table:table-cell>
          <table:table-cell table:style-name="ce6" table:formula="of:=[Datenbank.F66]" office:value-type="string" office:string-value="Budo-Shin">
            <text:p>Budo-Shin</text:p>
          </table:table-cell>
          <table:table-cell table:style-name="ce43" table:formula="of:=[Datenbank.H66]" office:value-type="string" office:string-value="Kyu 6">
            <text:p>Kyu 6</text:p>
          </table:table-cell>
          <table:table-cell table:style-name="ce43" table:formula="of:=[Datenbank.I66]" office:value-type="string" office:string-value="K ">
            <text:p>K </text:p>
          </table:table-cell>
          <table:table-cell table:style-name="ce98" table:formula="of:=[Datenbank.Q66]" office:value-type="float" office:value="-999">
            <text:p>-999</text:p>
          </table:table-cell>
          <table:table-cell table:style-name="ce101" table:formula="of:=IF([.I66]=-999;&quot; &quot;;RANK([.I66];[.$I$63:.$I$69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6" table:formula="of:=[Datenbank.B67]" office:value-type="string" office:string-value=" ">
            <text:p><text:s/></text:p>
          </table:table-cell>
          <table:table-cell table:style-name="ce6" table:formula="of:=[Datenbank.C67]" office:value-type="string" office:string-value=" ">
            <text:p><text:s/></text:p>
          </table:table-cell>
          <table:table-cell table:style-name="ce6" table:formula="of:=[Datenbank.D67]" office:value-type="string" office:string-value=" ">
            <text:p><text:s/></text:p>
          </table:table-cell>
          <table:table-cell table:style-name="ce97" table:formula="of:=[Datenbank.E67]" office:value-type="string" office:string-value="K">
            <text:p>K</text:p>
          </table:table-cell>
          <table:table-cell table:style-name="ce6" table:formula="of:=[Datenbank.F67]" office:value-type="string" office:string-value=" ">
            <text:p><text:s/></text:p>
          </table:table-cell>
          <table:table-cell table:style-name="ce43" table:formula="of:=[Datenbank.H67]" office:value-type="string" office:string-value=" ">
            <text:p><text:s/></text:p>
          </table:table-cell>
          <table:table-cell table:style-name="ce43" table:formula="of:=[Datenbank.I67]" office:value-type="string" office:string-value="K ">
            <text:p>K </text:p>
          </table:table-cell>
          <table:table-cell table:style-name="ce98" table:formula="of:=[Datenbank.Q67]" office:value-type="float" office:value="-999">
            <text:p>-999</text:p>
          </table:table-cell>
          <table:table-cell table:style-name="ce101" table:formula="of:=IF([.I67]=-999;&quot; &quot;;RANK([.I67];[.$I$63:.$I$69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6" table:formula="of:=[Datenbank.B68]" office:value-type="string" office:string-value=" ">
            <text:p><text:s/></text:p>
          </table:table-cell>
          <table:table-cell table:style-name="ce6" table:formula="of:=[Datenbank.C68]" office:value-type="string" office:string-value=" ">
            <text:p><text:s/></text:p>
          </table:table-cell>
          <table:table-cell table:style-name="ce6" table:formula="of:=[Datenbank.D68]" office:value-type="string" office:string-value=" ">
            <text:p><text:s/></text:p>
          </table:table-cell>
          <table:table-cell table:style-name="ce97" table:formula="of:=[Datenbank.E68]" office:value-type="string" office:string-value="K">
            <text:p>K</text:p>
          </table:table-cell>
          <table:table-cell table:style-name="ce6" table:formula="of:=[Datenbank.F68]" office:value-type="string" office:string-value=" ">
            <text:p><text:s/></text:p>
          </table:table-cell>
          <table:table-cell table:style-name="ce43" table:formula="of:=[Datenbank.H68]" office:value-type="string" office:string-value=" ">
            <text:p><text:s/></text:p>
          </table:table-cell>
          <table:table-cell table:style-name="ce43" table:formula="of:=[Datenbank.I68]" office:value-type="string" office:string-value="K ">
            <text:p>K </text:p>
          </table:table-cell>
          <table:table-cell table:style-name="ce98" table:formula="of:=[Datenbank.Q68]" office:value-type="float" office:value="-999">
            <text:p>-999</text:p>
          </table:table-cell>
          <table:table-cell table:style-name="ce101" table:formula="of:=IF([.I68]=-999;&quot; &quot;;RANK([.I68];[.$I$63:.$I$69];0))" office:value-type="string" office:string-value=" ">
            <text:p><text:s/></text:p>
          </table:table-cell>
          <table:table-cell table:number-columns-repeated="52"/>
        </table:table-row>
        <table:table-row table:style-name="ro1">
          <table:table-cell/>
          <table:table-cell table:style-name="ce6" table:formula="of:=[Datenbank.B69]" office:value-type="string" office:string-value=" ">
            <text:p><text:s/></text:p>
          </table:table-cell>
          <table:table-cell table:style-name="ce6" table:formula="of:=[Datenbank.C69]" office:value-type="string" office:string-value=" ">
            <text:p><text:s/></text:p>
          </table:table-cell>
          <table:table-cell table:style-name="ce6" table:formula="of:=[Datenbank.D69]" office:value-type="string" office:string-value=" ">
            <text:p><text:s/></text:p>
          </table:table-cell>
          <table:table-cell table:style-name="ce97" table:formula="of:=[Datenbank.E69]" office:value-type="string" office:string-value="K">
            <text:p>K</text:p>
          </table:table-cell>
          <table:table-cell table:style-name="ce6" table:formula="of:=[Datenbank.F69]" office:value-type="string" office:string-value=" ">
            <text:p><text:s/></text:p>
          </table:table-cell>
          <table:table-cell table:style-name="ce43" table:formula="of:=[Datenbank.H69]" office:value-type="string" office:string-value=" ">
            <text:p><text:s/></text:p>
          </table:table-cell>
          <table:table-cell table:style-name="ce43" table:formula="of:=[Datenbank.I69]" office:value-type="string" office:string-value="K ">
            <text:p>K </text:p>
          </table:table-cell>
          <table:table-cell table:style-name="ce98" table:formula="of:=[Datenbank.Q69]" office:value-type="float" office:value="-999">
            <text:p>-999</text:p>
          </table:table-cell>
          <table:table-cell table:style-name="ce101" table:formula="of:=IF([.I69]=-999;&quot; &quot;;RANK([.I69];[.$I$63:.$I$69];0))" office:value-type="string" office:string-value=" ">
            <text:p><text:s/></text:p>
          </table:table-cell>
          <table:table-cell table:number-columns-repeated="52"/>
        </table:table-row>
        <table:table-row table:style-name="ro1" table:number-rows-repeated="6">
          <table:table-cell table:number-columns-repeated="2"/>
          <table:table-cell table:style-name="ce1" table:number-columns-repeated="2"/>
          <table:table-cell/>
          <table:table-cell table:style-name="ce1" table:number-columns-repeated="3"/>
          <table:table-cell table:style-name="ce83"/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70]" office:value-type="string" office:string-value=" ">
            <text:p><text:s/></text:p>
          </table:table-cell>
          <table:table-cell table:style-name="ce1" table:formula="of:=[Datenbank.C70]" office:value-type="string" office:string-value=" ">
            <text:p><text:s/></text:p>
          </table:table-cell>
          <table:table-cell table:style-name="ce1" table:formula="of:=[Datenbank.D70]" office:value-type="string" office:string-value=" ">
            <text:p><text:s/></text:p>
          </table:table-cell>
          <table:table-cell table:formula="of:=[Datenbank.E70]" office:value-type="string" office:string-value=" ">
            <text:p><text:s/></text:p>
          </table:table-cell>
          <table:table-cell table:style-name="ce1" table:formula="of:=[Datenbank.F70]" office:value-type="string" office:string-value=" ">
            <text:p><text:s/></text:p>
          </table:table-cell>
          <table:table-cell table:style-name="ce1"/>
          <table:table-cell table:style-name="ce1" table:formula="of:=[Datenbank.I70]" office:value-type="string" office:string-value=" ">
            <text:p><text:s/></text:p>
          </table:table-cell>
          <table:table-cell table:style-name="ce83" table:formula="of:=[Datenbank.M70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71]" office:value-type="string" office:string-value=" ">
            <text:p><text:s/></text:p>
          </table:table-cell>
          <table:table-cell table:style-name="ce1" table:formula="of:=[Datenbank.C71]" office:value-type="string" office:string-value=" ">
            <text:p><text:s/></text:p>
          </table:table-cell>
          <table:table-cell table:style-name="ce1" table:formula="of:=[Datenbank.D71]" office:value-type="string" office:string-value=" ">
            <text:p><text:s/></text:p>
          </table:table-cell>
          <table:table-cell table:formula="of:=[Datenbank.E71]" office:value-type="string" office:string-value=" ">
            <text:p><text:s/></text:p>
          </table:table-cell>
          <table:table-cell table:style-name="ce1" table:formula="of:=[Datenbank.F71]" office:value-type="string" office:string-value=" ">
            <text:p><text:s/></text:p>
          </table:table-cell>
          <table:table-cell table:style-name="ce1"/>
          <table:table-cell table:style-name="ce1" table:formula="of:=[Datenbank.I71]" office:value-type="string" office:string-value=" ">
            <text:p><text:s/></text:p>
          </table:table-cell>
          <table:table-cell table:style-name="ce83" table:formula="of:=[Datenbank.M71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72]" office:value-type="string" office:string-value=" ">
            <text:p><text:s/></text:p>
          </table:table-cell>
          <table:table-cell table:style-name="ce1" table:formula="of:=[Datenbank.C72]" office:value-type="string" office:string-value=" ">
            <text:p><text:s/></text:p>
          </table:table-cell>
          <table:table-cell table:style-name="ce1" table:formula="of:=[Datenbank.D72]" office:value-type="string" office:string-value=" ">
            <text:p><text:s/></text:p>
          </table:table-cell>
          <table:table-cell table:formula="of:=[Datenbank.E72]" office:value-type="string" office:string-value=" ">
            <text:p><text:s/></text:p>
          </table:table-cell>
          <table:table-cell table:style-name="ce1" table:formula="of:=[Datenbank.F72]" office:value-type="string" office:string-value=" ">
            <text:p><text:s/></text:p>
          </table:table-cell>
          <table:table-cell table:style-name="ce1"/>
          <table:table-cell table:style-name="ce1" table:formula="of:=[Datenbank.I72]" office:value-type="string" office:string-value=" ">
            <text:p><text:s/></text:p>
          </table:table-cell>
          <table:table-cell table:style-name="ce83" table:formula="of:=[Datenbank.M72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73]" office:value-type="string" office:string-value=" ">
            <text:p><text:s/></text:p>
          </table:table-cell>
          <table:table-cell table:style-name="ce1" table:formula="of:=[Datenbank.C73]" office:value-type="string" office:string-value=" ">
            <text:p><text:s/></text:p>
          </table:table-cell>
          <table:table-cell table:style-name="ce1" table:formula="of:=[Datenbank.D73]" office:value-type="string" office:string-value=" ">
            <text:p><text:s/></text:p>
          </table:table-cell>
          <table:table-cell table:formula="of:=[Datenbank.E73]" office:value-type="string" office:string-value=" ">
            <text:p><text:s/></text:p>
          </table:table-cell>
          <table:table-cell table:style-name="ce1" table:formula="of:=[Datenbank.F73]" office:value-type="string" office:string-value=" ">
            <text:p><text:s/></text:p>
          </table:table-cell>
          <table:table-cell table:style-name="ce1"/>
          <table:table-cell table:style-name="ce1" table:formula="of:=[Datenbank.I73]" office:value-type="string" office:string-value=" ">
            <text:p><text:s/></text:p>
          </table:table-cell>
          <table:table-cell table:style-name="ce83" table:formula="of:=[Datenbank.M73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74]" office:value-type="string" office:string-value=" ">
            <text:p><text:s/></text:p>
          </table:table-cell>
          <table:table-cell table:style-name="ce1" table:formula="of:=[Datenbank.C74]" office:value-type="string" office:string-value=" ">
            <text:p><text:s/></text:p>
          </table:table-cell>
          <table:table-cell table:style-name="ce1" table:formula="of:=[Datenbank.D74]" office:value-type="string" office:string-value=" ">
            <text:p><text:s/></text:p>
          </table:table-cell>
          <table:table-cell table:formula="of:=[Datenbank.E74]" office:value-type="string" office:string-value=" ">
            <text:p><text:s/></text:p>
          </table:table-cell>
          <table:table-cell table:style-name="ce1" table:formula="of:=[Datenbank.F74]" office:value-type="string" office:string-value=" ">
            <text:p><text:s/></text:p>
          </table:table-cell>
          <table:table-cell table:style-name="ce1"/>
          <table:table-cell table:style-name="ce1" table:formula="of:=[Datenbank.I74]" office:value-type="string" office:string-value=" ">
            <text:p><text:s/></text:p>
          </table:table-cell>
          <table:table-cell table:style-name="ce83" table:formula="of:=[Datenbank.M74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75]" office:value-type="string" office:string-value=" ">
            <text:p><text:s/></text:p>
          </table:table-cell>
          <table:table-cell table:style-name="ce1" table:formula="of:=[Datenbank.C75]" office:value-type="string" office:string-value=" ">
            <text:p><text:s/></text:p>
          </table:table-cell>
          <table:table-cell table:style-name="ce1" table:formula="of:=[Datenbank.D75]" office:value-type="string" office:string-value=" ">
            <text:p><text:s/></text:p>
          </table:table-cell>
          <table:table-cell table:formula="of:=[Datenbank.E75]" office:value-type="string" office:string-value=" ">
            <text:p><text:s/></text:p>
          </table:table-cell>
          <table:table-cell table:style-name="ce1" table:formula="of:=[Datenbank.F75]" office:value-type="string" office:string-value=" ">
            <text:p><text:s/></text:p>
          </table:table-cell>
          <table:table-cell table:style-name="ce1"/>
          <table:table-cell table:style-name="ce1" table:formula="of:=[Datenbank.I75]" office:value-type="string" office:string-value=" ">
            <text:p><text:s/></text:p>
          </table:table-cell>
          <table:table-cell table:style-name="ce83" table:formula="of:=[Datenbank.M75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76]" office:value-type="string" office:string-value=" ">
            <text:p><text:s/></text:p>
          </table:table-cell>
          <table:table-cell table:style-name="ce1" table:formula="of:=[Datenbank.C76]" office:value-type="string" office:string-value=" ">
            <text:p><text:s/></text:p>
          </table:table-cell>
          <table:table-cell table:style-name="ce1" table:formula="of:=[Datenbank.D76]" office:value-type="string" office:string-value=" ">
            <text:p><text:s/></text:p>
          </table:table-cell>
          <table:table-cell table:formula="of:=[Datenbank.E76]" office:value-type="string" office:string-value=" ">
            <text:p><text:s/></text:p>
          </table:table-cell>
          <table:table-cell table:style-name="ce1" table:formula="of:=[Datenbank.F76]" office:value-type="string" office:string-value=" ">
            <text:p><text:s/></text:p>
          </table:table-cell>
          <table:table-cell table:style-name="ce1"/>
          <table:table-cell table:style-name="ce1" table:formula="of:=[Datenbank.I76]" office:value-type="string" office:string-value=" ">
            <text:p><text:s/></text:p>
          </table:table-cell>
          <table:table-cell table:style-name="ce83" table:formula="of:=[Datenbank.M76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77]" office:value-type="string" office:string-value=" ">
            <text:p><text:s/></text:p>
          </table:table-cell>
          <table:table-cell table:style-name="ce1" table:formula="of:=[Datenbank.C77]" office:value-type="string" office:string-value=" ">
            <text:p><text:s/></text:p>
          </table:table-cell>
          <table:table-cell table:style-name="ce1" table:formula="of:=[Datenbank.D77]" office:value-type="string" office:string-value=" ">
            <text:p><text:s/></text:p>
          </table:table-cell>
          <table:table-cell table:formula="of:=[Datenbank.E77]" office:value-type="string" office:string-value=" ">
            <text:p><text:s/></text:p>
          </table:table-cell>
          <table:table-cell table:style-name="ce1" table:formula="of:=[Datenbank.F77]" office:value-type="string" office:string-value=" ">
            <text:p><text:s/></text:p>
          </table:table-cell>
          <table:table-cell table:style-name="ce1"/>
          <table:table-cell table:style-name="ce1" table:formula="of:=[Datenbank.I77]" office:value-type="string" office:string-value=" ">
            <text:p><text:s/></text:p>
          </table:table-cell>
          <table:table-cell table:style-name="ce83" table:formula="of:=[Datenbank.M77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78]" office:value-type="string" office:string-value=" ">
            <text:p><text:s/></text:p>
          </table:table-cell>
          <table:table-cell table:style-name="ce1" table:formula="of:=[Datenbank.C78]" office:value-type="string" office:string-value=" ">
            <text:p><text:s/></text:p>
          </table:table-cell>
          <table:table-cell table:style-name="ce1" table:formula="of:=[Datenbank.D78]" office:value-type="string" office:string-value=" ">
            <text:p><text:s/></text:p>
          </table:table-cell>
          <table:table-cell table:formula="of:=[Datenbank.E78]" office:value-type="string" office:string-value=" ">
            <text:p><text:s/></text:p>
          </table:table-cell>
          <table:table-cell table:style-name="ce1" table:formula="of:=[Datenbank.F78]" office:value-type="string" office:string-value=" ">
            <text:p><text:s/></text:p>
          </table:table-cell>
          <table:table-cell table:style-name="ce1"/>
          <table:table-cell table:style-name="ce1" table:formula="of:=[Datenbank.I78]" office:value-type="string" office:string-value=" ">
            <text:p><text:s/></text:p>
          </table:table-cell>
          <table:table-cell table:style-name="ce83" table:formula="of:=[Datenbank.M78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79]" office:value-type="string" office:string-value=" ">
            <text:p><text:s/></text:p>
          </table:table-cell>
          <table:table-cell table:style-name="ce1" table:formula="of:=[Datenbank.C79]" office:value-type="string" office:string-value=" ">
            <text:p><text:s/></text:p>
          </table:table-cell>
          <table:table-cell table:style-name="ce1" table:formula="of:=[Datenbank.D79]" office:value-type="string" office:string-value=" ">
            <text:p><text:s/></text:p>
          </table:table-cell>
          <table:table-cell table:formula="of:=[Datenbank.E79]" office:value-type="string" office:string-value=" ">
            <text:p><text:s/></text:p>
          </table:table-cell>
          <table:table-cell table:style-name="ce1" table:formula="of:=[Datenbank.F79]" office:value-type="string" office:string-value=" ">
            <text:p><text:s/></text:p>
          </table:table-cell>
          <table:table-cell table:style-name="ce1"/>
          <table:table-cell table:style-name="ce1" table:formula="of:=[Datenbank.I79]" office:value-type="string" office:string-value=" ">
            <text:p><text:s/></text:p>
          </table:table-cell>
          <table:table-cell table:style-name="ce83" table:formula="of:=[Datenbank.M79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80]" office:value-type="string" office:string-value=" ">
            <text:p><text:s/></text:p>
          </table:table-cell>
          <table:table-cell table:style-name="ce1" table:formula="of:=[Datenbank.C80]" office:value-type="string" office:string-value=" ">
            <text:p><text:s/></text:p>
          </table:table-cell>
          <table:table-cell table:style-name="ce1" table:formula="of:=[Datenbank.D80]" office:value-type="string" office:string-value=" ">
            <text:p><text:s/></text:p>
          </table:table-cell>
          <table:table-cell table:formula="of:=[Datenbank.E80]" office:value-type="string" office:string-value=" ">
            <text:p><text:s/></text:p>
          </table:table-cell>
          <table:table-cell table:style-name="ce1" table:formula="of:=[Datenbank.F80]" office:value-type="string" office:string-value=" ">
            <text:p><text:s/></text:p>
          </table:table-cell>
          <table:table-cell table:style-name="ce1"/>
          <table:table-cell table:style-name="ce1" table:formula="of:=[Datenbank.I80]" office:value-type="string" office:string-value=" ">
            <text:p><text:s/></text:p>
          </table:table-cell>
          <table:table-cell table:style-name="ce83" table:formula="of:=[Datenbank.M80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81]" office:value-type="string" office:string-value=" ">
            <text:p><text:s/></text:p>
          </table:table-cell>
          <table:table-cell table:style-name="ce1" table:formula="of:=[Datenbank.C81]" office:value-type="string" office:string-value=" ">
            <text:p><text:s/></text:p>
          </table:table-cell>
          <table:table-cell table:style-name="ce1" table:formula="of:=[Datenbank.D81]" office:value-type="string" office:string-value=" ">
            <text:p><text:s/></text:p>
          </table:table-cell>
          <table:table-cell table:formula="of:=[Datenbank.E81]" office:value-type="string" office:string-value=" ">
            <text:p><text:s/></text:p>
          </table:table-cell>
          <table:table-cell table:style-name="ce1" table:formula="of:=[Datenbank.F81]" office:value-type="string" office:string-value=" ">
            <text:p><text:s/></text:p>
          </table:table-cell>
          <table:table-cell table:style-name="ce1"/>
          <table:table-cell table:style-name="ce1" table:formula="of:=[Datenbank.I81]" office:value-type="string" office:string-value=" ">
            <text:p><text:s/></text:p>
          </table:table-cell>
          <table:table-cell table:style-name="ce83" table:formula="of:=[Datenbank.M81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82]" office:value-type="string" office:string-value=" ">
            <text:p><text:s/></text:p>
          </table:table-cell>
          <table:table-cell table:style-name="ce1" table:formula="of:=[Datenbank.C82]" office:value-type="string" office:string-value=" ">
            <text:p><text:s/></text:p>
          </table:table-cell>
          <table:table-cell table:style-name="ce1" table:formula="of:=[Datenbank.D82]" office:value-type="string" office:string-value=" ">
            <text:p><text:s/></text:p>
          </table:table-cell>
          <table:table-cell table:formula="of:=[Datenbank.E82]" office:value-type="string" office:string-value=" ">
            <text:p><text:s/></text:p>
          </table:table-cell>
          <table:table-cell table:style-name="ce1" table:formula="of:=[Datenbank.F82]" office:value-type="string" office:string-value=" ">
            <text:p><text:s/></text:p>
          </table:table-cell>
          <table:table-cell table:style-name="ce1"/>
          <table:table-cell table:style-name="ce1" table:formula="of:=[Datenbank.I82]" office:value-type="string" office:string-value=" ">
            <text:p><text:s/></text:p>
          </table:table-cell>
          <table:table-cell table:style-name="ce83" table:formula="of:=[Datenbank.M82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83]" office:value-type="string" office:string-value=" ">
            <text:p><text:s/></text:p>
          </table:table-cell>
          <table:table-cell table:style-name="ce1" table:formula="of:=[Datenbank.C83]" office:value-type="string" office:string-value=" ">
            <text:p><text:s/></text:p>
          </table:table-cell>
          <table:table-cell table:style-name="ce1" table:formula="of:=[Datenbank.D83]" office:value-type="string" office:string-value=" ">
            <text:p><text:s/></text:p>
          </table:table-cell>
          <table:table-cell table:formula="of:=[Datenbank.E83]" office:value-type="string" office:string-value=" ">
            <text:p><text:s/></text:p>
          </table:table-cell>
          <table:table-cell table:style-name="ce1" table:formula="of:=[Datenbank.F83]" office:value-type="string" office:string-value=" ">
            <text:p><text:s/></text:p>
          </table:table-cell>
          <table:table-cell table:style-name="ce1"/>
          <table:table-cell table:style-name="ce1" table:formula="of:=[Datenbank.I83]" office:value-type="string" office:string-value=" ">
            <text:p><text:s/></text:p>
          </table:table-cell>
          <table:table-cell table:style-name="ce83" table:formula="of:=[Datenbank.M83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84]" office:value-type="string" office:string-value=" ">
            <text:p><text:s/></text:p>
          </table:table-cell>
          <table:table-cell table:style-name="ce1" table:formula="of:=[Datenbank.C84]" office:value-type="string" office:string-value=" ">
            <text:p><text:s/></text:p>
          </table:table-cell>
          <table:table-cell table:style-name="ce1" table:formula="of:=[Datenbank.D84]" office:value-type="string" office:string-value=" ">
            <text:p><text:s/></text:p>
          </table:table-cell>
          <table:table-cell table:formula="of:=[Datenbank.E84]" office:value-type="string" office:string-value=" ">
            <text:p><text:s/></text:p>
          </table:table-cell>
          <table:table-cell table:style-name="ce1" table:formula="of:=[Datenbank.F84]" office:value-type="string" office:string-value=" ">
            <text:p><text:s/></text:p>
          </table:table-cell>
          <table:table-cell table:style-name="ce1"/>
          <table:table-cell table:style-name="ce1" table:formula="of:=[Datenbank.I84]" office:value-type="string" office:string-value=" ">
            <text:p><text:s/></text:p>
          </table:table-cell>
          <table:table-cell table:style-name="ce83" table:formula="of:=[Datenbank.M84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85]" office:value-type="string" office:string-value=" ">
            <text:p><text:s/></text:p>
          </table:table-cell>
          <table:table-cell table:style-name="ce1" table:formula="of:=[Datenbank.C85]" office:value-type="string" office:string-value=" ">
            <text:p><text:s/></text:p>
          </table:table-cell>
          <table:table-cell table:style-name="ce1" table:formula="of:=[Datenbank.D85]" office:value-type="string" office:string-value=" ">
            <text:p><text:s/></text:p>
          </table:table-cell>
          <table:table-cell table:formula="of:=[Datenbank.E85]" office:value-type="string" office:string-value=" ">
            <text:p><text:s/></text:p>
          </table:table-cell>
          <table:table-cell table:style-name="ce1" table:formula="of:=[Datenbank.F85]" office:value-type="string" office:string-value=" ">
            <text:p><text:s/></text:p>
          </table:table-cell>
          <table:table-cell table:style-name="ce1"/>
          <table:table-cell table:style-name="ce1" table:formula="of:=[Datenbank.I85]" office:value-type="string" office:string-value=" ">
            <text:p><text:s/></text:p>
          </table:table-cell>
          <table:table-cell table:style-name="ce83" table:formula="of:=[Datenbank.M85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86]" office:value-type="string" office:string-value=" ">
            <text:p><text:s/></text:p>
          </table:table-cell>
          <table:table-cell table:style-name="ce1" table:formula="of:=[Datenbank.C86]" office:value-type="string" office:string-value=" ">
            <text:p><text:s/></text:p>
          </table:table-cell>
          <table:table-cell table:style-name="ce1" table:formula="of:=[Datenbank.D86]" office:value-type="string" office:string-value=" ">
            <text:p><text:s/></text:p>
          </table:table-cell>
          <table:table-cell table:formula="of:=[Datenbank.E86]" office:value-type="string" office:string-value=" ">
            <text:p><text:s/></text:p>
          </table:table-cell>
          <table:table-cell table:style-name="ce1" table:formula="of:=[Datenbank.F86]" office:value-type="string" office:string-value=" ">
            <text:p><text:s/></text:p>
          </table:table-cell>
          <table:table-cell table:style-name="ce1"/>
          <table:table-cell table:style-name="ce1" table:formula="of:=[Datenbank.I86]" office:value-type="string" office:string-value=" ">
            <text:p><text:s/></text:p>
          </table:table-cell>
          <table:table-cell table:style-name="ce83" table:formula="of:=[Datenbank.M86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87]" office:value-type="string" office:string-value=" ">
            <text:p><text:s/></text:p>
          </table:table-cell>
          <table:table-cell table:style-name="ce1" table:formula="of:=[Datenbank.C87]" office:value-type="string" office:string-value=" ">
            <text:p><text:s/></text:p>
          </table:table-cell>
          <table:table-cell table:style-name="ce1" table:formula="of:=[Datenbank.D87]" office:value-type="string" office:string-value=" ">
            <text:p><text:s/></text:p>
          </table:table-cell>
          <table:table-cell table:formula="of:=[Datenbank.E87]" office:value-type="string" office:string-value=" ">
            <text:p><text:s/></text:p>
          </table:table-cell>
          <table:table-cell table:style-name="ce1" table:formula="of:=[Datenbank.F87]" office:value-type="string" office:string-value=" ">
            <text:p><text:s/></text:p>
          </table:table-cell>
          <table:table-cell table:style-name="ce1"/>
          <table:table-cell table:style-name="ce1" table:formula="of:=[Datenbank.I87]" office:value-type="string" office:string-value=" ">
            <text:p><text:s/></text:p>
          </table:table-cell>
          <table:table-cell table:style-name="ce83" table:formula="of:=[Datenbank.M87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88]" office:value-type="string" office:string-value=" ">
            <text:p><text:s/></text:p>
          </table:table-cell>
          <table:table-cell table:style-name="ce1" table:formula="of:=[Datenbank.C88]" office:value-type="string" office:string-value=" ">
            <text:p><text:s/></text:p>
          </table:table-cell>
          <table:table-cell table:style-name="ce1" table:formula="of:=[Datenbank.D88]" office:value-type="string" office:string-value=" ">
            <text:p><text:s/></text:p>
          </table:table-cell>
          <table:table-cell table:formula="of:=[Datenbank.E88]" office:value-type="string" office:string-value=" ">
            <text:p><text:s/></text:p>
          </table:table-cell>
          <table:table-cell table:style-name="ce1" table:formula="of:=[Datenbank.F88]" office:value-type="string" office:string-value=" ">
            <text:p><text:s/></text:p>
          </table:table-cell>
          <table:table-cell table:style-name="ce1"/>
          <table:table-cell table:style-name="ce1" table:formula="of:=[Datenbank.I88]" office:value-type="string" office:string-value=" ">
            <text:p><text:s/></text:p>
          </table:table-cell>
          <table:table-cell table:style-name="ce83" table:formula="of:=[Datenbank.M88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89]" office:value-type="string" office:string-value=" ">
            <text:p><text:s/></text:p>
          </table:table-cell>
          <table:table-cell table:style-name="ce1" table:formula="of:=[Datenbank.C89]" office:value-type="string" office:string-value=" ">
            <text:p><text:s/></text:p>
          </table:table-cell>
          <table:table-cell table:style-name="ce1" table:formula="of:=[Datenbank.D89]" office:value-type="string" office:string-value=" ">
            <text:p><text:s/></text:p>
          </table:table-cell>
          <table:table-cell table:formula="of:=[Datenbank.E89]" office:value-type="string" office:string-value=" ">
            <text:p><text:s/></text:p>
          </table:table-cell>
          <table:table-cell table:style-name="ce1" table:formula="of:=[Datenbank.F89]" office:value-type="string" office:string-value=" ">
            <text:p><text:s/></text:p>
          </table:table-cell>
          <table:table-cell table:style-name="ce1"/>
          <table:table-cell table:style-name="ce1" table:formula="of:=[Datenbank.I89]" office:value-type="string" office:string-value=" ">
            <text:p><text:s/></text:p>
          </table:table-cell>
          <table:table-cell table:style-name="ce83" table:formula="of:=[Datenbank.M89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90]" office:value-type="string" office:string-value=" ">
            <text:p><text:s/></text:p>
          </table:table-cell>
          <table:table-cell table:style-name="ce1" table:formula="of:=[Datenbank.C90]" office:value-type="string" office:string-value=" ">
            <text:p><text:s/></text:p>
          </table:table-cell>
          <table:table-cell table:style-name="ce1" table:formula="of:=[Datenbank.D90]" office:value-type="string" office:string-value=" ">
            <text:p><text:s/></text:p>
          </table:table-cell>
          <table:table-cell table:formula="of:=[Datenbank.E90]" office:value-type="string" office:string-value=" ">
            <text:p><text:s/></text:p>
          </table:table-cell>
          <table:table-cell table:style-name="ce1" table:formula="of:=[Datenbank.F90]" office:value-type="string" office:string-value=" ">
            <text:p><text:s/></text:p>
          </table:table-cell>
          <table:table-cell table:style-name="ce1"/>
          <table:table-cell table:style-name="ce1" table:formula="of:=[Datenbank.I90]" office:value-type="string" office:string-value=" ">
            <text:p><text:s/></text:p>
          </table:table-cell>
          <table:table-cell table:style-name="ce83" table:formula="of:=[Datenbank.M90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91]" office:value-type="string" office:string-value=" ">
            <text:p><text:s/></text:p>
          </table:table-cell>
          <table:table-cell table:style-name="ce1" table:formula="of:=[Datenbank.C91]" office:value-type="string" office:string-value=" ">
            <text:p><text:s/></text:p>
          </table:table-cell>
          <table:table-cell table:style-name="ce1" table:formula="of:=[Datenbank.D91]" office:value-type="string" office:string-value=" ">
            <text:p><text:s/></text:p>
          </table:table-cell>
          <table:table-cell table:formula="of:=[Datenbank.E91]" office:value-type="string" office:string-value=" ">
            <text:p><text:s/></text:p>
          </table:table-cell>
          <table:table-cell table:style-name="ce1" table:formula="of:=[Datenbank.F91]" office:value-type="string" office:string-value=" ">
            <text:p><text:s/></text:p>
          </table:table-cell>
          <table:table-cell table:style-name="ce1"/>
          <table:table-cell table:style-name="ce1" table:formula="of:=[Datenbank.I91]" office:value-type="string" office:string-value=" ">
            <text:p><text:s/></text:p>
          </table:table-cell>
          <table:table-cell table:style-name="ce83" table:formula="of:=[Datenbank.M91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92]" office:value-type="string" office:string-value=" ">
            <text:p><text:s/></text:p>
          </table:table-cell>
          <table:table-cell table:style-name="ce1" table:formula="of:=[Datenbank.C92]" office:value-type="string" office:string-value=" ">
            <text:p><text:s/></text:p>
          </table:table-cell>
          <table:table-cell table:style-name="ce1" table:formula="of:=[Datenbank.D92]" office:value-type="string" office:string-value=" ">
            <text:p><text:s/></text:p>
          </table:table-cell>
          <table:table-cell table:formula="of:=[Datenbank.E92]" office:value-type="string" office:string-value=" ">
            <text:p><text:s/></text:p>
          </table:table-cell>
          <table:table-cell table:style-name="ce1" table:formula="of:=[Datenbank.F92]" office:value-type="string" office:string-value=" ">
            <text:p><text:s/></text:p>
          </table:table-cell>
          <table:table-cell table:style-name="ce1"/>
          <table:table-cell table:style-name="ce1" table:formula="of:=[Datenbank.I92]" office:value-type="string" office:string-value=" ">
            <text:p><text:s/></text:p>
          </table:table-cell>
          <table:table-cell table:style-name="ce83" table:formula="of:=[Datenbank.M92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93]" office:value-type="string" office:string-value=" ">
            <text:p><text:s/></text:p>
          </table:table-cell>
          <table:table-cell table:style-name="ce1" table:formula="of:=[Datenbank.C93]" office:value-type="string" office:string-value=" ">
            <text:p><text:s/></text:p>
          </table:table-cell>
          <table:table-cell table:style-name="ce1" table:formula="of:=[Datenbank.D93]" office:value-type="string" office:string-value=" ">
            <text:p><text:s/></text:p>
          </table:table-cell>
          <table:table-cell table:formula="of:=[Datenbank.E93]" office:value-type="string" office:string-value=" ">
            <text:p><text:s/></text:p>
          </table:table-cell>
          <table:table-cell table:style-name="ce1" table:formula="of:=[Datenbank.F93]" office:value-type="string" office:string-value=" ">
            <text:p><text:s/></text:p>
          </table:table-cell>
          <table:table-cell table:style-name="ce1"/>
          <table:table-cell table:style-name="ce1" table:formula="of:=[Datenbank.I93]" office:value-type="string" office:string-value=" ">
            <text:p><text:s/></text:p>
          </table:table-cell>
          <table:table-cell table:style-name="ce83" table:formula="of:=[Datenbank.M93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94]" office:value-type="string" office:string-value=" ">
            <text:p><text:s/></text:p>
          </table:table-cell>
          <table:table-cell table:style-name="ce1" table:formula="of:=[Datenbank.C94]" office:value-type="string" office:string-value=" ">
            <text:p><text:s/></text:p>
          </table:table-cell>
          <table:table-cell table:style-name="ce1" table:formula="of:=[Datenbank.D94]" office:value-type="string" office:string-value=" ">
            <text:p><text:s/></text:p>
          </table:table-cell>
          <table:table-cell table:formula="of:=[Datenbank.E94]" office:value-type="string" office:string-value=" ">
            <text:p><text:s/></text:p>
          </table:table-cell>
          <table:table-cell table:style-name="ce1" table:formula="of:=[Datenbank.F94]" office:value-type="string" office:string-value=" ">
            <text:p><text:s/></text:p>
          </table:table-cell>
          <table:table-cell table:style-name="ce1"/>
          <table:table-cell table:style-name="ce1" table:formula="of:=[Datenbank.I94]" office:value-type="string" office:string-value=" ">
            <text:p><text:s/></text:p>
          </table:table-cell>
          <table:table-cell table:style-name="ce83" table:formula="of:=[Datenbank.M94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95]" office:value-type="string" office:string-value=" ">
            <text:p><text:s/></text:p>
          </table:table-cell>
          <table:table-cell table:style-name="ce1" table:formula="of:=[Datenbank.C95]" office:value-type="string" office:string-value=" ">
            <text:p><text:s/></text:p>
          </table:table-cell>
          <table:table-cell table:style-name="ce1" table:formula="of:=[Datenbank.D95]" office:value-type="string" office:string-value=" ">
            <text:p><text:s/></text:p>
          </table:table-cell>
          <table:table-cell table:formula="of:=[Datenbank.E95]" office:value-type="string" office:string-value=" ">
            <text:p><text:s/></text:p>
          </table:table-cell>
          <table:table-cell table:style-name="ce1" table:formula="of:=[Datenbank.F95]" office:value-type="string" office:string-value=" ">
            <text:p><text:s/></text:p>
          </table:table-cell>
          <table:table-cell table:style-name="ce1"/>
          <table:table-cell table:style-name="ce1" table:formula="of:=[Datenbank.I95]" office:value-type="string" office:string-value=" ">
            <text:p><text:s/></text:p>
          </table:table-cell>
          <table:table-cell table:style-name="ce83" table:formula="of:=[Datenbank.M95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96]" office:value-type="string" office:string-value=" ">
            <text:p><text:s/></text:p>
          </table:table-cell>
          <table:table-cell table:style-name="ce1" table:formula="of:=[Datenbank.C96]" office:value-type="string" office:string-value=" ">
            <text:p><text:s/></text:p>
          </table:table-cell>
          <table:table-cell table:style-name="ce1" table:formula="of:=[Datenbank.D96]" office:value-type="string" office:string-value=" ">
            <text:p><text:s/></text:p>
          </table:table-cell>
          <table:table-cell table:formula="of:=[Datenbank.E96]" office:value-type="string" office:string-value=" ">
            <text:p><text:s/></text:p>
          </table:table-cell>
          <table:table-cell table:style-name="ce1" table:formula="of:=[Datenbank.F96]" office:value-type="string" office:string-value=" ">
            <text:p><text:s/></text:p>
          </table:table-cell>
          <table:table-cell table:style-name="ce1"/>
          <table:table-cell table:style-name="ce1" table:formula="of:=[Datenbank.I96]" office:value-type="string" office:string-value=" ">
            <text:p><text:s/></text:p>
          </table:table-cell>
          <table:table-cell table:style-name="ce83" table:formula="of:=[Datenbank.M96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97]" office:value-type="string" office:string-value=" ">
            <text:p><text:s/></text:p>
          </table:table-cell>
          <table:table-cell table:style-name="ce1" table:formula="of:=[Datenbank.C97]" office:value-type="string" office:string-value=" ">
            <text:p><text:s/></text:p>
          </table:table-cell>
          <table:table-cell table:style-name="ce1" table:formula="of:=[Datenbank.D97]" office:value-type="string" office:string-value=" ">
            <text:p><text:s/></text:p>
          </table:table-cell>
          <table:table-cell table:formula="of:=[Datenbank.E97]" office:value-type="string" office:string-value=" ">
            <text:p><text:s/></text:p>
          </table:table-cell>
          <table:table-cell table:style-name="ce1" table:formula="of:=[Datenbank.F97]" office:value-type="string" office:string-value=" ">
            <text:p><text:s/></text:p>
          </table:table-cell>
          <table:table-cell table:style-name="ce1"/>
          <table:table-cell table:style-name="ce1" table:formula="of:=[Datenbank.I97]" office:value-type="string" office:string-value=" ">
            <text:p><text:s/></text:p>
          </table:table-cell>
          <table:table-cell table:style-name="ce83" table:formula="of:=[Datenbank.M97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98]" office:value-type="string" office:string-value=" ">
            <text:p><text:s/></text:p>
          </table:table-cell>
          <table:table-cell table:style-name="ce1" table:formula="of:=[Datenbank.C98]" office:value-type="string" office:string-value=" ">
            <text:p><text:s/></text:p>
          </table:table-cell>
          <table:table-cell table:style-name="ce1" table:formula="of:=[Datenbank.D98]" office:value-type="string" office:string-value=" ">
            <text:p><text:s/></text:p>
          </table:table-cell>
          <table:table-cell table:formula="of:=[Datenbank.E98]" office:value-type="string" office:string-value=" ">
            <text:p><text:s/></text:p>
          </table:table-cell>
          <table:table-cell table:style-name="ce1" table:formula="of:=[Datenbank.F98]" office:value-type="string" office:string-value=" ">
            <text:p><text:s/></text:p>
          </table:table-cell>
          <table:table-cell table:style-name="ce1"/>
          <table:table-cell table:style-name="ce1" table:formula="of:=[Datenbank.I98]" office:value-type="string" office:string-value=" ">
            <text:p><text:s/></text:p>
          </table:table-cell>
          <table:table-cell table:style-name="ce83" table:formula="of:=[Datenbank.M98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99]" office:value-type="string" office:string-value=" ">
            <text:p><text:s/></text:p>
          </table:table-cell>
          <table:table-cell table:style-name="ce1" table:formula="of:=[Datenbank.C99]" office:value-type="string" office:string-value=" ">
            <text:p><text:s/></text:p>
          </table:table-cell>
          <table:table-cell table:style-name="ce1" table:formula="of:=[Datenbank.D99]" office:value-type="string" office:string-value=" ">
            <text:p><text:s/></text:p>
          </table:table-cell>
          <table:table-cell table:formula="of:=[Datenbank.E99]" office:value-type="string" office:string-value=" ">
            <text:p><text:s/></text:p>
          </table:table-cell>
          <table:table-cell table:style-name="ce1" table:formula="of:=[Datenbank.F99]" office:value-type="string" office:string-value=" ">
            <text:p><text:s/></text:p>
          </table:table-cell>
          <table:table-cell table:style-name="ce1"/>
          <table:table-cell table:style-name="ce1" table:formula="of:=[Datenbank.I99]" office:value-type="string" office:string-value=" ">
            <text:p><text:s/></text:p>
          </table:table-cell>
          <table:table-cell table:style-name="ce83" table:formula="of:=[Datenbank.M99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00]" office:value-type="string" office:string-value=" ">
            <text:p><text:s/></text:p>
          </table:table-cell>
          <table:table-cell table:style-name="ce1" table:formula="of:=[Datenbank.C100]" office:value-type="string" office:string-value=" ">
            <text:p><text:s/></text:p>
          </table:table-cell>
          <table:table-cell table:style-name="ce1" table:formula="of:=[Datenbank.D100]" office:value-type="string" office:string-value=" ">
            <text:p><text:s/></text:p>
          </table:table-cell>
          <table:table-cell table:formula="of:=[Datenbank.E100]" office:value-type="string" office:string-value=" ">
            <text:p><text:s/></text:p>
          </table:table-cell>
          <table:table-cell table:style-name="ce1" table:formula="of:=[Datenbank.F100]" office:value-type="string" office:string-value=" ">
            <text:p><text:s/></text:p>
          </table:table-cell>
          <table:table-cell table:style-name="ce1"/>
          <table:table-cell table:style-name="ce1" table:formula="of:=[Datenbank.I100]" office:value-type="string" office:string-value=" ">
            <text:p><text:s/></text:p>
          </table:table-cell>
          <table:table-cell table:style-name="ce83" table:formula="of:=[Datenbank.M100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01]" office:value-type="string" office:string-value=" ">
            <text:p><text:s/></text:p>
          </table:table-cell>
          <table:table-cell table:style-name="ce1" table:formula="of:=[Datenbank.C101]" office:value-type="string" office:string-value=" ">
            <text:p><text:s/></text:p>
          </table:table-cell>
          <table:table-cell table:style-name="ce1" table:formula="of:=[Datenbank.D101]" office:value-type="string" office:string-value=" ">
            <text:p><text:s/></text:p>
          </table:table-cell>
          <table:table-cell table:formula="of:=[Datenbank.E101]" office:value-type="string" office:string-value=" ">
            <text:p><text:s/></text:p>
          </table:table-cell>
          <table:table-cell table:style-name="ce1" table:formula="of:=[Datenbank.F101]" office:value-type="string" office:string-value=" ">
            <text:p><text:s/></text:p>
          </table:table-cell>
          <table:table-cell table:style-name="ce1"/>
          <table:table-cell table:style-name="ce1" table:formula="of:=[Datenbank.I101]" office:value-type="string" office:string-value=" ">
            <text:p><text:s/></text:p>
          </table:table-cell>
          <table:table-cell table:style-name="ce83" table:formula="of:=[Datenbank.M101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02]" office:value-type="string" office:string-value=" ">
            <text:p><text:s/></text:p>
          </table:table-cell>
          <table:table-cell table:style-name="ce1" table:formula="of:=[Datenbank.C102]" office:value-type="string" office:string-value=" ">
            <text:p><text:s/></text:p>
          </table:table-cell>
          <table:table-cell table:style-name="ce1" table:formula="of:=[Datenbank.D102]" office:value-type="string" office:string-value=" ">
            <text:p><text:s/></text:p>
          </table:table-cell>
          <table:table-cell table:formula="of:=[Datenbank.E102]" office:value-type="string" office:string-value=" ">
            <text:p><text:s/></text:p>
          </table:table-cell>
          <table:table-cell table:style-name="ce1" table:formula="of:=[Datenbank.F102]" office:value-type="string" office:string-value=" ">
            <text:p><text:s/></text:p>
          </table:table-cell>
          <table:table-cell table:style-name="ce1"/>
          <table:table-cell table:style-name="ce1" table:formula="of:=[Datenbank.I102]" office:value-type="string" office:string-value=" ">
            <text:p><text:s/></text:p>
          </table:table-cell>
          <table:table-cell table:style-name="ce83" table:formula="of:=[Datenbank.M102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03]" office:value-type="string" office:string-value=" ">
            <text:p><text:s/></text:p>
          </table:table-cell>
          <table:table-cell table:style-name="ce1" table:formula="of:=[Datenbank.C103]" office:value-type="string" office:string-value=" ">
            <text:p><text:s/></text:p>
          </table:table-cell>
          <table:table-cell table:style-name="ce1" table:formula="of:=[Datenbank.D103]" office:value-type="string" office:string-value=" ">
            <text:p><text:s/></text:p>
          </table:table-cell>
          <table:table-cell table:formula="of:=[Datenbank.E103]" office:value-type="string" office:string-value=" ">
            <text:p><text:s/></text:p>
          </table:table-cell>
          <table:table-cell table:style-name="ce1" table:formula="of:=[Datenbank.F103]" office:value-type="string" office:string-value=" ">
            <text:p><text:s/></text:p>
          </table:table-cell>
          <table:table-cell table:style-name="ce1"/>
          <table:table-cell table:style-name="ce1" table:formula="of:=[Datenbank.I103]" office:value-type="string" office:string-value=" ">
            <text:p><text:s/></text:p>
          </table:table-cell>
          <table:table-cell table:style-name="ce83" table:formula="of:=[Datenbank.M103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04]" office:value-type="string" office:string-value=" ">
            <text:p><text:s/></text:p>
          </table:table-cell>
          <table:table-cell table:style-name="ce1" table:formula="of:=[Datenbank.C104]" office:value-type="string" office:string-value=" ">
            <text:p><text:s/></text:p>
          </table:table-cell>
          <table:table-cell table:style-name="ce1" table:formula="of:=[Datenbank.D104]" office:value-type="string" office:string-value=" ">
            <text:p><text:s/></text:p>
          </table:table-cell>
          <table:table-cell table:formula="of:=[Datenbank.E104]" office:value-type="string" office:string-value=" ">
            <text:p><text:s/></text:p>
          </table:table-cell>
          <table:table-cell table:style-name="ce1" table:formula="of:=[Datenbank.F104]" office:value-type="string" office:string-value=" ">
            <text:p><text:s/></text:p>
          </table:table-cell>
          <table:table-cell table:style-name="ce1"/>
          <table:table-cell table:style-name="ce1" table:formula="of:=[Datenbank.I104]" office:value-type="string" office:string-value=" ">
            <text:p><text:s/></text:p>
          </table:table-cell>
          <table:table-cell table:style-name="ce83" table:formula="of:=[Datenbank.M104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05]" office:value-type="string" office:string-value=" ">
            <text:p><text:s/></text:p>
          </table:table-cell>
          <table:table-cell table:style-name="ce1" table:formula="of:=[Datenbank.C105]" office:value-type="string" office:string-value=" ">
            <text:p><text:s/></text:p>
          </table:table-cell>
          <table:table-cell table:style-name="ce1" table:formula="of:=[Datenbank.D105]" office:value-type="string" office:string-value=" ">
            <text:p><text:s/></text:p>
          </table:table-cell>
          <table:table-cell table:formula="of:=[Datenbank.E105]" office:value-type="string" office:string-value=" ">
            <text:p><text:s/></text:p>
          </table:table-cell>
          <table:table-cell table:style-name="ce1" table:formula="of:=[Datenbank.F105]" office:value-type="string" office:string-value=" ">
            <text:p><text:s/></text:p>
          </table:table-cell>
          <table:table-cell table:style-name="ce1"/>
          <table:table-cell table:style-name="ce1" table:formula="of:=[Datenbank.I105]" office:value-type="string" office:string-value=" ">
            <text:p><text:s/></text:p>
          </table:table-cell>
          <table:table-cell table:style-name="ce83" table:formula="of:=[Datenbank.M105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06]" office:value-type="string" office:string-value=" ">
            <text:p><text:s/></text:p>
          </table:table-cell>
          <table:table-cell table:style-name="ce1" table:formula="of:=[Datenbank.C106]" office:value-type="string" office:string-value=" ">
            <text:p><text:s/></text:p>
          </table:table-cell>
          <table:table-cell table:style-name="ce1" table:formula="of:=[Datenbank.D106]" office:value-type="string" office:string-value=" ">
            <text:p><text:s/></text:p>
          </table:table-cell>
          <table:table-cell table:formula="of:=[Datenbank.E106]" office:value-type="string" office:string-value=" ">
            <text:p><text:s/></text:p>
          </table:table-cell>
          <table:table-cell table:style-name="ce1" table:formula="of:=[Datenbank.F106]" office:value-type="string" office:string-value=" ">
            <text:p><text:s/></text:p>
          </table:table-cell>
          <table:table-cell table:style-name="ce1"/>
          <table:table-cell table:style-name="ce1" table:formula="of:=[Datenbank.I106]" office:value-type="string" office:string-value=" ">
            <text:p><text:s/></text:p>
          </table:table-cell>
          <table:table-cell table:style-name="ce83" table:formula="of:=[Datenbank.M106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07]" office:value-type="string" office:string-value=" ">
            <text:p><text:s/></text:p>
          </table:table-cell>
          <table:table-cell table:style-name="ce1" table:formula="of:=[Datenbank.C107]" office:value-type="string" office:string-value=" ">
            <text:p><text:s/></text:p>
          </table:table-cell>
          <table:table-cell table:style-name="ce1" table:formula="of:=[Datenbank.D107]" office:value-type="string" office:string-value=" ">
            <text:p><text:s/></text:p>
          </table:table-cell>
          <table:table-cell table:formula="of:=[Datenbank.E107]" office:value-type="string" office:string-value=" ">
            <text:p><text:s/></text:p>
          </table:table-cell>
          <table:table-cell table:style-name="ce1" table:formula="of:=[Datenbank.F107]" office:value-type="string" office:string-value=" ">
            <text:p><text:s/></text:p>
          </table:table-cell>
          <table:table-cell table:style-name="ce1"/>
          <table:table-cell table:style-name="ce1" table:formula="of:=[Datenbank.I107]" office:value-type="string" office:string-value=" ">
            <text:p><text:s/></text:p>
          </table:table-cell>
          <table:table-cell table:style-name="ce83" table:formula="of:=[Datenbank.M107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08]" office:value-type="string" office:string-value=" ">
            <text:p><text:s/></text:p>
          </table:table-cell>
          <table:table-cell table:style-name="ce1" table:formula="of:=[Datenbank.C108]" office:value-type="string" office:string-value=" ">
            <text:p><text:s/></text:p>
          </table:table-cell>
          <table:table-cell table:style-name="ce1" table:formula="of:=[Datenbank.D108]" office:value-type="string" office:string-value=" ">
            <text:p><text:s/></text:p>
          </table:table-cell>
          <table:table-cell table:formula="of:=[Datenbank.E108]" office:value-type="string" office:string-value=" ">
            <text:p><text:s/></text:p>
          </table:table-cell>
          <table:table-cell table:style-name="ce1" table:formula="of:=[Datenbank.F108]" office:value-type="string" office:string-value=" ">
            <text:p><text:s/></text:p>
          </table:table-cell>
          <table:table-cell table:style-name="ce1"/>
          <table:table-cell table:style-name="ce1" table:formula="of:=[Datenbank.I108]" office:value-type="string" office:string-value=" ">
            <text:p><text:s/></text:p>
          </table:table-cell>
          <table:table-cell table:style-name="ce83" table:formula="of:=[Datenbank.M108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09]" office:value-type="string" office:string-value=" ">
            <text:p><text:s/></text:p>
          </table:table-cell>
          <table:table-cell table:style-name="ce1" table:formula="of:=[Datenbank.C109]" office:value-type="string" office:string-value=" ">
            <text:p><text:s/></text:p>
          </table:table-cell>
          <table:table-cell table:style-name="ce1" table:formula="of:=[Datenbank.D109]" office:value-type="string" office:string-value=" ">
            <text:p><text:s/></text:p>
          </table:table-cell>
          <table:table-cell table:formula="of:=[Datenbank.E109]" office:value-type="string" office:string-value=" ">
            <text:p><text:s/></text:p>
          </table:table-cell>
          <table:table-cell table:style-name="ce1" table:formula="of:=[Datenbank.F109]" office:value-type="string" office:string-value=" ">
            <text:p><text:s/></text:p>
          </table:table-cell>
          <table:table-cell table:style-name="ce1"/>
          <table:table-cell table:style-name="ce1" table:formula="of:=[Datenbank.I109]" office:value-type="string" office:string-value=" ">
            <text:p><text:s/></text:p>
          </table:table-cell>
          <table:table-cell table:style-name="ce83" table:formula="of:=[Datenbank.M109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10]" office:value-type="string" office:string-value=" ">
            <text:p><text:s/></text:p>
          </table:table-cell>
          <table:table-cell table:style-name="ce1" table:formula="of:=[Datenbank.C110]" office:value-type="string" office:string-value=" ">
            <text:p><text:s/></text:p>
          </table:table-cell>
          <table:table-cell table:style-name="ce1" table:formula="of:=[Datenbank.D110]" office:value-type="string" office:string-value=" ">
            <text:p><text:s/></text:p>
          </table:table-cell>
          <table:table-cell table:formula="of:=[Datenbank.E110]" office:value-type="string" office:string-value=" ">
            <text:p><text:s/></text:p>
          </table:table-cell>
          <table:table-cell table:style-name="ce1" table:formula="of:=[Datenbank.F110]" office:value-type="string" office:string-value=" ">
            <text:p><text:s/></text:p>
          </table:table-cell>
          <table:table-cell table:style-name="ce1"/>
          <table:table-cell table:style-name="ce1" table:formula="of:=[Datenbank.I110]" office:value-type="string" office:string-value=" ">
            <text:p><text:s/></text:p>
          </table:table-cell>
          <table:table-cell table:style-name="ce83" table:formula="of:=[Datenbank.M110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11]" office:value-type="string" office:string-value=" ">
            <text:p><text:s/></text:p>
          </table:table-cell>
          <table:table-cell table:style-name="ce1" table:formula="of:=[Datenbank.C111]" office:value-type="string" office:string-value=" ">
            <text:p><text:s/></text:p>
          </table:table-cell>
          <table:table-cell table:style-name="ce1" table:formula="of:=[Datenbank.D111]" office:value-type="string" office:string-value=" ">
            <text:p><text:s/></text:p>
          </table:table-cell>
          <table:table-cell table:formula="of:=[Datenbank.E111]" office:value-type="string" office:string-value=" ">
            <text:p><text:s/></text:p>
          </table:table-cell>
          <table:table-cell table:style-name="ce1" table:formula="of:=[Datenbank.F111]" office:value-type="string" office:string-value=" ">
            <text:p><text:s/></text:p>
          </table:table-cell>
          <table:table-cell table:style-name="ce1"/>
          <table:table-cell table:style-name="ce1" table:formula="of:=[Datenbank.I111]" office:value-type="string" office:string-value=" ">
            <text:p><text:s/></text:p>
          </table:table-cell>
          <table:table-cell table:style-name="ce83" table:formula="of:=[Datenbank.M111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12]" office:value-type="string" office:string-value=" ">
            <text:p><text:s/></text:p>
          </table:table-cell>
          <table:table-cell table:style-name="ce1" table:formula="of:=[Datenbank.C112]" office:value-type="string" office:string-value=" ">
            <text:p><text:s/></text:p>
          </table:table-cell>
          <table:table-cell table:style-name="ce1" table:formula="of:=[Datenbank.D112]" office:value-type="string" office:string-value=" ">
            <text:p><text:s/></text:p>
          </table:table-cell>
          <table:table-cell table:formula="of:=[Datenbank.E112]" office:value-type="string" office:string-value=" ">
            <text:p><text:s/></text:p>
          </table:table-cell>
          <table:table-cell table:style-name="ce1" table:formula="of:=[Datenbank.F112]" office:value-type="string" office:string-value=" ">
            <text:p><text:s/></text:p>
          </table:table-cell>
          <table:table-cell table:style-name="ce1"/>
          <table:table-cell table:style-name="ce1" table:formula="of:=[Datenbank.I112]" office:value-type="string" office:string-value=" ">
            <text:p><text:s/></text:p>
          </table:table-cell>
          <table:table-cell table:style-name="ce83" table:formula="of:=[Datenbank.M112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13]" office:value-type="string" office:string-value=" ">
            <text:p><text:s/></text:p>
          </table:table-cell>
          <table:table-cell table:style-name="ce1" table:formula="of:=[Datenbank.C113]" office:value-type="string" office:string-value=" ">
            <text:p><text:s/></text:p>
          </table:table-cell>
          <table:table-cell table:style-name="ce1" table:formula="of:=[Datenbank.D113]" office:value-type="string" office:string-value=" ">
            <text:p><text:s/></text:p>
          </table:table-cell>
          <table:table-cell table:formula="of:=[Datenbank.E113]" office:value-type="string" office:string-value=" ">
            <text:p><text:s/></text:p>
          </table:table-cell>
          <table:table-cell table:style-name="ce1" table:formula="of:=[Datenbank.F113]" office:value-type="string" office:string-value=" ">
            <text:p><text:s/></text:p>
          </table:table-cell>
          <table:table-cell table:style-name="ce1"/>
          <table:table-cell table:style-name="ce1" table:formula="of:=[Datenbank.I113]" office:value-type="string" office:string-value=" ">
            <text:p><text:s/></text:p>
          </table:table-cell>
          <table:table-cell table:style-name="ce83" table:formula="of:=[Datenbank.M113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14]" office:value-type="string" office:string-value=" ">
            <text:p><text:s/></text:p>
          </table:table-cell>
          <table:table-cell table:style-name="ce1" table:formula="of:=[Datenbank.C114]" office:value-type="string" office:string-value=" ">
            <text:p><text:s/></text:p>
          </table:table-cell>
          <table:table-cell table:style-name="ce1" table:formula="of:=[Datenbank.D114]" office:value-type="string" office:string-value=" ">
            <text:p><text:s/></text:p>
          </table:table-cell>
          <table:table-cell table:formula="of:=[Datenbank.E114]" office:value-type="string" office:string-value=" ">
            <text:p><text:s/></text:p>
          </table:table-cell>
          <table:table-cell table:style-name="ce1" table:formula="of:=[Datenbank.F114]" office:value-type="string" office:string-value=" ">
            <text:p><text:s/></text:p>
          </table:table-cell>
          <table:table-cell table:style-name="ce1"/>
          <table:table-cell table:style-name="ce1" table:formula="of:=[Datenbank.I114]" office:value-type="string" office:string-value=" ">
            <text:p><text:s/></text:p>
          </table:table-cell>
          <table:table-cell table:style-name="ce83" table:formula="of:=[Datenbank.M114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15]" office:value-type="string" office:string-value=" ">
            <text:p><text:s/></text:p>
          </table:table-cell>
          <table:table-cell table:style-name="ce1" table:formula="of:=[Datenbank.C115]" office:value-type="string" office:string-value=" ">
            <text:p><text:s/></text:p>
          </table:table-cell>
          <table:table-cell table:style-name="ce1" table:formula="of:=[Datenbank.D115]" office:value-type="string" office:string-value=" ">
            <text:p><text:s/></text:p>
          </table:table-cell>
          <table:table-cell table:formula="of:=[Datenbank.E115]" office:value-type="string" office:string-value=" ">
            <text:p><text:s/></text:p>
          </table:table-cell>
          <table:table-cell table:style-name="ce1" table:formula="of:=[Datenbank.F115]" office:value-type="string" office:string-value=" ">
            <text:p><text:s/></text:p>
          </table:table-cell>
          <table:table-cell table:style-name="ce1"/>
          <table:table-cell table:style-name="ce1" table:formula="of:=[Datenbank.I115]" office:value-type="string" office:string-value=" ">
            <text:p><text:s/></text:p>
          </table:table-cell>
          <table:table-cell table:style-name="ce83" table:formula="of:=[Datenbank.M115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16]" office:value-type="string" office:string-value=" ">
            <text:p><text:s/></text:p>
          </table:table-cell>
          <table:table-cell table:style-name="ce1" table:formula="of:=[Datenbank.C116]" office:value-type="string" office:string-value=" ">
            <text:p><text:s/></text:p>
          </table:table-cell>
          <table:table-cell table:style-name="ce1" table:formula="of:=[Datenbank.D116]" office:value-type="string" office:string-value=" ">
            <text:p><text:s/></text:p>
          </table:table-cell>
          <table:table-cell table:formula="of:=[Datenbank.E116]" office:value-type="string" office:string-value=" ">
            <text:p><text:s/></text:p>
          </table:table-cell>
          <table:table-cell table:style-name="ce1" table:formula="of:=[Datenbank.F116]" office:value-type="string" office:string-value=" ">
            <text:p><text:s/></text:p>
          </table:table-cell>
          <table:table-cell table:style-name="ce1"/>
          <table:table-cell table:style-name="ce1" table:formula="of:=[Datenbank.I116]" office:value-type="string" office:string-value=" ">
            <text:p><text:s/></text:p>
          </table:table-cell>
          <table:table-cell table:style-name="ce83" table:formula="of:=[Datenbank.M116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17]" office:value-type="string" office:string-value=" ">
            <text:p><text:s/></text:p>
          </table:table-cell>
          <table:table-cell table:style-name="ce1" table:formula="of:=[Datenbank.C117]" office:value-type="string" office:string-value=" ">
            <text:p><text:s/></text:p>
          </table:table-cell>
          <table:table-cell table:style-name="ce1" table:formula="of:=[Datenbank.D117]" office:value-type="string" office:string-value=" ">
            <text:p><text:s/></text:p>
          </table:table-cell>
          <table:table-cell table:formula="of:=[Datenbank.E117]" office:value-type="string" office:string-value=" ">
            <text:p><text:s/></text:p>
          </table:table-cell>
          <table:table-cell table:style-name="ce1" table:formula="of:=[Datenbank.F117]" office:value-type="string" office:string-value=" ">
            <text:p><text:s/></text:p>
          </table:table-cell>
          <table:table-cell table:style-name="ce1"/>
          <table:table-cell table:style-name="ce1" table:formula="of:=[Datenbank.I117]" office:value-type="string" office:string-value=" ">
            <text:p><text:s/></text:p>
          </table:table-cell>
          <table:table-cell table:style-name="ce83" table:formula="of:=[Datenbank.M117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18]" office:value-type="string" office:string-value=" ">
            <text:p><text:s/></text:p>
          </table:table-cell>
          <table:table-cell table:style-name="ce1" table:formula="of:=[Datenbank.C118]" office:value-type="string" office:string-value=" ">
            <text:p><text:s/></text:p>
          </table:table-cell>
          <table:table-cell table:style-name="ce1" table:formula="of:=[Datenbank.D118]" office:value-type="string" office:string-value=" ">
            <text:p><text:s/></text:p>
          </table:table-cell>
          <table:table-cell table:formula="of:=[Datenbank.E118]" office:value-type="string" office:string-value=" ">
            <text:p><text:s/></text:p>
          </table:table-cell>
          <table:table-cell table:style-name="ce1" table:formula="of:=[Datenbank.F118]" office:value-type="string" office:string-value=" ">
            <text:p><text:s/></text:p>
          </table:table-cell>
          <table:table-cell table:style-name="ce1"/>
          <table:table-cell table:style-name="ce1" table:formula="of:=[Datenbank.I118]" office:value-type="string" office:string-value=" ">
            <text:p><text:s/></text:p>
          </table:table-cell>
          <table:table-cell table:style-name="ce83" table:formula="of:=[Datenbank.M118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19]" office:value-type="string" office:string-value=" ">
            <text:p><text:s/></text:p>
          </table:table-cell>
          <table:table-cell table:style-name="ce1" table:formula="of:=[Datenbank.C119]" office:value-type="string" office:string-value=" ">
            <text:p><text:s/></text:p>
          </table:table-cell>
          <table:table-cell table:style-name="ce1" table:formula="of:=[Datenbank.D119]" office:value-type="string" office:string-value=" ">
            <text:p><text:s/></text:p>
          </table:table-cell>
          <table:table-cell table:formula="of:=[Datenbank.E119]" office:value-type="string" office:string-value=" ">
            <text:p><text:s/></text:p>
          </table:table-cell>
          <table:table-cell table:style-name="ce1" table:formula="of:=[Datenbank.F119]" office:value-type="string" office:string-value=" ">
            <text:p><text:s/></text:p>
          </table:table-cell>
          <table:table-cell table:style-name="ce1"/>
          <table:table-cell table:style-name="ce1" table:formula="of:=[Datenbank.I119]" office:value-type="string" office:string-value=" ">
            <text:p><text:s/></text:p>
          </table:table-cell>
          <table:table-cell table:style-name="ce83" table:formula="of:=[Datenbank.M119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>
          <table:table-cell/>
          <table:table-cell table:formula="of:=[Datenbank.B120]" office:value-type="string" office:string-value=" ">
            <text:p><text:s/></text:p>
          </table:table-cell>
          <table:table-cell table:style-name="ce1" table:formula="of:=[Datenbank.C120]" office:value-type="string" office:string-value=" ">
            <text:p><text:s/></text:p>
          </table:table-cell>
          <table:table-cell table:style-name="ce1" table:formula="of:=[Datenbank.D120]" office:value-type="string" office:string-value=" ">
            <text:p><text:s/></text:p>
          </table:table-cell>
          <table:table-cell table:formula="of:=[Datenbank.E120]" office:value-type="string" office:string-value=" ">
            <text:p><text:s/></text:p>
          </table:table-cell>
          <table:table-cell table:style-name="ce1" table:formula="of:=[Datenbank.F120]" office:value-type="string" office:string-value=" ">
            <text:p><text:s/></text:p>
          </table:table-cell>
          <table:table-cell table:style-name="ce1"/>
          <table:table-cell table:style-name="ce1" table:formula="of:=[Datenbank.I120]" office:value-type="string" office:string-value=" ">
            <text:p><text:s/></text:p>
          </table:table-cell>
          <table:table-cell table:style-name="ce83" table:formula="of:=[Datenbank.M120]" office:value-type="string" office:string-value=" ">
            <text:p><text:s/></text:p>
          </table:table-cell>
          <table:table-cell table:style-name="ce90"/>
          <table:table-cell table:number-columns-repeated="52"/>
        </table:table-row>
        <table:table-row table:style-name="ro1" table:number-rows-repeated="1048449">
          <table:table-cell table:number-columns-repeated="62"/>
        </table:table-row>
        <table:table-row table:style-name="ro1">
          <table:table-cell table:number-columns-repeated="62"/>
        </table:table-row>
      </table:table>
      <table:table table:name="Schnellschießen_Kategorie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ce56"/>
        <table:table-column table:style-name="co16" table:default-cell-style-name="ce84"/>
        <table:table-column table:style-name="co17" table:default-cell-style-name="Default"/>
        <table:table-row table:style-name="ro1">
          <table:table-cell table:number-columns-repeated="8"/>
          <table:table-cell table:style-name="ce57"/>
          <table:table-cell table:number-columns-repeated="2"/>
        </table:table-row>
        <table:table-row table:style-name="ro1">
          <table:table-cell/>
          <table:table-cell table:style-name="ce2" office:value-type="string">
            <text:p>Schnellschießen</text:p>
          </table:table-cell>
          <table:table-cell/>
          <table:table-cell table:style-name="ce2"/>
          <table:table-cell table:number-columns-repeated="4"/>
          <table:table-cell table:style-name="ce57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79"/>
          <table:table-cell table:style-name="ce85"/>
          <table:table-cell/>
        </table:table-row>
        <table:table-row table:style-name="ro1">
          <table:table-cell table:number-columns-repeated="9"/>
          <table:table-cell table:style-name="ce57" office:value-type="string">
            <text:p>Kategorie</text:p>
          </table:table-cell>
          <table:table-cell/>
        </table:table-row>
        <table:table-row table:style-name="ro1">
          <table:table-cell/>
          <table:table-cell table:style-name="ce3" table:formula="of:=[Datenbank.B6]" office:value-type="string" office:string-value="Start Nr.">
            <text:p>Start Nr.</text:p>
          </table:table-cell>
          <table:table-cell table:style-name="ce3" table:formula="of:=[Datenbank.C6]" office:value-type="string" office:string-value="Name">
            <text:p>Name</text:p>
          </table:table-cell>
          <table:table-cell table:style-name="ce3" table:formula="of:=[Datenbank.D6]" office:value-type="string" office:string-value="Vorname">
            <text:p>Vorname</text:p>
          </table:table-cell>
          <table:table-cell table:style-name="ce3" table:formula="of:=[Präzision_Kategorie.E6]" office:value-type="string" office:string-value="m/w">
            <text:p>m/w</text:p>
          </table:table-cell>
          <table:table-cell table:style-name="ce3" table:formula="of:=[Datenbank.F6]" office:value-type="string" office:string-value="Clan">
            <text:p>Clan</text:p>
          </table:table-cell>
          <table:table-cell table:style-name="ce47" office:value-type="string">
            <text:p>Grad</text:p>
          </table:table-cell>
          <table:table-cell table:style-name="ce47" table:formula="of:=[Datenbank.I6]" office:value-type="string" office:string-value="Kategorie">
            <text:p>Kategorie</text:p>
          </table:table-cell>
          <table:table-cell table:style-name="ce57" table:formula="of:=[Datenbank.U6]" office:value-type="string" office:string-value="Wettkampf 3">
            <text:p>Wettkampf 3</text:p>
          </table:table-cell>
          <table:table-cell table:style-name="ce57" office:value-type="string">
            <text:p>Platzierung</text:p>
          </table:table-cell>
          <table:table-cell table:style-name="ce57" office:value-type="string">
            <text:p>Kommentar</text:p>
          </table:table-cell>
        </table:table-row>
        <table:table-row table:style-name="ro1">
          <table:table-cell office:value-type="string">
            <text:p><text:s/></text:p>
          </table:table-cell>
          <table:table-cell table:style-name="ce3" table:formula="of:=[Datenbank.B7]" office:value-type="string" office:string-value=" ">
            <text:p><text:s/></text:p>
          </table:table-cell>
          <table:table-cell table:style-name="ce3" table:formula="of:=[Datenbank.C7]" office:value-type="string" office:string-value=" ">
            <text:p><text:s/>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<text:s/></text:p>
          </table:table-cell>
          <table:table-cell table:style-name="ce57" office:value-type="string">
            <text:p><text:s/></text:p>
          </table:table-cell>
          <table:table-cell table:style-name="ce86"/>
          <table:table-cell/>
        </table:table-row>
        <table:table-row table:style-name="ro1">
          <table:table-cell/>
          <table:table-cell table:style-name="ce3" table:formula="of:=[Datenbank.B8]" office:value-type="string" office:string-value=" ">
            <text:p><text:s/></text:p>
          </table:table-cell>
          <table:table-cell table:style-name="ce3" table:formula="of:=[Datenbank.C8]" office:value-type="string" office:string-value=" ">
            <text:p><text:s/>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<text:s/></text:p>
          </table:table-cell>
          <table:table-cell table:style-name="ce57" table:formula="of:=[Datenbank.U8]" office:value-type="string" office:string-value="Schnellschießen">
            <text:p>Schnellschießen</text:p>
          </table:table-cell>
          <table:table-cell table:style-name="ce86"/>
          <table:table-cell/>
        </table:table-row>
        <table:table-row table:style-name="ro1">
          <table:table-cell/>
          <table:table-cell table:style-name="ce3" table:formula="of:=[Datenbank.B9]" office:value-type="string" office:string-value=" ">
            <text:p><text:s/></text:p>
          </table:table-cell>
          <table:table-cell table:style-name="ce3" table:formula="of:=[Datenbank.C9]" office:value-type="string" office:string-value=" ">
            <text:p><text:s/>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<text:s/></text:p>
          </table:table-cell>
          <table:table-cell table:style-name="ce57" table:formula="of:=[Datenbank.U9]" office:value-type="string" office:string-value="Sekunden">
            <text:p>Sekunden</text:p>
          </table:table-cell>
          <table:table-cell table:style-name="ce86"/>
          <table:table-cell/>
        </table:table-row>
        <table:table-row table:style-name="ro1">
          <table:table-cell/>
          <table:table-cell table:style-name="ce3" table:formula="of:=[Datenbank.B10]" office:value-type="string" office:string-value=" ">
            <text:p><text:s/></text:p>
          </table:table-cell>
          <table:table-cell table:style-name="ce3" table:formula="of:=[Datenbank.C10]" office:value-type="string" office:string-value=" ">
            <text:p><text:s/>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<text:s/></text:p>
          </table:table-cell>
          <table:table-cell table:style-name="ce3" table:formula="of:=[Datenbank.U10]" office:value-type="string" office:string-value=" ">
            <text:p><text:s/></text:p>
          </table:table-cell>
          <table:table-cell table:style-name="ce86"/>
          <table:table-cell/>
        </table:table-row>
        <table:table-row table:style-name="ro1">
          <table:table-cell/>
          <table:table-cell table:style-name="ce3" table:formula="of:=[Datenbank.B11]" office:value-type="string" office:string-value=" ">
            <text:p><text:s/></text:p>
          </table:table-cell>
          <table:table-cell table:style-name="ce3" table:formula="of:=[Datenbank.C11]" office:value-type="string" office:string-value=" ">
            <text:p><text:s/></text:p>
          </table:table-cell>
          <table:table-cell table:style-name="ce3" table:number-columns-repeated="4"/>
          <table:table-cell table:style-name="ce3" table:formula="of:=[Datenbank.I11]" office:value-type="string" office:string-value=" ">
            <text:p><text:s/></text:p>
          </table:table-cell>
          <table:table-cell table:style-name="ce3" table:formula="of:=[Datenbank.U11]" office:value-type="string" office:string-value=" ">
            <text:p><text:s/></text:p>
          </table:table-cell>
          <table:table-cell table:style-name="ce47"/>
          <table:table-cell/>
        </table:table-row>
        <table:table-row table:style-name="ro1">
          <table:table-cell/>
          <table:table-cell table:style-name="ce5" table:formula="of:=[Datenbank.B12]" office:value-type="float" office:value="1">
            <text:p>1</text:p>
          </table:table-cell>
          <table:table-cell table:style-name="ce102" table:formula="of:=[Datenbank.C12]" office:value-type="string" office:string-value="Humrich">
            <text:p>Humrich</text:p>
          </table:table-cell>
          <table:table-cell table:style-name="ce102" table:formula="of:=[Datenbank.D12]" office:value-type="string" office:string-value="Joline">
            <text:p>Joline</text:p>
          </table:table-cell>
          <table:table-cell table:style-name="ce103" table:formula="of:=[Präzision_Kategorie.E12]" office:value-type="string" office:string-value="W">
            <text:p>W</text:p>
          </table:table-cell>
          <table:table-cell table:style-name="ce102" table:formula="of:=[Datenbank.F12]" office:value-type="string" office:string-value="Budo-Shin">
            <text:p>Budo-Shin</text:p>
          </table:table-cell>
          <table:table-cell table:style-name="ce107" table:formula="of:=[Datenbank.H12]" office:value-type="string" office:string-value="Kyu 6">
            <text:p>Kyu 6</text:p>
          </table:table-cell>
          <table:table-cell table:style-name="ce107" table:formula="of:=[Datenbank.I12]" office:value-type="string" office:string-value="I">
            <text:p>I</text:p>
          </table:table-cell>
          <table:table-cell table:style-name="ce108" table:formula="of:=[Datenbank.U12]" office:value-type="float" office:value="999">
            <text:p>999</text:p>
          </table:table-cell>
          <table:table-cell table:style-name="ce109" table:formula="of:=IF([.I12]=999;&quot; &quot;;RANK([.I12];[.$I$12:.$I$12];0))" office:value-type="string" office:string-value=" ">
            <text:p><text:s/></text:p>
          </table:table-cell>
          <table:table-cell table:style-name="ce56"/>
        </table:table-row>
        <table:table-row table:style-name="ro1">
          <table:table-cell/>
          <table:table-cell table:style-name="ce5" table:formula="of:=[Datenbank.B13]" office:value-type="float" office:value="10">
            <text:p>10</text:p>
          </table:table-cell>
          <table:table-cell table:style-name="ce102" table:formula="of:=[Datenbank.C13]" office:value-type="string" office:string-value="Franz">
            <text:p>Franz</text:p>
          </table:table-cell>
          <table:table-cell table:style-name="ce102" table:formula="of:=[Datenbank.D13]" office:value-type="string" office:string-value="Sabine">
            <text:p>Sabine</text:p>
          </table:table-cell>
          <table:table-cell table:style-name="ce103" table:formula="of:=[Präzision_Kategorie.E13]" office:value-type="string" office:string-value="W">
            <text:p>W</text:p>
          </table:table-cell>
          <table:table-cell table:style-name="ce102" table:formula="of:=[Datenbank.F13]" office:value-type="string" office:string-value="Budo-Shin">
            <text:p>Budo-Shin</text:p>
          </table:table-cell>
          <table:table-cell table:style-name="ce107" table:formula="of:=[Datenbank.H13]" office:value-type="string" office:string-value="Kyu 3">
            <text:p>Kyu 3</text:p>
          </table:table-cell>
          <table:table-cell table:style-name="ce107" table:formula="of:=[Datenbank.I13]" office:value-type="string" office:string-value="II">
            <text:p>II</text:p>
          </table:table-cell>
          <table:table-cell table:style-name="ce108" table:formula="of:=[Datenbank.U13]" office:value-type="float" office:value="999">
            <text:p>999</text:p>
          </table:table-cell>
          <table:table-cell table:style-name="ce109" table:formula="of:=IF([.I13]=999;&quot; &quot;;RANK([.I13];[.$I$12:.$I$12];0))" office:value-type="string" office:string-value=" ">
            <text:p><text:s/></text:p>
          </table:table-cell>
          <table:table-cell table:style-name="ce56"/>
        </table:table-row>
        <table:table-row table:style-name="ro1">
          <table:table-cell/>
          <table:table-cell table:style-name="ce5" table:formula="of:=[Datenbank.B14]" office:value-type="float" office:value="11">
            <text:p>11</text:p>
          </table:table-cell>
          <table:table-cell table:style-name="ce102" table:formula="of:=[Datenbank.C14]" office:value-type="string" office:string-value="Hanskötter">
            <text:p>Hanskötter</text:p>
          </table:table-cell>
          <table:table-cell table:style-name="ce102" table:formula="of:=[Datenbank.D14]" office:value-type="string" office:string-value="Ulrike">
            <text:p>Ulrike</text:p>
          </table:table-cell>
          <table:table-cell table:style-name="ce103" table:formula="of:=[Präzision_Kategorie.E14]" office:value-type="string" office:string-value="W">
            <text:p>W</text:p>
          </table:table-cell>
          <table:table-cell table:style-name="ce102" table:formula="of:=[Datenbank.F14]" office:value-type="string" office:string-value="Budo-Shin">
            <text:p>Budo-Shin</text:p>
          </table:table-cell>
          <table:table-cell table:style-name="ce107" table:formula="of:=[Datenbank.H14]" office:value-type="string" office:string-value="Kyu 3">
            <text:p>Kyu 3</text:p>
          </table:table-cell>
          <table:table-cell table:style-name="ce107" table:formula="of:=[Datenbank.I14]" office:value-type="string" office:string-value="II">
            <text:p>II</text:p>
          </table:table-cell>
          <table:table-cell table:style-name="ce108" table:formula="of:=[Datenbank.U14]" office:value-type="float" office:value="999">
            <text:p>999</text:p>
          </table:table-cell>
          <table:table-cell table:style-name="ce109" table:formula="of:=IF([.I14]=999;&quot; &quot;;RANK([.I14];[.$I$12:.$I$12];0))" office:value-type="string" office:string-value=" ">
            <text:p><text:s/></text:p>
          </table:table-cell>
          <table:table-cell table:style-name="ce56"/>
        </table:table-row>
        <table:table-row table:style-name="ro1">
          <table:table-cell/>
          <table:table-cell table:style-name="ce5" table:formula="of:=[Datenbank.B15]" office:value-type="float" office:value="16">
            <text:p>16</text:p>
          </table:table-cell>
          <table:table-cell table:style-name="ce102" table:formula="of:=[Datenbank.C15]" office:value-type="string" office:string-value="Orlowski">
            <text:p>Orlowski</text:p>
          </table:table-cell>
          <table:table-cell table:style-name="ce102" table:formula="of:=[Datenbank.D15]" office:value-type="string" office:string-value="Sabrina">
            <text:p>Sabrina</text:p>
          </table:table-cell>
          <table:table-cell table:style-name="ce103" table:formula="of:=[Präzision_Kategorie.E15]" office:value-type="string" office:string-value="W">
            <text:p>W</text:p>
          </table:table-cell>
          <table:table-cell table:style-name="ce102" table:formula="of:=[Datenbank.F15]" office:value-type="string" office:string-value="Bushikan">
            <text:p>Bushikan</text:p>
          </table:table-cell>
          <table:table-cell table:style-name="ce107" table:formula="of:=[Datenbank.H15]" office:value-type="string" office:string-value=" ">
            <text:p><text:s/></text:p>
          </table:table-cell>
          <table:table-cell table:style-name="ce107" table:formula="of:=[Datenbank.I15]" office:value-type="string" office:string-value="III">
            <text:p>III</text:p>
          </table:table-cell>
          <table:table-cell table:style-name="ce108" table:formula="of:=[Datenbank.U15]" office:value-type="float" office:value="999">
            <text:p>999</text:p>
          </table:table-cell>
          <table:table-cell table:style-name="ce109" table:formula="of:=IF([.I15]=999;&quot; &quot;;RANK([.I15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16]" office:value-type="float" office:value="24">
            <text:p>24</text:p>
          </table:table-cell>
          <table:table-cell table:style-name="ce102" table:formula="of:=[Datenbank.C16]" office:value-type="string" office:string-value="Holmes">
            <text:p>Holmes</text:p>
          </table:table-cell>
          <table:table-cell table:style-name="ce102" table:formula="of:=[Datenbank.D16]" office:value-type="string" office:string-value="Pauline">
            <text:p>Pauline</text:p>
          </table:table-cell>
          <table:table-cell table:style-name="ce103" table:formula="of:=[Präzision_Kategorie.E16]" office:value-type="string" office:string-value="W">
            <text:p>W</text:p>
          </table:table-cell>
          <table:table-cell table:style-name="ce102" table:formula="of:=[Datenbank.F16]" office:value-type="string" office:string-value="Yanagi-No-Ki">
            <text:p>Yanagi-No-Ki</text:p>
          </table:table-cell>
          <table:table-cell table:style-name="ce107" table:formula="of:=[Datenbank.H16]" office:value-type="string" office:string-value=" ">
            <text:p><text:s/></text:p>
          </table:table-cell>
          <table:table-cell table:style-name="ce107" table:formula="of:=[Datenbank.I16]" office:value-type="string" office:string-value="III">
            <text:p>III</text:p>
          </table:table-cell>
          <table:table-cell table:style-name="ce108" table:formula="of:=[Datenbank.U16]" office:value-type="float" office:value="999">
            <text:p>999</text:p>
          </table:table-cell>
          <table:table-cell table:style-name="ce109" table:formula="of:=IF([.I16]=999;&quot; &quot;;RANK([.I16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17]" office:value-type="string" office:string-value=" ">
            <text:p><text:s/></text:p>
          </table:table-cell>
          <table:table-cell table:style-name="ce102" table:formula="of:=[Datenbank.C17]" office:value-type="string" office:string-value=" ">
            <text:p><text:s/></text:p>
          </table:table-cell>
          <table:table-cell table:style-name="ce102" table:formula="of:=[Datenbank.D17]" office:value-type="string" office:string-value=" ">
            <text:p><text:s/></text:p>
          </table:table-cell>
          <table:table-cell table:style-name="ce103" table:formula="of:=[Präzision_Kategorie.E17]" office:value-type="string" office:string-value="W">
            <text:p>W</text:p>
          </table:table-cell>
          <table:table-cell table:style-name="ce102" table:formula="of:=[Datenbank.F17]" office:value-type="string" office:string-value=" ">
            <text:p><text:s/></text:p>
          </table:table-cell>
          <table:table-cell table:style-name="ce107" table:formula="of:=[Datenbank.H17]" office:value-type="string" office:string-value=" ">
            <text:p><text:s/></text:p>
          </table:table-cell>
          <table:table-cell table:style-name="ce107" table:formula="of:=[Datenbank.I17]" office:value-type="string" office:string-value="xxx">
            <text:p>xxx</text:p>
          </table:table-cell>
          <table:table-cell table:style-name="ce108" table:formula="of:=[Datenbank.U17]" office:value-type="float" office:value="999">
            <text:p>999</text:p>
          </table:table-cell>
          <table:table-cell table:style-name="ce109" table:formula="of:=IF([.I17]=999;&quot; &quot;;RANK([.I17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18]" office:value-type="string" office:string-value=" ">
            <text:p><text:s/></text:p>
          </table:table-cell>
          <table:table-cell table:style-name="ce102" table:formula="of:=[Datenbank.C18]" office:value-type="string" office:string-value=" ">
            <text:p><text:s/></text:p>
          </table:table-cell>
          <table:table-cell table:style-name="ce102" table:formula="of:=[Datenbank.D18]" office:value-type="string" office:string-value=" ">
            <text:p><text:s/></text:p>
          </table:table-cell>
          <table:table-cell table:style-name="ce103" table:formula="of:=[Präzision_Kategorie.E18]" office:value-type="string" office:string-value="W">
            <text:p>W</text:p>
          </table:table-cell>
          <table:table-cell table:style-name="ce102" table:formula="of:=[Datenbank.F18]" office:value-type="string" office:string-value=" ">
            <text:p><text:s/></text:p>
          </table:table-cell>
          <table:table-cell table:style-name="ce107" table:formula="of:=[Datenbank.H18]" office:value-type="string" office:string-value=" ">
            <text:p><text:s/></text:p>
          </table:table-cell>
          <table:table-cell table:style-name="ce107" table:formula="of:=[Datenbank.I18]" office:value-type="string" office:string-value="xxx">
            <text:p>xxx</text:p>
          </table:table-cell>
          <table:table-cell table:style-name="ce108" table:formula="of:=[Datenbank.U18]" office:value-type="float" office:value="999">
            <text:p>999</text:p>
          </table:table-cell>
          <table:table-cell table:style-name="ce109" table:formula="of:=IF([.I18]=999;&quot; &quot;;RANK([.I18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19]" office:value-type="string" office:string-value=" ">
            <text:p><text:s/></text:p>
          </table:table-cell>
          <table:table-cell table:style-name="ce102" table:formula="of:=[Datenbank.C19]" office:value-type="string" office:string-value=" ">
            <text:p><text:s/></text:p>
          </table:table-cell>
          <table:table-cell table:style-name="ce102" table:formula="of:=[Datenbank.D19]" office:value-type="string" office:string-value=" ">
            <text:p><text:s/></text:p>
          </table:table-cell>
          <table:table-cell table:style-name="ce103" table:formula="of:=[Präzision_Kategorie.E19]" office:value-type="string" office:string-value="W">
            <text:p>W</text:p>
          </table:table-cell>
          <table:table-cell table:style-name="ce102" table:formula="of:=[Datenbank.F19]" office:value-type="string" office:string-value=" ">
            <text:p><text:s/></text:p>
          </table:table-cell>
          <table:table-cell table:style-name="ce107" table:formula="of:=[Datenbank.H19]" office:value-type="string" office:string-value=" ">
            <text:p><text:s/></text:p>
          </table:table-cell>
          <table:table-cell table:style-name="ce107" table:formula="of:=[Datenbank.I19]" office:value-type="string" office:string-value="xxx">
            <text:p>xxx</text:p>
          </table:table-cell>
          <table:table-cell table:style-name="ce108" table:formula="of:=[Datenbank.U19]" office:value-type="float" office:value="999">
            <text:p>999</text:p>
          </table:table-cell>
          <table:table-cell table:style-name="ce109" table:formula="of:=IF([.I19]=999;&quot; &quot;;RANK([.I19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20]" office:value-type="string" office:string-value=" ">
            <text:p><text:s/></text:p>
          </table:table-cell>
          <table:table-cell table:style-name="ce102" table:formula="of:=[Datenbank.C20]" office:value-type="string" office:string-value=" ">
            <text:p><text:s/></text:p>
          </table:table-cell>
          <table:table-cell table:style-name="ce102" table:formula="of:=[Datenbank.D20]" office:value-type="string" office:string-value=" ">
            <text:p><text:s/></text:p>
          </table:table-cell>
          <table:table-cell table:style-name="ce103" table:formula="of:=[Präzision_Kategorie.E20]" office:value-type="string" office:string-value="W">
            <text:p>W</text:p>
          </table:table-cell>
          <table:table-cell table:style-name="ce102" table:formula="of:=[Datenbank.F20]" office:value-type="string" office:string-value=" ">
            <text:p><text:s/></text:p>
          </table:table-cell>
          <table:table-cell table:style-name="ce107" table:formula="of:=[Datenbank.H20]" office:value-type="string" office:string-value=" ">
            <text:p><text:s/></text:p>
          </table:table-cell>
          <table:table-cell table:style-name="ce107" table:formula="of:=[Datenbank.I20]" office:value-type="string" office:string-value="xxx">
            <text:p>xxx</text:p>
          </table:table-cell>
          <table:table-cell table:style-name="ce108" table:formula="of:=[Datenbank.U20]" office:value-type="float" office:value="999">
            <text:p>999</text:p>
          </table:table-cell>
          <table:table-cell table:style-name="ce109" table:formula="of:=IF([.I20]=999;&quot; &quot;;RANK([.I20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21]" office:value-type="string" office:string-value=" ">
            <text:p><text:s/></text:p>
          </table:table-cell>
          <table:table-cell table:style-name="ce102" table:formula="of:=[Datenbank.C21]" office:value-type="string" office:string-value=" ">
            <text:p><text:s/></text:p>
          </table:table-cell>
          <table:table-cell table:style-name="ce102" table:formula="of:=[Datenbank.D21]" office:value-type="string" office:string-value=" ">
            <text:p><text:s/></text:p>
          </table:table-cell>
          <table:table-cell table:style-name="ce103" table:formula="of:=[Präzision_Kategorie.E21]" office:value-type="string" office:string-value="W">
            <text:p>W</text:p>
          </table:table-cell>
          <table:table-cell table:style-name="ce102" table:formula="of:=[Datenbank.F21]" office:value-type="string" office:string-value=" ">
            <text:p><text:s/></text:p>
          </table:table-cell>
          <table:table-cell table:style-name="ce107" table:formula="of:=[Datenbank.H21]" office:value-type="string" office:string-value=" ">
            <text:p><text:s/></text:p>
          </table:table-cell>
          <table:table-cell table:style-name="ce107" table:formula="of:=[Datenbank.I21]" office:value-type="string" office:string-value="xxx">
            <text:p>xxx</text:p>
          </table:table-cell>
          <table:table-cell table:style-name="ce108" table:formula="of:=[Datenbank.U21]" office:value-type="float" office:value="999">
            <text:p>999</text:p>
          </table:table-cell>
          <table:table-cell table:style-name="ce109" table:formula="of:=IF([.I21]=999;&quot; &quot;;RANK([.I21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22]" office:value-type="string" office:string-value=" ">
            <text:p><text:s/></text:p>
          </table:table-cell>
          <table:table-cell table:style-name="ce102" table:formula="of:=[Datenbank.C22]" office:value-type="string" office:string-value=" ">
            <text:p><text:s/></text:p>
          </table:table-cell>
          <table:table-cell table:style-name="ce102" table:formula="of:=[Datenbank.D22]" office:value-type="string" office:string-value=" ">
            <text:p><text:s/></text:p>
          </table:table-cell>
          <table:table-cell table:style-name="ce103" table:formula="of:=[Präzision_Kategorie.E22]" office:value-type="string" office:string-value="W">
            <text:p>W</text:p>
          </table:table-cell>
          <table:table-cell table:style-name="ce102" table:formula="of:=[Datenbank.F22]" office:value-type="string" office:string-value=" ">
            <text:p><text:s/></text:p>
          </table:table-cell>
          <table:table-cell table:style-name="ce107" table:formula="of:=[Datenbank.H22]" office:value-type="string" office:string-value=" ">
            <text:p><text:s/></text:p>
          </table:table-cell>
          <table:table-cell table:style-name="ce107" table:formula="of:=[Datenbank.I22]" office:value-type="string" office:string-value="xxx">
            <text:p>xxx</text:p>
          </table:table-cell>
          <table:table-cell table:style-name="ce108" table:formula="of:=[Datenbank.U22]" office:value-type="float" office:value="999">
            <text:p>999</text:p>
          </table:table-cell>
          <table:table-cell table:style-name="ce109" table:formula="of:=IF([.I22]=999;&quot; &quot;;RANK([.I22];[.$I$12:.$I$12];0))" office:value-type="string" office:string-value=" ">
            <text:p><text:s/></text:p>
          </table:table-cell>
          <table:table-cell table:style-name="ce56"/>
        </table:table-row>
        <table:table-row table:style-name="ro1">
          <table:table-cell/>
          <table:table-cell table:style-name="ce5" table:formula="of:=[Datenbank.B23]" office:value-type="string" office:string-value=" ">
            <text:p><text:s/></text:p>
          </table:table-cell>
          <table:table-cell table:style-name="ce102" table:formula="of:=[Datenbank.C23]" office:value-type="string" office:string-value=" ">
            <text:p><text:s/></text:p>
          </table:table-cell>
          <table:table-cell table:style-name="ce102" table:formula="of:=[Datenbank.D23]" office:value-type="string" office:string-value=" ">
            <text:p><text:s/></text:p>
          </table:table-cell>
          <table:table-cell table:style-name="ce103" table:formula="of:=[Präzision_Kategorie.E23]" office:value-type="string" office:string-value="W">
            <text:p>W</text:p>
          </table:table-cell>
          <table:table-cell table:style-name="ce102" table:formula="of:=[Datenbank.F23]" office:value-type="string" office:string-value=" ">
            <text:p><text:s/></text:p>
          </table:table-cell>
          <table:table-cell table:style-name="ce107" table:formula="of:=[Datenbank.H23]" office:value-type="string" office:string-value=" ">
            <text:p><text:s/></text:p>
          </table:table-cell>
          <table:table-cell table:style-name="ce107" table:formula="of:=[Datenbank.I23]" office:value-type="string" office:string-value="xxx">
            <text:p>xxx</text:p>
          </table:table-cell>
          <table:table-cell table:style-name="ce108" table:formula="of:=[Datenbank.U23]" office:value-type="float" office:value="999">
            <text:p>999</text:p>
          </table:table-cell>
          <table:table-cell table:style-name="ce109" table:formula="of:=IF([.I23]=999;&quot; &quot;;RANK([.I23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24]" office:value-type="string" office:string-value=" ">
            <text:p><text:s/></text:p>
          </table:table-cell>
          <table:table-cell table:style-name="ce102" table:formula="of:=[Datenbank.C24]" office:value-type="string" office:string-value=" ">
            <text:p><text:s/></text:p>
          </table:table-cell>
          <table:table-cell table:style-name="ce102" table:formula="of:=[Datenbank.D24]" office:value-type="string" office:string-value=" ">
            <text:p><text:s/></text:p>
          </table:table-cell>
          <table:table-cell table:style-name="ce103" table:formula="of:=[Präzision_Kategorie.E24]" office:value-type="string" office:string-value="W">
            <text:p>W</text:p>
          </table:table-cell>
          <table:table-cell table:style-name="ce102" table:formula="of:=[Datenbank.F24]" office:value-type="string" office:string-value=" ">
            <text:p><text:s/></text:p>
          </table:table-cell>
          <table:table-cell table:style-name="ce107" table:formula="of:=[Datenbank.H24]" office:value-type="string" office:string-value=" ">
            <text:p><text:s/></text:p>
          </table:table-cell>
          <table:table-cell table:style-name="ce107" table:formula="of:=[Datenbank.I24]" office:value-type="string" office:string-value="xxx">
            <text:p>xxx</text:p>
          </table:table-cell>
          <table:table-cell table:style-name="ce108" table:formula="of:=[Datenbank.U24]" office:value-type="float" office:value="999">
            <text:p>999</text:p>
          </table:table-cell>
          <table:table-cell table:style-name="ce109" table:formula="of:=IF([.I24]=999;&quot; &quot;;RANK([.I24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25]" office:value-type="string" office:string-value=" ">
            <text:p><text:s/></text:p>
          </table:table-cell>
          <table:table-cell table:style-name="ce102" table:formula="of:=[Datenbank.C25]" office:value-type="string" office:string-value=" ">
            <text:p><text:s/></text:p>
          </table:table-cell>
          <table:table-cell table:style-name="ce102" table:formula="of:=[Datenbank.D25]" office:value-type="string" office:string-value=" ">
            <text:p><text:s/></text:p>
          </table:table-cell>
          <table:table-cell table:style-name="ce103" table:formula="of:=[Präzision_Kategorie.E25]" office:value-type="string" office:string-value="W">
            <text:p>W</text:p>
          </table:table-cell>
          <table:table-cell table:style-name="ce102" table:formula="of:=[Datenbank.F25]" office:value-type="string" office:string-value=" ">
            <text:p><text:s/></text:p>
          </table:table-cell>
          <table:table-cell table:style-name="ce107" table:formula="of:=[Datenbank.H25]" office:value-type="string" office:string-value=" ">
            <text:p><text:s/></text:p>
          </table:table-cell>
          <table:table-cell table:style-name="ce107" table:formula="of:=[Datenbank.I25]" office:value-type="string" office:string-value="xxx">
            <text:p>xxx</text:p>
          </table:table-cell>
          <table:table-cell table:style-name="ce108" table:formula="of:=[Datenbank.U25]" office:value-type="float" office:value="999">
            <text:p>999</text:p>
          </table:table-cell>
          <table:table-cell table:style-name="ce109" table:formula="of:=IF([.I25]=999;&quot; &quot;;RANK([.I25];[.$I$12:.$I$12];0))" office:value-type="string" office:string-value=" ">
            <text:p><text:s/></text:p>
          </table:table-cell>
          <table:table-cell table:style-name="ce56"/>
        </table:table-row>
        <table:table-row table:style-name="ro1">
          <table:table-cell/>
          <table:table-cell table:style-name="ce5" table:formula="of:=[Datenbank.B26]" office:value-type="string" office:string-value=" ">
            <text:p><text:s/></text:p>
          </table:table-cell>
          <table:table-cell table:style-name="ce102" table:formula="of:=[Datenbank.C26]" office:value-type="string" office:string-value=" ">
            <text:p><text:s/></text:p>
          </table:table-cell>
          <table:table-cell table:style-name="ce102" table:formula="of:=[Datenbank.D26]" office:value-type="string" office:string-value=" ">
            <text:p><text:s/></text:p>
          </table:table-cell>
          <table:table-cell table:style-name="ce103" table:formula="of:=[Präzision_Kategorie.E26]" office:value-type="string" office:string-value="W">
            <text:p>W</text:p>
          </table:table-cell>
          <table:table-cell table:style-name="ce102" table:formula="of:=[Datenbank.F26]" office:value-type="string" office:string-value=" ">
            <text:p><text:s/></text:p>
          </table:table-cell>
          <table:table-cell table:style-name="ce107" table:formula="of:=[Datenbank.H26]" office:value-type="string" office:string-value=" ">
            <text:p><text:s/></text:p>
          </table:table-cell>
          <table:table-cell table:style-name="ce107" table:formula="of:=[Datenbank.I26]" office:value-type="string" office:string-value="xxx">
            <text:p>xxx</text:p>
          </table:table-cell>
          <table:table-cell table:style-name="ce108" table:formula="of:=[Datenbank.U26]" office:value-type="float" office:value="999">
            <text:p>999</text:p>
          </table:table-cell>
          <table:table-cell table:style-name="ce109" table:formula="of:=IF([.I26]=999;&quot; &quot;;RANK([.I26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ce104" office:value-type="string">
            <text:p><text:s/></text:p>
          </table:table-cell>
          <table:table-cell table:number-columns-repeated="3"/>
          <table:table-cell table:style-name="Default"/>
          <table:table-cell table:style-name="ce88" office:value-type="string">
            <text:p><text:s/>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ce104" office:value-type="string">
            <text:p><text:s/></text:p>
          </table:table-cell>
          <table:table-cell table:number-columns-repeated="3"/>
          <table:table-cell table:style-name="Default"/>
          <table:table-cell table:style-name="ce88" office:value-type="string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29]" office:value-type="float" office:value="2">
            <text:p>2</text:p>
          </table:table-cell>
          <table:table-cell table:style-name="ce102" table:formula="of:=[Datenbank.C29]" office:value-type="string" office:string-value="Wübbeler">
            <text:p>Wübbeler</text:p>
          </table:table-cell>
          <table:table-cell table:style-name="ce102" table:formula="of:=[Datenbank.D29]" office:value-type="string" office:string-value="Martin">
            <text:p>Martin</text:p>
          </table:table-cell>
          <table:table-cell table:style-name="ce105" table:formula="of:=[Präzision_Kategorie.E29]" office:value-type="string" office:string-value="M">
            <text:p>M</text:p>
          </table:table-cell>
          <table:table-cell table:style-name="ce102" table:formula="of:=[Datenbank.F29]" office:value-type="string" office:string-value="Budo-Shin">
            <text:p>Budo-Shin</text:p>
          </table:table-cell>
          <table:table-cell table:style-name="ce107" table:formula="of:=[Datenbank.H29]" office:value-type="string" office:string-value=" ">
            <text:p><text:s/></text:p>
          </table:table-cell>
          <table:table-cell table:style-name="ce107" table:formula="of:=[Datenbank.I29]" office:value-type="string" office:string-value="I">
            <text:p>I</text:p>
          </table:table-cell>
          <table:table-cell table:style-name="ce108" table:formula="of:=[Datenbank.U29]" office:value-type="float" office:value="999">
            <text:p>999</text:p>
          </table:table-cell>
          <table:table-cell table:style-name="ce110" table:formula="of:=IF([.I29]=999;&quot; &quot;;RANK([.I29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33]" office:value-type="float" office:value="6">
            <text:p>6</text:p>
          </table:table-cell>
          <table:table-cell table:style-name="ce102" table:formula="of:=[Datenbank.C33]" office:value-type="string" office:string-value="Ahrens">
            <text:p>Ahrens</text:p>
          </table:table-cell>
          <table:table-cell table:style-name="ce102" table:formula="of:=[Datenbank.D33]" office:value-type="string" office:string-value="Björn">
            <text:p>Björn</text:p>
          </table:table-cell>
          <table:table-cell table:style-name="ce105" table:formula="of:=[Präzision_Kategorie.E33]" office:value-type="string" office:string-value="M">
            <text:p>M</text:p>
          </table:table-cell>
          <table:table-cell table:style-name="ce102" table:formula="of:=[Datenbank.F33]" office:value-type="string" office:string-value="Budo-Shin">
            <text:p>Budo-Shin</text:p>
          </table:table-cell>
          <table:table-cell table:style-name="ce107" table:formula="of:=[Datenbank.H33]" office:value-type="string" office:string-value=" ">
            <text:p><text:s/></text:p>
          </table:table-cell>
          <table:table-cell table:style-name="ce107" table:formula="of:=[Datenbank.I33]" office:value-type="string" office:string-value="I">
            <text:p>I</text:p>
          </table:table-cell>
          <table:table-cell table:style-name="ce108" table:formula="of:=[Datenbank.U33]" office:value-type="float" office:value="999">
            <text:p>999</text:p>
          </table:table-cell>
          <table:table-cell table:style-name="ce110" table:formula="of:=IF([.I30]=999;&quot; &quot;;RANK([.I30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34]" office:value-type="float" office:value="7">
            <text:p>7</text:p>
          </table:table-cell>
          <table:table-cell table:style-name="ce102" table:formula="of:=[Datenbank.C34]" office:value-type="string" office:string-value="Sackmeyer">
            <text:p>Sackmeyer</text:p>
          </table:table-cell>
          <table:table-cell table:style-name="ce102" table:formula="of:=[Datenbank.D34]" office:value-type="string" office:string-value="Kurt">
            <text:p>Kurt</text:p>
          </table:table-cell>
          <table:table-cell table:style-name="ce105" table:formula="of:=[Präzision_Kategorie.E34]" office:value-type="string" office:string-value="M">
            <text:p>M</text:p>
          </table:table-cell>
          <table:table-cell table:style-name="ce102" table:formula="of:=[Datenbank.F34]" office:value-type="string" office:string-value="Budo-Shin">
            <text:p>Budo-Shin</text:p>
          </table:table-cell>
          <table:table-cell table:style-name="ce107" table:formula="of:=[Datenbank.H34]" office:value-type="string" office:string-value=" ">
            <text:p><text:s/></text:p>
          </table:table-cell>
          <table:table-cell table:style-name="ce107" table:formula="of:=[Datenbank.I34]" office:value-type="string" office:string-value="I">
            <text:p>I</text:p>
          </table:table-cell>
          <table:table-cell table:style-name="ce108" table:formula="of:=[Datenbank.U34]" office:value-type="float" office:value="999">
            <text:p>999</text:p>
          </table:table-cell>
          <table:table-cell table:style-name="ce110" table:formula="of:=IF([.I31]=999;&quot; &quot;;RANK([.I31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37]" office:value-type="float" office:value="12">
            <text:p>12</text:p>
          </table:table-cell>
          <table:table-cell table:style-name="ce102" table:formula="of:=[Datenbank.C37]" office:value-type="string" office:string-value="Huntemann">
            <text:p>Huntemann</text:p>
          </table:table-cell>
          <table:table-cell table:style-name="ce102" table:formula="of:=[Datenbank.D37]" office:value-type="string" office:string-value="Ralf">
            <text:p>Ralf</text:p>
          </table:table-cell>
          <table:table-cell table:style-name="ce105" table:formula="of:=[Präzision_Kategorie.E37]" office:value-type="string" office:string-value="M">
            <text:p>M</text:p>
          </table:table-cell>
          <table:table-cell table:style-name="ce102" table:formula="of:=[Datenbank.F37]" office:value-type="string" office:string-value="Budo-Shin">
            <text:p>Budo-Shin</text:p>
          </table:table-cell>
          <table:table-cell table:style-name="ce107" table:formula="of:=[Datenbank.H37]" office:value-type="string" office:string-value=" ">
            <text:p><text:s/></text:p>
          </table:table-cell>
          <table:table-cell table:style-name="ce107" table:formula="of:=[Datenbank.I37]" office:value-type="string" office:string-value="I">
            <text:p>I</text:p>
          </table:table-cell>
          <table:table-cell table:style-name="ce108" table:formula="of:=[Datenbank.U37]" office:value-type="float" office:value="999">
            <text:p>999</text:p>
          </table:table-cell>
          <table:table-cell table:style-name="ce110" table:formula="of:=IF([.I32]=999;&quot; &quot;;RANK([.I32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38]" office:value-type="float" office:value="13">
            <text:p>13</text:p>
          </table:table-cell>
          <table:table-cell table:style-name="ce102" table:formula="of:=[Datenbank.C38]" office:value-type="string" office:string-value="Troschkin">
            <text:p>Troschkin</text:p>
          </table:table-cell>
          <table:table-cell table:style-name="ce102" table:formula="of:=[Datenbank.D38]" office:value-type="string" office:string-value="Celvin">
            <text:p>Celvin</text:p>
          </table:table-cell>
          <table:table-cell table:style-name="ce105" table:formula="of:=[Präzision_Kategorie.E38]" office:value-type="string" office:string-value="M">
            <text:p>M</text:p>
          </table:table-cell>
          <table:table-cell table:style-name="ce102" table:formula="of:=[Datenbank.F38]" office:value-type="string" office:string-value="Budo-Shin">
            <text:p>Budo-Shin</text:p>
          </table:table-cell>
          <table:table-cell table:style-name="ce107" table:formula="of:=[Datenbank.H38]" office:value-type="string" office:string-value=" ">
            <text:p><text:s/></text:p>
          </table:table-cell>
          <table:table-cell table:style-name="ce107" table:formula="of:=[Datenbank.I38]" office:value-type="string" office:string-value="I">
            <text:p>I</text:p>
          </table:table-cell>
          <table:table-cell table:style-name="ce108" table:formula="of:=[Datenbank.U38]" office:value-type="float" office:value="999">
            <text:p>999</text:p>
          </table:table-cell>
          <table:table-cell table:style-name="ce110" table:formula="of:=IF([.I33]=999;&quot; &quot;;RANK([.I33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39]" office:value-type="float" office:value="14">
            <text:p>14</text:p>
          </table:table-cell>
          <table:table-cell table:style-name="ce102" table:formula="of:=[Datenbank.C39]" office:value-type="string" office:string-value="Antholzer">
            <text:p>Antholzer</text:p>
          </table:table-cell>
          <table:table-cell table:style-name="ce102" table:formula="of:=[Datenbank.D39]" office:value-type="string" office:string-value="Marcel">
            <text:p>Marcel</text:p>
          </table:table-cell>
          <table:table-cell table:style-name="ce105" table:formula="of:=[Präzision_Kategorie.E39]" office:value-type="string" office:string-value="M">
            <text:p>M</text:p>
          </table:table-cell>
          <table:table-cell table:style-name="ce102" table:formula="of:=[Datenbank.F39]" office:value-type="string" office:string-value="Bushikan">
            <text:p>Bushikan</text:p>
          </table:table-cell>
          <table:table-cell table:style-name="ce107" table:formula="of:=[Datenbank.H39]" office:value-type="string" office:string-value=" ">
            <text:p><text:s/></text:p>
          </table:table-cell>
          <table:table-cell table:style-name="ce107" table:formula="of:=[Datenbank.I39]" office:value-type="string" office:string-value="I">
            <text:p>I</text:p>
          </table:table-cell>
          <table:table-cell table:style-name="ce108" table:formula="of:=[Datenbank.U39]" office:value-type="float" office:value="999">
            <text:p>999</text:p>
          </table:table-cell>
          <table:table-cell table:style-name="ce110" table:formula="of:=IF([.I34]=999;&quot; &quot;;RANK([.I34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41]" office:value-type="float" office:value="17">
            <text:p>17</text:p>
          </table:table-cell>
          <table:table-cell table:style-name="ce102" table:formula="of:=[Datenbank.C41]" office:value-type="string" office:string-value="Raßbach">
            <text:p>Raßbach</text:p>
          </table:table-cell>
          <table:table-cell table:style-name="ce102" table:formula="of:=[Datenbank.D41]" office:value-type="string" office:string-value="Luca">
            <text:p>Luca</text:p>
          </table:table-cell>
          <table:table-cell table:style-name="ce105" table:formula="of:=[Präzision_Kategorie.E41]" office:value-type="string" office:string-value="M">
            <text:p>M</text:p>
          </table:table-cell>
          <table:table-cell table:style-name="ce102" table:formula="of:=[Datenbank.F41]" office:value-type="string" office:string-value="Bushikan">
            <text:p>Bushikan</text:p>
          </table:table-cell>
          <table:table-cell table:style-name="ce107" table:formula="of:=[Datenbank.H41]" office:value-type="string" office:string-value=" ">
            <text:p><text:s/></text:p>
          </table:table-cell>
          <table:table-cell table:style-name="ce107" table:formula="of:=[Datenbank.I41]" office:value-type="string" office:string-value="I">
            <text:p>I</text:p>
          </table:table-cell>
          <table:table-cell table:style-name="ce108" table:formula="of:=[Datenbank.U41]" office:value-type="float" office:value="999">
            <text:p>999</text:p>
          </table:table-cell>
          <table:table-cell table:style-name="ce110" table:formula="of:=IF([.I35]=999;&quot; &quot;;RANK([.I35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42]" office:value-type="float" office:value="18">
            <text:p>18</text:p>
          </table:table-cell>
          <table:table-cell table:style-name="ce102" table:formula="of:=[Datenbank.C42]" office:value-type="string" office:string-value="Mengede">
            <text:p>Mengede</text:p>
          </table:table-cell>
          <table:table-cell table:style-name="ce102" table:formula="of:=[Datenbank.D42]" office:value-type="string" office:string-value="Michael">
            <text:p>Michael</text:p>
          </table:table-cell>
          <table:table-cell table:style-name="ce105" table:formula="of:=[Präzision_Kategorie.E42]" office:value-type="string" office:string-value="M">
            <text:p>M</text:p>
          </table:table-cell>
          <table:table-cell table:style-name="ce102" table:formula="of:=[Datenbank.F42]" office:value-type="string" office:string-value="Bushikan">
            <text:p>Bushikan</text:p>
          </table:table-cell>
          <table:table-cell table:style-name="ce107" table:formula="of:=[Datenbank.H42]" office:value-type="string" office:string-value=" ">
            <text:p><text:s/></text:p>
          </table:table-cell>
          <table:table-cell table:style-name="ce107" table:formula="of:=[Datenbank.I42]" office:value-type="string" office:string-value="I">
            <text:p>I</text:p>
          </table:table-cell>
          <table:table-cell table:style-name="ce108" table:formula="of:=[Datenbank.U42]" office:value-type="float" office:value="999">
            <text:p>999</text:p>
          </table:table-cell>
          <table:table-cell table:style-name="ce110" table:formula="of:=IF([.I36]=999;&quot; &quot;;RANK([.I36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43]" office:value-type="float" office:value="19">
            <text:p>19</text:p>
          </table:table-cell>
          <table:table-cell table:style-name="ce102" table:formula="of:=[Datenbank.C43]" office:value-type="string" office:string-value="Wiesrchen">
            <text:p>Wiesrchen</text:p>
          </table:table-cell>
          <table:table-cell table:style-name="ce102" table:formula="of:=[Datenbank.D43]" office:value-type="string" office:string-value="Markus">
            <text:p>Markus</text:p>
          </table:table-cell>
          <table:table-cell table:style-name="ce105" table:formula="of:=[Präzision_Kategorie.E43]" office:value-type="string" office:string-value="M">
            <text:p>M</text:p>
          </table:table-cell>
          <table:table-cell table:style-name="ce102" table:formula="of:=[Datenbank.F43]" office:value-type="string" office:string-value="Bushikan">
            <text:p>Bushikan</text:p>
          </table:table-cell>
          <table:table-cell table:style-name="ce107" table:formula="of:=[Datenbank.H43]" office:value-type="string" office:string-value=" ">
            <text:p><text:s/></text:p>
          </table:table-cell>
          <table:table-cell table:style-name="ce107" table:formula="of:=[Datenbank.I43]" office:value-type="string" office:string-value="I">
            <text:p>I</text:p>
          </table:table-cell>
          <table:table-cell table:style-name="ce108" table:formula="of:=[Datenbank.U43]" office:value-type="float" office:value="999">
            <text:p>999</text:p>
          </table:table-cell>
          <table:table-cell table:style-name="ce110" table:formula="of:=IF([.I37]=999;&quot; &quot;;RANK([.I37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49]" office:value-type="float" office:value="26">
            <text:p>26</text:p>
          </table:table-cell>
          <table:table-cell table:style-name="ce102" table:formula="of:=[Datenbank.C49]" office:value-type="string" office:string-value="Aufenberg">
            <text:p>Aufenberg</text:p>
          </table:table-cell>
          <table:table-cell table:style-name="ce102" table:formula="of:=[Datenbank.D49]" office:value-type="string" office:string-value="Reinhold">
            <text:p>Reinhold</text:p>
          </table:table-cell>
          <table:table-cell table:style-name="ce105" table:formula="of:=[Präzision_Kategorie.E49]" office:value-type="string" office:string-value="M">
            <text:p>M</text:p>
          </table:table-cell>
          <table:table-cell table:style-name="ce102" table:formula="of:=[Datenbank.F49]" office:value-type="string" office:string-value="Senkido Menden">
            <text:p>Senkido Menden</text:p>
          </table:table-cell>
          <table:table-cell table:style-name="ce107" table:formula="of:=[Datenbank.H49]" office:value-type="string" office:string-value=" ">
            <text:p><text:s/></text:p>
          </table:table-cell>
          <table:table-cell table:style-name="ce107" table:formula="of:=[Datenbank.I49]" office:value-type="string" office:string-value="I">
            <text:p>I</text:p>
          </table:table-cell>
          <table:table-cell table:style-name="ce108" table:formula="of:=[Datenbank.U49]" office:value-type="float" office:value="999">
            <text:p>999</text:p>
          </table:table-cell>
          <table:table-cell table:style-name="ce110" table:formula="of:=IF([.I38]=999;&quot; &quot;;RANK([.I38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50]" office:value-type="float" office:value="27">
            <text:p>27</text:p>
          </table:table-cell>
          <table:table-cell table:style-name="ce102" table:formula="of:=[Datenbank.C50]" office:value-type="string" office:string-value="Boadella">
            <text:p>Boadella</text:p>
          </table:table-cell>
          <table:table-cell table:style-name="ce102" table:formula="of:=[Datenbank.D50]" office:value-type="string" office:string-value="Franz">
            <text:p>Franz</text:p>
          </table:table-cell>
          <table:table-cell table:style-name="ce105" table:formula="of:=[Präzision_Kategorie.E50]" office:value-type="string" office:string-value="M">
            <text:p>M</text:p>
          </table:table-cell>
          <table:table-cell table:style-name="ce102" table:formula="of:=[Datenbank.F50]" office:value-type="string" office:string-value="SCV Kreuzlingen">
            <text:p>SCV Kreuzlingen</text:p>
          </table:table-cell>
          <table:table-cell table:style-name="ce107" table:formula="of:=[Datenbank.H50]" office:value-type="string" office:string-value=" ">
            <text:p><text:s/></text:p>
          </table:table-cell>
          <table:table-cell table:style-name="ce107" table:formula="of:=[Datenbank.I50]" office:value-type="string" office:string-value="I">
            <text:p>I</text:p>
          </table:table-cell>
          <table:table-cell table:style-name="ce108" table:formula="of:=[Datenbank.U50]" office:value-type="float" office:value="999">
            <text:p>999</text:p>
          </table:table-cell>
          <table:table-cell table:style-name="ce110" table:formula="of:=IF([.I39]=999;&quot; &quot;;RANK([.I39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30]" office:value-type="float" office:value="3">
            <text:p>3</text:p>
          </table:table-cell>
          <table:table-cell table:style-name="ce102" table:formula="of:=[Datenbank.C30]" office:value-type="string" office:string-value="Gräpel">
            <text:p>Gräpel</text:p>
          </table:table-cell>
          <table:table-cell table:style-name="ce102" table:formula="of:=[Datenbank.D30]" office:value-type="string" office:string-value="Torsten">
            <text:p>Torsten</text:p>
          </table:table-cell>
          <table:table-cell table:style-name="ce105" table:formula="of:=[Präzision_Kategorie.E30]" office:value-type="string" office:string-value="M">
            <text:p>M</text:p>
          </table:table-cell>
          <table:table-cell table:style-name="ce102" table:formula="of:=[Datenbank.F30]" office:value-type="string" office:string-value="Budo-Shin">
            <text:p>Budo-Shin</text:p>
          </table:table-cell>
          <table:table-cell table:style-name="ce107" table:formula="of:=[Datenbank.H30]" office:value-type="string" office:string-value=" ">
            <text:p><text:s/></text:p>
          </table:table-cell>
          <table:table-cell table:style-name="ce107" table:formula="of:=[Datenbank.I30]" office:value-type="string" office:string-value="II">
            <text:p>II</text:p>
          </table:table-cell>
          <table:table-cell table:style-name="ce108" table:formula="of:=[Datenbank.U30]" office:value-type="float" office:value="999">
            <text:p>999</text:p>
          </table:table-cell>
          <table:table-cell table:style-name="ce110" table:formula="of:=IF([.I40]=999;&quot; &quot;;RANK([.I40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35]" office:value-type="float" office:value="8">
            <text:p>8</text:p>
          </table:table-cell>
          <table:table-cell table:style-name="ce102" table:formula="of:=[Datenbank.C35]" office:value-type="string" office:string-value="Knobloch">
            <text:p>Knobloch</text:p>
          </table:table-cell>
          <table:table-cell table:style-name="ce102" table:formula="of:=[Datenbank.D35]" office:value-type="string" office:string-value="Marius">
            <text:p>Marius</text:p>
          </table:table-cell>
          <table:table-cell table:style-name="ce105" table:formula="of:=[Präzision_Kategorie.E35]" office:value-type="string" office:string-value="M">
            <text:p>M</text:p>
          </table:table-cell>
          <table:table-cell table:style-name="ce102" table:formula="of:=[Datenbank.F35]" office:value-type="string" office:string-value="Budo-Shin">
            <text:p>Budo-Shin</text:p>
          </table:table-cell>
          <table:table-cell table:style-name="ce107" table:formula="of:=[Datenbank.H35]" office:value-type="string" office:string-value=" ">
            <text:p><text:s/></text:p>
          </table:table-cell>
          <table:table-cell table:style-name="ce107" table:formula="of:=[Datenbank.I35]" office:value-type="string" office:string-value="II">
            <text:p>II</text:p>
          </table:table-cell>
          <table:table-cell table:style-name="ce108" table:formula="of:=[Datenbank.U35]" office:value-type="float" office:value="999">
            <text:p>999</text:p>
          </table:table-cell>
          <table:table-cell table:style-name="ce110" table:formula="of:=IF([.I41]=999;&quot; &quot;;RANK([.I41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40]" office:value-type="float" office:value="15">
            <text:p>15</text:p>
          </table:table-cell>
          <table:table-cell table:style-name="ce102" table:formula="of:=[Datenbank.C40]" office:value-type="string" office:string-value="Cyrol">
            <text:p>Cyrol</text:p>
          </table:table-cell>
          <table:table-cell table:style-name="ce102" table:formula="of:=[Datenbank.D40]" office:value-type="string" office:string-value="Florian">
            <text:p>Florian</text:p>
          </table:table-cell>
          <table:table-cell table:style-name="ce105" table:formula="of:=[Präzision_Kategorie.E40]" office:value-type="string" office:string-value="M">
            <text:p>M</text:p>
          </table:table-cell>
          <table:table-cell table:style-name="ce102" table:formula="of:=[Datenbank.F40]" office:value-type="string" office:string-value="Bushikan">
            <text:p>Bushikan</text:p>
          </table:table-cell>
          <table:table-cell table:style-name="ce107" table:formula="of:=[Datenbank.H40]" office:value-type="string" office:string-value=" ">
            <text:p><text:s/></text:p>
          </table:table-cell>
          <table:table-cell table:style-name="ce107" table:formula="of:=[Datenbank.I40]" office:value-type="string" office:string-value="II">
            <text:p>II</text:p>
          </table:table-cell>
          <table:table-cell table:style-name="ce108" table:formula="of:=[Datenbank.U40]" office:value-type="float" office:value="999">
            <text:p>999</text:p>
          </table:table-cell>
          <table:table-cell table:style-name="ce110" table:formula="of:=IF([.I42]=999;&quot; &quot;;RANK([.I42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44]" office:value-type="float" office:value="20">
            <text:p>20</text:p>
          </table:table-cell>
          <table:table-cell table:style-name="ce102" table:formula="of:=[Datenbank.C44]" office:value-type="string" office:string-value="Pendergast">
            <text:p>Pendergast</text:p>
          </table:table-cell>
          <table:table-cell table:style-name="ce102" table:formula="of:=[Datenbank.D44]" office:value-type="string" office:string-value="Carolan">
            <text:p>Carolan</text:p>
          </table:table-cell>
          <table:table-cell table:style-name="ce105" table:formula="of:=[Präzision_Kategorie.E44]" office:value-type="string" office:string-value="M">
            <text:p>M</text:p>
          </table:table-cell>
          <table:table-cell table:style-name="ce102" table:formula="of:=[Datenbank.F44]" office:value-type="string" office:string-value="Dragons Lair">
            <text:p>Dragons Lair</text:p>
          </table:table-cell>
          <table:table-cell table:style-name="ce107" table:formula="of:=[Datenbank.H44]" office:value-type="string" office:string-value=" ">
            <text:p><text:s/></text:p>
          </table:table-cell>
          <table:table-cell table:style-name="ce107" table:formula="of:=[Datenbank.I44]" office:value-type="string" office:string-value="II">
            <text:p>II</text:p>
          </table:table-cell>
          <table:table-cell table:style-name="ce108" table:formula="of:=[Datenbank.U44]" office:value-type="float" office:value="999">
            <text:p>999</text:p>
          </table:table-cell>
          <table:table-cell table:style-name="ce110" table:formula="of:=IF([.I43]=999;&quot; &quot;;RANK([.I43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46]" office:value-type="float" office:value="22">
            <text:p>22</text:p>
          </table:table-cell>
          <table:table-cell table:style-name="ce102" table:formula="of:=[Datenbank.C46]" office:value-type="string" office:string-value="Carthy">
            <text:p>Carthy</text:p>
          </table:table-cell>
          <table:table-cell table:style-name="ce102" table:formula="of:=[Datenbank.D46]" office:value-type="string" office:string-value="Ger">
            <text:p>Ger</text:p>
          </table:table-cell>
          <table:table-cell table:style-name="ce105" table:formula="of:=[Präzision_Kategorie.E46]" office:value-type="string" office:string-value="M">
            <text:p>M</text:p>
          </table:table-cell>
          <table:table-cell table:style-name="ce102" table:formula="of:=[Datenbank.F46]" office:value-type="string" office:string-value="Dragons Lair">
            <text:p>Dragons Lair</text:p>
          </table:table-cell>
          <table:table-cell table:style-name="ce107" table:formula="of:=[Datenbank.H46]" office:value-type="string" office:string-value=" ">
            <text:p><text:s/></text:p>
          </table:table-cell>
          <table:table-cell table:style-name="ce107" table:formula="of:=[Datenbank.I46]" office:value-type="string" office:string-value="II">
            <text:p>II</text:p>
          </table:table-cell>
          <table:table-cell table:style-name="ce108" table:formula="of:=[Datenbank.U46]" office:value-type="float" office:value="999">
            <text:p>999</text:p>
          </table:table-cell>
          <table:table-cell table:style-name="ce110" table:formula="of:=IF([.I44]=999;&quot; &quot;;RANK([.I44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31]" office:value-type="float" office:value="4">
            <text:p>4</text:p>
          </table:table-cell>
          <table:table-cell table:style-name="ce102" table:formula="of:=[Datenbank.C31]" office:value-type="string" office:string-value="Grytt">
            <text:p>Grytt</text:p>
          </table:table-cell>
          <table:table-cell table:style-name="ce102" table:formula="of:=[Datenbank.D31]" office:value-type="string" office:string-value="Rainer">
            <text:p>Rainer</text:p>
          </table:table-cell>
          <table:table-cell table:style-name="ce105" table:formula="of:=[Präzision_Kategorie.E31]" office:value-type="string" office:string-value="M">
            <text:p>M</text:p>
          </table:table-cell>
          <table:table-cell table:style-name="ce102" table:formula="of:=[Datenbank.F31]" office:value-type="string" office:string-value="Budo-Shin">
            <text:p>Budo-Shin</text:p>
          </table:table-cell>
          <table:table-cell table:style-name="ce107" table:formula="of:=[Datenbank.H31]" office:value-type="string" office:string-value=" ">
            <text:p><text:s/></text:p>
          </table:table-cell>
          <table:table-cell table:style-name="ce107" table:formula="of:=[Datenbank.I31]" office:value-type="string" office:string-value="III">
            <text:p>III</text:p>
          </table:table-cell>
          <table:table-cell table:style-name="ce108" table:formula="of:=[Datenbank.U31]" office:value-type="float" office:value="999">
            <text:p>999</text:p>
          </table:table-cell>
          <table:table-cell table:style-name="ce110" table:formula="of:=IF([.I45]=999;&quot; &quot;;RANK([.I45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32]" office:value-type="float" office:value="5">
            <text:p>5</text:p>
          </table:table-cell>
          <table:table-cell table:style-name="ce102" table:formula="of:=[Datenbank.C32]" office:value-type="string" office:string-value="Szmagara">
            <text:p>Szmagara</text:p>
          </table:table-cell>
          <table:table-cell table:style-name="ce102" table:formula="of:=[Datenbank.D32]" office:value-type="string" office:string-value="Tomasz">
            <text:p>Tomasz</text:p>
          </table:table-cell>
          <table:table-cell table:style-name="ce105" table:formula="of:=[Präzision_Kategorie.E32]" office:value-type="string" office:string-value="M">
            <text:p>M</text:p>
          </table:table-cell>
          <table:table-cell table:style-name="ce102" table:formula="of:=[Datenbank.F32]" office:value-type="string" office:string-value="Budo-Shin">
            <text:p>Budo-Shin</text:p>
          </table:table-cell>
          <table:table-cell table:style-name="ce107" table:formula="of:=[Datenbank.H32]" office:value-type="string" office:string-value=" ">
            <text:p><text:s/></text:p>
          </table:table-cell>
          <table:table-cell table:style-name="ce107" table:formula="of:=[Datenbank.I32]" office:value-type="string" office:string-value="III">
            <text:p>III</text:p>
          </table:table-cell>
          <table:table-cell table:style-name="ce108" table:formula="of:=[Datenbank.U32]" office:value-type="float" office:value="999">
            <text:p>999</text:p>
          </table:table-cell>
          <table:table-cell table:style-name="ce110" table:formula="of:=IF([.I46]=999;&quot; &quot;;RANK([.I46];[.$I$12:.$I$12];0))" office:value-type="string" office:string-value=" ">
            <text:p><text:s/></text:p>
          </table:table-cell>
          <table:table-cell table:style-name="ce56"/>
        </table:table-row>
        <table:table-row table:style-name="ro1">
          <table:table-cell/>
          <table:table-cell table:style-name="ce5" table:formula="of:=[Datenbank.B36]" office:value-type="float" office:value="9">
            <text:p>9</text:p>
          </table:table-cell>
          <table:table-cell table:style-name="ce102" table:formula="of:=[Datenbank.C36]" office:value-type="string" office:string-value="Kordes">
            <text:p>Kordes</text:p>
          </table:table-cell>
          <table:table-cell table:style-name="ce102" table:formula="of:=[Datenbank.D36]" office:value-type="string" office:string-value="Dieter">
            <text:p>Dieter</text:p>
          </table:table-cell>
          <table:table-cell table:style-name="ce105" table:formula="of:=[Präzision_Kategorie.E36]" office:value-type="string" office:string-value="M">
            <text:p>M</text:p>
          </table:table-cell>
          <table:table-cell table:style-name="ce102" table:formula="of:=[Datenbank.F36]" office:value-type="string" office:string-value="Budo-Shin">
            <text:p>Budo-Shin</text:p>
          </table:table-cell>
          <table:table-cell table:style-name="ce107" table:formula="of:=[Datenbank.H36]" office:value-type="string" office:string-value=" ">
            <text:p><text:s/></text:p>
          </table:table-cell>
          <table:table-cell table:style-name="ce107" table:formula="of:=[Datenbank.I36]" office:value-type="string" office:string-value="III">
            <text:p>III</text:p>
          </table:table-cell>
          <table:table-cell table:style-name="ce108" table:formula="of:=[Datenbank.U36]" office:value-type="float" office:value="999">
            <text:p>999</text:p>
          </table:table-cell>
          <table:table-cell table:style-name="ce110" table:formula="of:=IF([.I47]=999;&quot; &quot;;RANK([.I47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45]" office:value-type="float" office:value="21">
            <text:p>21</text:p>
          </table:table-cell>
          <table:table-cell table:style-name="ce102" table:formula="of:=[Datenbank.C45]" office:value-type="string" office:string-value="McEnroe">
            <text:p>McEnroe</text:p>
          </table:table-cell>
          <table:table-cell table:style-name="ce102" table:formula="of:=[Datenbank.D45]" office:value-type="string" office:string-value="Larry">
            <text:p>Larry</text:p>
          </table:table-cell>
          <table:table-cell table:style-name="ce105" table:formula="of:=[Präzision_Kategorie.E45]" office:value-type="string" office:string-value="M">
            <text:p>M</text:p>
          </table:table-cell>
          <table:table-cell table:style-name="ce102" table:formula="of:=[Datenbank.F45]" office:value-type="string" office:string-value="Dragons Lair">
            <text:p>Dragons Lair</text:p>
          </table:table-cell>
          <table:table-cell table:style-name="ce107" table:formula="of:=[Datenbank.H45]" office:value-type="string" office:string-value=" ">
            <text:p><text:s/></text:p>
          </table:table-cell>
          <table:table-cell table:style-name="ce107" table:formula="of:=[Datenbank.I45]" office:value-type="string" office:string-value="III">
            <text:p>III</text:p>
          </table:table-cell>
          <table:table-cell table:style-name="ce108" table:formula="of:=[Datenbank.U45]" office:value-type="float" office:value="999">
            <text:p>999</text:p>
          </table:table-cell>
          <table:table-cell table:style-name="ce110" table:formula="of:=IF([.I48]=999;&quot; &quot;;RANK([.I48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47]" office:value-type="float" office:value="23">
            <text:p>23</text:p>
          </table:table-cell>
          <table:table-cell table:style-name="ce102" table:formula="of:=[Datenbank.C47]" office:value-type="string" office:string-value="Waters">
            <text:p>Waters</text:p>
          </table:table-cell>
          <table:table-cell table:style-name="ce102" table:formula="of:=[Datenbank.D47]" office:value-type="string" office:string-value="Dave">
            <text:p>Dave</text:p>
          </table:table-cell>
          <table:table-cell table:style-name="ce105" table:formula="of:=[Präzision_Kategorie.E47]" office:value-type="string" office:string-value="M">
            <text:p>M</text:p>
          </table:table-cell>
          <table:table-cell table:style-name="ce102" table:formula="of:=[Datenbank.F47]" office:value-type="string" office:string-value="Yanagi-No-Ki">
            <text:p>Yanagi-No-Ki</text:p>
          </table:table-cell>
          <table:table-cell table:style-name="ce107" table:formula="of:=[Datenbank.H47]" office:value-type="string" office:string-value=" ">
            <text:p><text:s/></text:p>
          </table:table-cell>
          <table:table-cell table:style-name="ce107" table:formula="of:=[Datenbank.I47]" office:value-type="string" office:string-value="III">
            <text:p>III</text:p>
          </table:table-cell>
          <table:table-cell table:style-name="ce108" table:formula="of:=[Datenbank.U47]" office:value-type="float" office:value="999">
            <text:p>999</text:p>
          </table:table-cell>
          <table:table-cell table:style-name="ce110" table:formula="of:=IF([.I49]=999;&quot; &quot;;RANK([.I49];[.$I$12:.$I$12];0))" office:value-type="string" office:string-value=" ">
            <text:p><text:s/></text:p>
          </table:table-cell>
          <table:table-cell table:style-name="ce56"/>
        </table:table-row>
        <table:table-row table:style-name="ro1">
          <table:table-cell/>
          <table:table-cell table:style-name="ce5" table:formula="of:=[Datenbank.B48]" office:value-type="float" office:value="25">
            <text:p>25</text:p>
          </table:table-cell>
          <table:table-cell table:style-name="ce102" table:formula="of:=[Datenbank.C48]" office:value-type="string" office:string-value="Holmes">
            <text:p>Holmes</text:p>
          </table:table-cell>
          <table:table-cell table:style-name="ce102" table:formula="of:=[Datenbank.D48]" office:value-type="string" office:string-value="Melcom">
            <text:p>Melcom</text:p>
          </table:table-cell>
          <table:table-cell table:style-name="ce105" table:formula="of:=[Präzision_Kategorie.E48]" office:value-type="string" office:string-value="M">
            <text:p>M</text:p>
          </table:table-cell>
          <table:table-cell table:style-name="ce102" table:formula="of:=[Datenbank.F48]" office:value-type="string" office:string-value="Yanagi-No-Ki">
            <text:p>Yanagi-No-Ki</text:p>
          </table:table-cell>
          <table:table-cell table:style-name="ce107" table:formula="of:=[Datenbank.H48]" office:value-type="string" office:string-value=" ">
            <text:p><text:s/></text:p>
          </table:table-cell>
          <table:table-cell table:style-name="ce107" table:formula="of:=[Datenbank.I48]" office:value-type="string" office:string-value="III">
            <text:p>III</text:p>
          </table:table-cell>
          <table:table-cell table:style-name="ce108" table:formula="of:=[Datenbank.U48]" office:value-type="float" office:value="999">
            <text:p>999</text:p>
          </table:table-cell>
          <table:table-cell table:style-name="ce110" table:formula="of:=IF([.I50]=999;&quot; &quot;;RANK([.I50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51]" office:value-type="string" office:string-value=" ">
            <text:p><text:s/></text:p>
          </table:table-cell>
          <table:table-cell table:style-name="ce102" table:formula="of:=[Datenbank.C51]" office:value-type="string" office:string-value=" ">
            <text:p><text:s/></text:p>
          </table:table-cell>
          <table:table-cell table:style-name="ce102" table:formula="of:=[Datenbank.D51]" office:value-type="string" office:string-value=" ">
            <text:p><text:s/></text:p>
          </table:table-cell>
          <table:table-cell table:style-name="ce105" table:formula="of:=[Präzision_Kategorie.E51]" office:value-type="string" office:string-value="M">
            <text:p>M</text:p>
          </table:table-cell>
          <table:table-cell table:style-name="ce102" table:formula="of:=[Datenbank.F51]" office:value-type="string" office:string-value=" ">
            <text:p><text:s/></text:p>
          </table:table-cell>
          <table:table-cell table:style-name="ce107" table:formula="of:=[Datenbank.H51]" office:value-type="string" office:string-value=" ">
            <text:p><text:s/></text:p>
          </table:table-cell>
          <table:table-cell table:style-name="ce107" table:formula="of:=[Datenbank.I51]" office:value-type="string" office:string-value="xxx">
            <text:p>xxx</text:p>
          </table:table-cell>
          <table:table-cell table:style-name="ce108" table:formula="of:=[Datenbank.U51]" office:value-type="float" office:value="999">
            <text:p>999</text:p>
          </table:table-cell>
          <table:table-cell table:style-name="ce110" table:formula="of:=IF([.I51]=999;&quot; &quot;;RANK([.I51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52]" office:value-type="string" office:string-value=" ">
            <text:p><text:s/></text:p>
          </table:table-cell>
          <table:table-cell table:style-name="ce102" table:formula="of:=[Datenbank.C52]" office:value-type="string" office:string-value=" ">
            <text:p><text:s/></text:p>
          </table:table-cell>
          <table:table-cell table:style-name="ce102" table:formula="of:=[Datenbank.D52]" office:value-type="string" office:string-value=" ">
            <text:p><text:s/></text:p>
          </table:table-cell>
          <table:table-cell table:style-name="ce105" table:formula="of:=[Präzision_Kategorie.E52]" office:value-type="string" office:string-value="M">
            <text:p>M</text:p>
          </table:table-cell>
          <table:table-cell table:style-name="ce102" table:formula="of:=[Datenbank.F52]" office:value-type="string" office:string-value=" ">
            <text:p><text:s/></text:p>
          </table:table-cell>
          <table:table-cell table:style-name="ce107" table:formula="of:=[Datenbank.H52]" office:value-type="string" office:string-value=" ">
            <text:p><text:s/></text:p>
          </table:table-cell>
          <table:table-cell table:style-name="ce107" table:formula="of:=[Datenbank.I52]" office:value-type="string" office:string-value="xxx">
            <text:p>xxx</text:p>
          </table:table-cell>
          <table:table-cell table:style-name="ce108" table:formula="of:=[Datenbank.U52]" office:value-type="float" office:value="999">
            <text:p>999</text:p>
          </table:table-cell>
          <table:table-cell table:style-name="ce110" table:formula="of:=IF([.I52]=999;&quot; &quot;;RANK([.I52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53]" office:value-type="string" office:string-value=" ">
            <text:p><text:s/></text:p>
          </table:table-cell>
          <table:table-cell table:style-name="ce102" table:formula="of:=[Datenbank.C53]" office:value-type="string" office:string-value=" ">
            <text:p><text:s/></text:p>
          </table:table-cell>
          <table:table-cell table:style-name="ce102" table:formula="of:=[Datenbank.D53]" office:value-type="string" office:string-value=" ">
            <text:p><text:s/></text:p>
          </table:table-cell>
          <table:table-cell table:style-name="ce105" table:formula="of:=[Präzision_Kategorie.E53]" office:value-type="string" office:string-value="M">
            <text:p>M</text:p>
          </table:table-cell>
          <table:table-cell table:style-name="ce102" table:formula="of:=[Datenbank.F53]" office:value-type="string" office:string-value=" ">
            <text:p><text:s/></text:p>
          </table:table-cell>
          <table:table-cell table:style-name="ce107" table:formula="of:=[Datenbank.H53]" office:value-type="string" office:string-value=" ">
            <text:p><text:s/></text:p>
          </table:table-cell>
          <table:table-cell table:style-name="ce107" table:formula="of:=[Datenbank.I53]" office:value-type="string" office:string-value="xxx">
            <text:p>xxx</text:p>
          </table:table-cell>
          <table:table-cell table:style-name="ce108" table:formula="of:=[Datenbank.U53]" office:value-type="float" office:value="999">
            <text:p>999</text:p>
          </table:table-cell>
          <table:table-cell table:style-name="ce110" table:formula="of:=IF([.I53]=999;&quot; &quot;;RANK([.I53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54]" office:value-type="string" office:string-value=" ">
            <text:p><text:s/></text:p>
          </table:table-cell>
          <table:table-cell table:style-name="ce102" table:formula="of:=[Datenbank.C54]" office:value-type="string" office:string-value=" ">
            <text:p><text:s/></text:p>
          </table:table-cell>
          <table:table-cell table:style-name="ce102" table:formula="of:=[Datenbank.D54]" office:value-type="string" office:string-value=" ">
            <text:p><text:s/></text:p>
          </table:table-cell>
          <table:table-cell table:style-name="ce105" table:formula="of:=[Präzision_Kategorie.E54]" office:value-type="string" office:string-value="M">
            <text:p>M</text:p>
          </table:table-cell>
          <table:table-cell table:style-name="ce102" table:formula="of:=[Datenbank.F54]" office:value-type="string" office:string-value=" ">
            <text:p><text:s/></text:p>
          </table:table-cell>
          <table:table-cell table:style-name="ce107" table:formula="of:=[Datenbank.H54]" office:value-type="string" office:string-value=" ">
            <text:p><text:s/></text:p>
          </table:table-cell>
          <table:table-cell table:style-name="ce107" table:formula="of:=[Datenbank.I54]" office:value-type="string" office:string-value="xxx">
            <text:p>xxx</text:p>
          </table:table-cell>
          <table:table-cell table:style-name="ce108" table:formula="of:=[Datenbank.U54]" office:value-type="float" office:value="999">
            <text:p>999</text:p>
          </table:table-cell>
          <table:table-cell table:style-name="ce110" table:formula="of:=IF([.I54]=999;&quot; &quot;;RANK([.I54];[.$I$12:.$I$12];0))" office:value-type="string" office:string-value=" ">
            <text:p><text:s/></text:p>
          </table:table-cell>
          <table:table-cell table:style-name="ce56"/>
        </table:table-row>
        <table:table-row table:style-name="ro1">
          <table:table-cell/>
          <table:table-cell table:style-name="ce5" table:formula="of:=[Datenbank.B55]" office:value-type="string" office:string-value=" ">
            <text:p><text:s/></text:p>
          </table:table-cell>
          <table:table-cell table:style-name="ce102" table:formula="of:=[Datenbank.C55]" office:value-type="string" office:string-value=" ">
            <text:p><text:s/></text:p>
          </table:table-cell>
          <table:table-cell table:style-name="ce102" table:formula="of:=[Datenbank.D55]" office:value-type="string" office:string-value=" ">
            <text:p><text:s/></text:p>
          </table:table-cell>
          <table:table-cell table:style-name="ce105" table:formula="of:=[Präzision_Kategorie.E55]" office:value-type="string" office:string-value="M">
            <text:p>M</text:p>
          </table:table-cell>
          <table:table-cell table:style-name="ce102" table:formula="of:=[Datenbank.F55]" office:value-type="string" office:string-value=" ">
            <text:p><text:s/></text:p>
          </table:table-cell>
          <table:table-cell table:style-name="ce107" table:formula="of:=[Datenbank.H55]" office:value-type="string" office:string-value=" ">
            <text:p><text:s/></text:p>
          </table:table-cell>
          <table:table-cell table:style-name="ce107" table:formula="of:=[Datenbank.I55]" office:value-type="string" office:string-value="xxx">
            <text:p>xxx</text:p>
          </table:table-cell>
          <table:table-cell table:style-name="ce108" table:formula="of:=[Datenbank.U55]" office:value-type="float" office:value="999">
            <text:p>999</text:p>
          </table:table-cell>
          <table:table-cell table:style-name="ce110" table:formula="of:=IF([.I55]=999;&quot; &quot;;RANK([.I55];[.$I$12:.$I$12];0))" office:value-type="string" office:string-value=" ">
            <text:p><text:s/></text:p>
          </table:table-cell>
          <table:table-cell table:style-name="ce56"/>
        </table:table-row>
        <table:table-row table:style-name="ro1">
          <table:table-cell/>
          <table:table-cell table:style-name="ce5" table:formula="of:=[Datenbank.B56]" office:value-type="string" office:string-value=" ">
            <text:p><text:s/></text:p>
          </table:table-cell>
          <table:table-cell table:style-name="ce102" table:formula="of:=[Datenbank.C56]" office:value-type="string" office:string-value=" ">
            <text:p><text:s/></text:p>
          </table:table-cell>
          <table:table-cell table:style-name="ce102" table:formula="of:=[Datenbank.D56]" office:value-type="string" office:string-value=" ">
            <text:p><text:s/></text:p>
          </table:table-cell>
          <table:table-cell table:style-name="ce105" table:formula="of:=[Präzision_Kategorie.E56]" office:value-type="string" office:string-value="M">
            <text:p>M</text:p>
          </table:table-cell>
          <table:table-cell table:style-name="ce102" table:formula="of:=[Datenbank.F56]" office:value-type="string" office:string-value=" ">
            <text:p><text:s/></text:p>
          </table:table-cell>
          <table:table-cell table:style-name="ce107" table:formula="of:=[Datenbank.H56]" office:value-type="string" office:string-value=" ">
            <text:p><text:s/></text:p>
          </table:table-cell>
          <table:table-cell table:style-name="ce107" table:formula="of:=[Datenbank.I56]" office:value-type="string" office:string-value="xxx">
            <text:p>xxx</text:p>
          </table:table-cell>
          <table:table-cell table:style-name="ce108" table:formula="of:=[Datenbank.U56]" office:value-type="float" office:value="999">
            <text:p>999</text:p>
          </table:table-cell>
          <table:table-cell table:style-name="ce110" table:formula="of:=IF([.I56]=999;&quot; &quot;;RANK([.I56];[.$I$12:.$I$12];0))" office:value-type="string" office:string-value=" ">
            <text:p><text:s/></text:p>
          </table:table-cell>
          <table:table-cell table:style-name="ce56"/>
        </table:table-row>
        <table:table-row table:style-name="ro1">
          <table:table-cell/>
          <table:table-cell table:style-name="ce5" table:formula="of:=[Datenbank.B57]" office:value-type="string" office:string-value=" ">
            <text:p><text:s/></text:p>
          </table:table-cell>
          <table:table-cell table:style-name="ce102" table:formula="of:=[Datenbank.C57]" office:value-type="string" office:string-value=" ">
            <text:p><text:s/></text:p>
          </table:table-cell>
          <table:table-cell table:style-name="ce102" table:formula="of:=[Datenbank.D57]" office:value-type="string" office:string-value=" ">
            <text:p><text:s/></text:p>
          </table:table-cell>
          <table:table-cell table:style-name="ce105" table:formula="of:=[Präzision_Kategorie.E57]" office:value-type="string" office:string-value="M">
            <text:p>M</text:p>
          </table:table-cell>
          <table:table-cell table:style-name="ce102" table:formula="of:=[Datenbank.F57]" office:value-type="string" office:string-value=" ">
            <text:p><text:s/></text:p>
          </table:table-cell>
          <table:table-cell table:style-name="ce107" table:formula="of:=[Datenbank.H57]" office:value-type="string" office:string-value=" ">
            <text:p><text:s/></text:p>
          </table:table-cell>
          <table:table-cell table:style-name="ce107" table:formula="of:=[Datenbank.I57]" office:value-type="string" office:string-value="xxx">
            <text:p>xxx</text:p>
          </table:table-cell>
          <table:table-cell table:style-name="ce108" table:formula="of:=[Datenbank.U57]" office:value-type="float" office:value="999">
            <text:p>999</text:p>
          </table:table-cell>
          <table:table-cell table:style-name="ce110" table:formula="of:=IF([.I57]=999;&quot; &quot;;RANK([.I57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58]" office:value-type="string" office:string-value=" ">
            <text:p><text:s/></text:p>
          </table:table-cell>
          <table:table-cell table:style-name="ce102" table:formula="of:=[Datenbank.C58]" office:value-type="string" office:string-value=" ">
            <text:p><text:s/></text:p>
          </table:table-cell>
          <table:table-cell table:style-name="ce102" table:formula="of:=[Datenbank.D58]" office:value-type="string" office:string-value=" ">
            <text:p><text:s/></text:p>
          </table:table-cell>
          <table:table-cell table:style-name="ce105" table:formula="of:=[Präzision_Kategorie.E58]" office:value-type="string" office:string-value="M">
            <text:p>M</text:p>
          </table:table-cell>
          <table:table-cell table:style-name="ce102" table:formula="of:=[Datenbank.F58]" office:value-type="string" office:string-value=" ">
            <text:p><text:s/></text:p>
          </table:table-cell>
          <table:table-cell table:style-name="ce107" table:formula="of:=[Datenbank.H58]" office:value-type="string" office:string-value=" ">
            <text:p><text:s/></text:p>
          </table:table-cell>
          <table:table-cell table:style-name="ce107" table:formula="of:=[Datenbank.I58]" office:value-type="string" office:string-value="xxx">
            <text:p>xxx</text:p>
          </table:table-cell>
          <table:table-cell table:style-name="ce108" table:formula="of:=[Datenbank.U58]" office:value-type="float" office:value="999">
            <text:p>999</text:p>
          </table:table-cell>
          <table:table-cell table:style-name="ce110" table:formula="of:=IF([.I58]=999;&quot; &quot;;RANK([.I58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59]" office:value-type="string" office:string-value=" ">
            <text:p><text:s/></text:p>
          </table:table-cell>
          <table:table-cell table:style-name="ce102" table:formula="of:=[Datenbank.C59]" office:value-type="string" office:string-value=" ">
            <text:p><text:s/></text:p>
          </table:table-cell>
          <table:table-cell table:style-name="ce102" table:formula="of:=[Datenbank.D59]" office:value-type="string" office:string-value=" ">
            <text:p><text:s/></text:p>
          </table:table-cell>
          <table:table-cell table:style-name="ce105" table:formula="of:=[Präzision_Kategorie.E59]" office:value-type="string" office:string-value="M">
            <text:p>M</text:p>
          </table:table-cell>
          <table:table-cell table:style-name="ce102" table:formula="of:=[Datenbank.F59]" office:value-type="string" office:string-value=" ">
            <text:p><text:s/></text:p>
          </table:table-cell>
          <table:table-cell table:style-name="ce107" table:formula="of:=[Datenbank.H59]" office:value-type="string" office:string-value=" ">
            <text:p><text:s/></text:p>
          </table:table-cell>
          <table:table-cell table:style-name="ce107" table:formula="of:=[Datenbank.I59]" office:value-type="string" office:string-value="xxx">
            <text:p>xxx</text:p>
          </table:table-cell>
          <table:table-cell table:style-name="ce108" table:formula="of:=[Datenbank.U59]" office:value-type="float" office:value="999">
            <text:p>999</text:p>
          </table:table-cell>
          <table:table-cell table:style-name="ce110" table:formula="of:=IF([.I59]=999;&quot; &quot;;RANK([.I59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54]" office:value-type="string" office:string-value=" ">
            <text:p><text:s/></text:p>
          </table:table-cell>
          <table:table-cell table:style-name="ce102" table:formula="of:=[Datenbank.C54]" office:value-type="string" office:string-value=" ">
            <text:p><text:s/></text:p>
          </table:table-cell>
          <table:table-cell table:style-name="ce102" table:formula="of:=[Datenbank.D54]" office:value-type="string" office:string-value=" ">
            <text:p><text:s/></text:p>
          </table:table-cell>
          <table:table-cell table:style-name="ce105" table:formula="of:=[Präzision_Kategorie.E60]" office:value-type="string" office:string-value="M">
            <text:p>M</text:p>
          </table:table-cell>
          <table:table-cell table:style-name="ce102" table:formula="of:=[Datenbank.F54]" office:value-type="string" office:string-value=" ">
            <text:p><text:s/></text:p>
          </table:table-cell>
          <table:table-cell table:style-name="ce107" table:formula="of:=[Datenbank.H54]" office:value-type="string" office:string-value=" ">
            <text:p><text:s/></text:p>
          </table:table-cell>
          <table:table-cell table:style-name="ce107" table:formula="of:=[Datenbank.I54]" office:value-type="string" office:string-value="xxx">
            <text:p>xxx</text:p>
          </table:table-cell>
          <table:table-cell table:style-name="ce108" table:formula="of:=[Datenbank.U54]" office:value-type="float" office:value="999">
            <text:p>999</text:p>
          </table:table-cell>
          <table:table-cell table:style-name="ce110" table:formula="of:=IF([.I60]=999;&quot; &quot;;RANK([.I60];[.$I$12:.$I$12];0))" office:value-type="string" office:string-value=" ">
            <text:p><text:s/></text:p>
          </table:table-cell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office:value-type="string">
            <text:p><text:s/></text:p>
          </table:table-cell>
          <table:table-cell table:style-name="ce1" table:number-columns-repeated="3"/>
          <table:table-cell table:style-name="ce3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office:value-type="string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/>
          <table:table-cell table:style-name="ce5" table:formula="of:=[Datenbank.B63]" office:value-type="float" office:value="51">
            <text:p>51</text:p>
          </table:table-cell>
          <table:table-cell table:style-name="ce5" table:formula="of:=[Datenbank.C63]" office:value-type="string" office:string-value="Nitsche">
            <text:p>Nitsche</text:p>
          </table:table-cell>
          <table:table-cell table:style-name="ce5" table:formula="of:=[Datenbank.D63]" office:value-type="string" office:string-value="Mathis">
            <text:p>Mathis</text:p>
          </table:table-cell>
          <table:table-cell table:style-name="ce106" table:formula="of:=[Präzision_Kategorie.E63]" office:value-type="string" office:string-value="K">
            <text:p>K</text:p>
          </table:table-cell>
          <table:table-cell table:style-name="ce102" table:formula="of:=[Datenbank.F63]" office:value-type="string" office:string-value="Budo-Shin">
            <text:p>Budo-Shin</text:p>
          </table:table-cell>
          <table:table-cell table:style-name="ce107" table:formula="of:=[Datenbank.H63]" office:value-type="string" office:string-value="Kyu 6">
            <text:p>Kyu 6</text:p>
          </table:table-cell>
          <table:table-cell table:style-name="ce107" table:formula="of:=[Datenbank.I63]" office:value-type="string" office:string-value="K ">
            <text:p>K </text:p>
          </table:table-cell>
          <table:table-cell table:style-name="ce108" table:formula="of:=[Datenbank.U63]" office:value-type="float" office:value="999">
            <text:p>999</text:p>
          </table:table-cell>
          <table:table-cell table:style-name="ce111" table:formula="of:=IF([.I63]=999;&quot; &quot;;RANK([.I63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64]" office:value-type="float" office:value="52">
            <text:p>52</text:p>
          </table:table-cell>
          <table:table-cell table:style-name="ce5" table:formula="of:=[Datenbank.C64]" office:value-type="string" office:string-value="Nitsche">
            <text:p>Nitsche</text:p>
          </table:table-cell>
          <table:table-cell table:style-name="ce5" table:formula="of:=[Datenbank.D64]" office:value-type="string" office:string-value="Bastian">
            <text:p>Bastian</text:p>
          </table:table-cell>
          <table:table-cell table:style-name="ce106" table:formula="of:=[Präzision_Kategorie.E64]" office:value-type="string" office:string-value="K">
            <text:p>K</text:p>
          </table:table-cell>
          <table:table-cell table:style-name="ce102" table:formula="of:=[Datenbank.F64]" office:value-type="string" office:string-value="Budo-Shin">
            <text:p>Budo-Shin</text:p>
          </table:table-cell>
          <table:table-cell table:style-name="ce107" table:formula="of:=[Datenbank.H64]" office:value-type="string" office:string-value="Kyu 6">
            <text:p>Kyu 6</text:p>
          </table:table-cell>
          <table:table-cell table:style-name="ce107" table:formula="of:=[Datenbank.I64]" office:value-type="string" office:string-value="K ">
            <text:p>K </text:p>
          </table:table-cell>
          <table:table-cell table:style-name="ce108" table:formula="of:=[Datenbank.U64]" office:value-type="float" office:value="999">
            <text:p>999</text:p>
          </table:table-cell>
          <table:table-cell table:style-name="ce111" table:formula="of:=IF([.I64]=999;&quot; &quot;;RANK([.I64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65]" office:value-type="float" office:value="53">
            <text:p>53</text:p>
          </table:table-cell>
          <table:table-cell table:style-name="ce5" table:formula="of:=[Datenbank.C65]" office:value-type="string" office:string-value="Kölling">
            <text:p>Kölling</text:p>
          </table:table-cell>
          <table:table-cell table:style-name="ce5" table:formula="of:=[Datenbank.D65]" office:value-type="string" office:string-value="Florian">
            <text:p>Florian</text:p>
          </table:table-cell>
          <table:table-cell table:style-name="ce106" table:formula="of:=[Präzision_Kategorie.E65]" office:value-type="string" office:string-value="K">
            <text:p>K</text:p>
          </table:table-cell>
          <table:table-cell table:style-name="ce102" table:formula="of:=[Datenbank.F65]" office:value-type="string" office:string-value="Budo-Shin">
            <text:p>Budo-Shin</text:p>
          </table:table-cell>
          <table:table-cell table:style-name="ce107" table:formula="of:=[Datenbank.H65]" office:value-type="string" office:string-value="Kyu 6">
            <text:p>Kyu 6</text:p>
          </table:table-cell>
          <table:table-cell table:style-name="ce107" table:formula="of:=[Datenbank.I65]" office:value-type="string" office:string-value="K ">
            <text:p>K </text:p>
          </table:table-cell>
          <table:table-cell table:style-name="ce108" table:formula="of:=[Datenbank.U65]" office:value-type="float" office:value="999">
            <text:p>999</text:p>
          </table:table-cell>
          <table:table-cell table:style-name="ce111" table:formula="of:=IF([.I65]=999;&quot; &quot;;RANK([.I65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66]" office:value-type="float" office:value="54">
            <text:p>54</text:p>
          </table:table-cell>
          <table:table-cell table:style-name="ce5" table:formula="of:=[Datenbank.C66]" office:value-type="string" office:string-value="Kharlef">
            <text:p>Kharlef</text:p>
          </table:table-cell>
          <table:table-cell table:style-name="ce5" table:formula="of:=[Datenbank.D66]" office:value-type="string" office:string-value="Kastro">
            <text:p>Kastro</text:p>
          </table:table-cell>
          <table:table-cell table:style-name="ce106" table:formula="of:=[Präzision_Kategorie.E66]" office:value-type="string" office:string-value="K">
            <text:p>K</text:p>
          </table:table-cell>
          <table:table-cell table:style-name="ce102" table:formula="of:=[Datenbank.F66]" office:value-type="string" office:string-value="Budo-Shin">
            <text:p>Budo-Shin</text:p>
          </table:table-cell>
          <table:table-cell table:style-name="ce107" table:formula="of:=[Datenbank.H66]" office:value-type="string" office:string-value="Kyu 6">
            <text:p>Kyu 6</text:p>
          </table:table-cell>
          <table:table-cell table:style-name="ce107" table:formula="of:=[Datenbank.I66]" office:value-type="string" office:string-value="K ">
            <text:p>K </text:p>
          </table:table-cell>
          <table:table-cell table:style-name="ce108" table:formula="of:=[Datenbank.U66]" office:value-type="float" office:value="999">
            <text:p>999</text:p>
          </table:table-cell>
          <table:table-cell table:style-name="ce111" table:formula="of:=IF([.I66]=999;&quot; &quot;;RANK([.I66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67]" office:value-type="string" office:string-value=" ">
            <text:p><text:s/></text:p>
          </table:table-cell>
          <table:table-cell table:style-name="ce5" table:formula="of:=[Datenbank.C67]" office:value-type="string" office:string-value=" ">
            <text:p><text:s/></text:p>
          </table:table-cell>
          <table:table-cell table:style-name="ce5" table:formula="of:=[Datenbank.D67]" office:value-type="string" office:string-value=" ">
            <text:p><text:s/></text:p>
          </table:table-cell>
          <table:table-cell table:style-name="ce106" table:formula="of:=[Präzision_Kategorie.E67]" office:value-type="string" office:string-value="K">
            <text:p>K</text:p>
          </table:table-cell>
          <table:table-cell table:style-name="ce102" table:formula="of:=[Datenbank.F67]" office:value-type="string" office:string-value=" ">
            <text:p><text:s/></text:p>
          </table:table-cell>
          <table:table-cell table:style-name="ce107" table:formula="of:=[Datenbank.H67]" office:value-type="string" office:string-value=" ">
            <text:p><text:s/></text:p>
          </table:table-cell>
          <table:table-cell table:style-name="ce107" table:formula="of:=[Datenbank.I67]" office:value-type="string" office:string-value="K ">
            <text:p>K </text:p>
          </table:table-cell>
          <table:table-cell table:style-name="ce108" table:formula="of:=[Datenbank.U67]" office:value-type="float" office:value="999">
            <text:p>999</text:p>
          </table:table-cell>
          <table:table-cell table:style-name="ce111" table:formula="of:=IF([.I67]=999;&quot; &quot;;RANK([.I67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68]" office:value-type="string" office:string-value=" ">
            <text:p><text:s/></text:p>
          </table:table-cell>
          <table:table-cell table:style-name="ce5" table:formula="of:=[Datenbank.C68]" office:value-type="string" office:string-value=" ">
            <text:p><text:s/></text:p>
          </table:table-cell>
          <table:table-cell table:style-name="ce5" table:formula="of:=[Datenbank.D68]" office:value-type="string" office:string-value=" ">
            <text:p><text:s/></text:p>
          </table:table-cell>
          <table:table-cell table:style-name="ce106" table:formula="of:=[Präzision_Kategorie.E68]" office:value-type="string" office:string-value="K">
            <text:p>K</text:p>
          </table:table-cell>
          <table:table-cell table:style-name="ce102" table:formula="of:=[Datenbank.F68]" office:value-type="string" office:string-value=" ">
            <text:p><text:s/></text:p>
          </table:table-cell>
          <table:table-cell table:style-name="ce107" table:formula="of:=[Datenbank.H68]" office:value-type="string" office:string-value=" ">
            <text:p><text:s/></text:p>
          </table:table-cell>
          <table:table-cell table:style-name="ce107" table:formula="of:=[Datenbank.I68]" office:value-type="string" office:string-value="K ">
            <text:p>K </text:p>
          </table:table-cell>
          <table:table-cell table:style-name="ce108" table:formula="of:=[Datenbank.U68]" office:value-type="float" office:value="999">
            <text:p>999</text:p>
          </table:table-cell>
          <table:table-cell table:style-name="ce111" table:formula="of:=IF([.I68]=999;&quot; &quot;;RANK([.I68];[.$I$12:.$I$12];0))" office:value-type="string" office:string-value=" ">
            <text:p><text:s/></text:p>
          </table:table-cell>
          <table:table-cell/>
        </table:table-row>
        <table:table-row table:style-name="ro1">
          <table:table-cell/>
          <table:table-cell table:style-name="ce5" table:formula="of:=[Datenbank.B69]" office:value-type="string" office:string-value=" ">
            <text:p><text:s/></text:p>
          </table:table-cell>
          <table:table-cell table:style-name="ce5" table:formula="of:=[Datenbank.C69]" office:value-type="string" office:string-value=" ">
            <text:p><text:s/></text:p>
          </table:table-cell>
          <table:table-cell table:style-name="ce5" table:formula="of:=[Datenbank.D69]" office:value-type="string" office:string-value=" ">
            <text:p><text:s/></text:p>
          </table:table-cell>
          <table:table-cell table:style-name="ce106" table:formula="of:=[Präzision_Kategorie.E69]" office:value-type="string" office:string-value="K">
            <text:p>K</text:p>
          </table:table-cell>
          <table:table-cell table:style-name="ce102" table:formula="of:=[Datenbank.F69]" office:value-type="string" office:string-value=" ">
            <text:p><text:s/></text:p>
          </table:table-cell>
          <table:table-cell table:style-name="ce107" table:formula="of:=[Datenbank.H69]" office:value-type="string" office:string-value=" ">
            <text:p><text:s/></text:p>
          </table:table-cell>
          <table:table-cell table:style-name="ce107" table:formula="of:=[Datenbank.I69]" office:value-type="string" office:string-value="K ">
            <text:p>K </text:p>
          </table:table-cell>
          <table:table-cell table:style-name="ce108" table:formula="of:=[Datenbank.U69]" office:value-type="float" office:value="999">
            <text:p>999</text:p>
          </table:table-cell>
          <table:table-cell table:style-name="ce111" table:formula="of:=IF([.I69]=999;&quot; &quot;;RANK([.I69];[.$I$12:.$I$12];0))" office:value-type="string" office:string-value=" ">
            <text:p><text:s/></text:p>
          </table:table-cell>
          <table:table-cell/>
        </table:table-row>
        <table:table-row table:style-name="ro1" table:number-rows-repeated="12">
          <table:table-cell table:number-columns-repeated="2"/>
          <table:table-cell table:style-name="ce1" table:number-columns-repeated="2"/>
          <table:table-cell/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76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77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78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79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80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81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82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83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84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85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86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87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88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89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90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91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92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93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94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95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96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97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98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99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100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101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102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103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104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105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106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107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108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109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110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111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112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113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114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115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116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117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118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119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formula="of:=[Präzision_Kategorie.E120]" office:value-type="string" office:string-value=" ">
            <text:p><text:s/></text:p>
          </table:table-cell>
          <table:table-cell table:style-name="ce1" table:number-columns-repeated="3"/>
          <table:table-cell table:style-name="Default"/>
          <table:table-cell table:style-name="ce90"/>
          <table:table-cell/>
        </table:table-row>
        <table:table-row table:style-name="ro1" table:number-rows-repeated="19">
          <table:table-cell table:number-columns-repeated="8"/>
          <table:table-cell table:style-name="Default"/>
          <table:table-cell table:number-columns-repeated="2"/>
        </table:table-row>
        <table:table-row table:style-name="ro1" table:number-rows-repeated="10484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annschaftswertung_Kategorie" table:style-name="ta1" table:print="false">
        <office:forms form:automatic-focus="false" form:apply-design-mode="false"/>
        <table:table-column table:style-name="co1" table:default-cell-style-name="Default"/>
        <table:table-column table:style-name="co21" table:default-cell-style-name="Default"/>
        <table:table-column table:style-name="co12" table:number-columns-repeated="6" table:default-cell-style-name="Default"/>
        <table:table-column table:style-name="co1" table:default-cell-style-name="Default"/>
        <table:table-column table:style-name="co12" table:default-cell-style-name="Default"/>
        <table:table-row table:style-name="ro3">
          <table:table-cell table:number-columns-repeated="10"/>
        </table:table-row>
        <table:table-row table:style-name="ro4">
          <table:table-cell/>
          <table:table-cell table:style-name="ce2" office:value-type="string">
            <text:p>Mannschaftswertung</text:p>
          </table:table-cell>
          <table:table-cell table:number-columns-repeated="8"/>
        </table:table-row>
        <table:table-row table:style-name="ro3" table:number-rows-repeated="3">
          <table:table-cell table:number-columns-repeated="10"/>
        </table:table-row>
        <table:table-row table:style-name="ro3">
          <table:table-cell/>
          <table:table-cell table:style-name="ce3" office:value-type="string">
            <text:p>Clan</text:p>
          </table:table-cell>
          <table:table-cell table:style-name="ce57" office:value-type="string">
            <text:p>1. Plätze</text:p>
          </table:table-cell>
          <table:table-cell table:style-name="ce57" office:value-type="string">
            <text:p>2. Plätze</text:p>
          </table:table-cell>
          <table:table-cell table:style-name="ce57" office:value-type="string">
            <text:p>3. Plätze</text:p>
          </table:table-cell>
          <table:table-cell table:style-name="ce57" office:value-type="string">
            <text:p>4. Plätze</text:p>
          </table:table-cell>
          <table:table-cell table:style-name="ce57" office:value-type="string">
            <text:p>5. Plätze</text:p>
          </table:table-cell>
          <table:table-cell table:style-name="ce57" office:value-type="string">
            <text:p>Summe</text:p>
          </table:table-cell>
          <table:table-cell/>
          <table:table-cell table:style-name="ce57" office:value-type="string">
            <text:p>Platzierung</text:p>
          </table:table-cell>
        </table:table-row>
        <table:table-row table:style-name="ro5">
          <table:table-cell office:value-type="string">
            <text:p><text:s/></text:p>
          </table:table-cell>
          <table:table-cell/>
          <table:table-cell table:style-name="ce112" office:value-type="float" office:value="5">
            <text:p>5</text:p>
          </table:table-cell>
          <table:table-cell table:style-name="ce112" office:value-type="float" office:value="4">
            <text:p>4</text:p>
          </table:table-cell>
          <table:table-cell table:style-name="ce112" office:value-type="float" office:value="3">
            <text:p>3</text:p>
          </table:table-cell>
          <table:table-cell table:style-name="ce112" office:value-type="float" office:value="2">
            <text:p>2</text:p>
          </table:table-cell>
          <table:table-cell table:style-name="ce112" office:value-type="float" office:value="1">
            <text:p>1</text:p>
          </table:table-cell>
          <table:table-cell table:style-name="ce114" office:value-type="string">
            <text:p>Punkte</text:p>
          </table:table-cell>
          <table:table-cell table:number-columns-repeated="2"/>
        </table:table-row>
        <table:table-row table:style-name="ro3" table:number-rows-repeated="2">
          <table:table-cell table:number-columns-repeated="10"/>
        </table:table-row>
        <table:table-row table:style-name="ro6">
          <table:table-cell/>
          <table:table-cell table:style-name="ce6" office:value-type="string">
            <text:p>Budo-Shin</text:p>
          </table:table-cell>
          <table:table-cell table:formula="of:=SUMPRODUCT(([Wehrturm_Kategorie.$F$12:Wehrturm_Kategorie.$F$60]=[.$B10])*([Wehrturm_Kategorie.$J$12:Wehrturm_Kategorie.$J$60]=1))+SUMPRODUCT(([Präzision_Kategorie.$F$12:Präzision_Kategorie.$F$60]=[.$B10])*([Präzision_Kategorie.$J$12:Präzision_Kategorie.$J$60]=1))+SUMPRODUCT(([Schnellschießen_Kategorie.$F$12:Schnellschießen_Kategorie.$F$60]=[.$B10])*([Schnellschießen_Kategorie.$J$12:Schnellschießen_Kategorie.$J$60]=1))" office:value-type="float" office:value="0">
            <text:p>0</text:p>
          </table:table-cell>
          <table:table-cell table:formula="of:=SUMPRODUCT(([Wehrturm_Kategorie.$F$12:Wehrturm_Kategorie.$F$60]=[.$B10])*([Wehrturm_Kategorie.$J$12:Wehrturm_Kategorie.$J$60]=2))+SUMPRODUCT(([Präzision_Kategorie.$F$12:Präzision_Kategorie.$F$60]=[.$B10])*([Präzision_Kategorie.$J$12:Präzision_Kategorie.$J$60]=2))+SUMPRODUCT(([Schnellschießen_Kategorie.$F$12:Schnellschießen_Kategorie.$F$60]=[.$B10])*([Schnellschießen_Kategorie.$J$12:Schnellschießen_Kategorie.$J$60]=2))" office:value-type="float" office:value="0">
            <text:p>0</text:p>
          </table:table-cell>
          <table:table-cell table:formula="of:=SUMPRODUCT(([Wehrturm_Kategorie.$F$12:Wehrturm_Kategorie.$F$60]=[.$B10])*([Wehrturm_Kategorie.$J$12:Wehrturm_Kategorie.$J$60]=3))+SUMPRODUCT(([Präzision_Kategorie.$F$12:Präzision_Kategorie.$F$60]=[.$B10])*([Präzision_Kategorie.$J$12:Präzision_Kategorie.$J$60]=3))+SUMPRODUCT(([Schnellschießen_Kategorie.$F$12:Schnellschießen_Kategorie.$F$60]=[.$B10])*([Schnellschießen_Kategorie.$J$12:Schnellschießen_Kategorie.$J$60]=3))" office:value-type="float" office:value="0">
            <text:p>0</text:p>
          </table:table-cell>
          <table:table-cell table:formula="of:=SUMPRODUCT(([Wehrturm_Kategorie.$F$12:Wehrturm_Kategorie.$F$60]=[.$B10])*([Wehrturm_Kategorie.$J$12:Wehrturm_Kategorie.$J$60]=4))+SUMPRODUCT(([Präzision_Kategorie.$F$12:Präzision_Kategorie.$F$60]=[.$B10])*([Präzision_Kategorie.$J$12:Präzision_Kategorie.$J$60]=4))+SUMPRODUCT(([Schnellschießen_Kategorie.$F$12:Schnellschießen_Kategorie.$F$60]=[.$B10])*([Schnellschießen_Kategorie.$J$12:Schnellschießen_Kategorie.$J$60]=4))" office:value-type="float" office:value="0">
            <text:p>0</text:p>
          </table:table-cell>
          <table:table-cell table:formula="of:=SUMPRODUCT(([Wehrturm_Kategorie.$F$12:Wehrturm_Kategorie.$F$60]=[.$B10])*([Wehrturm_Kategorie.$J$12:Wehrturm_Kategorie.$J$60]=5))+SUMPRODUCT(([Präzision_Kategorie.$F$12:Präzision_Kategorie.$F$60]=[.$B10])*([Präzision_Kategorie.$J$12:Präzision_Kategorie.$J$60]=5))+SUMPRODUCT(([Schnellschießen_Kategorie.$F$12:Schnellschießen_Kategorie.$F$60]=[.$B10])*([Schnellschießen_Kategorie.$J$12:Schnellschießen_Kategorie.$J$60]=5))" office:value-type="float" office:value="0">
            <text:p>0</text:p>
          </table:table-cell>
          <table:table-cell table:style-name="ce115" table:formula="of:=[.C10]*[.$C$7]+[.D10]*[.$D$7]+[.E10]*[.$E$7]+[.F10]*[.$F$7]+[.G10]*[.$G$7]" office:value-type="float" office:value="0">
            <text:p>0</text:p>
          </table:table-cell>
          <table:table-cell/>
          <table:table-cell table:style-name="ce116" table:formula="of:=IF([.H10]=0;&quot; &quot;;RANK([.H10];[.$H$10:.$H$17];0))" office:value-type="string" office:string-value=" ">
            <text:p><text:s/></text:p>
          </table:table-cell>
        </table:table-row>
        <table:table-row table:style-name="ro6">
          <table:table-cell/>
          <table:table-cell table:style-name="ce13" office:value-type="string">
            <text:p>Dragons Lair</text:p>
          </table:table-cell>
          <table:table-cell table:formula="of:=SUMPRODUCT(([Wehrturm_Kategorie.$F$12:Wehrturm_Kategorie.$F$60]=[.$B11])*([Wehrturm_Kategorie.$J$12:Wehrturm_Kategorie.$J$60]=1))+SUMPRODUCT(([Präzision_Kategorie.$F$12:Präzision_Kategorie.$F$60]=[.$B11])*([Präzision_Kategorie.$J$12:Präzision_Kategorie.$J$60]=1))+SUMPRODUCT(([Schnellschießen_Kategorie.$F$12:Schnellschießen_Kategorie.$F$60]=[.$B11])*([Schnellschießen_Kategorie.$J$12:Schnellschießen_Kategorie.$J$60]=1))" office:value-type="float" office:value="0">
            <text:p>0</text:p>
          </table:table-cell>
          <table:table-cell table:formula="of:=SUMPRODUCT(([Wehrturm_Kategorie.$F$12:Wehrturm_Kategorie.$F$60]=[.$B11])*([Wehrturm_Kategorie.$J$12:Wehrturm_Kategorie.$J$60]=2))+SUMPRODUCT(([Präzision_Kategorie.$F$12:Präzision_Kategorie.$F$60]=[.$B11])*([Präzision_Kategorie.$J$12:Präzision_Kategorie.$J$60]=2))+SUMPRODUCT(([Schnellschießen_Kategorie.$F$12:Schnellschießen_Kategorie.$F$60]=[.$B11])*([Schnellschießen_Kategorie.$J$12:Schnellschießen_Kategorie.$J$60]=2))" office:value-type="float" office:value="0">
            <text:p>0</text:p>
          </table:table-cell>
          <table:table-cell table:formula="of:=SUMPRODUCT(([Wehrturm_Kategorie.$F$12:Wehrturm_Kategorie.$F$60]=[.$B11])*([Wehrturm_Kategorie.$J$12:Wehrturm_Kategorie.$J$60]=3))+SUMPRODUCT(([Präzision_Kategorie.$F$12:Präzision_Kategorie.$F$60]=[.$B11])*([Präzision_Kategorie.$J$12:Präzision_Kategorie.$J$60]=3))+SUMPRODUCT(([Schnellschießen_Kategorie.$F$12:Schnellschießen_Kategorie.$F$60]=[.$B11])*([Schnellschießen_Kategorie.$J$12:Schnellschießen_Kategorie.$J$60]=3))" office:value-type="float" office:value="0">
            <text:p>0</text:p>
          </table:table-cell>
          <table:table-cell table:formula="of:=SUMPRODUCT(([Wehrturm_Kategorie.$F$12:Wehrturm_Kategorie.$F$60]=[.$B11])*([Wehrturm_Kategorie.$J$12:Wehrturm_Kategorie.$J$60]=4))+SUMPRODUCT(([Präzision_Kategorie.$F$12:Präzision_Kategorie.$F$60]=[.$B11])*([Präzision_Kategorie.$J$12:Präzision_Kategorie.$J$60]=4))+SUMPRODUCT(([Schnellschießen_Kategorie.$F$12:Schnellschießen_Kategorie.$F$60]=[.$B11])*([Schnellschießen_Kategorie.$J$12:Schnellschießen_Kategorie.$J$60]=4))" office:value-type="float" office:value="0">
            <text:p>0</text:p>
          </table:table-cell>
          <table:table-cell table:formula="of:=SUMPRODUCT(([Wehrturm_Kategorie.$F$12:Wehrturm_Kategorie.$F$60]=[.$B11])*([Wehrturm_Kategorie.$J$12:Wehrturm_Kategorie.$J$60]=5))+SUMPRODUCT(([Präzision_Kategorie.$F$12:Präzision_Kategorie.$F$60]=[.$B11])*([Präzision_Kategorie.$J$12:Präzision_Kategorie.$J$60]=5))+SUMPRODUCT(([Schnellschießen_Kategorie.$F$12:Schnellschießen_Kategorie.$F$60]=[.$B11])*([Schnellschießen_Kategorie.$J$12:Schnellschießen_Kategorie.$J$60]=5))" office:value-type="float" office:value="0">
            <text:p>0</text:p>
          </table:table-cell>
          <table:table-cell table:style-name="ce115" table:formula="of:=[.C11]*[.$C$7]+[.D11]*[.$D$7]+[.E11]*[.$E$7]+[.F11]*[.$F$7]+[.G11]*[.$G$7]" office:value-type="float" office:value="0">
            <text:p>0</text:p>
          </table:table-cell>
          <table:table-cell/>
          <table:table-cell table:style-name="ce116" table:formula="of:=IF([.H11]=0;&quot; &quot;;RANK([.H11];[.$H$10:.$H$17];0))" office:value-type="string" office:string-value=" ">
            <text:p><text:s/></text:p>
          </table:table-cell>
        </table:table-row>
        <table:table-row table:style-name="ro6">
          <table:table-cell/>
          <table:table-cell table:style-name="ce13" office:value-type="string">
            <text:p>Martial Arts Centre</text:p>
          </table:table-cell>
          <table:table-cell table:formula="of:=SUMPRODUCT(([Wehrturm_Kategorie.$F$12:Wehrturm_Kategorie.$F$60]=[.$B12])*([Wehrturm_Kategorie.$J$12:Wehrturm_Kategorie.$J$60]=1))+SUMPRODUCT(([Präzision_Kategorie.$F$12:Präzision_Kategorie.$F$60]=[.$B12])*([Präzision_Kategorie.$J$12:Präzision_Kategorie.$J$60]=1))+SUMPRODUCT(([Schnellschießen_Kategorie.$F$12:Schnellschießen_Kategorie.$F$60]=[.$B12])*([Schnellschießen_Kategorie.$J$12:Schnellschießen_Kategorie.$J$60]=1))" office:value-type="float" office:value="0">
            <text:p>0</text:p>
          </table:table-cell>
          <table:table-cell table:formula="of:=SUMPRODUCT(([Wehrturm_Kategorie.$F$12:Wehrturm_Kategorie.$F$60]=[.$B12])*([Wehrturm_Kategorie.$J$12:Wehrturm_Kategorie.$J$60]=2))+SUMPRODUCT(([Präzision_Kategorie.$F$12:Präzision_Kategorie.$F$60]=[.$B12])*([Präzision_Kategorie.$J$12:Präzision_Kategorie.$J$60]=2))+SUMPRODUCT(([Schnellschießen_Kategorie.$F$12:Schnellschießen_Kategorie.$F$60]=[.$B12])*([Schnellschießen_Kategorie.$J$12:Schnellschießen_Kategorie.$J$60]=2))" office:value-type="float" office:value="0">
            <text:p>0</text:p>
          </table:table-cell>
          <table:table-cell table:formula="of:=SUMPRODUCT(([Wehrturm_Kategorie.$F$12:Wehrturm_Kategorie.$F$60]=[.$B12])*([Wehrturm_Kategorie.$J$12:Wehrturm_Kategorie.$J$60]=3))+SUMPRODUCT(([Präzision_Kategorie.$F$12:Präzision_Kategorie.$F$60]=[.$B12])*([Präzision_Kategorie.$J$12:Präzision_Kategorie.$J$60]=3))+SUMPRODUCT(([Schnellschießen_Kategorie.$F$12:Schnellschießen_Kategorie.$F$60]=[.$B12])*([Schnellschießen_Kategorie.$J$12:Schnellschießen_Kategorie.$J$60]=3))" office:value-type="float" office:value="0">
            <text:p>0</text:p>
          </table:table-cell>
          <table:table-cell table:formula="of:=SUMPRODUCT(([Wehrturm_Kategorie.$F$12:Wehrturm_Kategorie.$F$60]=[.$B12])*([Wehrturm_Kategorie.$J$12:Wehrturm_Kategorie.$J$60]=4))+SUMPRODUCT(([Präzision_Kategorie.$F$12:Präzision_Kategorie.$F$60]=[.$B12])*([Präzision_Kategorie.$J$12:Präzision_Kategorie.$J$60]=4))+SUMPRODUCT(([Schnellschießen_Kategorie.$F$12:Schnellschießen_Kategorie.$F$60]=[.$B12])*([Schnellschießen_Kategorie.$J$12:Schnellschießen_Kategorie.$J$60]=4))" office:value-type="float" office:value="0">
            <text:p>0</text:p>
          </table:table-cell>
          <table:table-cell table:formula="of:=SUMPRODUCT(([Wehrturm_Kategorie.$F$12:Wehrturm_Kategorie.$F$60]=[.$B12])*([Wehrturm_Kategorie.$J$12:Wehrturm_Kategorie.$J$60]=5))+SUMPRODUCT(([Präzision_Kategorie.$F$12:Präzision_Kategorie.$F$60]=[.$B12])*([Präzision_Kategorie.$J$12:Präzision_Kategorie.$J$60]=5))+SUMPRODUCT(([Schnellschießen_Kategorie.$F$12:Schnellschießen_Kategorie.$F$60]=[.$B12])*([Schnellschießen_Kategorie.$J$12:Schnellschießen_Kategorie.$J$60]=5))" office:value-type="float" office:value="0">
            <text:p>0</text:p>
          </table:table-cell>
          <table:table-cell table:style-name="ce115" table:formula="of:=[.C12]*[.$C$7]+[.D12]*[.$D$7]+[.E12]*[.$E$7]+[.F12]*[.$F$7]+[.G12]*[.$G$7]" office:value-type="float" office:value="0">
            <text:p>0</text:p>
          </table:table-cell>
          <table:table-cell/>
          <table:table-cell table:style-name="ce116" table:formula="of:=IF([.H12]=0;&quot; &quot;;RANK([.H12];[.$H$10:.$H$17];0))" office:value-type="string" office:string-value=" ">
            <text:p><text:s/></text:p>
          </table:table-cell>
        </table:table-row>
        <table:table-row table:style-name="ro6">
          <table:table-cell/>
          <table:table-cell table:style-name="ce13" office:value-type="string">
            <text:p>Tamado-Achim</text:p>
          </table:table-cell>
          <table:table-cell table:formula="of:=SUMPRODUCT(([Wehrturm_Kategorie.$F$12:Wehrturm_Kategorie.$F$60]=[.$B13])*([Wehrturm_Kategorie.$J$12:Wehrturm_Kategorie.$J$60]=1))+SUMPRODUCT(([Präzision_Kategorie.$F$12:Präzision_Kategorie.$F$60]=[.$B13])*([Präzision_Kategorie.$J$12:Präzision_Kategorie.$J$60]=1))+SUMPRODUCT(([Schnellschießen_Kategorie.$F$12:Schnellschießen_Kategorie.$F$60]=[.$B13])*([Schnellschießen_Kategorie.$J$12:Schnellschießen_Kategorie.$J$60]=1))" office:value-type="float" office:value="0">
            <text:p>0</text:p>
          </table:table-cell>
          <table:table-cell table:formula="of:=SUMPRODUCT(([Wehrturm_Kategorie.$F$12:Wehrturm_Kategorie.$F$60]=[.$B13])*([Wehrturm_Kategorie.$J$12:Wehrturm_Kategorie.$J$60]=2))+SUMPRODUCT(([Präzision_Kategorie.$F$12:Präzision_Kategorie.$F$60]=[.$B13])*([Präzision_Kategorie.$J$12:Präzision_Kategorie.$J$60]=2))+SUMPRODUCT(([Schnellschießen_Kategorie.$F$12:Schnellschießen_Kategorie.$F$60]=[.$B13])*([Schnellschießen_Kategorie.$J$12:Schnellschießen_Kategorie.$J$60]=2))" office:value-type="float" office:value="0">
            <text:p>0</text:p>
          </table:table-cell>
          <table:table-cell table:formula="of:=SUMPRODUCT(([Wehrturm_Kategorie.$F$12:Wehrturm_Kategorie.$F$60]=[.$B13])*([Wehrturm_Kategorie.$J$12:Wehrturm_Kategorie.$J$60]=3))+SUMPRODUCT(([Präzision_Kategorie.$F$12:Präzision_Kategorie.$F$60]=[.$B13])*([Präzision_Kategorie.$J$12:Präzision_Kategorie.$J$60]=3))+SUMPRODUCT(([Schnellschießen_Kategorie.$F$12:Schnellschießen_Kategorie.$F$60]=[.$B13])*([Schnellschießen_Kategorie.$J$12:Schnellschießen_Kategorie.$J$60]=3))" office:value-type="float" office:value="0">
            <text:p>0</text:p>
          </table:table-cell>
          <table:table-cell table:formula="of:=SUMPRODUCT(([Wehrturm_Kategorie.$F$12:Wehrturm_Kategorie.$F$60]=[.$B13])*([Wehrturm_Kategorie.$J$12:Wehrturm_Kategorie.$J$60]=4))+SUMPRODUCT(([Präzision_Kategorie.$F$12:Präzision_Kategorie.$F$60]=[.$B13])*([Präzision_Kategorie.$J$12:Präzision_Kategorie.$J$60]=4))+SUMPRODUCT(([Schnellschießen_Kategorie.$F$12:Schnellschießen_Kategorie.$F$60]=[.$B13])*([Schnellschießen_Kategorie.$J$12:Schnellschießen_Kategorie.$J$60]=4))" office:value-type="float" office:value="0">
            <text:p>0</text:p>
          </table:table-cell>
          <table:table-cell table:formula="of:=SUMPRODUCT(([Wehrturm_Kategorie.$F$12:Wehrturm_Kategorie.$F$60]=[.$B13])*([Wehrturm_Kategorie.$J$12:Wehrturm_Kategorie.$J$60]=5))+SUMPRODUCT(([Präzision_Kategorie.$F$12:Präzision_Kategorie.$F$60]=[.$B13])*([Präzision_Kategorie.$J$12:Präzision_Kategorie.$J$60]=5))+SUMPRODUCT(([Schnellschießen_Kategorie.$F$12:Schnellschießen_Kategorie.$F$60]=[.$B13])*([Schnellschießen_Kategorie.$J$12:Schnellschießen_Kategorie.$J$60]=5))" office:value-type="float" office:value="0">
            <text:p>0</text:p>
          </table:table-cell>
          <table:table-cell table:style-name="ce115" table:formula="of:=[.C13]*[.$C$7]+[.D13]*[.$D$7]+[.E13]*[.$E$7]+[.F13]*[.$F$7]+[.G13]*[.$G$7]" office:value-type="float" office:value="0">
            <text:p>0</text:p>
          </table:table-cell>
          <table:table-cell/>
          <table:table-cell table:style-name="ce116" table:formula="of:=IF([.H13]=0;&quot; &quot;;RANK([.H13];[.$H$10:.$H$17];0))" office:value-type="string" office:string-value=" ">
            <text:p><text:s/></text:p>
          </table:table-cell>
        </table:table-row>
        <table:table-row table:style-name="ro6">
          <table:table-cell/>
          <table:table-cell table:style-name="ce13" office:value-type="string">
            <text:p>Yanagi-No-Ki</text:p>
          </table:table-cell>
          <table:table-cell table:formula="of:=SUMPRODUCT(([Wehrturm_Kategorie.$F$12:Wehrturm_Kategorie.$F$60]=[.$B14])*([Wehrturm_Kategorie.$J$12:Wehrturm_Kategorie.$J$60]=1))+SUMPRODUCT(([Präzision_Kategorie.$F$12:Präzision_Kategorie.$F$60]=[.$B14])*([Präzision_Kategorie.$J$12:Präzision_Kategorie.$J$60]=1))+SUMPRODUCT(([Schnellschießen_Kategorie.$F$12:Schnellschießen_Kategorie.$F$60]=[.$B14])*([Schnellschießen_Kategorie.$J$12:Schnellschießen_Kategorie.$J$60]=1))" office:value-type="float" office:value="0">
            <text:p>0</text:p>
          </table:table-cell>
          <table:table-cell table:formula="of:=SUMPRODUCT(([Wehrturm_Kategorie.$F$12:Wehrturm_Kategorie.$F$60]=[.$B14])*([Wehrturm_Kategorie.$J$12:Wehrturm_Kategorie.$J$60]=2))+SUMPRODUCT(([Präzision_Kategorie.$F$12:Präzision_Kategorie.$F$60]=[.$B14])*([Präzision_Kategorie.$J$12:Präzision_Kategorie.$J$60]=2))+SUMPRODUCT(([Schnellschießen_Kategorie.$F$12:Schnellschießen_Kategorie.$F$60]=[.$B14])*([Schnellschießen_Kategorie.$J$12:Schnellschießen_Kategorie.$J$60]=2))" office:value-type="float" office:value="0">
            <text:p>0</text:p>
          </table:table-cell>
          <table:table-cell table:formula="of:=SUMPRODUCT(([Wehrturm_Kategorie.$F$12:Wehrturm_Kategorie.$F$60]=[.$B14])*([Wehrturm_Kategorie.$J$12:Wehrturm_Kategorie.$J$60]=3))+SUMPRODUCT(([Präzision_Kategorie.$F$12:Präzision_Kategorie.$F$60]=[.$B14])*([Präzision_Kategorie.$J$12:Präzision_Kategorie.$J$60]=3))+SUMPRODUCT(([Schnellschießen_Kategorie.$F$12:Schnellschießen_Kategorie.$F$60]=[.$B14])*([Schnellschießen_Kategorie.$J$12:Schnellschießen_Kategorie.$J$60]=3))" office:value-type="float" office:value="0">
            <text:p>0</text:p>
          </table:table-cell>
          <table:table-cell table:formula="of:=SUMPRODUCT(([Wehrturm_Kategorie.$F$12:Wehrturm_Kategorie.$F$60]=[.$B14])*([Wehrturm_Kategorie.$J$12:Wehrturm_Kategorie.$J$60]=4))+SUMPRODUCT(([Präzision_Kategorie.$F$12:Präzision_Kategorie.$F$60]=[.$B14])*([Präzision_Kategorie.$J$12:Präzision_Kategorie.$J$60]=4))+SUMPRODUCT(([Schnellschießen_Kategorie.$F$12:Schnellschießen_Kategorie.$F$60]=[.$B14])*([Schnellschießen_Kategorie.$J$12:Schnellschießen_Kategorie.$J$60]=4))" office:value-type="float" office:value="0">
            <text:p>0</text:p>
          </table:table-cell>
          <table:table-cell table:formula="of:=SUMPRODUCT(([Wehrturm_Kategorie.$F$12:Wehrturm_Kategorie.$F$60]=[.$B14])*([Wehrturm_Kategorie.$J$12:Wehrturm_Kategorie.$J$60]=5))+SUMPRODUCT(([Präzision_Kategorie.$F$12:Präzision_Kategorie.$F$60]=[.$B14])*([Präzision_Kategorie.$J$12:Präzision_Kategorie.$J$60]=5))+SUMPRODUCT(([Schnellschießen_Kategorie.$F$12:Schnellschießen_Kategorie.$F$60]=[.$B14])*([Schnellschießen_Kategorie.$J$12:Schnellschießen_Kategorie.$J$60]=5))" office:value-type="float" office:value="0">
            <text:p>0</text:p>
          </table:table-cell>
          <table:table-cell table:style-name="ce115" table:formula="of:=[.C14]*[.$C$7]+[.D14]*[.$D$7]+[.E14]*[.$E$7]+[.F14]*[.$F$7]+[.G14]*[.$G$7]" office:value-type="float" office:value="0">
            <text:p>0</text:p>
          </table:table-cell>
          <table:table-cell/>
          <table:table-cell table:style-name="ce116" table:formula="of:=IF([.H14]=0;&quot; &quot;;RANK([.H14];[.$H$10:.$H$17];0))" office:value-type="string" office:string-value=" ">
            <text:p><text:s/></text:p>
          </table:table-cell>
        </table:table-row>
        <table:table-row table:style-name="ro6">
          <table:table-cell/>
          <table:table-cell table:style-name="ce13" office:value-type="string">
            <text:p>Bushikan</text:p>
          </table:table-cell>
          <table:table-cell table:formula="of:=SUMPRODUCT(([Wehrturm_Kategorie.$F$12:Wehrturm_Kategorie.$F$60]=[.$B15])*([Wehrturm_Kategorie.$J$12:Wehrturm_Kategorie.$J$60]=1))+SUMPRODUCT(([Präzision_Kategorie.$F$12:Präzision_Kategorie.$F$60]=[.$B15])*([Präzision_Kategorie.$J$12:Präzision_Kategorie.$J$60]=1))+SUMPRODUCT(([Schnellschießen_Kategorie.$F$12:Schnellschießen_Kategorie.$F$60]=[.$B15])*([Schnellschießen_Kategorie.$J$12:Schnellschießen_Kategorie.$J$60]=1))" office:value-type="float" office:value="0">
            <text:p>0</text:p>
          </table:table-cell>
          <table:table-cell table:formula="of:=SUMPRODUCT(([Wehrturm_Kategorie.$F$12:Wehrturm_Kategorie.$F$60]=[.$B15])*([Wehrturm_Kategorie.$J$12:Wehrturm_Kategorie.$J$60]=2))+SUMPRODUCT(([Präzision_Kategorie.$F$12:Präzision_Kategorie.$F$60]=[.$B15])*([Präzision_Kategorie.$J$12:Präzision_Kategorie.$J$60]=2))+SUMPRODUCT(([Schnellschießen_Kategorie.$F$12:Schnellschießen_Kategorie.$F$60]=[.$B15])*([Schnellschießen_Kategorie.$J$12:Schnellschießen_Kategorie.$J$60]=2))" office:value-type="float" office:value="0">
            <text:p>0</text:p>
          </table:table-cell>
          <table:table-cell table:formula="of:=SUMPRODUCT(([Wehrturm_Kategorie.$F$12:Wehrturm_Kategorie.$F$60]=[.$B15])*([Wehrturm_Kategorie.$J$12:Wehrturm_Kategorie.$J$60]=3))+SUMPRODUCT(([Präzision_Kategorie.$F$12:Präzision_Kategorie.$F$60]=[.$B15])*([Präzision_Kategorie.$J$12:Präzision_Kategorie.$J$60]=3))+SUMPRODUCT(([Schnellschießen_Kategorie.$F$12:Schnellschießen_Kategorie.$F$60]=[.$B15])*([Schnellschießen_Kategorie.$J$12:Schnellschießen_Kategorie.$J$60]=3))" office:value-type="float" office:value="0">
            <text:p>0</text:p>
          </table:table-cell>
          <table:table-cell table:formula="of:=SUMPRODUCT(([Wehrturm_Kategorie.$F$12:Wehrturm_Kategorie.$F$60]=[.$B15])*([Wehrturm_Kategorie.$J$12:Wehrturm_Kategorie.$J$60]=4))+SUMPRODUCT(([Präzision_Kategorie.$F$12:Präzision_Kategorie.$F$60]=[.$B15])*([Präzision_Kategorie.$J$12:Präzision_Kategorie.$J$60]=4))+SUMPRODUCT(([Schnellschießen_Kategorie.$F$12:Schnellschießen_Kategorie.$F$60]=[.$B15])*([Schnellschießen_Kategorie.$J$12:Schnellschießen_Kategorie.$J$60]=4))" office:value-type="float" office:value="0">
            <text:p>0</text:p>
          </table:table-cell>
          <table:table-cell table:formula="of:=SUMPRODUCT(([Wehrturm_Kategorie.$F$12:Wehrturm_Kategorie.$F$60]=[.$B15])*([Wehrturm_Kategorie.$J$12:Wehrturm_Kategorie.$J$60]=5))+SUMPRODUCT(([Präzision_Kategorie.$F$12:Präzision_Kategorie.$F$60]=[.$B15])*([Präzision_Kategorie.$J$12:Präzision_Kategorie.$J$60]=5))+SUMPRODUCT(([Schnellschießen_Kategorie.$F$12:Schnellschießen_Kategorie.$F$60]=[.$B15])*([Schnellschießen_Kategorie.$J$12:Schnellschießen_Kategorie.$J$60]=5))" office:value-type="float" office:value="0">
            <text:p>0</text:p>
          </table:table-cell>
          <table:table-cell table:style-name="ce115" table:formula="of:=[.C15]*[.$C$7]+[.D15]*[.$D$7]+[.E15]*[.$E$7]+[.F15]*[.$F$7]+[.G15]*[.$G$7]" office:value-type="float" office:value="0">
            <text:p>0</text:p>
          </table:table-cell>
          <table:table-cell/>
          <table:table-cell table:style-name="ce116" table:formula="of:=IF([.H15]=0;&quot; &quot;;RANK([.H15];[.$H$10:.$H$17];0))" office:value-type="string" office:string-value=" ">
            <text:p><text:s/></text:p>
          </table:table-cell>
        </table:table-row>
        <table:table-row table:style-name="ro6">
          <table:table-cell/>
          <table:table-cell table:style-name="ce8" office:value-type="string">
            <text:p>Senkido Menden</text:p>
          </table:table-cell>
          <table:table-cell table:formula="of:=SUMPRODUCT(([Wehrturm_Kategorie.$F$12:Wehrturm_Kategorie.$F$60]=[.$B16])*([Wehrturm_Kategorie.$J$12:Wehrturm_Kategorie.$J$60]=1))+SUMPRODUCT(([Präzision_Kategorie.$F$12:Präzision_Kategorie.$F$60]=[.$B16])*([Präzision_Kategorie.$J$12:Präzision_Kategorie.$J$60]=1))+SUMPRODUCT(([Schnellschießen_Kategorie.$F$12:Schnellschießen_Kategorie.$F$60]=[.$B16])*([Schnellschießen_Kategorie.$J$12:Schnellschießen_Kategorie.$J$60]=1))" office:value-type="float" office:value="0">
            <text:p>0</text:p>
          </table:table-cell>
          <table:table-cell table:formula="of:=SUMPRODUCT(([Wehrturm_Kategorie.$F$12:Wehrturm_Kategorie.$F$60]=[.$B16])*([Wehrturm_Kategorie.$J$12:Wehrturm_Kategorie.$J$60]=2))+SUMPRODUCT(([Präzision_Kategorie.$F$12:Präzision_Kategorie.$F$60]=[.$B16])*([Präzision_Kategorie.$J$12:Präzision_Kategorie.$J$60]=2))+SUMPRODUCT(([Schnellschießen_Kategorie.$F$12:Schnellschießen_Kategorie.$F$60]=[.$B16])*([Schnellschießen_Kategorie.$J$12:Schnellschießen_Kategorie.$J$60]=2))" office:value-type="float" office:value="0">
            <text:p>0</text:p>
          </table:table-cell>
          <table:table-cell table:formula="of:=SUMPRODUCT(([Wehrturm_Kategorie.$F$12:Wehrturm_Kategorie.$F$60]=[.$B16])*([Wehrturm_Kategorie.$J$12:Wehrturm_Kategorie.$J$60]=3))+SUMPRODUCT(([Präzision_Kategorie.$F$12:Präzision_Kategorie.$F$60]=[.$B16])*([Präzision_Kategorie.$J$12:Präzision_Kategorie.$J$60]=3))+SUMPRODUCT(([Schnellschießen_Kategorie.$F$12:Schnellschießen_Kategorie.$F$60]=[.$B16])*([Schnellschießen_Kategorie.$J$12:Schnellschießen_Kategorie.$J$60]=3))" office:value-type="float" office:value="0">
            <text:p>0</text:p>
          </table:table-cell>
          <table:table-cell table:formula="of:=SUMPRODUCT(([Wehrturm_Kategorie.$F$12:Wehrturm_Kategorie.$F$60]=[.$B16])*([Wehrturm_Kategorie.$J$12:Wehrturm_Kategorie.$J$60]=4))+SUMPRODUCT(([Präzision_Kategorie.$F$12:Präzision_Kategorie.$F$60]=[.$B16])*([Präzision_Kategorie.$J$12:Präzision_Kategorie.$J$60]=4))+SUMPRODUCT(([Schnellschießen_Kategorie.$F$12:Schnellschießen_Kategorie.$F$60]=[.$B16])*([Schnellschießen_Kategorie.$J$12:Schnellschießen_Kategorie.$J$60]=4))" office:value-type="float" office:value="0">
            <text:p>0</text:p>
          </table:table-cell>
          <table:table-cell table:formula="of:=SUMPRODUCT(([Wehrturm_Kategorie.$F$12:Wehrturm_Kategorie.$F$60]=[.$B16])*([Wehrturm_Kategorie.$J$12:Wehrturm_Kategorie.$J$60]=5))+SUMPRODUCT(([Präzision_Kategorie.$F$12:Präzision_Kategorie.$F$60]=[.$B16])*([Präzision_Kategorie.$J$12:Präzision_Kategorie.$J$60]=5))+SUMPRODUCT(([Schnellschießen_Kategorie.$F$12:Schnellschießen_Kategorie.$F$60]=[.$B16])*([Schnellschießen_Kategorie.$J$12:Schnellschießen_Kategorie.$J$60]=5))" office:value-type="float" office:value="0">
            <text:p>0</text:p>
          </table:table-cell>
          <table:table-cell table:style-name="ce115" table:formula="of:=[.C16]*[.$C$7]+[.D16]*[.$D$7]+[.E16]*[.$E$7]+[.F16]*[.$F$7]+[.G16]*[.$G$7]" office:value-type="float" office:value="0">
            <text:p>0</text:p>
          </table:table-cell>
          <table:table-cell/>
          <table:table-cell table:style-name="ce116" table:formula="of:=IF([.H16]=0;&quot; &quot;;RANK([.H16];[.$H$10:.$H$17];0))" office:value-type="string" office:string-value=" ">
            <text:p><text:s/></text:p>
          </table:table-cell>
        </table:table-row>
        <table:table-row table:style-name="ro5">
          <table:table-cell/>
          <table:table-cell table:style-name="ce10" office:value-type="string">
            <text:p>SCV Kreuzlingen</text:p>
          </table:table-cell>
          <table:table-cell table:formula="of:=SUMPRODUCT(([Wehrturm_Kategorie.$F$12:Wehrturm_Kategorie.$F$60]=[.$B17])*([Wehrturm_Kategorie.$J$12:Wehrturm_Kategorie.$J$60]=1))+SUMPRODUCT(([Präzision_Kategorie.$F$12:Präzision_Kategorie.$F$60]=[.$B17])*([Präzision_Kategorie.$J$12:Präzision_Kategorie.$J$60]=1))+SUMPRODUCT(([Schnellschießen_Kategorie.$F$12:Schnellschießen_Kategorie.$F$60]=[.$B17])*([Schnellschießen_Kategorie.$J$12:Schnellschießen_Kategorie.$J$60]=1))" office:value-type="float" office:value="0">
            <text:p>0</text:p>
          </table:table-cell>
          <table:table-cell table:formula="of:=SUMPRODUCT(([Wehrturm_Kategorie.$F$12:Wehrturm_Kategorie.$F$60]=[.$B17])*([Wehrturm_Kategorie.$J$12:Wehrturm_Kategorie.$J$60]=2))+SUMPRODUCT(([Präzision_Kategorie.$F$12:Präzision_Kategorie.$F$60]=[.$B17])*([Präzision_Kategorie.$J$12:Präzision_Kategorie.$J$60]=2))+SUMPRODUCT(([Schnellschießen_Kategorie.$F$12:Schnellschießen_Kategorie.$F$60]=[.$B17])*([Schnellschießen_Kategorie.$J$12:Schnellschießen_Kategorie.$J$60]=2))" office:value-type="float" office:value="0">
            <text:p>0</text:p>
          </table:table-cell>
          <table:table-cell table:formula="of:=SUMPRODUCT(([Wehrturm_Kategorie.$F$12:Wehrturm_Kategorie.$F$60]=[.$B17])*([Wehrturm_Kategorie.$J$12:Wehrturm_Kategorie.$J$60]=3))+SUMPRODUCT(([Präzision_Kategorie.$F$12:Präzision_Kategorie.$F$60]=[.$B17])*([Präzision_Kategorie.$J$12:Präzision_Kategorie.$J$60]=3))+SUMPRODUCT(([Schnellschießen_Kategorie.$F$12:Schnellschießen_Kategorie.$F$60]=[.$B17])*([Schnellschießen_Kategorie.$J$12:Schnellschießen_Kategorie.$J$60]=3))" office:value-type="float" office:value="0">
            <text:p>0</text:p>
          </table:table-cell>
          <table:table-cell table:formula="of:=SUMPRODUCT(([Wehrturm_Kategorie.$F$12:Wehrturm_Kategorie.$F$60]=[.$B17])*([Wehrturm_Kategorie.$J$12:Wehrturm_Kategorie.$J$60]=4))+SUMPRODUCT(([Präzision_Kategorie.$F$12:Präzision_Kategorie.$F$60]=[.$B17])*([Präzision_Kategorie.$J$12:Präzision_Kategorie.$J$60]=4))+SUMPRODUCT(([Schnellschießen_Kategorie.$F$12:Schnellschießen_Kategorie.$F$60]=[.$B17])*([Schnellschießen_Kategorie.$J$12:Schnellschießen_Kategorie.$J$60]=4))" office:value-type="float" office:value="0">
            <text:p>0</text:p>
          </table:table-cell>
          <table:table-cell table:formula="of:=SUMPRODUCT(([Wehrturm_Kategorie.$F$12:Wehrturm_Kategorie.$F$60]=[.$B17])*([Wehrturm_Kategorie.$J$12:Wehrturm_Kategorie.$J$60]=5))+SUMPRODUCT(([Präzision_Kategorie.$F$12:Präzision_Kategorie.$F$60]=[.$B17])*([Präzision_Kategorie.$J$12:Präzision_Kategorie.$J$60]=5))+SUMPRODUCT(([Schnellschießen_Kategorie.$F$12:Schnellschießen_Kategorie.$F$60]=[.$B17])*([Schnellschießen_Kategorie.$J$12:Schnellschießen_Kategorie.$J$60]=5))" office:value-type="float" office:value="0">
            <text:p>0</text:p>
          </table:table-cell>
          <table:table-cell table:style-name="ce115" table:formula="of:=[.C17]*[.$C$7]+[.D17]*[.$D$7]+[.E17]*[.$E$7]+[.F17]*[.$F$7]+[.G17]*[.$G$7]" office:value-type="float" office:value="0">
            <text:p>0</text:p>
          </table:table-cell>
          <table:table-cell/>
          <table:table-cell table:style-name="ce116" table:formula="of:=IF([.H17]=0;&quot; &quot;;RANK([.H17];[.$H$10:.$H$17];0))" office:value-type="string" office:string-value=" ">
            <text:p><text:s/></text:p>
          </table:table-cell>
        </table:table-row>
        <table:table-row table:style-name="ro3" table:number-rows-repeated="2">
          <table:table-cell table:number-columns-repeated="10"/>
        </table:table-row>
        <table:table-row table:style-name="ro3">
          <table:table-cell table:number-columns-repeated="2"/>
          <table:table-cell table:style-name="ce113" table:formula="of:=SUM([.C10:.C17])" office:value-type="float" office:value="0">
            <text:p>0</text:p>
          </table:table-cell>
          <table:table-cell table:style-name="ce113" table:formula="of:=SUM([.D10:.D17])" office:value-type="float" office:value="0">
            <text:p>0</text:p>
          </table:table-cell>
          <table:table-cell table:style-name="ce113" table:formula="of:=SUM([.E10:.E17])" office:value-type="float" office:value="0">
            <text:p>0</text:p>
          </table:table-cell>
          <table:table-cell table:style-name="ce113" table:formula="of:=SUM([.F10:.F17])" office:value-type="float" office:value="0">
            <text:p>0</text:p>
          </table:table-cell>
          <table:table-cell table:style-name="ce113" table:formula="of:=SUM([.G10:.G17])" office:value-type="float" office:value="0">
            <text:p>0</text:p>
          </table:table-cell>
          <table:table-cell table:number-columns-repeated="3"/>
        </table:table-row>
        <table:table-row table:style-name="ro3" table:number-rows-repeated="3">
          <table:table-cell table:number-columns-repeated="10"/>
        </table:table-row>
        <table:table-row table:style-name="ro3">
          <table:table-cell table:number-columns-repeated="2"/>
          <table:table-cell office:value-type="string">
            <text:p>Bereich markieren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>
            <text:p>Daten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>
            <text:p>Sortieren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>
            <text:p>Spalte H absteigend</text:p>
          </table:table-cell>
          <table:table-cell table:number-columns-repeated="7"/>
        </table:table-row>
        <table:table-row table:style-name="ro5">
          <table:table-cell table:number-columns-repeated="2"/>
          <table:table-cell office:value-type="string">
            <text:p>Ok</text:p>
          </table:table-cell>
          <table:table-cell table:number-columns-repeated="7"/>
        </table:table-row>
      </table:table>
      <table:table table:name="Medallienspiegel_Kategorie" table:style-name="ta1" table:print="false">
        <office:forms form:automatic-focus="false" form:apply-design-mode="false"/>
        <table:table-column table:style-name="co1" table:default-cell-style-name="Default"/>
        <table:table-column table:style-name="co21" table:default-cell-style-name="Default"/>
        <table:table-column table:style-name="co12" table:number-columns-repeated="6" table:default-cell-style-name="Default"/>
        <table:table-row table:style-name="ro3">
          <table:table-cell table:number-columns-repeated="8"/>
        </table:table-row>
        <table:table-row table:style-name="ro7">
          <table:table-cell/>
          <table:table-cell table:style-name="ce2" office:value-type="string">
            <text:p>Medallienspiegel</text:p>
          </table:table-cell>
          <table:table-cell table:number-columns-repeated="6"/>
        </table:table-row>
        <table:table-row table:style-name="ro3" table:number-rows-repeated="3">
          <table:table-cell table:number-columns-repeated="8"/>
        </table:table-row>
        <table:table-row table:style-name="ro3">
          <table:table-cell/>
          <table:table-cell table:style-name="ce3" office:value-type="string">
            <text:p>Clan</text:p>
          </table:table-cell>
          <table:table-cell table:style-name="ce57" office:value-type="string">
            <text:p>1. Plätze</text:p>
          </table:table-cell>
          <table:table-cell table:style-name="ce57" office:value-type="string">
            <text:p>2. Plätze</text:p>
          </table:table-cell>
          <table:table-cell table:style-name="ce57" office:value-type="string">
            <text:p>3. Plätze</text:p>
          </table:table-cell>
          <table:table-cell table:style-name="ce57" office:value-type="string">
            <text:p>Summe</text:p>
          </table:table-cell>
          <table:table-cell/>
          <table:table-cell table:style-name="ce57" office:value-type="string">
            <text:p>Platzierung</text:p>
          </table:table-cell>
        </table:table-row>
        <table:table-row table:style-name="ro5">
          <table:table-cell office:value-type="string">
            <text:p><text:s/></text:p>
          </table:table-cell>
          <table:table-cell table:number-columns-repeated="4"/>
          <table:table-cell table:style-name="ce114" office:value-type="string">
            <text:p>Medallien</text:p>
          </table:table-cell>
          <table:table-cell table:number-columns-repeated="2"/>
        </table:table-row>
        <table:table-row table:style-name="ro3" table:number-rows-repeated="2">
          <table:table-cell table:number-columns-repeated="8"/>
        </table:table-row>
        <table:table-row table:style-name="ro6">
          <table:table-cell/>
          <table:table-cell table:style-name="ce6" office:value-type="string">
            <text:p>Budo-Shin</text:p>
          </table:table-cell>
          <table:table-cell table:formula="of:=SUMPRODUCT(([Wehrturm_Kategorie.$F$12:Wehrturm_Kategorie.$F$60]=[.$B10])*([Wehrturm_Kategorie.$J$12:Wehrturm_Kategorie.$J$60]=1))+SUMPRODUCT(([Präzision_Kategorie.$F$12:Präzision_Kategorie.$F$60]=[.$B10])*([Präzision_Kategorie.$J$12:Präzision_Kategorie.$J$60]=1))+SUMPRODUCT(([Schnellschießen_Kategorie.$F$12:Schnellschießen_Kategorie.$F$60]=[.$B10])*([Schnellschießen_Kategorie.$J$12:Schnellschießen_Kategorie.$J$60]=1))" office:value-type="float" office:value="0">
            <text:p>0</text:p>
          </table:table-cell>
          <table:table-cell table:formula="of:=SUMPRODUCT(([Wehrturm_Kategorie.$F$12:Wehrturm_Kategorie.$F$60]=[.$B10])*([Wehrturm_Kategorie.$J$12:Wehrturm_Kategorie.$J$60]=2))+SUMPRODUCT(([Präzision_Kategorie.$F$12:Präzision_Kategorie.$F$60]=[.$B10])*([Präzision_Kategorie.$J$12:Präzision_Kategorie.$J$60]=2))+SUMPRODUCT(([Schnellschießen_Kategorie.$F$12:Schnellschießen_Kategorie.$F$60]=[.$B10])*([Schnellschießen_Kategorie.$J$12:Schnellschießen_Kategorie.$J$60]=2))" office:value-type="float" office:value="0">
            <text:p>0</text:p>
          </table:table-cell>
          <table:table-cell table:formula="of:=SUMPRODUCT(([Wehrturm_Kategorie.$F$12:Wehrturm_Kategorie.$F$60]=[.$B10])*([Wehrturm_Kategorie.$J$12:Wehrturm_Kategorie.$J$60]=3))+SUMPRODUCT(([Präzision_Kategorie.$F$12:Präzision_Kategorie.$F$60]=[.$B10])*([Präzision_Kategorie.$J$12:Präzision_Kategorie.$J$60]=3))+SUMPRODUCT(([Schnellschießen_Kategorie.$F$12:Schnellschießen_Kategorie.$F$60]=[.$B10])*([Schnellschießen_Kategorie.$J$12:Schnellschießen_Kategorie.$J$60]=3))" office:value-type="float" office:value="0">
            <text:p>0</text:p>
          </table:table-cell>
          <table:table-cell table:style-name="ce115" table:formula="of:=[.C10]+[.D10]+[.E10]" office:value-type="float" office:value="0">
            <text:p>0</text:p>
          </table:table-cell>
          <table:table-cell/>
          <table:table-cell table:style-name="ce117" office:value-type="string">
            <text:p><text:s/></text:p>
          </table:table-cell>
        </table:table-row>
        <table:table-row table:style-name="ro6">
          <table:table-cell/>
          <table:table-cell table:style-name="ce13" office:value-type="string">
            <text:p>Dragons Lair</text:p>
          </table:table-cell>
          <table:table-cell table:formula="of:=SUMPRODUCT(([Wehrturm_Kategorie.$F$12:Wehrturm_Kategorie.$F$60]=[.$B11])*([Wehrturm_Kategorie.$J$12:Wehrturm_Kategorie.$J$60]=1))+SUMPRODUCT(([Präzision_Kategorie.$F$12:Präzision_Kategorie.$F$60]=[.$B11])*([Präzision_Kategorie.$J$12:Präzision_Kategorie.$J$60]=1))+SUMPRODUCT(([Schnellschießen_Kategorie.$F$12:Schnellschießen_Kategorie.$F$60]=[.$B11])*([Schnellschießen_Kategorie.$J$12:Schnellschießen_Kategorie.$J$60]=1))" office:value-type="float" office:value="0">
            <text:p>0</text:p>
          </table:table-cell>
          <table:table-cell table:formula="of:=SUMPRODUCT(([Wehrturm_Kategorie.$F$12:Wehrturm_Kategorie.$F$60]=[.$B11])*([Wehrturm_Kategorie.$J$12:Wehrturm_Kategorie.$J$60]=2))+SUMPRODUCT(([Präzision_Kategorie.$F$12:Präzision_Kategorie.$F$60]=[.$B11])*([Präzision_Kategorie.$J$12:Präzision_Kategorie.$J$60]=2))+SUMPRODUCT(([Schnellschießen_Kategorie.$F$12:Schnellschießen_Kategorie.$F$60]=[.$B11])*([Schnellschießen_Kategorie.$J$12:Schnellschießen_Kategorie.$J$60]=2))" office:value-type="float" office:value="0">
            <text:p>0</text:p>
          </table:table-cell>
          <table:table-cell table:formula="of:=SUMPRODUCT(([Wehrturm_Kategorie.$F$12:Wehrturm_Kategorie.$F$60]=[.$B11])*([Wehrturm_Kategorie.$J$12:Wehrturm_Kategorie.$J$60]=3))+SUMPRODUCT(([Präzision_Kategorie.$F$12:Präzision_Kategorie.$F$60]=[.$B11])*([Präzision_Kategorie.$J$12:Präzision_Kategorie.$J$60]=3))+SUMPRODUCT(([Schnellschießen_Kategorie.$F$12:Schnellschießen_Kategorie.$F$60]=[.$B11])*([Schnellschießen_Kategorie.$J$12:Schnellschießen_Kategorie.$J$60]=3))" office:value-type="float" office:value="0">
            <text:p>0</text:p>
          </table:table-cell>
          <table:table-cell table:style-name="ce115" table:formula="of:=[.C11]+[.D11]+[.E11]" office:value-type="float" office:value="0">
            <text:p>0</text:p>
          </table:table-cell>
          <table:table-cell/>
          <table:table-cell table:style-name="ce117" office:value-type="string">
            <text:p><text:s/></text:p>
          </table:table-cell>
        </table:table-row>
        <table:table-row table:style-name="ro6">
          <table:table-cell/>
          <table:table-cell table:style-name="ce13" office:value-type="string">
            <text:p>Martial Arts Centre</text:p>
          </table:table-cell>
          <table:table-cell table:formula="of:=SUMPRODUCT(([Wehrturm_Kategorie.$F$12:Wehrturm_Kategorie.$F$60]=[.$B12])*([Wehrturm_Kategorie.$J$12:Wehrturm_Kategorie.$J$60]=1))+SUMPRODUCT(([Präzision_Kategorie.$F$12:Präzision_Kategorie.$F$60]=[.$B12])*([Präzision_Kategorie.$J$12:Präzision_Kategorie.$J$60]=1))+SUMPRODUCT(([Schnellschießen_Kategorie.$F$12:Schnellschießen_Kategorie.$F$60]=[.$B12])*([Schnellschießen_Kategorie.$J$12:Schnellschießen_Kategorie.$J$60]=1))" office:value-type="float" office:value="0">
            <text:p>0</text:p>
          </table:table-cell>
          <table:table-cell table:formula="of:=SUMPRODUCT(([Wehrturm_Kategorie.$F$12:Wehrturm_Kategorie.$F$60]=[.$B12])*([Wehrturm_Kategorie.$J$12:Wehrturm_Kategorie.$J$60]=2))+SUMPRODUCT(([Präzision_Kategorie.$F$12:Präzision_Kategorie.$F$60]=[.$B12])*([Präzision_Kategorie.$J$12:Präzision_Kategorie.$J$60]=2))+SUMPRODUCT(([Schnellschießen_Kategorie.$F$12:Schnellschießen_Kategorie.$F$60]=[.$B12])*([Schnellschießen_Kategorie.$J$12:Schnellschießen_Kategorie.$J$60]=2))" office:value-type="float" office:value="0">
            <text:p>0</text:p>
          </table:table-cell>
          <table:table-cell table:formula="of:=SUMPRODUCT(([Wehrturm_Kategorie.$F$12:Wehrturm_Kategorie.$F$60]=[.$B12])*([Wehrturm_Kategorie.$J$12:Wehrturm_Kategorie.$J$60]=3))+SUMPRODUCT(([Präzision_Kategorie.$F$12:Präzision_Kategorie.$F$60]=[.$B12])*([Präzision_Kategorie.$J$12:Präzision_Kategorie.$J$60]=3))+SUMPRODUCT(([Schnellschießen_Kategorie.$F$12:Schnellschießen_Kategorie.$F$60]=[.$B12])*([Schnellschießen_Kategorie.$J$12:Schnellschießen_Kategorie.$J$60]=3))" office:value-type="float" office:value="0">
            <text:p>0</text:p>
          </table:table-cell>
          <table:table-cell table:style-name="ce115" table:formula="of:=[.C12]+[.D12]+[.E12]" office:value-type="float" office:value="0">
            <text:p>0</text:p>
          </table:table-cell>
          <table:table-cell/>
          <table:table-cell table:style-name="ce117" office:value-type="string">
            <text:p><text:s/></text:p>
          </table:table-cell>
        </table:table-row>
        <table:table-row table:style-name="ro6">
          <table:table-cell/>
          <table:table-cell table:style-name="ce13" office:value-type="string">
            <text:p>Tamado-Achim</text:p>
          </table:table-cell>
          <table:table-cell table:formula="of:=SUMPRODUCT(([Wehrturm_Kategorie.$F$12:Wehrturm_Kategorie.$F$60]=[.$B13])*([Wehrturm_Kategorie.$J$12:Wehrturm_Kategorie.$J$60]=1))+SUMPRODUCT(([Präzision_Kategorie.$F$12:Präzision_Kategorie.$F$60]=[.$B13])*([Präzision_Kategorie.$J$12:Präzision_Kategorie.$J$60]=1))+SUMPRODUCT(([Schnellschießen_Kategorie.$F$12:Schnellschießen_Kategorie.$F$60]=[.$B13])*([Schnellschießen_Kategorie.$J$12:Schnellschießen_Kategorie.$J$60]=1))" office:value-type="float" office:value="0">
            <text:p>0</text:p>
          </table:table-cell>
          <table:table-cell table:formula="of:=SUMPRODUCT(([Wehrturm_Kategorie.$F$12:Wehrturm_Kategorie.$F$60]=[.$B13])*([Wehrturm_Kategorie.$J$12:Wehrturm_Kategorie.$J$60]=2))+SUMPRODUCT(([Präzision_Kategorie.$F$12:Präzision_Kategorie.$F$60]=[.$B13])*([Präzision_Kategorie.$J$12:Präzision_Kategorie.$J$60]=2))+SUMPRODUCT(([Schnellschießen_Kategorie.$F$12:Schnellschießen_Kategorie.$F$60]=[.$B13])*([Schnellschießen_Kategorie.$J$12:Schnellschießen_Kategorie.$J$60]=2))" office:value-type="float" office:value="0">
            <text:p>0</text:p>
          </table:table-cell>
          <table:table-cell table:formula="of:=SUMPRODUCT(([Wehrturm_Kategorie.$F$12:Wehrturm_Kategorie.$F$60]=[.$B13])*([Wehrturm_Kategorie.$J$12:Wehrturm_Kategorie.$J$60]=3))+SUMPRODUCT(([Präzision_Kategorie.$F$12:Präzision_Kategorie.$F$60]=[.$B13])*([Präzision_Kategorie.$J$12:Präzision_Kategorie.$J$60]=3))+SUMPRODUCT(([Schnellschießen_Kategorie.$F$12:Schnellschießen_Kategorie.$F$60]=[.$B13])*([Schnellschießen_Kategorie.$J$12:Schnellschießen_Kategorie.$J$60]=3))" office:value-type="float" office:value="0">
            <text:p>0</text:p>
          </table:table-cell>
          <table:table-cell table:style-name="ce115" table:formula="of:=[.C13]+[.D13]+[.E13]" office:value-type="float" office:value="0">
            <text:p>0</text:p>
          </table:table-cell>
          <table:table-cell/>
          <table:table-cell table:style-name="ce117" office:value-type="string">
            <text:p><text:s/></text:p>
          </table:table-cell>
        </table:table-row>
        <table:table-row table:style-name="ro6">
          <table:table-cell/>
          <table:table-cell table:style-name="ce13" office:value-type="string">
            <text:p>Yanagi-No-Ki</text:p>
          </table:table-cell>
          <table:table-cell table:formula="of:=SUMPRODUCT(([Wehrturm_Kategorie.$F$12:Wehrturm_Kategorie.$F$60]=[.$B14])*([Wehrturm_Kategorie.$J$12:Wehrturm_Kategorie.$J$60]=1))+SUMPRODUCT(([Präzision_Kategorie.$F$12:Präzision_Kategorie.$F$60]=[.$B14])*([Präzision_Kategorie.$J$12:Präzision_Kategorie.$J$60]=1))+SUMPRODUCT(([Schnellschießen_Kategorie.$F$12:Schnellschießen_Kategorie.$F$60]=[.$B14])*([Schnellschießen_Kategorie.$J$12:Schnellschießen_Kategorie.$J$60]=1))" office:value-type="float" office:value="0">
            <text:p>0</text:p>
          </table:table-cell>
          <table:table-cell table:formula="of:=SUMPRODUCT(([Wehrturm_Kategorie.$F$12:Wehrturm_Kategorie.$F$60]=[.$B14])*([Wehrturm_Kategorie.$J$12:Wehrturm_Kategorie.$J$60]=2))+SUMPRODUCT(([Präzision_Kategorie.$F$12:Präzision_Kategorie.$F$60]=[.$B14])*([Präzision_Kategorie.$J$12:Präzision_Kategorie.$J$60]=2))+SUMPRODUCT(([Schnellschießen_Kategorie.$F$12:Schnellschießen_Kategorie.$F$60]=[.$B14])*([Schnellschießen_Kategorie.$J$12:Schnellschießen_Kategorie.$J$60]=2))" office:value-type="float" office:value="0">
            <text:p>0</text:p>
          </table:table-cell>
          <table:table-cell table:formula="of:=SUMPRODUCT(([Wehrturm_Kategorie.$F$12:Wehrturm_Kategorie.$F$60]=[.$B14])*([Wehrturm_Kategorie.$J$12:Wehrturm_Kategorie.$J$60]=3))+SUMPRODUCT(([Präzision_Kategorie.$F$12:Präzision_Kategorie.$F$60]=[.$B14])*([Präzision_Kategorie.$J$12:Präzision_Kategorie.$J$60]=3))+SUMPRODUCT(([Schnellschießen_Kategorie.$F$12:Schnellschießen_Kategorie.$F$60]=[.$B14])*([Schnellschießen_Kategorie.$J$12:Schnellschießen_Kategorie.$J$60]=3))" office:value-type="float" office:value="0">
            <text:p>0</text:p>
          </table:table-cell>
          <table:table-cell table:style-name="ce115" table:formula="of:=[.C14]+[.D14]+[.E14]" office:value-type="float" office:value="0">
            <text:p>0</text:p>
          </table:table-cell>
          <table:table-cell/>
          <table:table-cell table:style-name="ce117"/>
        </table:table-row>
        <table:table-row table:style-name="ro6">
          <table:table-cell/>
          <table:table-cell table:style-name="ce13" office:value-type="string">
            <text:p>Bushikan</text:p>
          </table:table-cell>
          <table:table-cell table:formula="of:=SUMPRODUCT(([Wehrturm_Kategorie.$F$12:Wehrturm_Kategorie.$F$60]=[.$B15])*([Wehrturm_Kategorie.$J$12:Wehrturm_Kategorie.$J$60]=1))+SUMPRODUCT(([Präzision_Kategorie.$F$12:Präzision_Kategorie.$F$60]=[.$B15])*([Präzision_Kategorie.$J$12:Präzision_Kategorie.$J$60]=1))+SUMPRODUCT(([Schnellschießen_Kategorie.$F$12:Schnellschießen_Kategorie.$F$60]=[.$B15])*([Schnellschießen_Kategorie.$J$12:Schnellschießen_Kategorie.$J$60]=1))" office:value-type="float" office:value="0">
            <text:p>0</text:p>
          </table:table-cell>
          <table:table-cell table:formula="of:=SUMPRODUCT(([Wehrturm_Kategorie.$F$12:Wehrturm_Kategorie.$F$60]=[.$B15])*([Wehrturm_Kategorie.$J$12:Wehrturm_Kategorie.$J$60]=2))+SUMPRODUCT(([Präzision_Kategorie.$F$12:Präzision_Kategorie.$F$60]=[.$B15])*([Präzision_Kategorie.$J$12:Präzision_Kategorie.$J$60]=2))+SUMPRODUCT(([Schnellschießen_Kategorie.$F$12:Schnellschießen_Kategorie.$F$60]=[.$B15])*([Schnellschießen_Kategorie.$J$12:Schnellschießen_Kategorie.$J$60]=2))" office:value-type="float" office:value="0">
            <text:p>0</text:p>
          </table:table-cell>
          <table:table-cell table:formula="of:=SUMPRODUCT(([Wehrturm_Kategorie.$F$12:Wehrturm_Kategorie.$F$60]=[.$B15])*([Wehrturm_Kategorie.$J$12:Wehrturm_Kategorie.$J$60]=3))+SUMPRODUCT(([Präzision_Kategorie.$F$12:Präzision_Kategorie.$F$60]=[.$B15])*([Präzision_Kategorie.$J$12:Präzision_Kategorie.$J$60]=3))+SUMPRODUCT(([Schnellschießen_Kategorie.$F$12:Schnellschießen_Kategorie.$F$60]=[.$B15])*([Schnellschießen_Kategorie.$J$12:Schnellschießen_Kategorie.$J$60]=3))" office:value-type="float" office:value="0">
            <text:p>0</text:p>
          </table:table-cell>
          <table:table-cell table:style-name="ce115" table:formula="of:=[.C15]+[.D15]+[.E15]" office:value-type="float" office:value="0">
            <text:p>0</text:p>
          </table:table-cell>
          <table:table-cell/>
          <table:table-cell table:style-name="ce117"/>
        </table:table-row>
        <table:table-row table:style-name="ro6">
          <table:table-cell/>
          <table:table-cell table:style-name="ce8" office:value-type="string">
            <text:p>Senkido Menden</text:p>
          </table:table-cell>
          <table:table-cell table:formula="of:=SUMPRODUCT(([Wehrturm_Kategorie.$F$12:Wehrturm_Kategorie.$F$60]=[.$B16])*([Wehrturm_Kategorie.$J$12:Wehrturm_Kategorie.$J$60]=1))+SUMPRODUCT(([Präzision_Kategorie.$F$12:Präzision_Kategorie.$F$60]=[.$B16])*([Präzision_Kategorie.$J$12:Präzision_Kategorie.$J$60]=1))+SUMPRODUCT(([Schnellschießen_Kategorie.$F$12:Schnellschießen_Kategorie.$F$60]=[.$B16])*([Schnellschießen_Kategorie.$J$12:Schnellschießen_Kategorie.$J$60]=1))" office:value-type="float" office:value="0">
            <text:p>0</text:p>
          </table:table-cell>
          <table:table-cell table:formula="of:=SUMPRODUCT(([Wehrturm_Kategorie.$F$12:Wehrturm_Kategorie.$F$60]=[.$B16])*([Wehrturm_Kategorie.$J$12:Wehrturm_Kategorie.$J$60]=2))+SUMPRODUCT(([Präzision_Kategorie.$F$12:Präzision_Kategorie.$F$60]=[.$B16])*([Präzision_Kategorie.$J$12:Präzision_Kategorie.$J$60]=2))+SUMPRODUCT(([Schnellschießen_Kategorie.$F$12:Schnellschießen_Kategorie.$F$60]=[.$B16])*([Schnellschießen_Kategorie.$J$12:Schnellschießen_Kategorie.$J$60]=2))" office:value-type="float" office:value="0">
            <text:p>0</text:p>
          </table:table-cell>
          <table:table-cell table:formula="of:=SUMPRODUCT(([Wehrturm_Kategorie.$F$12:Wehrturm_Kategorie.$F$60]=[.$B16])*([Wehrturm_Kategorie.$J$12:Wehrturm_Kategorie.$J$60]=3))+SUMPRODUCT(([Präzision_Kategorie.$F$12:Präzision_Kategorie.$F$60]=[.$B16])*([Präzision_Kategorie.$J$12:Präzision_Kategorie.$J$60]=3))+SUMPRODUCT(([Schnellschießen_Kategorie.$F$12:Schnellschießen_Kategorie.$F$60]=[.$B16])*([Schnellschießen_Kategorie.$J$12:Schnellschießen_Kategorie.$J$60]=3))" office:value-type="float" office:value="0">
            <text:p>0</text:p>
          </table:table-cell>
          <table:table-cell table:style-name="ce115" table:formula="of:=[.C16]+[.D16]+[.E16]" office:value-type="float" office:value="0">
            <text:p>0</text:p>
          </table:table-cell>
          <table:table-cell/>
          <table:table-cell table:style-name="ce117"/>
        </table:table-row>
        <table:table-row table:style-name="ro3">
          <table:table-cell/>
          <table:table-cell table:style-name="ce10" office:value-type="string">
            <text:p>SCV Kreuzlingen</text:p>
          </table:table-cell>
          <table:table-cell table:formula="of:=SUMPRODUCT(([Wehrturm_Kategorie.$F$12:Wehrturm_Kategorie.$F$60]=[.$B17])*([Wehrturm_Kategorie.$J$12:Wehrturm_Kategorie.$J$60]=1))+SUMPRODUCT(([Präzision_Kategorie.$F$12:Präzision_Kategorie.$F$60]=[.$B17])*([Präzision_Kategorie.$J$12:Präzision_Kategorie.$J$60]=1))+SUMPRODUCT(([Schnellschießen_Kategorie.$F$12:Schnellschießen_Kategorie.$F$60]=[.$B17])*([Schnellschießen_Kategorie.$J$12:Schnellschießen_Kategorie.$J$60]=1))" office:value-type="float" office:value="0">
            <text:p>0</text:p>
          </table:table-cell>
          <table:table-cell table:formula="of:=SUMPRODUCT(([Wehrturm_Kategorie.$F$12:Wehrturm_Kategorie.$F$60]=[.$B17])*([Wehrturm_Kategorie.$J$12:Wehrturm_Kategorie.$J$60]=2))+SUMPRODUCT(([Präzision_Kategorie.$F$12:Präzision_Kategorie.$F$60]=[.$B17])*([Präzision_Kategorie.$J$12:Präzision_Kategorie.$J$60]=2))+SUMPRODUCT(([Schnellschießen_Kategorie.$F$12:Schnellschießen_Kategorie.$F$60]=[.$B17])*([Schnellschießen_Kategorie.$J$12:Schnellschießen_Kategorie.$J$60]=2))" office:value-type="float" office:value="0">
            <text:p>0</text:p>
          </table:table-cell>
          <table:table-cell table:formula="of:=SUMPRODUCT(([Wehrturm_Kategorie.$F$12:Wehrturm_Kategorie.$F$60]=[.$B17])*([Wehrturm_Kategorie.$J$12:Wehrturm_Kategorie.$J$60]=3))+SUMPRODUCT(([Präzision_Kategorie.$F$12:Präzision_Kategorie.$F$60]=[.$B17])*([Präzision_Kategorie.$J$12:Präzision_Kategorie.$J$60]=3))+SUMPRODUCT(([Schnellschießen_Kategorie.$F$12:Schnellschießen_Kategorie.$F$60]=[.$B17])*([Schnellschießen_Kategorie.$J$12:Schnellschießen_Kategorie.$J$60]=3))" office:value-type="float" office:value="0">
            <text:p>0</text:p>
          </table:table-cell>
          <table:table-cell table:style-name="ce115" table:formula="of:=[.C17]+[.D17]+[.E17]" office:value-type="float" office:value="0">
            <text:p>0</text:p>
          </table:table-cell>
          <table:table-cell/>
          <table:table-cell table:style-name="ce117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2"/>
          <table:table-cell table:style-name="ce113" table:formula="of:=SUM([.C10:.C17])" office:value-type="float" office:value="0">
            <text:p>0</text:p>
          </table:table-cell>
          <table:table-cell table:style-name="ce113" table:formula="of:=SUM([.D10:.D17])" office:value-type="float" office:value="0">
            <text:p>0</text:p>
          </table:table-cell>
          <table:table-cell table:style-name="ce113" table:formula="of:=SUM([.E10:.E17])" office:value-type="float" office:value="0">
            <text:p>0</text:p>
          </table:table-cell>
          <table:table-cell table:style-name="ce113" table:formula="of:=SUM([.F10:.F17])" office:value-type="float" office:value="0">
            <text:p>0</text:p>
          </table:table-cell>
          <table:table-cell table:number-columns-repeated="2"/>
        </table:table-row>
        <table:table-row table:style-name="ro3" table:number-rows-repeated="3"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Bereich markieren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Daten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ortieren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palte C, D, E absteigend</text:p>
          </table:table-cell>
          <table:table-cell table:number-columns-repeated="5"/>
        </table:table-row>
        <table:table-row table:style-name="ro5">
          <table:table-cell table:number-columns-repeated="2"/>
          <table:table-cell office:value-type="string">
            <text:p>Ok</text:p>
          </table:table-cell>
          <table:table-cell table:number-columns-repeated="5"/>
        </table:table-row>
      </table:table>
      <table:database-ranges>
        <table:database-range table:target-range-address="Präzision_Kategorie.A12:Präzision_Kategorie.AMJ26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time-style style:name="N110">
      <number:hours/>
      <number:text>:</number:text>
      <number:minutes number:style="long"/>
    </number:time-style>
    <number:time-style style:name="N111P0" style:volatile="true">
      <number:hours/>
      <number:text>:</number:text>
      <number:minutes number:style="long"/>
    </number:time-style>
    <number:text-style style:name="N111">
      <number:text-content/>
      <style:map style:condition="value()&gt;=0" style:apply-style-name="N111P0"/>
    </number:text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cc0000"/>
      <style:text-properties fo:color="#cc0000"/>
    </style:style>
    <style:style style:name="Unbenannt2" style:family="table-cell" style:parent-style-name="Default">
      <style:table-cell-properties fo:background-color="#cc0000"/>
      <style:text-properties fo:color="#cc000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739" style:display-name="ConditionalStyle_739" style:family="table-cell" style:parent-style-name="Default">
      <style:table-cell-properties fo:background-color="#ffc7ce"/>
      <style:text-properties fo:color="#9c0006"/>
    </style:style>
    <style:style style:name="ConditionalStyle_5f_598" style:display-name="ConditionalStyle_598" style:family="table-cell" style:parent-style-name="Default">
      <style:table-cell-properties fo:background-color="#ffc7ce"/>
      <style:text-properties fo:color="#9c0006"/>
    </style:style>
    <style:style style:name="ConditionalStyle_5f_599" style:display-name="ConditionalStyle_599" style:family="table-cell" style:parent-style-name="Default">
      <style:table-cell-properties fo:background-color="#ffc7ce"/>
      <style:text-properties fo:color="#9c0006"/>
    </style:style>
    <style:style style:name="ConditionalStyle_5f_596" style:display-name="ConditionalStyle_596" style:family="table-cell" style:parent-style-name="Default">
      <style:table-cell-properties fo:background-color="#ffc7ce"/>
      <style:text-properties fo:color="#9c0006"/>
    </style:style>
    <style:style style:name="ConditionalStyle_5f_738" style:display-name="ConditionalStyle_738" style:family="table-cell" style:parent-style-name="Default">
      <style:table-cell-properties fo:background-color="#ffc7ce"/>
      <style:text-properties fo:color="#9c0006"/>
    </style:style>
    <style:style style:name="ConditionalStyle_5f_496" style:display-name="ConditionalStyle_496" style:family="table-cell" style:parent-style-name="Default">
      <style:table-cell-properties fo:background-color="#ffc7ce"/>
      <style:text-properties fo:color="#9c0006"/>
    </style:style>
    <style:style style:name="ConditionalStyle_5f_495" style:display-name="ConditionalStyle_495" style:family="table-cell" style:parent-style-name="Default">
      <style:table-cell-properties fo:background-color="#ffc7ce"/>
      <style:text-properties fo:color="#9c0006"/>
    </style:style>
    <style:style style:name="ConditionalStyle_5f_494" style:display-name="ConditionalStyle_494" style:family="table-cell" style:parent-style-name="Default">
      <style:table-cell-properties fo:background-color="#ffc7ce"/>
      <style:text-properties fo:color="#9c0006"/>
    </style:style>
    <style:style style:name="ConditionalStyle_5f_461" style:display-name="ConditionalStyle_461" style:family="table-cell" style:parent-style-name="Default">
      <style:table-cell-properties fo:background-color="#ffc7ce"/>
      <style:text-properties fo:color="#9c0006"/>
    </style:style>
    <style:style style:name="ConditionalStyle_5f_459" style:display-name="ConditionalStyle_459" style:family="table-cell" style:parent-style-name="Default">
      <style:table-cell-properties fo:background-color="#ffc7ce"/>
      <style:text-properties fo:color="#9c0006"/>
    </style:style>
    <style:style style:name="ConditionalStyle_5f_457" style:display-name="ConditionalStyle_457" style:family="table-cell" style:parent-style-name="Default">
      <style:table-cell-properties fo:background-color="#ffc7ce"/>
      <style:text-properties fo:color="#9c0006"/>
    </style:style>
    <style:style style:name="ConditionalStyle_5f_455" style:display-name="ConditionalStyle_455" style:family="table-cell" style:parent-style-name="Default">
      <style:table-cell-properties fo:background-color="#ffc7ce"/>
      <style:text-properties fo:color="#9c0006"/>
    </style:style>
    <style:style style:name="ConditionalStyle_5f_453" style:display-name="ConditionalStyle_453" style:family="table-cell" style:parent-style-name="Default">
      <style:table-cell-properties fo:background-color="#ffc7ce"/>
      <style:text-properties fo:color="#9c0006"/>
    </style:style>
    <style:style style:name="ConditionalStyle_5f_452" style:display-name="ConditionalStyle_452" style:family="table-cell" style:parent-style-name="Default">
      <style:table-cell-properties fo:background-color="#ffc7ce"/>
      <style:text-properties fo:color="#9c0006"/>
    </style:style>
    <style:style style:name="ConditionalStyle_5f_451" style:display-name="ConditionalStyle_451" style:family="table-cell" style:parent-style-name="Default">
      <style:table-cell-properties fo:background-color="#ffc7ce"/>
      <style:text-properties fo:color="#9c0006"/>
    </style:style>
    <style:style style:name="ConditionalStyle_5f_445" style:display-name="ConditionalStyle_445" style:family="table-cell" style:parent-style-name="Default">
      <style:table-cell-properties fo:background-color="#ffc7ce"/>
      <style:text-properties fo:color="#9c0006"/>
    </style:style>
    <style:style style:name="ConditionalStyle_5f_443" style:display-name="ConditionalStyle_443" style:family="table-cell" style:parent-style-name="Default">
      <style:table-cell-properties fo:background-color="#ffc7ce"/>
      <style:text-properties fo:color="#9c0006"/>
    </style:style>
    <style:style style:name="ConditionalStyle_5f_441" style:display-name="ConditionalStyle_441" style:family="table-cell" style:parent-style-name="Default">
      <style:table-cell-properties fo:background-color="#ffc7ce"/>
      <style:text-properties fo:color="#9c0006"/>
    </style:style>
    <style:style style:name="ConditionalStyle_5f_440" style:display-name="ConditionalStyle_440" style:family="table-cell" style:parent-style-name="Default">
      <style:table-cell-properties fo:background-color="#ffc7ce"/>
      <style:text-properties fo:color="#9c0006"/>
    </style:style>
    <style:style style:name="ConditionalStyle_5f_435" style:display-name="ConditionalStyle_435" style:family="table-cell" style:parent-style-name="Default">
      <style:table-cell-properties fo:background-color="#ffc7ce"/>
      <style:text-properties fo:color="#9c0006"/>
    </style:style>
    <style:style style:name="ConditionalStyle_5f_434" style:display-name="ConditionalStyle_434" style:family="table-cell" style:parent-style-name="Default">
      <style:table-cell-properties fo:background-color="#ffc7ce"/>
      <style:text-properties fo:color="#9c0006"/>
    </style:style>
    <style:style style:name="ConditionalStyle_5f_429" style:display-name="ConditionalStyle_429" style:family="table-cell" style:parent-style-name="Default">
      <style:table-cell-properties fo:background-color="#ffc7ce"/>
      <style:text-properties fo:color="#9c0006"/>
    </style:style>
    <style:style style:name="ConditionalStyle_5f_427" style:display-name="ConditionalStyle_427" style:family="table-cell" style:parent-style-name="Default">
      <style:table-cell-properties fo:background-color="#ffc7ce"/>
      <style:text-properties fo:color="#9c0006"/>
    </style:style>
    <style:style style:name="ConditionalStyle_5f_425" style:display-name="ConditionalStyle_425" style:family="table-cell" style:parent-style-name="Default">
      <style:table-cell-properties fo:background-color="#ffc7ce"/>
      <style:text-properties fo:color="#9c0006"/>
    </style:style>
    <style:style style:name="ConditionalStyle_5f_424" style:display-name="ConditionalStyle_424" style:family="table-cell" style:parent-style-name="Default">
      <style:table-cell-properties fo:background-color="#ffc7ce"/>
      <style:text-properties fo:color="#9c0006"/>
    </style:style>
    <style:style style:name="ConditionalStyle_5f_421" style:display-name="ConditionalStyle_421" style:family="table-cell" style:parent-style-name="Default">
      <style:table-cell-properties fo:background-color="#ffc7ce"/>
      <style:text-properties fo:color="#9c0006"/>
    </style:style>
    <style:style style:name="ConditionalStyle_5f_419" style:display-name="ConditionalStyle_419" style:family="table-cell" style:parent-style-name="Default">
      <style:table-cell-properties fo:background-color="#ffc7ce"/>
      <style:text-properties fo:color="#9c0006"/>
    </style:style>
    <style:style style:name="ConditionalStyle_5f_418" style:display-name="ConditionalStyle_418" style:family="table-cell" style:parent-style-name="Default">
      <style:table-cell-properties fo:background-color="#ffc7ce"/>
      <style:text-properties fo:color="#9c0006"/>
    </style:style>
    <style:style style:name="ConditionalStyle_5f_415" style:display-name="ConditionalStyle_415" style:family="table-cell" style:parent-style-name="Default">
      <style:table-cell-properties fo:background-color="#ffc7ce"/>
      <style:text-properties fo:color="#9c0006"/>
    </style:style>
    <style:style style:name="ConditionalStyle_5f_414" style:display-name="ConditionalStyle_414" style:family="table-cell" style:parent-style-name="Default">
      <style:table-cell-properties fo:background-color="#ffc7ce"/>
      <style:text-properties fo:color="#9c0006"/>
    </style:style>
    <style:style style:name="ConditionalStyle_5f_411" style:display-name="ConditionalStyle_411" style:family="table-cell" style:parent-style-name="Default">
      <style:table-cell-properties fo:background-color="#ffc7ce"/>
      <style:text-properties fo:color="#9c0006"/>
    </style:style>
    <style:style style:name="ConditionalStyle_5f_409" style:display-name="ConditionalStyle_409" style:family="table-cell" style:parent-style-name="Default">
      <style:table-cell-properties fo:background-color="#ffc7ce"/>
      <style:text-properties fo:color="#9c0006"/>
    </style:style>
    <style:style style:name="ConditionalStyle_5f_407" style:display-name="ConditionalStyle_407" style:family="table-cell" style:parent-style-name="Default">
      <style:table-cell-properties fo:background-color="#ffc7ce"/>
      <style:text-properties fo:color="#9c0006"/>
    </style:style>
    <style:style style:name="ConditionalStyle_5f_406" style:display-name="ConditionalStyle_406" style:family="table-cell" style:parent-style-name="Default">
      <style:table-cell-properties fo:background-color="#ffc7ce"/>
      <style:text-properties fo:color="#9c0006"/>
    </style:style>
    <style:style style:name="ConditionalStyle_5f_403" style:display-name="ConditionalStyle_403" style:family="table-cell" style:parent-style-name="Default">
      <style:table-cell-properties fo:background-color="#ffc7ce"/>
      <style:text-properties fo:color="#9c0006"/>
    </style:style>
    <style:style style:name="ConditionalStyle_5f_401" style:display-name="ConditionalStyle_401" style:family="table-cell" style:parent-style-name="Default">
      <style:table-cell-properties fo:background-color="#ffc7ce"/>
      <style:text-properties fo:color="#9c0006"/>
    </style:style>
    <style:style style:name="ConditionalStyle_5f_399" style:display-name="ConditionalStyle_399" style:family="table-cell" style:parent-style-name="Default">
      <style:table-cell-properties fo:background-color="#ffc7ce"/>
      <style:text-properties fo:color="#9c0006"/>
    </style:style>
    <style:style style:name="ConditionalStyle_5f_397" style:display-name="ConditionalStyle_397" style:family="table-cell" style:parent-style-name="Default">
      <style:table-cell-properties fo:background-color="#ffc7ce"/>
      <style:text-properties fo:color="#9c0006"/>
    </style:style>
    <style:style style:name="ConditionalStyle_5f_396" style:display-name="ConditionalStyle_396" style:family="table-cell" style:parent-style-name="Default">
      <style:table-cell-properties fo:background-color="#ffc7ce"/>
      <style:text-properties fo:color="#9c0006"/>
    </style:style>
    <style:style style:name="ConditionalStyle_5f_395" style:display-name="ConditionalStyle_395" style:family="table-cell" style:parent-style-name="Default">
      <style:table-cell-properties fo:background-color="#ffc7ce"/>
      <style:text-properties fo:color="#9c0006"/>
    </style:style>
    <style:style style:name="ConditionalStyle_5f_460" style:display-name="ConditionalStyle_460" style:family="table-cell" style:parent-style-name="Default">
      <style:table-cell-properties fo:background-color="#ffc7ce"/>
      <style:text-properties fo:color="#9c0006"/>
    </style:style>
    <style:style style:name="ConditionalStyle_5f_458" style:display-name="ConditionalStyle_458" style:family="table-cell" style:parent-style-name="Default">
      <style:table-cell-properties fo:background-color="#ffc7ce"/>
      <style:text-properties fo:color="#9c0006"/>
    </style:style>
    <style:style style:name="ConditionalStyle_5f_456" style:display-name="ConditionalStyle_456" style:family="table-cell" style:parent-style-name="Default">
      <style:table-cell-properties fo:background-color="#ffc7ce"/>
      <style:text-properties fo:color="#9c0006"/>
    </style:style>
    <style:style style:name="ConditionalStyle_5f_454" style:display-name="ConditionalStyle_454" style:family="table-cell" style:parent-style-name="Default">
      <style:table-cell-properties fo:background-color="#ffc7ce"/>
      <style:text-properties fo:color="#9c0006"/>
    </style:style>
    <style:style style:name="ConditionalStyle_5f_450" style:display-name="ConditionalStyle_450" style:family="table-cell" style:parent-style-name="Default">
      <style:table-cell-properties fo:background-color="#ffc7ce"/>
      <style:text-properties fo:color="#9c0006"/>
    </style:style>
    <style:style style:name="ConditionalStyle_5f_449" style:display-name="ConditionalStyle_449" style:family="table-cell" style:parent-style-name="Default">
      <style:table-cell-properties fo:background-color="#ffc7ce"/>
      <style:text-properties fo:color="#9c0006"/>
    </style:style>
    <style:style style:name="ConditionalStyle_5f_448" style:display-name="ConditionalStyle_448" style:family="table-cell" style:parent-style-name="Default">
      <style:table-cell-properties fo:background-color="#ffc7ce"/>
      <style:text-properties fo:color="#9c0006"/>
    </style:style>
    <style:style style:name="ConditionalStyle_5f_447" style:display-name="ConditionalStyle_447" style:family="table-cell" style:parent-style-name="Default">
      <style:table-cell-properties fo:background-color="#ffc7ce"/>
      <style:text-properties fo:color="#9c0006"/>
    </style:style>
    <style:style style:name="ConditionalStyle_5f_446" style:display-name="ConditionalStyle_446" style:family="table-cell" style:parent-style-name="Default">
      <style:table-cell-properties fo:background-color="#ffc7ce"/>
      <style:text-properties fo:color="#9c0006"/>
    </style:style>
    <style:style style:name="ConditionalStyle_5f_444" style:display-name="ConditionalStyle_444" style:family="table-cell" style:parent-style-name="Default">
      <style:table-cell-properties fo:background-color="#ffc7ce"/>
      <style:text-properties fo:color="#9c0006"/>
    </style:style>
    <style:style style:name="ConditionalStyle_5f_442" style:display-name="ConditionalStyle_442" style:family="table-cell" style:parent-style-name="Default">
      <style:table-cell-properties fo:background-color="#ffc7ce"/>
      <style:text-properties fo:color="#9c0006"/>
    </style:style>
    <style:style style:name="ConditionalStyle_5f_439" style:display-name="ConditionalStyle_439" style:family="table-cell" style:parent-style-name="Default">
      <style:table-cell-properties fo:background-color="#ffc7ce"/>
      <style:text-properties fo:color="#9c0006"/>
    </style:style>
    <style:style style:name="ConditionalStyle_5f_438" style:display-name="ConditionalStyle_438" style:family="table-cell" style:parent-style-name="Default">
      <style:table-cell-properties fo:background-color="#ffc7ce"/>
      <style:text-properties fo:color="#9c0006"/>
    </style:style>
    <style:style style:name="ConditionalStyle_5f_437" style:display-name="ConditionalStyle_437" style:family="table-cell" style:parent-style-name="Default">
      <style:table-cell-properties fo:background-color="#ffc7ce"/>
      <style:text-properties fo:color="#9c0006"/>
    </style:style>
    <style:style style:name="ConditionalStyle_5f_436" style:display-name="ConditionalStyle_436" style:family="table-cell" style:parent-style-name="Default">
      <style:table-cell-properties fo:background-color="#ffc7ce"/>
      <style:text-properties fo:color="#9c0006"/>
    </style:style>
    <style:style style:name="ConditionalStyle_5f_433" style:display-name="ConditionalStyle_433" style:family="table-cell" style:parent-style-name="Default">
      <style:table-cell-properties fo:background-color="#ffc7ce"/>
      <style:text-properties fo:color="#9c0006"/>
    </style:style>
    <style:style style:name="ConditionalStyle_5f_432" style:display-name="ConditionalStyle_432" style:family="table-cell" style:parent-style-name="Default">
      <style:table-cell-properties fo:background-color="#ffc7ce"/>
      <style:text-properties fo:color="#9c0006"/>
    </style:style>
    <style:style style:name="ConditionalStyle_5f_431" style:display-name="ConditionalStyle_431" style:family="table-cell" style:parent-style-name="Default">
      <style:table-cell-properties fo:background-color="#ffc7ce"/>
      <style:text-properties fo:color="#9c0006"/>
    </style:style>
    <style:style style:name="ConditionalStyle_5f_430" style:display-name="ConditionalStyle_430" style:family="table-cell" style:parent-style-name="Default">
      <style:table-cell-properties fo:background-color="#ffc7ce"/>
      <style:text-properties fo:color="#9c0006"/>
    </style:style>
    <style:style style:name="ConditionalStyle_5f_428" style:display-name="ConditionalStyle_428" style:family="table-cell" style:parent-style-name="Default">
      <style:table-cell-properties fo:background-color="#ffc7ce"/>
      <style:text-properties fo:color="#9c0006"/>
    </style:style>
    <style:style style:name="ConditionalStyle_5f_426" style:display-name="ConditionalStyle_426" style:family="table-cell" style:parent-style-name="Default">
      <style:table-cell-properties fo:background-color="#ffc7ce"/>
      <style:text-properties fo:color="#9c0006"/>
    </style:style>
    <style:style style:name="ConditionalStyle_5f_423" style:display-name="ConditionalStyle_423" style:family="table-cell" style:parent-style-name="Default">
      <style:table-cell-properties fo:background-color="#ffc7ce"/>
      <style:text-properties fo:color="#9c0006"/>
    </style:style>
    <style:style style:name="ConditionalStyle_5f_422" style:display-name="ConditionalStyle_422" style:family="table-cell" style:parent-style-name="Default">
      <style:table-cell-properties fo:background-color="#ffc7ce"/>
      <style:text-properties fo:color="#9c0006"/>
    </style:style>
    <style:style style:name="ConditionalStyle_5f_420" style:display-name="ConditionalStyle_420" style:family="table-cell" style:parent-style-name="Default">
      <style:table-cell-properties fo:background-color="#ffc7ce"/>
      <style:text-properties fo:color="#9c0006"/>
    </style:style>
    <style:style style:name="ConditionalStyle_5f_417" style:display-name="ConditionalStyle_417" style:family="table-cell" style:parent-style-name="Default">
      <style:table-cell-properties fo:background-color="#ffc7ce"/>
      <style:text-properties fo:color="#9c0006"/>
    </style:style>
    <style:style style:name="ConditionalStyle_5f_416" style:display-name="ConditionalStyle_416" style:family="table-cell" style:parent-style-name="Default">
      <style:table-cell-properties fo:background-color="#ffc7ce"/>
      <style:text-properties fo:color="#9c0006"/>
    </style:style>
    <style:style style:name="ConditionalStyle_5f_413" style:display-name="ConditionalStyle_413" style:family="table-cell" style:parent-style-name="Default">
      <style:table-cell-properties fo:background-color="#ffc7ce"/>
      <style:text-properties fo:color="#9c0006"/>
    </style:style>
    <style:style style:name="ConditionalStyle_5f_412" style:display-name="ConditionalStyle_412" style:family="table-cell" style:parent-style-name="Default">
      <style:table-cell-properties fo:background-color="#ffc7ce"/>
      <style:text-properties fo:color="#9c0006"/>
    </style:style>
    <style:style style:name="ConditionalStyle_5f_410" style:display-name="ConditionalStyle_410" style:family="table-cell" style:parent-style-name="Default">
      <style:table-cell-properties fo:background-color="#ffc7ce"/>
      <style:text-properties fo:color="#9c0006"/>
    </style:style>
    <style:style style:name="ConditionalStyle_5f_408" style:display-name="ConditionalStyle_408" style:family="table-cell" style:parent-style-name="Default">
      <style:table-cell-properties fo:background-color="#ffc7ce"/>
      <style:text-properties fo:color="#9c0006"/>
    </style:style>
    <style:style style:name="ConditionalStyle_5f_405" style:display-name="ConditionalStyle_405" style:family="table-cell" style:parent-style-name="Default">
      <style:table-cell-properties fo:background-color="#ffc7ce"/>
      <style:text-properties fo:color="#9c0006"/>
    </style:style>
    <style:style style:name="ConditionalStyle_5f_404" style:display-name="ConditionalStyle_404" style:family="table-cell" style:parent-style-name="Default">
      <style:table-cell-properties fo:background-color="#ffc7ce"/>
      <style:text-properties fo:color="#9c0006"/>
    </style:style>
    <style:style style:name="ConditionalStyle_5f_402" style:display-name="ConditionalStyle_402" style:family="table-cell" style:parent-style-name="Default">
      <style:table-cell-properties fo:background-color="#ffc7ce"/>
      <style:text-properties fo:color="#9c0006"/>
    </style:style>
    <style:style style:name="ConditionalStyle_5f_400" style:display-name="ConditionalStyle_400" style:family="table-cell" style:parent-style-name="Default">
      <style:table-cell-properties fo:background-color="#ffc7ce"/>
      <style:text-properties fo:color="#9c0006"/>
    </style:style>
    <style:style style:name="ConditionalStyle_5f_398" style:display-name="ConditionalStyle_398" style:family="table-cell" style:parent-style-name="Default">
      <style:table-cell-properties fo:background-color="#ffc7ce"/>
      <style:text-properties fo:color="#9c0006"/>
    </style:style>
    <style:style style:name="ConditionalStyle_5f_394" style:display-name="ConditionalStyle_394" style:family="table-cell" style:parent-style-name="Default">
      <style:table-cell-properties fo:background-color="#ffc7ce"/>
      <style:text-properties fo:color="#9c0006"/>
    </style:style>
    <style:style style:name="ConditionalStyle_5f_393" style:display-name="ConditionalStyle_393" style:family="table-cell" style:parent-style-name="Default">
      <style:table-cell-properties fo:background-color="#ffc7ce"/>
      <style:text-properties fo:color="#9c0006"/>
    </style:style>
    <style:style style:name="ConditionalStyle_5f_392" style:display-name="ConditionalStyle_392" style:family="table-cell" style:parent-style-name="Default">
      <style:table-cell-properties fo:background-color="#ffc7ce"/>
      <style:text-properties fo:color="#9c0006"/>
    </style:style>
    <style:style style:name="ConditionalStyle_5f_391" style:display-name="ConditionalStyle_391" style:family="table-cell" style:parent-style-name="Default">
      <style:table-cell-properties fo:background-color="#ffc7ce"/>
      <style:text-properties fo:color="#9c0006"/>
    </style:style>
    <style:style style:name="ConditionalStyle_5f_493" style:display-name="ConditionalStyle_493" style:family="table-cell" style:parent-style-name="Default">
      <style:table-cell-properties fo:background-color="#ffc7ce"/>
      <style:text-properties fo:color="#9c0006"/>
    </style:style>
    <style:style style:name="ConditionalStyle_5f_492" style:display-name="ConditionalStyle_492" style:family="table-cell" style:parent-style-name="Default">
      <style:table-cell-properties fo:background-color="#ffc7ce"/>
      <style:text-properties fo:color="#9c0006"/>
    </style:style>
    <style:style style:name="ConditionalStyle_5f_491" style:display-name="ConditionalStyle_491" style:family="table-cell" style:parent-style-name="Default">
      <style:table-cell-properties fo:background-color="#ffc7ce"/>
      <style:text-properties fo:color="#9c0006"/>
    </style:style>
    <style:style style:name="ConditionalStyle_5f_490" style:display-name="ConditionalStyle_490" style:family="table-cell" style:parent-style-name="Default">
      <style:table-cell-properties fo:background-color="#ffc7ce"/>
      <style:text-properties fo:color="#9c0006"/>
    </style:style>
    <style:style style:name="ConditionalStyle_5f_489" style:display-name="ConditionalStyle_489" style:family="table-cell" style:parent-style-name="Default">
      <style:table-cell-properties fo:background-color="#ffc7ce"/>
      <style:text-properties fo:color="#9c0006"/>
    </style:style>
    <style:style style:name="ConditionalStyle_5f_484" style:display-name="ConditionalStyle_484" style:family="table-cell" style:parent-style-name="Default">
      <style:table-cell-properties fo:background-color="#ffc7ce"/>
      <style:text-properties fo:color="#9c0006"/>
    </style:style>
    <style:style style:name="ConditionalStyle_5f_480" style:display-name="ConditionalStyle_480" style:family="table-cell" style:parent-style-name="Default">
      <style:table-cell-properties fo:background-color="#ffc7ce"/>
      <style:text-properties fo:color="#9c0006"/>
    </style:style>
    <style:style style:name="ConditionalStyle_5f_477" style:display-name="ConditionalStyle_477" style:family="table-cell" style:parent-style-name="Default">
      <style:table-cell-properties fo:background-color="#ffc7ce"/>
      <style:text-properties fo:color="#9c0006"/>
    </style:style>
    <style:style style:name="ConditionalStyle_5f_475" style:display-name="ConditionalStyle_475" style:family="table-cell" style:parent-style-name="Default">
      <style:table-cell-properties fo:background-color="#ffc7ce"/>
      <style:text-properties fo:color="#9c0006"/>
    </style:style>
    <style:style style:name="ConditionalStyle_5f_474" style:display-name="ConditionalStyle_474" style:family="table-cell" style:parent-style-name="Default">
      <style:table-cell-properties fo:background-color="#ffc7ce"/>
      <style:text-properties fo:color="#9c0006"/>
    </style:style>
    <style:style style:name="ConditionalStyle_5f_467" style:display-name="ConditionalStyle_467" style:family="table-cell" style:parent-style-name="Default">
      <style:table-cell-properties fo:background-color="#ffc7ce"/>
      <style:text-properties fo:color="#9c0006"/>
    </style:style>
    <style:style style:name="ConditionalStyle_5f_488" style:display-name="ConditionalStyle_488" style:family="table-cell" style:parent-style-name="Default">
      <style:table-cell-properties fo:background-color="#ffc7ce"/>
      <style:text-properties fo:color="#9c0006"/>
    </style:style>
    <style:style style:name="ConditionalStyle_5f_487" style:display-name="ConditionalStyle_487" style:family="table-cell" style:parent-style-name="Default">
      <style:table-cell-properties fo:background-color="#ffc7ce"/>
      <style:text-properties fo:color="#9c0006"/>
    </style:style>
    <style:style style:name="ConditionalStyle_5f_486" style:display-name="ConditionalStyle_486" style:family="table-cell" style:parent-style-name="Default">
      <style:table-cell-properties fo:background-color="#ffc7ce"/>
      <style:text-properties fo:color="#9c0006"/>
    </style:style>
    <style:style style:name="ConditionalStyle_5f_485" style:display-name="ConditionalStyle_485" style:family="table-cell" style:parent-style-name="Default">
      <style:table-cell-properties fo:background-color="#ffc7ce"/>
      <style:text-properties fo:color="#9c0006"/>
    </style:style>
    <style:style style:name="ConditionalStyle_5f_483" style:display-name="ConditionalStyle_483" style:family="table-cell" style:parent-style-name="Default">
      <style:table-cell-properties fo:background-color="#ffc7ce"/>
      <style:text-properties fo:color="#9c0006"/>
    </style:style>
    <style:style style:name="ConditionalStyle_5f_482" style:display-name="ConditionalStyle_482" style:family="table-cell" style:parent-style-name="Default">
      <style:table-cell-properties fo:background-color="#ffc7ce"/>
      <style:text-properties fo:color="#9c0006"/>
    </style:style>
    <style:style style:name="ConditionalStyle_5f_481" style:display-name="ConditionalStyle_481" style:family="table-cell" style:parent-style-name="Default">
      <style:table-cell-properties fo:background-color="#ffc7ce"/>
      <style:text-properties fo:color="#9c0006"/>
    </style:style>
    <style:style style:name="ConditionalStyle_5f_479" style:display-name="ConditionalStyle_479" style:family="table-cell" style:parent-style-name="Default">
      <style:table-cell-properties fo:background-color="#ffc7ce"/>
      <style:text-properties fo:color="#9c0006"/>
    </style:style>
    <style:style style:name="ConditionalStyle_5f_478" style:display-name="ConditionalStyle_478" style:family="table-cell" style:parent-style-name="Default">
      <style:table-cell-properties fo:background-color="#ffc7ce"/>
      <style:text-properties fo:color="#9c0006"/>
    </style:style>
    <style:style style:name="ConditionalStyle_5f_476" style:display-name="ConditionalStyle_476" style:family="table-cell" style:parent-style-name="Default">
      <style:table-cell-properties fo:background-color="#ffc7ce"/>
      <style:text-properties fo:color="#9c0006"/>
    </style:style>
    <style:style style:name="ConditionalStyle_5f_473" style:display-name="ConditionalStyle_473" style:family="table-cell" style:parent-style-name="Default">
      <style:table-cell-properties fo:background-color="#ffc7ce"/>
      <style:text-properties fo:color="#9c0006"/>
    </style:style>
    <style:style style:name="ConditionalStyle_5f_472" style:display-name="ConditionalStyle_472" style:family="table-cell" style:parent-style-name="Default">
      <style:table-cell-properties fo:background-color="#ffc7ce"/>
      <style:text-properties fo:color="#9c0006"/>
    </style:style>
    <style:style style:name="ConditionalStyle_5f_471" style:display-name="ConditionalStyle_471" style:family="table-cell" style:parent-style-name="Default">
      <style:table-cell-properties fo:background-color="#ffc7ce"/>
      <style:text-properties fo:color="#9c0006"/>
    </style:style>
    <style:style style:name="ConditionalStyle_5f_470" style:display-name="ConditionalStyle_470" style:family="table-cell" style:parent-style-name="Default">
      <style:table-cell-properties fo:background-color="#ffc7ce"/>
      <style:text-properties fo:color="#9c0006"/>
    </style:style>
    <style:style style:name="ConditionalStyle_5f_469" style:display-name="ConditionalStyle_469" style:family="table-cell" style:parent-style-name="Default">
      <style:table-cell-properties fo:background-color="#ffc7ce"/>
      <style:text-properties fo:color="#9c0006"/>
    </style:style>
    <style:style style:name="ConditionalStyle_5f_468" style:display-name="ConditionalStyle_468" style:family="table-cell" style:parent-style-name="Default">
      <style:table-cell-properties fo:background-color="#ffc7ce"/>
      <style:text-properties fo:color="#9c0006"/>
    </style:style>
    <style:style style:name="keine_20_Wertung" style:display-name="keine Wertung" style:family="table-cell" style:parent-style-name="Default">
      <style:table-cell-properties fo:background-color="#ffcccc"/>
      <style:text-properties fo:color="#ff99cc"/>
    </style:style>
    <style:style style:name="Unbenannt3" style:family="table-cell" style:parent-style-name="keine_20_Wertung">
      <style:text-properties fo:color="#ffccff"/>
    </style:style>
    <style:style style:name="Unbenannt4" style:family="table-cell" style:parent-style-name="Default">
      <style:table-cell-properties fo:background-color="transparent"/>
      <style:text-properties fo:color="#ff3333"/>
    </style:style>
    <style:style style:name="cf7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8">08.08.2023</text:date>, <text:time>20:37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rike Hanskötter</meta:initial-creator>
    <meta:creation-date>2022-08-09T21:56:13.21</meta:creation-date>
    <dc:date>2023-08-08T20:37:01.50</dc:date>
    <dc:creator>Ulrike Hanskötter</dc:creator>
    <meta:editing-duration>P2DT15H50M50S</meta:editing-duration>
    <meta:editing-cycles>293</meta:editing-cycles>
    <meta:generator>OpenOffice/4.1.13$Win32 OpenOffice.org_project/4113m1$Build-9810</meta:generator>
    <meta:printed-by>Ulrike Hanskötter</meta:printed-by>
    <meta:print-date>2022-08-31T12:38:09.63</meta:print-date>
    <meta:document-statistic meta:table-count="6" meta:cell-count="7591" meta:object-count="0"/>
  </office:meta>
</office:document-meta>
</file>